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5.734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4.128cm"/>
    </style:style>
    <style:style style:name="co31" style:family="table-column">
      <style:table-column-properties fo:break-before="auto" style:column-width="1.395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796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1.986cm"/>
    </style:style>
    <style:style style:name="co38" style:family="table-column">
      <style:table-column-properties fo:break-before="auto" style:column-width="2.402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2.454cm"/>
    </style:style>
    <style:style style:name="co42" style:family="table-column">
      <style:table-column-properties fo:break-before="auto" style:column-width="1.152cm"/>
    </style:style>
    <style:style style:name="co43" style:family="table-column">
      <style:table-column-properties fo:break-before="auto" style:column-width="2.429cm"/>
    </style:style>
    <style:style style:name="co44" style:family="table-column">
      <style:table-column-properties fo:break-before="auto" style:column-width="2.492cm"/>
    </style:style>
    <style:style style:name="co45" style:family="table-column">
      <style:table-column-properties fo:break-before="auto" style:column-width="2.743cm"/>
    </style:style>
    <style:style style:name="co46" style:family="table-column">
      <style:table-column-properties fo:break-before="auto" style:column-width="1.422cm"/>
    </style:style>
    <style:style style:name="co47" style:family="table-column">
      <style:table-column-properties fo:break-before="auto" style:column-width="4.671cm"/>
    </style:style>
    <style:style style:name="co48" style:family="table-column">
      <style:table-column-properties fo:break-before="auto" style:column-width="3.697cm"/>
    </style:style>
    <style:style style:name="co49" style:family="table-column">
      <style:table-column-properties fo:break-before="auto" style:column-width="1.464cm"/>
    </style:style>
    <style:style style:name="co50" style:family="table-column">
      <style:table-column-properties fo:break-before="auto" style:column-width="2.058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3.969cm"/>
    </style:style>
    <style:style style:name="co53" style:family="table-column">
      <style:table-column-properties fo:break-before="auto" style:column-width="1.348cm"/>
    </style:style>
    <style:style style:name="co54" style:family="table-column">
      <style:table-column-properties fo:break-before="auto" style:column-width="0.774cm"/>
    </style:style>
    <style:style style:name="co55" style:family="table-column">
      <style:table-column-properties fo:break-before="auto" style:column-width="2.177cm"/>
    </style:style>
    <style:style style:name="co56" style:family="table-column">
      <style:table-column-properties fo:break-before="auto" style:column-width="6.87cm"/>
    </style:style>
    <style:style style:name="co57" style:family="table-column">
      <style:table-column-properties fo:break-before="auto" style:column-width="2.194cm"/>
    </style:style>
    <style:style style:name="co58" style:family="table-column">
      <style:table-column-properties fo:break-before="auto" style:column-width="2.041cm"/>
    </style:style>
    <style:style style:name="co59" style:family="table-column">
      <style:table-column-properties fo:break-before="auto" style:column-width="0.272cm"/>
    </style:style>
    <style:style style:name="co60" style:family="table-column">
      <style:table-column-properties fo:break-before="auto" style:column-width="2.325cm"/>
    </style:style>
    <style:style style:name="co61" style:family="table-column">
      <style:table-column-properties fo:break-before="auto" style:column-width="1.118cm"/>
    </style:style>
    <style:style style:name="co62" style:family="table-column">
      <style:table-column-properties fo:break-before="auto" style:column-width="5.99cm"/>
    </style:style>
    <style:style style:name="co63" style:family="table-column">
      <style:table-column-properties fo:break-before="auto" style:column-width="2.173cm"/>
    </style:style>
    <style:style style:name="co64" style:family="table-column">
      <style:table-column-properties fo:break-before="auto" style:column-width="2.14cm"/>
    </style:style>
    <style:style style:name="co65" style:family="table-column">
      <style:table-column-properties fo:break-before="auto" style:column-width="1.429cm"/>
    </style:style>
    <style:style style:name="co66" style:family="table-column">
      <style:table-column-properties fo:break-before="auto" style:column-width="10.007cm"/>
    </style:style>
    <style:style style:name="co67" style:family="table-column">
      <style:table-column-properties fo:break-before="auto" style:column-width="0.898cm"/>
    </style:style>
    <style:style style:name="co68" style:family="table-column">
      <style:table-column-properties fo:break-before="auto" style:column-width="2.445cm"/>
    </style:style>
    <style:style style:name="co69" style:family="table-column">
      <style:table-column-properties fo:break-before="auto" style:column-width="2.609cm"/>
    </style:style>
    <style:style style:name="co70" style:family="table-column">
      <style:table-column-properties fo:break-before="auto" style:column-width="2.3cm"/>
    </style:style>
    <style:style style:name="co71" style:family="table-column">
      <style:table-column-properties fo:break-before="auto" style:column-width="4.623cm"/>
    </style:style>
    <style:style style:name="co72" style:family="table-column">
      <style:table-column-properties fo:break-before="auto" style:column-width="1.376cm"/>
    </style:style>
    <style:style style:name="co73" style:family="table-column">
      <style:table-column-properties fo:break-before="auto" style:column-width="1.228cm"/>
    </style:style>
    <style:style style:name="co74" style:family="table-column">
      <style:table-column-properties fo:break-before="auto" style:column-width="6.719cm"/>
    </style:style>
    <style:style style:name="co75" style:family="table-column">
      <style:table-column-properties fo:break-before="auto" style:column-width="2.575cm"/>
    </style:style>
    <style:style style:name="co76" style:family="table-column">
      <style:table-column-properties fo:break-before="auto" style:column-width="2.648cm"/>
    </style:style>
    <style:style style:name="co77" style:family="table-column">
      <style:table-column-properties fo:break-before="auto" style:column-width="3.246cm"/>
    </style:style>
    <style:style style:name="co78" style:family="table-column">
      <style:table-column-properties fo:break-before="auto" style:column-width="2.341cm"/>
    </style:style>
    <style:style style:name="co79" style:family="table-column">
      <style:table-column-properties fo:break-before="auto" style:column-width="2.298cm"/>
    </style:style>
    <style:style style:name="co80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85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2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1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19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0011">
      <style:text-properties fo:font-size="10pt" style:font-size-asian="10pt" style:font-size-complex="10pt"/>
    </style:style>
    <style:style style:name="ce25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27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2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9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6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3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8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9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20003">
      <style:text-properties fo:font-size="10pt" style:font-size-asian="10pt" style:font-size-complex="10pt"/>
    </style:style>
    <style:style style:name="ce41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43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45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528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539" style:family="table-cell" style:parent-style-name="Default">
      <style:text-properties style:font-name="Liberation Serif" fo:font-size="10pt" style:font-size-asian="10pt" style:font-size-complex="10pt"/>
    </style:style>
    <style:style style:name="ce574" style:family="table-cell" style:parent-style-name="Default">
      <style:text-properties fo:font-size="10pt" style:font-size-asian="10pt" style:font-size-complex="10pt"/>
    </style:style>
    <style:style style:name="ce578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603" style:family="table-cell" style:parent-style-name="Default" style:data-style-name="N20004">
      <style:text-properties fo:font-size="10pt" style:font-size-asian="10pt" style:font-size-complex="10pt"/>
    </style:style>
    <style:style style:name="ce66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8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>
      <style:text-properties style:font-name="Liberation Serif" fo:font-size="12pt" style:font-size-asian="12pt" style:font-size-complex="12pt"/>
    </style:style>
    <style:style style:name="ce474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7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29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30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31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41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42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44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45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46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47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8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0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1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2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3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5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57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59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0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1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7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6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70" style:family="table-cell" style:parent-style-name="Excel_20_Built-in_20_Normal" style:data-style-name="N10004">
      <style:table-cell-properties style:vertical-align="middle"/>
      <style:text-properties style:font-name="Chandas" fo:font-size="10pt" style:font-size-asian="10pt" style:font-size-complex="10pt"/>
    </style:style>
    <style:style style:name="ce171" style:family="table-cell" style:parent-style-name="Default" style:data-style-name="N20004">
      <style:text-properties style:font-name="Chandas" fo:font-size="10pt" style:font-size-asian="10pt" style:font-size-complex="10pt"/>
    </style:style>
    <style:style style:name="ce17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Chandas" fo:font-size="10pt" style:font-size-asian="10pt" style:font-size-complex="10pt"/>
    </style:style>
    <style:style style:name="ce2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27" style:family="table-cell" style:parent-style-name="Default" style:data-style-name="N20004"/>
    <style:style style:name="ce575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76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7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79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80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81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82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83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border-bottom="0.06pt solid #000000" fo:border-left="none" fo:border-right="none" fo:border-top="0.06pt solid #000000"/>
    </style:style>
    <style:style style:name="ce585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86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8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589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90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591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2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593" style:family="table-cell" style:parent-style-name="Default">
      <style:text-properties fo:font-weight="bold" style:font-weight-asian="bold" style:font-weight-complex="bold"/>
    </style:style>
    <style:style style:name="ce594" style:family="table-cell" style:parent-style-name="Excel_20_Built-in_20_Normal">
      <style:text-properties fo:font-size="10pt" style:font-size-asian="10pt" style:font-size-complex="10pt"/>
    </style:style>
    <style:style style:name="ce595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7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59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01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2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6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60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10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26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81" style:family="table-cell" style:parent-style-name="Default">
      <style:table-cell-properties fo:border-bottom="none" fo:border-left="none" fo:border-right="none" fo:border-top="0.06pt solid #000000"/>
    </style:style>
    <style:style style:name="ce488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611" style:family="table-cell" style:parent-style-name="Default" style:data-style-name="N20036"/>
    <style:style style:name="ce612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13" style:family="table-cell" style:parent-style-name="Default">
      <style:table-cell-properties fo:border-bottom="0.74pt solid #000000" fo:border-left="none" fo:border-right="none" fo:border-top="none"/>
    </style:style>
    <style:style style:name="ce614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15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16" style:family="table-cell" style:parent-style-name="Default">
      <style:text-properties fo:font-size="15pt" style:font-size-asian="15pt" style:font-size-complex="15pt"/>
    </style:style>
    <style:style style:name="ce61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18" style:family="table-cell" style:parent-style-name="Default">
      <style:table-cell-properties fo:border-bottom="0.74pt solid #000000" fo:border-left="none" fo:border-right="none" fo:border-top="0.74pt solid #000000"/>
    </style:style>
    <style:style style:name="ce61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21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22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23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7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2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29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30" style:family="table-cell" style:parent-style-name="Default" style:data-style-name="N20000"/>
    <style:style style:name="ce631" style:family="table-cell" style:parent-style-name="Default" style:data-style-name="N20049"/>
    <style:style style:name="ce63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33" style:family="table-cell" style:parent-style-name="Default">
      <style:text-properties fo:font-weight="normal" style:font-weight-asian="normal" style:font-weight-complex="normal"/>
    </style:style>
    <style:style style:name="ce63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35" style:family="table-cell" style:parent-style-name="Default" style:data-style-name="N20004">
      <style:text-properties fo:font-weight="bold" style:font-weight-asian="bold" style:font-weight-complex="bold"/>
    </style:style>
    <style:style style:name="ce63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38" style:family="table-cell" style:parent-style-name="Default">
      <style:table-cell-properties fo:background-color="transparent"/>
    </style:style>
    <style:style style:name="ce6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0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4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45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20004">
      <style:table-cell-properties fo:background-color="transparent"/>
    </style:style>
    <style:style style:name="ce650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4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55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5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7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60" style:family="table-cell" style:parent-style-name="Default" style:data-style-name="N122">
      <style:table-cell-properties fo:background-color="transparent"/>
    </style:style>
    <style:style style:name="ce661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6" style:family="table-cell" style:parent-style-name="Default" style:data-style-name="N127">
      <style:text-properties fo:font-weight="bold" style:font-weight-asian="bold" style:font-weight-complex="bold"/>
    </style:style>
    <style:style style:name="ce667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6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9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 style:data-style-name="N121"/>
    <style:style style:name="ce671" style:family="table-cell" style:parent-style-name="Default" style:data-style-name="N127">
      <style:text-properties fo:font-weight="normal" style:font-weight-asian="normal" style:font-weight-complex="normal"/>
    </style:style>
    <style:style style:name="ce672" style:family="table-cell" style:parent-style-name="Default" style:data-style-name="N20004">
      <style:text-properties fo:font-weight="normal" style:font-weight-asian="normal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 style:data-style-name="N127">
      <style:table-cell-properties fo:background-color="#ffff00"/>
      <style:text-properties fo:font-weight="normal" style:font-weight-asian="normal" style:font-weight-complex="normal"/>
    </style:style>
    <style:style style:name="ce677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678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68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 style:data-style-name="N20004">
      <style:table-cell-properties fo:background-color="#ffff00"/>
    </style:style>
    <style:style style:name="ce68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87" style:family="table-cell" style:parent-style-name="Default" style:data-style-name="N121">
      <style:table-cell-properties fo:background-color="#ffff00"/>
    </style:style>
    <style:style style:name="ce688" style:family="table-cell" style:parent-style-name="Default">
      <style:table-cell-properties fo:background-color="#ffff00"/>
    </style:style>
    <style:style style:name="ce68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2" style:family="table-cell" style:parent-style-name="Default" style:data-style-name="N20036">
      <style:text-properties fo:font-weight="bold" style:font-weight-asian="bold" style:font-weight-complex="bold"/>
    </style:style>
    <style:style style:name="ce261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20036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120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0112"/>
    <style:style style:name="ce309" style:family="table-cell" style:parent-style-name="Default" style:data-style-name="N10112">
      <style:text-properties style:font-name="Liberation Serif" fo:font-size="10pt" style:font-size-asian="10pt" style:font-size-complex="10pt"/>
    </style:style>
    <style:style style:name="ce310" style:family="table-cell" style:parent-style-name="Default" style:data-style-name="N10112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2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45" style:family="table-cell" style:parent-style-name="Excel_20_Built-in_20_Normal" style:data-style-name="N12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55" style:family="table-cell" style:parent-style-name="Excel_20_Built-in_20_Normal" style:data-style-name="N12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59" style:family="table-cell" style:parent-style-name="Default" style:data-style-name="N120">
      <style:text-properties style:font-name="Liberation Serif" fo:font-size="10pt" style:font-size-asian="10pt" style:font-size-complex="10pt"/>
    </style:style>
    <style:style style:name="ce767" style:family="table-cell" style:parent-style-name="Default" style:data-style-name="N20011"/>
    <style:style style:name="ce804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864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865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86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6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8" style:family="table-cell" style:parent-style-name="Default" style:data-style-name="N20036">
      <style:text-properties fo:font-size="10pt" style:font-size-asian="10pt" style:font-size-complex="10pt"/>
    </style:style>
    <style:style style:name="ce86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3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4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75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76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77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78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7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81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2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83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84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85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86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7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88" style:family="table-cell" style:parent-style-name="Default" style:data-style-name="N10036"/>
    <style:style style:name="ce889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10036">
      <style:text-properties fo:font-weight="bold" style:font-weight-asian="bold" style:font-weight-complex="bold"/>
    </style:style>
    <style:style style:name="ce89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2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9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95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1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35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3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8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9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0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1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2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3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44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45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6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47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8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4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0" style:family="table-cell" style:parent-style-name="Default" style:data-style-name="N120">
      <style:table-cell-properties fo:border="none"/>
      <style:text-properties style:font-name="Liberation Serif" fo:font-size="10pt" style:font-size-asian="10pt" style:font-size-complex="10pt"/>
    </style:style>
    <style:style style:name="ce951" style:family="table-cell" style:parent-style-name="Excel_20_Built-in_20_Normal" style:data-style-name="N12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3" style:family="table-cell" style:parent-style-name="Excel_20_Built-in_20_Normal" style:data-style-name="N12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4" style:family="table-cell" style:parent-style-name="Excel_20_Built-in_20_Normal" style:data-style-name="N12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5" style:family="table-cell" style:parent-style-name="Excel_20_Built-in_20_Normal" style:data-style-name="N12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6" style:family="table-cell" style:parent-style-name="Default" style:data-style-name="N120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57" style:family="table-cell" style:parent-style-name="Default" style:data-style-name="N120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58" style:family="table-cell" style:parent-style-name="Default" style:data-style-name="N12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59" style:family="table-cell" style:parent-style-name="Default" style:data-style-name="N12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0" style:family="table-cell" style:parent-style-name="Default" style:data-style-name="N120">
      <style:text-properties fo:font-size="10pt" style:font-size-asian="10pt" style:font-size-complex="10pt"/>
    </style:style>
    <style:style style:name="ce962" style:family="table-cell" style:parent-style-name="Excel_20_Built-in_20_Normal" style:data-style-name="N120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3" style:family="table-cell" style:parent-style-name="Default" style:data-style-name="N120">
      <style:text-properties fo:font-size="10pt" fo:font-weight="bold" style:font-size-asian="10pt" style:font-weight-asian="bold" style:font-size-complex="10pt" style:font-weight-complex="bold"/>
    </style:style>
    <style:style style:name="ce965" style:family="table-cell" style:parent-style-name="Default" style:data-style-name="N12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6" style:family="table-cell" style:parent-style-name="Default" style:data-style-name="N120">
      <style:text-properties style:font-name="Liberation Sans" fo:font-size="10pt" style:font-size-asian="10pt" style:font-size-complex="10pt"/>
    </style:style>
    <style:style style:name="ce967" style:family="table-cell" style:parent-style-name="Default" style:data-style-name="N120"/>
    <style:style style:name="ce968" style:family="table-cell" style:parent-style-name="Default" style:data-style-name="N12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69" style:family="table-cell" style:parent-style-name="Default" style:data-style-name="N120">
      <style:text-properties fo:font-weight="bold" style:font-weight-asian="bold" style:font-weight-complex="bold"/>
    </style:style>
    <style:style style:name="ce971" style:family="table-cell" style:parent-style-name="Default" style:data-style-name="N120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72" style:family="table-cell" style:parent-style-name="Excel_20_Built-in_20_Normal" style:data-style-name="N12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3" style:family="table-cell" style:parent-style-name="Excel_20_Built-in_20_Normal" style:data-style-name="N12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4" style:family="table-cell" style:parent-style-name="Excel_20_Built-in_20_Normal" style:data-style-name="N12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5" style:family="table-cell" style:parent-style-name="Excel_20_Built-in_20_Normal" style:data-style-name="N120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76" style:family="table-cell" style:parent-style-name="Default" style:data-style-name="N120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20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79" style:family="table-cell" style:parent-style-name="Default" style:data-style-name="N120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980" style:family="table-cell" style:parent-style-name="Default" style:data-style-name="N120">
      <style:table-cell-properties fo:border="none"/>
      <style:text-properties fo:font-size="10pt" style:font-size-asian="10pt" style:font-size-complex="10pt"/>
    </style:style>
    <style:style style:name="ce981" style:family="table-cell" style:parent-style-name="Default" style:data-style-name="N120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82" style:family="table-cell" style:parent-style-name="Default" style:data-style-name="N12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83" style:family="table-cell" style:parent-style-name="Excel_20_Built-in_20_Normal" style:data-style-name="N12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4" style:family="table-cell" style:parent-style-name="Excel_20_Built-in_20_Normal" style:data-style-name="N120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985" style:family="table-cell" style:parent-style-name="Excel_20_Built-in_20_Normal" style:data-style-name="N12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86" style:family="table-cell" style:parent-style-name="Excel_20_Built-in_20_Normal" style:data-style-name="N12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2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8" style:family="table-cell" style:parent-style-name="Excel_20_Built-in_20_Normal" style:data-style-name="N120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9" style:family="table-cell" style:parent-style-name="Excel_20_Built-in_20_Normal" style:data-style-name="N12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Excel_20_Built-in_20_Normal" style:data-style-name="N120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1" style:family="table-cell" style:parent-style-name="Excel_20_Built-in_20_Normal" style:data-style-name="N120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92" style:family="table-cell" style:parent-style-name="Excel_20_Built-in_20_Normal" style:data-style-name="N120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93" style:family="table-cell" style:parent-style-name="Excel_20_Built-in_20_Normal" style:data-style-name="N120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2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25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82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32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3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4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4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9" style:family="table-cell" style:parent-style-name="Excel_20_Built-in_20_Normal" style:data-style-name="N10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2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57" style:family="table-cell" style:parent-style-name="Default">
      <style:text-properties style:font-name="Liberation Serif" fo:font-size="10.5pt" style:font-size-asian="10.5pt" style:font-size-complex="10.5pt"/>
    </style:style>
    <style:style style:name="ce8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86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96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3" style:family="table-cell" style:parent-style-name="Default"/>
    <style:style style:name="ce4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6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7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18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19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20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422" style:family="table-cell" style:parent-style-name="Default">
      <style:text-properties style:font-name="Liberation Serif" fo:font-size="10pt" style:font-size-asian="10pt" style:font-size-complex="10pt"/>
    </style:style>
    <style:style style:name="ce423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24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25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428" style:family="table-cell" style:parent-style-name="Default"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31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2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433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 style:data-style-name="N20011">
      <style:text-properties fo:font-size="10pt" style:font-size-asian="10pt" style:font-size-complex="10pt"/>
    </style:style>
    <style:style style:name="ce437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3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9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44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1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7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48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449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50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5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52" style:family="table-cell" style:parent-style-name="Default" style:data-style-name="N20003">
      <style:text-properties fo:font-size="10pt" style:font-size-asian="10pt" style:font-size-complex="10pt"/>
    </style:style>
    <style:style style:name="ce45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45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4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457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4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460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2" style:family="table-cell" style:parent-style-name="Default" style:data-style-name="N20004">
      <style:text-properties fo:font-size="10pt" style:font-size-asian="10pt" style:font-size-complex="10pt"/>
    </style:style>
    <style:style style:name="ce46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465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67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6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479" style:family="table-cell" style:parent-style-name="Default">
      <style:text-properties style:font-name="Liberation Serif" fo:font-size="12pt" style:font-size-asian="12pt" style:font-size-complex="12pt"/>
    </style:style>
    <style:style style:name="ce48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48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83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8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6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48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489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490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91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2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3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4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95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96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497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01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03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04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5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7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9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10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1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12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1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1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16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7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8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19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20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24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>
      <style:table-cell-properties fo:border-bottom="0.06pt solid #000000" fo:border-left="none" fo:border-right="none" fo:border-top="0.06pt solid #000000"/>
    </style:style>
    <style:style style:name="ce565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68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7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04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41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47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679" style:family="table-cell" style:parent-style-name="Default">
      <style:text-properties fo:font-weight="bold" style:font-weight-asian="bold" style:font-weight-complex="bold"/>
    </style:style>
    <style:style style:name="ce680" style:family="table-cell" style:parent-style-name="Excel_20_Built-in_20_Normal">
      <style:text-properties fo:font-size="10pt" style:font-size-asian="10pt" style:font-size-complex="10pt"/>
    </style:style>
    <style:style style:name="ce681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94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95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 style:data-style-name="N20004"/>
    <style:style style:name="ce698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99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0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1" style:family="table-cell" style:parent-style-name="Excel_20_Built-in_20_Normal" style:data-style-name="N10004">
      <style:table-cell-properties style:vertical-align="middle"/>
      <style:text-properties style:font-name="Chandas" fo:font-size="10pt" style:font-size-asian="10pt" style:font-size-complex="10pt"/>
    </style:style>
    <style:style style:name="ce702" style:family="table-cell" style:parent-style-name="Default" style:data-style-name="N20004">
      <style:text-properties style:font-name="Chandas" fo:font-size="10pt" style:font-size-asian="10pt" style:font-size-complex="10pt"/>
    </style:style>
    <style:style style:name="ce70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Chandas" fo:font-size="10pt" style:font-size-asian="10pt" style:font-size-complex="10pt"/>
    </style:style>
    <style:style style:name="ce70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6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7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7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709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71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11" style:family="table-cell" style:parent-style-name="Default" style:data-style-name="N20036"/>
    <style:style style:name="ce712" style:family="table-cell" style:parent-style-name="Default">
      <style:table-cell-properties fo:border-bottom="none" fo:border-left="none" fo:border-right="none" fo:border-top="0.06pt solid #000000"/>
    </style:style>
    <style:style style:name="ce713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714" style:family="table-cell" style:parent-style-name="Default">
      <style:table-cell-properties fo:border-bottom="0.74pt solid #000000" fo:border-left="none" fo:border-right="none" fo:border-top="none"/>
    </style:style>
    <style:style style:name="ce715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716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717" style:family="table-cell" style:parent-style-name="Default">
      <style:text-properties fo:font-size="15pt" style:font-size-asian="15pt" style:font-size-complex="15pt"/>
    </style:style>
    <style:style style:name="ce71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19" style:family="table-cell" style:parent-style-name="Default">
      <style:table-cell-properties fo:border-bottom="0.74pt solid #000000" fo:border-left="none" fo:border-right="none" fo:border-top="0.74pt solid #000000"/>
    </style:style>
    <style:style style:name="ce720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21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723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724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25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7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7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8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72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30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731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732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733" style:family="table-cell" style:parent-style-name="Default" style:data-style-name="N20000"/>
    <style:style style:name="ce734" style:family="table-cell" style:parent-style-name="Default" style:data-style-name="N20049"/>
    <style:style style:name="ce73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36" style:family="table-cell" style:parent-style-name="Default">
      <style:text-properties fo:font-weight="normal" style:font-weight-asian="normal" style:font-weight-complex="normal"/>
    </style:style>
    <style:style style:name="ce737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738" style:family="table-cell" style:parent-style-name="Default" style:data-style-name="N20004">
      <style:text-properties fo:font-weight="bold" style:font-weight-asian="bold" style:font-weight-complex="bold"/>
    </style:style>
    <style:style style:name="ce739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0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41" style:family="table-cell" style:parent-style-name="Default">
      <style:table-cell-properties fo:background-color="transparent"/>
    </style:style>
    <style:style style:name="ce7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3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47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74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4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7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51" style:family="table-cell" style:parent-style-name="Default" style:data-style-name="N20004">
      <style:table-cell-properties fo:background-color="transparent"/>
    </style:style>
    <style:style style:name="ce752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5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57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58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6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6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6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64" style:family="table-cell" style:parent-style-name="Default" style:data-style-name="N122">
      <style:table-cell-properties fo:background-color="transparent"/>
    </style:style>
    <style:style style:name="ce76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68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1" style:family="table-cell" style:parent-style-name="Default" style:data-style-name="N127">
      <style:text-properties fo:font-weight="bold" style:font-weight-asian="bold" style:font-weight-complex="bold"/>
    </style:style>
    <style:style style:name="ce772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77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74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7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76" style:family="table-cell" style:parent-style-name="Default" style:data-style-name="N121"/>
    <style:style style:name="ce777" style:family="table-cell" style:parent-style-name="Default" style:data-style-name="N127">
      <style:text-properties fo:font-weight="normal" style:font-weight-asian="normal" style:font-weight-complex="normal"/>
    </style:style>
    <style:style style:name="ce778" style:family="table-cell" style:parent-style-name="Default" style:data-style-name="N20004">
      <style:text-properties fo:font-weight="normal" style:font-weight-asian="normal" style:font-weight-complex="normal"/>
    </style:style>
    <style:style style:name="ce7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8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1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2" style:family="table-cell" style:parent-style-name="Default" style:data-style-name="N127">
      <style:table-cell-properties fo:background-color="#ffff00"/>
      <style:text-properties fo:font-weight="normal" style:font-weight-asian="normal" style:font-weight-complex="normal"/>
    </style:style>
    <style:style style:name="ce783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784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85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86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78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 style:data-style-name="N20004">
      <style:table-cell-properties fo:background-color="#ffff00"/>
    </style:style>
    <style:style style:name="ce789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790" style:family="table-cell" style:parent-style-name="Default" style:data-style-name="N121">
      <style:table-cell-properties fo:background-color="#ffff00"/>
    </style:style>
    <style:style style:name="ce791" style:family="table-cell" style:parent-style-name="Default">
      <style:table-cell-properties fo:background-color="#ffff00"/>
    </style:style>
    <style:style style:name="ce79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94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95" style:family="table-cell" style:parent-style-name="Default" style:data-style-name="N20036">
      <style:text-properties fo:font-weight="bold" style:font-weight-asian="bold" style:font-weight-complex="bold"/>
    </style:style>
    <style:style style:name="ce797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798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79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1" style:family="table-cell" style:parent-style-name="Default" style:data-style-name="N20036">
      <style:text-properties fo:font-size="10pt" style:font-size-asian="10pt" style:font-size-complex="10pt"/>
    </style:style>
    <style:style style:name="ce802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0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0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7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8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09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10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11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12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1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1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17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18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19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20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1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22" style:family="table-cell" style:parent-style-name="Default" style:data-style-name="N10036"/>
    <style:style style:name="ce823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2" style:family="table-cell" style:parent-style-name="Default" style:data-style-name="N10036">
      <style:text-properties fo:font-weight="bold" style:font-weight-asian="bold" style:font-weight-complex="bold"/>
    </style:style>
    <style:style style:name="ce843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7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9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0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01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02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0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05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0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07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08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0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10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11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13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14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15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16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7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18" style:family="table-cell" style:parent-style-name="Default" style:data-style-name="N20036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1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20" style:family="table-cell" style:parent-style-name="Default" style:data-style-name="N120">
      <style:table-cell-properties fo:border="none"/>
      <style:text-properties style:font-name="Liberation Serif" fo:font-size="10pt" style:font-size-asian="10pt" style:font-size-complex="10pt"/>
    </style:style>
    <style:style style:name="ce921" style:family="table-cell" style:parent-style-name="Excel_20_Built-in_20_Normal" style:data-style-name="N12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2" style:family="table-cell" style:parent-style-name="Excel_20_Built-in_20_Normal" style:data-style-name="N12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23" style:family="table-cell" style:parent-style-name="Excel_20_Built-in_20_Normal" style:data-style-name="N12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24" style:family="table-cell" style:parent-style-name="Excel_20_Built-in_20_Normal" style:data-style-name="N12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25" style:family="table-cell" style:parent-style-name="Excel_20_Built-in_20_Normal" style:data-style-name="N12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6" style:family="table-cell" style:parent-style-name="Default" style:data-style-name="N120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27" style:family="table-cell" style:parent-style-name="Default" style:data-style-name="N120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28" style:family="table-cell" style:parent-style-name="Default" style:data-style-name="N12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29" style:family="table-cell" style:parent-style-name="Default" style:data-style-name="N12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0" style:family="table-cell" style:parent-style-name="Default" style:data-style-name="N120">
      <style:text-properties fo:font-size="10pt" style:font-size-asian="10pt" style:font-size-complex="10pt"/>
    </style:style>
    <style:style style:name="ce931" style:family="table-cell" style:parent-style-name="Excel_20_Built-in_20_Normal" style:data-style-name="N12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32" style:family="table-cell" style:parent-style-name="Excel_20_Built-in_20_Normal" style:data-style-name="N120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3" style:family="table-cell" style:parent-style-name="Default" style:data-style-name="N120">
      <style:text-properties fo:font-size="10pt" fo:font-weight="bold" style:font-size-asian="10pt" style:font-weight-asian="bold" style:font-size-complex="10pt" style:font-weight-complex="bold"/>
    </style:style>
    <style:style style:name="ce934" style:family="table-cell" style:parent-style-name="Default" style:data-style-name="N120">
      <style:text-properties style:font-name="Liberation Serif" fo:font-size="10pt" style:font-size-asian="10pt" style:font-size-complex="10pt"/>
    </style:style>
    <style:style style:name="ce952" style:family="table-cell" style:parent-style-name="Default" style:data-style-name="N12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1" style:family="table-cell" style:parent-style-name="Default" style:data-style-name="N120">
      <style:text-properties style:font-name="Liberation Sans" fo:font-size="10pt" style:font-size-asian="10pt" style:font-size-complex="10pt"/>
    </style:style>
    <style:style style:name="ce964" style:family="table-cell" style:parent-style-name="Default" style:data-style-name="N120"/>
    <style:style style:name="ce970" style:family="table-cell" style:parent-style-name="Default" style:data-style-name="N12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 style:data-style-name="N120">
      <style:text-properties fo:font-weight="bold" style:font-weight-asian="bold" style:font-weight-complex="bold"/>
    </style:style>
    <style:style style:name="ce994" style:family="table-cell" style:parent-style-name="Default" style:data-style-name="N20011"/>
    <style:style style:name="ce995" style:family="table-cell" style:parent-style-name="Default" style:data-style-name="N120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96" style:family="table-cell" style:parent-style-name="Excel_20_Built-in_20_Normal" style:data-style-name="N12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97" style:family="table-cell" style:parent-style-name="Excel_20_Built-in_20_Normal" style:data-style-name="N12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98" style:family="table-cell" style:parent-style-name="Excel_20_Built-in_20_Normal" style:data-style-name="N12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99" style:family="table-cell" style:parent-style-name="Excel_20_Built-in_20_Normal" style:data-style-name="N120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1000" style:family="table-cell" style:parent-style-name="Default" style:data-style-name="N120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1" style:family="table-cell" style:parent-style-name="Default" style:data-style-name="N120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02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1003" style:family="table-cell" style:parent-style-name="Default" style:data-style-name="N120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1004" style:family="table-cell" style:parent-style-name="Default" style:data-style-name="N120">
      <style:table-cell-properties fo:border="none"/>
      <style:text-properties fo:font-size="10pt" style:font-size-asian="10pt" style:font-size-complex="10pt"/>
    </style:style>
    <style:style style:name="ce1005" style:family="table-cell" style:parent-style-name="Default" style:data-style-name="N120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1006" style:family="table-cell" style:parent-style-name="Default" style:data-style-name="N12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1007" style:family="table-cell" style:parent-style-name="Excel_20_Built-in_20_Normal" style:data-style-name="N12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8" style:family="table-cell" style:parent-style-name="Excel_20_Built-in_20_Normal" style:data-style-name="N120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1009" style:family="table-cell" style:parent-style-name="Excel_20_Built-in_20_Normal" style:data-style-name="N12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1010" style:family="table-cell" style:parent-style-name="Excel_20_Built-in_20_Normal" style:data-style-name="N12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011" style:family="table-cell" style:parent-style-name="Excel_20_Built-in_20_Normal" style:data-style-name="N12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012" style:family="table-cell" style:parent-style-name="Excel_20_Built-in_20_Normal" style:data-style-name="N120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013" style:family="table-cell" style:parent-style-name="Excel_20_Built-in_20_Normal" style:data-style-name="N12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014" style:family="table-cell" style:parent-style-name="Excel_20_Built-in_20_Normal" style:data-style-name="N120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15" style:family="table-cell" style:parent-style-name="Excel_20_Built-in_20_Normal" style:data-style-name="N120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016" style:family="table-cell" style:parent-style-name="Excel_20_Built-in_20_Normal" style:data-style-name="N120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17" style:family="table-cell" style:parent-style-name="Excel_20_Built-in_20_Normal" style:data-style-name="N120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8" style:family="table-cell" style:parent-style-name="Default" style:data-style-name="N120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19" style:family="table-cell" style:parent-style-name="Default" style:data-style-name="N10112"/>
    <style:style style:name="ce1020" style:family="table-cell" style:parent-style-name="Default" style:data-style-name="N10112">
      <style:text-properties style:font-name="Liberation Serif" fo:font-size="10pt" style:font-size-asian="10pt" style:font-size-complex="10pt"/>
    </style:style>
    <style:style style:name="ce1021" style:family="table-cell" style:parent-style-name="Default" style:data-style-name="N10112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02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023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1024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1025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8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0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31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3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34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7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3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04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7" style:family="table-cell" style:parent-style-name="Excel_20_Built-in_20_Normal" style:data-style-name="N10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0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55" style:family="table-cell" style:parent-style-name="Default">
      <style:text-properties style:font-name="Liberation Serif" fo:font-size="10.5pt" style:font-size-asian="10.5pt" style:font-size-complex="10.5pt"/>
    </style:style>
    <style:style style:name="ce10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5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105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60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06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6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063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428"/>
        <table:table-column table:style-name="co2" table:default-cell-style-name="ce428"/>
        <table:table-column table:style-name="co3" table:default-cell-style-name="ce436"/>
        <table:table-column table:style-name="co4" table:default-cell-style-name="ce452"/>
        <table:table-column table:style-name="co5" table:default-cell-style-name="ce452"/>
        <table:table-column table:style-name="co6" table:default-cell-style-name="ce452"/>
        <table:table-column table:style-name="co7" table:default-cell-style-name="ce428"/>
        <table:table-column table:style-name="co8" table:default-cell-style-name="ce428"/>
        <table:table-column table:style-name="co9" table:number-columns-repeated="1016" table:default-cell-style-name="ce428"/>
        <table:table-row table:style-name="ro1">
          <table:table-cell table:style-name="ce414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445" table:number-columns-repeated="3"/>
          <table:table-cell table:number-columns-repeated="1018"/>
        </table:table-row>
        <table:table-row table:style-name="ro1">
          <table:table-cell table:style-name="ce414"/>
          <table:table-cell/>
          <table:table-cell office:value-type="string" calcext:value-type="string">
            <text:p>usd/tl</text:p>
          </table:table-cell>
          <table:table-cell table:style-name="ce445" table:number-columns-repeated="3"/>
          <table:table-cell table:number-columns-repeated="1018"/>
        </table:table-row>
        <table:table-row table:style-name="ro2">
          <table:table-cell table:style-name="ce415" office:value-type="string" calcext:value-type="string">
            <text:p>Tarih</text:p>
          </table:table-cell>
          <table:table-cell table:style-name="ce415" office:value-type="string" calcext:value-type="string">
            <text:p>Açıklama</text:p>
          </table:table-cell>
          <table:table-cell table:style-name="ce437" office:value-type="string" calcext:value-type="string">
            <text:p>yıllık toplam</text:p>
          </table:table-cell>
          <table:table-cell table:style-name="ce446" office:value-type="string" calcext:value-type="string">
            <text:p>Kira Bedeli</text:p>
          </table:table-cell>
          <table:table-cell table:style-name="ce453" office:value-type="string" calcext:value-type="string">
            <text:p>Ödenen</text:p>
          </table:table-cell>
          <table:table-cell table:style-name="ce446" office:value-type="string" calcext:value-type="string">
            <text:p>Ödnmyn</text:p>
          </table:table-cell>
          <table:table-cell table:style-name="ce456" office:value-type="string" calcext:value-type="string">
            <text:p>Bakiye</text:p>
          </table:table-cell>
          <table:table-cell table:style-name="ce461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416" office:value-type="float" office:value="2011" calcext:value-type="float">
            <text:p>2011</text:p>
          </table:table-cell>
          <table:table-cell table:style-name="ce429" office:value-type="string" calcext:value-type="string">
            <text:p>Sanayi Acenta kira bedeli</text:p>
          </table:table-cell>
          <table:table-cell table:style-name="ce438"/>
          <table:table-cell table:number-columns-repeated="2" table:style-name="ce447" office:value-type="float" office:value="7500" calcext:value-type="float">
            <text:p>7,500</text:p>
          </table:table-cell>
          <table:table-cell table:style-name="ce454"/>
          <table:table-cell table:style-name="ce457" table:formula="of:=[.E4]" office:value-type="float" office:value="7500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1" calcext:value-type="float">
            <text:p>2011</text:p>
          </table:table-cell>
          <table:table-cell table:style-name="ce422" office:value-type="string" calcext:value-type="string">
            <text:p>Taha İnşaat Kira Bedeli</text:p>
          </table:table-cell>
          <table:table-cell table:style-name="ce439"/>
          <table:table-cell table:number-columns-repeated="2" table:style-name="ce448" office:value-type="float" office:value="4500" calcext:value-type="float">
            <text:p>4,500</text:p>
          </table:table-cell>
          <table:table-cell/>
          <table:table-cell table:style-name="ce458" table:formula="of:=[.G4]+[.E5]" office:value-type="float" office:value="12000" calcext:value-type="float">
            <text:p>120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1" calcext:value-type="float">
            <text:p>2011</text:p>
          </table:table-cell>
          <table:table-cell table:style-name="ce42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7200" calcext:value-type="float">
            <text:p>7,200</text:p>
          </table:table-cell>
          <table:table-cell/>
          <table:table-cell table:style-name="ce458" table:formula="of:=[.G5]+[.E6]" office:value-type="float" office:value="19200" calcext:value-type="float">
            <text:p>192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1" calcext:value-type="float">
            <text:p>2011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39"/>
          <table:table-cell table:number-columns-repeated="2" table:style-name="ce448" office:value-type="float" office:value="9500" calcext:value-type="float">
            <text:p>9,500</text:p>
          </table:table-cell>
          <table:table-cell/>
          <table:table-cell table:style-name="ce458" table:formula="of:=[.G6]+[.E7]" office:value-type="float" office:value="28700" calcext:value-type="float">
            <text:p>28700</text:p>
          </table:table-cell>
          <table:table-cell table:number-columns-repeated="1017"/>
        </table:table-row>
        <table:table-row table:style-name="ro3">
          <table:table-cell table:style-name="ce418" office:value-type="float" office:value="2011" calcext:value-type="float">
            <text:p>2011</text:p>
          </table:table-cell>
          <table:table-cell table:style-name="ce422" office:value-type="string" calcext:value-type="string">
            <text:p><text:span text:style-name="T5">Ali Paşa Aygaz </text:span>kira bedeli</text:p>
          </table:table-cell>
          <table:table-cell table:style-name="ce440" office:value-type="string" calcext:value-type="string">
            <text:p>1,61</text:p>
          </table:table-cell>
          <table:table-cell table:number-columns-repeated="2" table:style-name="ce448" office:value-type="float" office:value="1000" calcext:value-type="float">
            <text:p>1,000</text:p>
          </table:table-cell>
          <table:table-cell/>
          <table:table-cell table:style-name="ce458" table:formula="of:=[.G7]+[.E8]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1">
          <table:table-cell table:style-name="ce419" office:value-type="float" office:value="2011" calcext:value-type="float">
            <text:p>2011</text:p>
          </table:table-cell>
          <table:table-cell table:style-name="ce430" office:value-type="string" calcext:value-type="string">
            <text:p>Lise Arkası Dursun Çalışkan </text:p>
          </table:table-cell>
          <table:table-cell table:style-name="ce441" table:formula="of:=SUM([.E4:.E9])" office:value-type="float" office:value="44500" calcext:value-type="float">
            <text:p>44,500</text:p>
          </table:table-cell>
          <table:table-cell table:number-columns-repeated="2" table:style-name="ce449" office:value-type="float" office:value="14800" calcext:value-type="float">
            <text:p>14,800</text:p>
          </table:table-cell>
          <table:table-cell table:style-name="ce455"/>
          <table:table-cell table:style-name="ce458" table:formula="of:=[.G8]+[.E9]" office:value-type="float" office:value="44500" calcext:value-type="float">
            <text:p>44500</text:p>
          </table:table-cell>
          <table:table-cell table:style-name="ce462" table:formula="of:=[.C9]/[.C8]" office:value-type="float" office:value="27639.751552795" calcext:value-type="float">
            <text:p>27,639.75</text:p>
          </table:table-cell>
          <table:table-cell table:number-columns-repeated="1016"/>
        </table:table-row>
        <table:table-row table:style-name="ro1">
          <table:table-cell table:style-name="ce420" office:value-type="float" office:value="2012" calcext:value-type="float">
            <text:p>2012</text:p>
          </table:table-cell>
          <table:table-cell table:style-name="ce429" office:value-type="string" calcext:value-type="string">
            <text:p>Sanayi Acenta kira bedeli</text:p>
          </table:table-cell>
          <table:table-cell table:style-name="ce438"/>
          <table:table-cell table:number-columns-repeated="2" table:style-name="ce447" office:value-type="float" office:value="8000" calcext:value-type="float">
            <text:p>8,000</text:p>
          </table:table-cell>
          <table:table-cell table:style-name="ce454"/>
          <table:table-cell table:style-name="ce458" table:formula="of:=[.G9]+[.E10]" office:value-type="float" office:value="52500" calcext:value-type="float">
            <text:p>52500</text:p>
          </table:table-cell>
          <table:table-cell table:number-columns-repeated="101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422" office:value-type="string" calcext:value-type="string">
            <text:p>Taha İnşaat Kira Bedeli</text:p>
          </table:table-cell>
          <table:table-cell table:style-name="ce439"/>
          <table:table-cell table:number-columns-repeated="2" table:style-name="ce448" office:value-type="float" office:value="5000" calcext:value-type="float">
            <text:p>5,000</text:p>
          </table:table-cell>
          <table:table-cell/>
          <table:table-cell table:style-name="ce458" table:formula="of:=[.G10]+[.E11]" office:value-type="float" office:value="57500" calcext:value-type="float">
            <text:p>57500</text:p>
          </table:table-cell>
          <table:table-cell table:number-columns-repeated="101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42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7900" calcext:value-type="float">
            <text:p>7,900</text:p>
          </table:table-cell>
          <table:table-cell/>
          <table:table-cell table:style-name="ce458" table:formula="of:=[.G11]+[.E12]" office:value-type="float" office:value="65400" calcext:value-type="float">
            <text:p>65400</text:p>
          </table:table-cell>
          <table:table-cell table:number-columns-repeated="101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39"/>
          <table:table-cell table:number-columns-repeated="2" table:style-name="ce448" office:value-type="float" office:value="10000" calcext:value-type="float">
            <text:p>10,000</text:p>
          </table:table-cell>
          <table:table-cell/>
          <table:table-cell table:style-name="ce458" table:formula="of:=[.G12]+[.E13]" office:value-type="float" office:value="75400" calcext:value-type="float">
            <text:p>75400</text:p>
          </table:table-cell>
          <table:table-cell table:number-columns-repeated="1017"/>
        </table:table-row>
        <table:table-row table:style-name="ro1">
          <table:table-cell table:style-name="ce422" office:value-type="float" office:value="2012" calcext:value-type="float">
            <text:p>2012</text:p>
          </table:table-cell>
          <table:table-cell table:style-name="ce422" office:value-type="string" calcext:value-type="string">
            <text:p>Ali Paşa Aygaz kira bedeli</text:p>
          </table:table-cell>
          <table:table-cell table:style-name="ce440" office:value-type="string" calcext:value-type="string">
            <text:p>1,8</text:p>
          </table:table-cell>
          <table:table-cell table:number-columns-repeated="2" table:style-name="ce448" office:value-type="float" office:value="450" calcext:value-type="float">
            <text:p>450</text:p>
          </table:table-cell>
          <table:table-cell/>
          <table:table-cell table:style-name="ce458" table:formula="of:=[.G13]+[.E14]" office:value-type="float" office:value="75850" calcext:value-type="float">
            <text:p>75850</text:p>
          </table:table-cell>
          <table:table-cell table:number-columns-repeated="1017"/>
        </table:table-row>
        <table:table-row table:style-name="ro1">
          <table:table-cell table:style-name="ce423" office:value-type="float" office:value="2012" calcext:value-type="float">
            <text:p>2012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10:.E15])" office:value-type="float" office:value="48350" calcext:value-type="float">
            <text:p>48,350</text:p>
          </table:table-cell>
          <table:table-cell table:number-columns-repeated="2" table:style-name="ce449" office:value-type="float" office:value="17000" calcext:value-type="float">
            <text:p>17,000</text:p>
          </table:table-cell>
          <table:table-cell table:style-name="ce455"/>
          <table:table-cell table:style-name="ce458" table:formula="of:=[.G14]+[.E15]" office:value-type="float" office:value="92850" calcext:value-type="float">
            <text:p>92850</text:p>
          </table:table-cell>
          <table:table-cell table:style-name="ce462" table:formula="of:=[.C15]/[.C14]" office:value-type="float" office:value="26861.1111111111" calcext:value-type="float">
            <text:p>26,861.11</text:p>
          </table:table-cell>
          <table:table-cell table:number-columns-repeated="1016"/>
        </table:table-row>
        <table:table-row table:style-name="ro1">
          <table:table-cell table:style-name="ce416" office:value-type="float" office:value="2013" calcext:value-type="float">
            <text:p>2013</text:p>
          </table:table-cell>
          <table:table-cell table:style-name="ce429" office:value-type="string" calcext:value-type="string">
            <text:p>Sanayi Acenta kira bedeli</text:p>
          </table:table-cell>
          <table:table-cell table:style-name="ce438"/>
          <table:table-cell table:number-columns-repeated="2" table:style-name="ce447" office:value-type="float" office:value="8500" calcext:value-type="float">
            <text:p>8,500</text:p>
          </table:table-cell>
          <table:table-cell table:style-name="ce454"/>
          <table:table-cell table:style-name="ce458" table:formula="of:=[.G15]+[.E16]" office:value-type="float" office:value="101350" calcext:value-type="float">
            <text:p>1013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3" calcext:value-type="float">
            <text:p>2013</text:p>
          </table:table-cell>
          <table:table-cell table:style-name="ce422" office:value-type="string" calcext:value-type="string">
            <text:p>Taha İnşaat Kira Bedeli</text:p>
          </table:table-cell>
          <table:table-cell table:style-name="ce442"/>
          <table:table-cell table:number-columns-repeated="2" table:style-name="ce448" office:value-type="float" office:value="5500" calcext:value-type="float">
            <text:p>5,500</text:p>
          </table:table-cell>
          <table:table-cell/>
          <table:table-cell table:style-name="ce458" table:formula="of:=[.G16]+[.E17]" office:value-type="float" office:value="106850" calcext:value-type="float">
            <text:p>1068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3" calcext:value-type="float">
            <text:p>2013</text:p>
          </table:table-cell>
          <table:table-cell table:style-name="ce42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8500" calcext:value-type="float">
            <text:p>8,500</text:p>
          </table:table-cell>
          <table:table-cell/>
          <table:table-cell table:style-name="ce458" table:formula="of:=[.G17]+[.E18]" office:value-type="float" office:value="115350" calcext:value-type="float">
            <text:p>1153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3" calcext:value-type="float">
            <text:p>2013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40" office:value-type="string" calcext:value-type="string">
            <text:p>1,92</text:p>
          </table:table-cell>
          <table:table-cell table:number-columns-repeated="2" table:style-name="ce448" office:value-type="float" office:value="9000" calcext:value-type="float">
            <text:p>9,000</text:p>
          </table:table-cell>
          <table:table-cell/>
          <table:table-cell table:style-name="ce458" table:formula="of:=[.G18]+[.E19]" office:value-type="float" office:value="124350" calcext:value-type="float">
            <text:p>124350</text:p>
          </table:table-cell>
          <table:table-cell table:number-columns-repeated="1017"/>
        </table:table-row>
        <table:table-row table:style-name="ro1">
          <table:table-cell table:style-name="ce424" office:value-type="float" office:value="2013" calcext:value-type="float">
            <text:p>2013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16:.E20])" office:value-type="float" office:value="50200" calcext:value-type="float">
            <text:p>50,200</text:p>
          </table:table-cell>
          <table:table-cell table:number-columns-repeated="2" table:style-name="ce449" office:value-type="float" office:value="18700" calcext:value-type="float">
            <text:p>18,700</text:p>
          </table:table-cell>
          <table:table-cell table:style-name="ce455"/>
          <table:table-cell table:style-name="ce458" table:formula="of:=[.G19]+[.E20]" office:value-type="float" office:value="143050" calcext:value-type="float">
            <text:p>143050</text:p>
          </table:table-cell>
          <table:table-cell table:style-name="ce462" table:formula="of:=[.C20]/[.C19]" office:value-type="float" office:value="26145.8333333333" calcext:value-type="float">
            <text:p>26,145.83</text:p>
          </table:table-cell>
          <table:table-cell table:number-columns-repeated="1016"/>
        </table:table-row>
        <table:table-row table:style-name="ro1">
          <table:table-cell table:style-name="ce416" office:value-type="float" office:value="2014" calcext:value-type="float">
            <text:p>2014</text:p>
          </table:table-cell>
          <table:table-cell table:style-name="ce431" office:value-type="string" calcext:value-type="string">
            <text:p>Sanayi Acenta kira bedeli</text:p>
          </table:table-cell>
          <table:table-cell table:style-name="ce443"/>
          <table:table-cell table:number-columns-repeated="2" table:style-name="ce447" office:value-type="float" office:value="10000" calcext:value-type="float">
            <text:p>10,000</text:p>
          </table:table-cell>
          <table:table-cell table:style-name="ce454"/>
          <table:table-cell table:style-name="ce458" table:formula="of:=[.G20]+[.E21]" office:value-type="float" office:value="153050" calcext:value-type="float">
            <text:p>1530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4" calcext:value-type="float">
            <text:p>2014</text:p>
          </table:table-cell>
          <table:table-cell table:style-name="ce432" office:value-type="string" calcext:value-type="string">
            <text:p>Taha İnşaat Kira Bedeli</text:p>
          </table:table-cell>
          <table:table-cell table:style-name="ce439"/>
          <table:table-cell table:number-columns-repeated="2" table:style-name="ce448" office:value-type="float" office:value="6000" calcext:value-type="float">
            <text:p>6,000</text:p>
          </table:table-cell>
          <table:table-cell/>
          <table:table-cell table:style-name="ce458" table:formula="of:=[.G21]+[.E22]" office:value-type="float" office:value="159050" calcext:value-type="float">
            <text:p>1590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4" calcext:value-type="float">
            <text:p>2014</text:p>
          </table:table-cell>
          <table:table-cell table:style-name="ce43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9350" calcext:value-type="float">
            <text:p>9,350</text:p>
          </table:table-cell>
          <table:table-cell/>
          <table:table-cell table:style-name="ce458" table:formula="of:=[.G22]+[.E23]" office:value-type="float" office:value="168400" calcext:value-type="float">
            <text:p>1684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4" calcext:value-type="float">
            <text:p>2014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40" office:value-type="string" calcext:value-type="string">
            <text:p>2,12</text:p>
          </table:table-cell>
          <table:table-cell table:number-columns-repeated="2" table:style-name="ce448" office:value-type="float" office:value="12500" calcext:value-type="float">
            <text:p>12,500</text:p>
          </table:table-cell>
          <table:table-cell/>
          <table:table-cell table:style-name="ce458" table:formula="of:=[.G23]+[.E24]" office:value-type="float" office:value="180900" calcext:value-type="float">
            <text:p>180900</text:p>
          </table:table-cell>
          <table:table-cell table:number-columns-repeated="1017"/>
        </table:table-row>
        <table:table-row table:style-name="ro1">
          <table:table-cell table:style-name="ce419" office:value-type="float" office:value="2014" calcext:value-type="float">
            <text:p>2014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21:.E25])" office:value-type="float" office:value="58350" calcext:value-type="float">
            <text:p>58,350</text:p>
          </table:table-cell>
          <table:table-cell table:number-columns-repeated="2" table:style-name="ce449" office:value-type="float" office:value="20500" calcext:value-type="float">
            <text:p>20,500</text:p>
          </table:table-cell>
          <table:table-cell table:style-name="ce455"/>
          <table:table-cell table:style-name="ce458" table:formula="of:=[.G24]+[.E25]" office:value-type="float" office:value="201400" calcext:value-type="float">
            <text:p>201400</text:p>
          </table:table-cell>
          <table:table-cell table:style-name="ce462" table:formula="of:=[.C25]/[.C24]" office:value-type="float" office:value="27523.5849056604" calcext:value-type="float">
            <text:p>27,523.58</text:p>
          </table:table-cell>
          <table:table-cell table:number-columns-repeated="1016"/>
        </table:table-row>
        <table:table-row table:style-name="ro3">
          <table:table-cell table:style-name="ce416" office:value-type="float" office:value="2015" calcext:value-type="float">
            <text:p>2015</text:p>
          </table:table-cell>
          <table:table-cell table:style-name="ce429" office:value-type="string" calcext:value-type="string">
            <text:p><text:span text:style-name="T6">Ali Paşa Milangaz </text:span>kira bedeli</text:p>
          </table:table-cell>
          <table:table-cell table:style-name="ce443"/>
          <table:table-cell table:number-columns-repeated="2" table:style-name="ce447" office:value-type="float" office:value="4000" calcext:value-type="float">
            <text:p>4,000</text:p>
          </table:table-cell>
          <table:table-cell table:style-name="ce454"/>
          <table:table-cell table:style-name="ce458" table:formula="of:=[.G25]+[.E26]" office:value-type="float" office:value="205400" calcext:value-type="float">
            <text:p>2054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5" calcext:value-type="float">
            <text:p>2015</text:p>
          </table:table-cell>
          <table:table-cell table:style-name="ce422" office:value-type="string" calcext:value-type="string">
            <text:p>Adem Kesici kira bedeli</text:p>
          </table:table-cell>
          <table:table-cell table:style-name="ce439" office:value-type="percentage" office:value="0.1" calcext:value-type="percentage">
            <text:p>10.00%</text:p>
          </table:table-cell>
          <table:table-cell table:number-columns-repeated="2" table:style-name="ce448" office:value-type="float" office:value="13750" calcext:value-type="float">
            <text:p>13,750</text:p>
          </table:table-cell>
          <table:table-cell/>
          <table:table-cell table:style-name="ce458" table:formula="of:=[.G26]+[.E27]" office:value-type="float" office:value="219150" calcext:value-type="float">
            <text:p>219150</text:p>
          </table:table-cell>
          <table:table-cell table:number-columns-repeated="1017"/>
        </table:table-row>
        <table:table-row table:style-name="ro3">
          <table:table-cell table:style-name="ce418" office:value-type="float" office:value="2015" calcext:value-type="float">
            <text:p>2015</text:p>
          </table:table-cell>
          <table:table-cell table:style-name="ce422" office:value-type="string" calcext:value-type="string">
            <text:p><text:span text:style-name="T6">Ali Paşa Aygaz </text:span>İsmail Tağaç Kira Bedeli</text:p>
          </table:table-cell>
          <table:table-cell table:style-name="ce440" office:value-type="float" office:value="2.68" calcext:value-type="float">
            <text:p>2.68</text:p>
          </table:table-cell>
          <table:table-cell table:number-columns-repeated="2" table:style-name="ce448" office:value-type="float" office:value="4200" calcext:value-type="float">
            <text:p>4,200</text:p>
          </table:table-cell>
          <table:table-cell/>
          <table:table-cell table:style-name="ce458" table:formula="of:=[.G27]+[.E28]" office:value-type="float" office:value="223350" calcext:value-type="float">
            <text:p>223350</text:p>
          </table:table-cell>
          <table:table-cell table:number-columns-repeated="1017"/>
        </table:table-row>
        <table:table-row table:style-name="ro1">
          <table:table-cell table:style-name="ce419" office:value-type="float" office:value="2015" calcext:value-type="float">
            <text:p>2015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26:.E29])" office:value-type="float" office:value="44500" calcext:value-type="float">
            <text:p>44,500</text:p>
          </table:table-cell>
          <table:table-cell table:number-columns-repeated="2" table:style-name="ce449" office:value-type="float" office:value="22550" calcext:value-type="float">
            <text:p>22,550</text:p>
          </table:table-cell>
          <table:table-cell table:style-name="ce455"/>
          <table:table-cell table:style-name="ce458" table:formula="of:=[.G28]+[.E29]" office:value-type="float" office:value="245900" calcext:value-type="float">
            <text:p>245900</text:p>
          </table:table-cell>
          <table:table-cell table:style-name="ce462" table:formula="of:=[.C29]/[.C28]" office:value-type="float" office:value="16604.4776119403" calcext:value-type="float">
            <text:p>16,604.48</text:p>
          </table:table-cell>
          <table:table-cell table:number-columns-repeated="1016"/>
        </table:table-row>
        <table:table-row table:style-name="ro3">
          <table:table-cell table:style-name="ce416" office:value-type="float" office:value="2016" calcext:value-type="float">
            <text:p>2016</text:p>
          </table:table-cell>
          <table:table-cell table:style-name="ce429" office:value-type="string" calcext:value-type="string">
            <text:p><text:span text:style-name="T6">Hızarhane Yıkama </text:span>Mehmet Geyraslı kira bedeli</text:p>
          </table:table-cell>
          <table:table-cell table:style-name="ce443"/>
          <table:table-cell table:number-columns-repeated="2" table:style-name="ce447" office:value-type="float" office:value="13000" calcext:value-type="float">
            <text:p>13,000</text:p>
          </table:table-cell>
          <table:table-cell table:style-name="ce454"/>
          <table:table-cell table:style-name="ce458" table:formula="of:=[.G29]+[.E30]" office:value-type="float" office:value="258900" calcext:value-type="float">
            <text:p>258900</text:p>
          </table:table-cell>
          <table:table-cell table:number-columns-repeated="1017"/>
        </table:table-row>
        <table:table-row table:style-name="ro3">
          <table:table-cell table:style-name="ce417" office:value-type="float" office:value="2016" calcext:value-type="float">
            <text:p>2016</text:p>
          </table:table-cell>
          <table:table-cell table:style-name="ce422" office:value-type="string" calcext:value-type="string">
            <text:p><text:span text:style-name="T6">Ali Paşa Milangaz </text:span>kira bedeli</text:p>
          </table:table-cell>
          <table:table-cell table:style-name="ce439"/>
          <table:table-cell table:number-columns-repeated="2" table:style-name="ce448" office:value-type="float" office:value="5600" calcext:value-type="float">
            <text:p>5,600</text:p>
          </table:table-cell>
          <table:table-cell/>
          <table:table-cell table:style-name="ce458" table:formula="of:=[.G30]+[.E31]" office:value-type="float" office:value="264500" calcext:value-type="float">
            <text:p>264500</text:p>
          </table:table-cell>
          <table:table-cell table:number-columns-repeated="1017"/>
        </table:table-row>
        <table:table-row table:style-name="ro3">
          <table:table-cell table:style-name="ce417" office:value-type="float" office:value="2016" calcext:value-type="float">
            <text:p>2016</text:p>
          </table:table-cell>
          <table:table-cell table:style-name="ce422" office:value-type="string" calcext:value-type="string">
            <text:p><text:span text:style-name="T6">Ali Paşa Yıkama </text:span>Adem Kesici kira bedeli</text:p>
          </table:table-cell>
          <table:table-cell table:style-name="ce439" office:value-type="percentage" office:value="0.1" calcext:value-type="percentage">
            <text:p>10.00%</text:p>
          </table:table-cell>
          <table:table-cell table:number-columns-repeated="2" table:style-name="ce448" office:value-type="float" office:value="15125" calcext:value-type="float">
            <text:p>15,125</text:p>
          </table:table-cell>
          <table:table-cell/>
          <table:table-cell table:style-name="ce458" table:formula="of:=[.G31]+[.E32]" office:value-type="float" office:value="279625" calcext:value-type="float">
            <text:p>279625</text:p>
          </table:table-cell>
          <table:table-cell table:number-columns-repeated="1017"/>
        </table:table-row>
        <table:table-row table:style-name="ro3">
          <table:table-cell table:style-name="ce417" office:value-type="float" office:value="2016" calcext:value-type="float">
            <text:p>2016</text:p>
          </table:table-cell>
          <table:table-cell table:style-name="ce422" office:value-type="string" calcext:value-type="string">
            <text:p><text:span text:style-name="T6">Ali Paşa Aygaz </text:span>İsmail Tağaç Kira Bedeli</text:p>
          </table:table-cell>
          <table:table-cell table:style-name="ce440" office:value-type="float" office:value="2.95" calcext:value-type="float">
            <text:p>2.95</text:p>
          </table:table-cell>
          <table:table-cell table:style-name="ce448" office:value-type="float" office:value="4200" calcext:value-type="float">
            <text:p>4,200</text:p>
          </table:table-cell>
          <table:table-cell table:style-name="ce448" office:value-type="float" office:value="2950" calcext:value-type="float">
            <text:p>2,950</text:p>
          </table:table-cell>
          <table:table-cell table:formula="of:=[.D33]-[.E33]" office:value-type="float" office:value="1250" calcext:value-type="float">
            <text:p>1,250</text:p>
          </table:table-cell>
          <table:table-cell table:style-name="ce458" table:formula="of:=[.G32]+[.E33]" office:value-type="float" office:value="282575" calcext:value-type="float">
            <text:p>282575</text:p>
          </table:table-cell>
          <table:table-cell table:number-columns-repeated="1017"/>
        </table:table-row>
        <table:table-row table:style-name="ro1">
          <table:table-cell table:style-name="ce419" office:value-type="float" office:value="2016" calcext:value-type="float">
            <text:p>2016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30:.E34])" office:value-type="float" office:value="61675" calcext:value-type="float">
            <text:p>61,675</text:p>
          </table:table-cell>
          <table:table-cell table:number-columns-repeated="2" table:style-name="ce449" office:value-type="float" office:value="25000" calcext:value-type="float">
            <text:p>25,000</text:p>
          </table:table-cell>
          <table:table-cell table:style-name="ce455"/>
          <table:table-cell table:style-name="ce458" table:formula="of:=[.G33]+[.E34]" office:value-type="float" office:value="307575" calcext:value-type="float">
            <text:p>307575</text:p>
          </table:table-cell>
          <table:table-cell table:style-name="ce462" table:formula="of:=[.C34]/[.C33]" office:value-type="float" office:value="20906.7796610169" calcext:value-type="float">
            <text:p>20,906.78</text:p>
          </table:table-cell>
          <table:table-cell table:number-columns-repeated="1016"/>
        </table:table-row>
        <table:table-row table:style-name="ro3">
          <table:table-cell table:style-name="ce425" office:value-type="float" office:value="2017" calcext:value-type="float">
            <text:p>2017</text:p>
          </table:table-cell>
          <table:table-cell table:style-name="ce429" office:value-type="string" calcext:value-type="string">
            <text:p><text:span text:style-name="T6">Hızarhane Yıkama </text:span>Mehmet Geyraslı kira bedeli</text:p>
          </table:table-cell>
          <table:table-cell table:style-name="ce443"/>
          <table:table-cell table:number-columns-repeated="2" table:style-name="ce447" office:value-type="float" office:value="15400" calcext:value-type="float">
            <text:p>15,400</text:p>
          </table:table-cell>
          <table:table-cell table:style-name="ce454"/>
          <table:table-cell table:style-name="ce458" table:formula="of:=[.G34]+[.E35]" office:value-type="float" office:value="322975" calcext:value-type="float">
            <text:p>32297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6">Ali Paşa Milangaz </text:span>Gökhan Öner Kira Bedeli</text:p>
          </table:table-cell>
          <table:table-cell table:style-name="ce439"/>
          <table:table-cell table:number-columns-repeated="2" table:style-name="ce448" office:value-type="float" office:value="4400" calcext:value-type="float">
            <text:p>4,400</text:p>
          </table:table-cell>
          <table:table-cell/>
          <table:table-cell table:style-name="ce458" table:formula="of:=[.G35]+[.E36]" office:value-type="float" office:value="327375" calcext:value-type="float">
            <text:p>32737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6">Ali Paşa Yıkama </text:span>Adem Kesici kira bedeli</text:p>
          </table:table-cell>
          <table:table-cell table:style-name="ce439" office:value-type="percentage" office:value="0.1245" calcext:value-type="percentage">
            <text:p>12.45%</text:p>
          </table:table-cell>
          <table:table-cell table:number-columns-repeated="2" table:style-name="ce448" office:value-type="float" office:value="17050" calcext:value-type="float">
            <text:p>17,050</text:p>
          </table:table-cell>
          <table:table-cell/>
          <table:table-cell table:style-name="ce458" table:formula="of:=[.G36]+[.E37]" office:value-type="float" office:value="344425" calcext:value-type="float">
            <text:p>34442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6">Ali Paşa Yıkama </text:span>Adem Kesici kira bedeli</text:p>
          </table:table-cell>
          <table:table-cell table:style-name="ce439"/>
          <table:table-cell table:number-columns-repeated="2" table:style-name="ce448" office:value-type="float" office:value="3000" calcext:value-type="float">
            <text:p>3,000</text:p>
          </table:table-cell>
          <table:table-cell/>
          <table:table-cell table:style-name="ce458" table:formula="of:=[.G37]+[.E38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6">Ali Paşa Aygaz </text:span>İsmail Tağaç Kira Bedeli</text:p>
          </table:table-cell>
          <table:table-cell table:style-name="ce439"/>
          <table:table-cell table:style-name="ce448" office:value-type="float" office:value="2400" calcext:value-type="float">
            <text:p>2,400</text:p>
          </table:table-cell>
          <table:table-cell table:style-name="ce448"/>
          <table:table-cell table:formula="of:=[.D39]-[.E39]" office:value-type="float" office:value="2400" calcext:value-type="float">
            <text:p>2,400</text:p>
          </table:table-cell>
          <table:table-cell table:style-name="ce458" table:formula="of:=[.G38]+[.E39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6">Ali Paşa Aygaz </text:span>Samet Mine kira bedeli</text:p>
          </table:table-cell>
          <table:table-cell table:style-name="ce440" office:value-type="float" office:value="3.55" calcext:value-type="float">
            <text:p>3.55</text:p>
          </table:table-cell>
          <table:table-cell table:style-name="ce448" office:value-type="float" office:value="5000" calcext:value-type="float">
            <text:p>5,000</text:p>
          </table:table-cell>
          <table:table-cell table:style-name="ce448" office:value-type="float" office:value="3300" calcext:value-type="float">
            <text:p>3,300</text:p>
          </table:table-cell>
          <table:table-cell table:formula="of:=[.D40]-[.E40]" office:value-type="float" office:value="1700" calcext:value-type="float">
            <text:p>1,700</text:p>
          </table:table-cell>
          <table:table-cell table:style-name="ce458" table:formula="of:=[.G39]+[.E40]" office:value-type="float" office:value="350725" calcext:value-type="float">
            <text:p>350725</text:p>
          </table:table-cell>
          <table:table-cell table:number-columns-repeated="1017"/>
        </table:table-row>
        <table:table-row table:style-name="ro1">
          <table:table-cell table:style-name="ce424" office:value-type="float" office:value="2017" calcext:value-type="float">
            <text:p>2017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35:.E41])" office:value-type="float" office:value="70650" calcext:value-type="float">
            <text:p>70,650</text:p>
          </table:table-cell>
          <table:table-cell table:number-columns-repeated="2" table:style-name="ce449" office:value-type="float" office:value="27500" calcext:value-type="float">
            <text:p>27,500</text:p>
          </table:table-cell>
          <table:table-cell table:style-name="ce455"/>
          <table:table-cell table:style-name="ce458" table:formula="of:=[.G40]+[.E41]" office:value-type="float" office:value="378225" calcext:value-type="float">
            <text:p>378225</text:p>
          </table:table-cell>
          <table:table-cell table:style-name="ce462" table:formula="of:=[.C41]/[.C40]" office:value-type="float" office:value="19901.4084507042" calcext:value-type="float">
            <text:p>19,901.41</text:p>
          </table:table-cell>
          <table:table-cell table:number-columns-repeated="1016"/>
        </table:table-row>
        <table:table-row table:style-name="ro3">
          <table:table-cell table:style-name="ce416" office:value-type="float" office:value="2018" calcext:value-type="float">
            <text:p>2018</text:p>
          </table:table-cell>
          <table:table-cell table:style-name="ce431" office:value-type="string" calcext:value-type="string">
            <text:p><text:span text:style-name="T6">Hızarhane Yıkama </text:span>Mehmet Geyraslı kira bedeli</text:p>
          </table:table-cell>
          <table:table-cell table:style-name="ce443"/>
          <table:table-cell table:number-columns-repeated="2" table:style-name="ce447" office:value-type="float" office:value="1500" calcext:value-type="float">
            <text:p>1,500</text:p>
          </table:table-cell>
          <table:table-cell table:style-name="ce454"/>
          <table:table-cell table:style-name="ce458" table:formula="of:=[.G41]+[.E42]" office:value-type="float" office:value="379725" calcext:value-type="float">
            <text:p>379725</text:p>
          </table:table-cell>
          <table:table-cell table:number-columns-repeated="1017"/>
        </table:table-row>
        <table:table-row table:style-name="ro3">
          <table:table-cell table:style-name="ce417" office:value-type="float" office:value="2018" calcext:value-type="float">
            <text:p>2018</text:p>
          </table:table-cell>
          <table:table-cell table:style-name="ce422" office:value-type="string" calcext:value-type="string">
            <text:p><text:span text:style-name="T6">Ali Paşa Milangaz </text:span>özge kahraman kira bedeli</text:p>
          </table:table-cell>
          <table:table-cell table:style-name="ce439"/>
          <table:table-cell table:number-columns-repeated="2" table:style-name="ce448" office:value-type="float" office:value="7200" calcext:value-type="float">
            <text:p>7,200</text:p>
          </table:table-cell>
          <table:table-cell/>
          <table:table-cell table:style-name="ce458" table:formula="of:=[.G42]+[.E43]" office:value-type="float" office:value="386925" calcext:value-type="float">
            <text:p>386925</text:p>
          </table:table-cell>
          <table:table-cell table:number-columns-repeated="1017"/>
        </table:table-row>
        <table:table-row table:style-name="ro1">
          <table:table-cell table:style-name="ce417" office:value-type="float" office:value="2018" calcext:value-type="float">
            <text:p>2018</text:p>
          </table:table-cell>
          <table:table-cell table:style-name="ce422" office:value-type="string" calcext:value-type="string">
            <text:p>Ali Paşa Yıkama Adem Kesici kira bedeli</text:p>
          </table:table-cell>
          <table:table-cell table:style-name="ce439" office:value-type="percentage" office:value="0.158" calcext:value-type="percentage">
            <text:p>15.80%</text:p>
          </table:table-cell>
          <table:table-cell table:number-columns-repeated="2" table:style-name="ce448" office:value-type="float" office:value="19686" calcext:value-type="float">
            <text:p>19,686</text:p>
          </table:table-cell>
          <table:table-cell/>
          <table:table-cell table:style-name="ce458" table:formula="of:=[.G43]+[.E44]" office:value-type="float" office:value="406611" calcext:value-type="float">
            <text:p>406611</text:p>
          </table:table-cell>
          <table:table-cell table:number-columns-repeated="1017"/>
        </table:table-row>
        <table:table-row table:style-name="ro3">
          <table:table-cell table:style-name="ce417" office:value-type="float" office:value="2018" calcext:value-type="float">
            <text:p>2018</text:p>
          </table:table-cell>
          <table:table-cell table:style-name="ce422" office:value-type="string" calcext:value-type="string">
            <text:p><text:span text:style-name="T6">Ali Paşa Aygaz </text:span>Asena Dursun Kira Bedeli</text:p>
          </table:table-cell>
          <table:table-cell table:style-name="ce440" office:value-type="float" office:value="4.6" calcext:value-type="float">
            <text:p>4.60</text:p>
          </table:table-cell>
          <table:table-cell table:number-columns-repeated="2" table:style-name="ce448" office:value-type="float" office:value="7000" calcext:value-type="float">
            <text:p>7,000</text:p>
          </table:table-cell>
          <table:table-cell/>
          <table:table-cell table:style-name="ce458" table:formula="of:=[.G44]+[.E45]" office:value-type="float" office:value="413611" calcext:value-type="float">
            <text:p>413611</text:p>
          </table:table-cell>
          <table:table-cell table:number-columns-repeated="1017"/>
        </table:table-row>
        <table:table-row table:style-name="ro1">
          <table:table-cell table:style-name="ce419" office:value-type="float" office:value="2018" calcext:value-type="float">
            <text:p>2018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42:.E46])" office:value-type="float" office:value="67886" calcext:value-type="float">
            <text:p>67,886</text:p>
          </table:table-cell>
          <table:table-cell table:number-columns-repeated="2" table:style-name="ce449" office:value-type="float" office:value="32500" calcext:value-type="float">
            <text:p>32,500</text:p>
          </table:table-cell>
          <table:table-cell table:style-name="ce455"/>
          <table:table-cell table:style-name="ce458" table:formula="of:=[.G45]+[.E46]" office:value-type="float" office:value="446111" calcext:value-type="float">
            <text:p>446111</text:p>
          </table:table-cell>
          <table:table-cell table:style-name="ce462" table:formula="of:=[.C46]/[.C45]" office:value-type="float" office:value="14757.8260869565" calcext:value-type="float">
            <text:p>14,757.83</text:p>
          </table:table-cell>
          <table:table-cell table:number-columns-repeated="1016"/>
        </table:table-row>
        <table:table-row table:style-name="ro3">
          <table:table-cell table:style-name="ce416" office:value-type="float" office:value="2019" calcext:value-type="float">
            <text:p>2019</text:p>
          </table:table-cell>
          <table:table-cell table:style-name="ce429" office:value-type="string" calcext:value-type="string">
            <text:p><text:span text:style-name="T6">Ali Paşa Milangaz </text:span>özge kahraman kira bedeli</text:p>
          </table:table-cell>
          <table:table-cell table:style-name="ce440" office:value-type="float" office:value="5.82" calcext:value-type="float">
            <text:p>5.82</text:p>
          </table:table-cell>
          <table:table-cell table:number-columns-repeated="2" table:style-name="ce447" office:value-type="float" office:value="8520" calcext:value-type="float">
            <text:p>8,520</text:p>
          </table:table-cell>
          <table:table-cell table:style-name="ce454"/>
          <table:table-cell table:style-name="ce458" table:formula="of:=[.G46]+[.E47]" office:value-type="float" office:value="454631" calcext:value-type="float">
            <text:p>454631</text:p>
          </table:table-cell>
          <table:table-cell table:number-columns-repeated="1017"/>
        </table:table-row>
        <table:table-row table:style-name="ro3">
          <table:table-cell table:style-name="ce417" office:value-type="float" office:value="2019" calcext:value-type="float">
            <text:p>2019</text:p>
          </table:table-cell>
          <table:table-cell table:style-name="ce422" office:value-type="string" calcext:value-type="string">
            <text:p><text:span text:style-name="T6">Al Paşa Yıkama </text:span>19-20 kira bedeli</text:p>
          </table:table-cell>
          <table:table-cell table:style-name="ce439" office:value-type="percentage" office:value="0.34" calcext:value-type="percentage">
            <text:p>34.00%</text:p>
          </table:table-cell>
          <table:table-cell table:number-columns-repeated="2" table:style-name="ce448" office:value-type="float" office:value="26380" calcext:value-type="float">
            <text:p>26,380</text:p>
          </table:table-cell>
          <table:table-cell/>
          <table:table-cell table:style-name="ce458" table:formula="of:=[.G47]+[.E48]" office:value-type="float" office:value="481011" calcext:value-type="float">
            <text:p>481011</text:p>
          </table:table-cell>
          <table:table-cell table:number-columns-repeated="1017"/>
        </table:table-row>
        <table:table-row table:style-name="ro1">
          <table:table-cell table:style-name="ce419" office:value-type="float" office:value="2019" calcext:value-type="float">
            <text:p>2019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47:.E49])" office:value-type="float" office:value="73900" calcext:value-type="float">
            <text:p>73,900</text:p>
          </table:table-cell>
          <table:table-cell table:number-columns-repeated="2" table:style-name="ce449" office:value-type="float" office:value="39000" calcext:value-type="float">
            <text:p>39,000</text:p>
          </table:table-cell>
          <table:table-cell table:style-name="ce455"/>
          <table:table-cell table:style-name="ce458" table:formula="of:=[.G48]+[.E49]" office:value-type="float" office:value="520011" calcext:value-type="float">
            <text:p>520011</text:p>
          </table:table-cell>
          <table:table-cell table:style-name="ce462" table:formula="of:=[.C49]/[.C47]" office:value-type="float" office:value="12697.5945017182" calcext:value-type="float">
            <text:p>12,697.59</text:p>
          </table:table-cell>
          <table:table-cell table:number-columns-repeated="1016"/>
        </table:table-row>
        <table:table-row table:style-name="ro1">
          <table:table-cell table:style-name="ce426" office:value-type="float" office:value="2020" calcext:value-type="float">
            <text:p>2020</text:p>
          </table:table-cell>
          <table:table-cell table:style-name="ce433" office:value-type="string" calcext:value-type="string">
            <text:p>Lise Arkası Murat Çalışkan</text:p>
          </table:table-cell>
          <table:table-cell table:style-name="ce440" office:value-type="string" calcext:value-type="string">
            <text:p>6,84</text:p>
          </table:table-cell>
          <table:table-cell table:number-columns-repeated="2" table:style-name="ce450" office:value-type="float" office:value="44000" calcext:value-type="float">
            <text:p>44,000</text:p>
          </table:table-cell>
          <table:table-cell table:style-name="ce450"/>
          <table:table-cell table:style-name="ce459" table:formula="of:=[.G49]+[.E50]" office:value-type="float" office:value="564011" calcext:value-type="float">
            <text:p>564011</text:p>
          </table:table-cell>
          <table:table-cell table:number-columns-repeated="1017"/>
        </table:table-row>
        <table:table-row table:style-name="ro1">
          <table:table-cell table:style-name="ce427" office:value-type="float" office:value="2020" calcext:value-type="float">
            <text:p>2020</text:p>
          </table:table-cell>
          <table:table-cell table:style-name="ce434" office:value-type="string" calcext:value-type="string">
            <text:p>Ali Paşa Adem</text:p>
          </table:table-cell>
          <table:table-cell table:style-name="ce444" table:formula="of:=SUM([.D50:.D51])" office:value-type="float" office:value="72500" calcext:value-type="float">
            <text:p>72,500</text:p>
          </table:table-cell>
          <table:table-cell table:number-columns-repeated="2" table:style-name="ce451" office:value-type="float" office:value="28500" calcext:value-type="float">
            <text:p>28,500</text:p>
          </table:table-cell>
          <table:table-cell table:style-name="ce451"/>
          <table:table-cell table:style-name="ce460" table:formula="of:=[.G50]+[.E51]" office:value-type="float" office:value="592511" calcext:value-type="float">
            <text:p>592511</text:p>
          </table:table-cell>
          <table:table-cell table:style-name="ce462" table:formula="of:=[.C51]/[.C50]" office:value-type="float" office:value="10599.4152046784" calcext:value-type="float">
            <text:p>10,599.42</text:p>
          </table:table-cell>
          <table:table-cell table:number-columns-repeated="1016"/>
        </table:table-row>
        <table:table-row table:style-name="ro1">
          <table:table-cell table:style-name="ce426" office:value-type="float" office:value="2021" calcext:value-type="float">
            <text:p>2021</text:p>
          </table:table-cell>
          <table:table-cell table:style-name="ce433" office:value-type="string" calcext:value-type="string">
            <text:p>Lise Arkası Murat Çalışkan </text:p>
          </table:table-cell>
          <table:table-cell table:style-name="ce440" office:value-type="string" calcext:value-type="string">
            <text:p>8,7</text:p>
          </table:table-cell>
          <table:table-cell table:number-columns-repeated="2" table:style-name="ce450" office:value-type="float" office:value="52000" calcext:value-type="float">
            <text:p>52,000</text:p>
          </table:table-cell>
          <table:table-cell table:style-name="ce450"/>
          <table:table-cell table:style-name="ce459" table:formula="of:=[.G51]+[.E52]" office:value-type="float" office:value="644511" calcext:value-type="float">
            <text:p>644511</text:p>
          </table:table-cell>
          <table:table-cell table:number-columns-repeated="1017"/>
        </table:table-row>
        <table:table-row table:style-name="ro1">
          <table:table-cell table:style-name="ce427" office:value-type="float" office:value="2021" calcext:value-type="float">
            <text:p>2021</text:p>
          </table:table-cell>
          <table:table-cell table:style-name="ce434" office:value-type="string" calcext:value-type="string">
            <text:p>Ali Paşa Adem</text:p>
          </table:table-cell>
          <table:table-cell table:style-name="ce444" table:formula="of:=SUM([.D52:.D53])" office:value-type="float" office:value="86094" calcext:value-type="float">
            <text:p>86,094</text:p>
          </table:table-cell>
          <table:table-cell table:number-columns-repeated="2" table:style-name="ce451" office:value-type="float" office:value="34094" calcext:value-type="float">
            <text:p>34,094</text:p>
          </table:table-cell>
          <table:table-cell table:style-name="ce451"/>
          <table:table-cell table:style-name="ce460" table:formula="of:=[.G52]+[.E53]" office:value-type="float" office:value="678605" calcext:value-type="float">
            <text:p>678605</text:p>
          </table:table-cell>
          <table:table-cell table:style-name="ce462" table:formula="of:=[.C53]/[.C52]" office:value-type="float" office:value="9895.86206896552" calcext:value-type="float">
            <text:p>9,895.86</text:p>
          </table:table-cell>
          <table:table-cell table:number-columns-repeated="1016"/>
        </table:table-row>
        <table:table-row table:style-name="ro1">
          <table:table-cell table:style-name="ce426" office:value-type="float" office:value="2022" calcext:value-type="float">
            <text:p>2022</text:p>
          </table:table-cell>
          <table:table-cell table:style-name="ce433" office:value-type="string" calcext:value-type="string">
            <text:p>Lise Arkası Murat Çalışkan </text:p>
          </table:table-cell>
          <table:table-cell table:style-name="ce440" office:value-type="string" calcext:value-type="string">
            <text:p>18,5</text:p>
          </table:table-cell>
          <table:table-cell table:number-columns-repeated="2" table:style-name="ce450" office:value-type="float" office:value="95000" calcext:value-type="float">
            <text:p>95,000</text:p>
          </table:table-cell>
          <table:table-cell table:style-name="ce450"/>
          <table:table-cell table:style-name="ce459" table:formula="of:=[.G53]+[.E54]" office:value-type="float" office:value="773605" calcext:value-type="float">
            <text:p>773605</text:p>
          </table:table-cell>
          <table:table-cell table:number-columns-repeated="1017"/>
        </table:table-row>
        <table:table-row table:style-name="ro1">
          <table:table-cell table:style-name="ce427" office:value-type="float" office:value="2022" calcext:value-type="float">
            <text:p>2022</text:p>
          </table:table-cell>
          <table:table-cell table:style-name="ce434" office:value-type="string" calcext:value-type="string">
            <text:p>Ali Paşa Adem</text:p>
          </table:table-cell>
          <table:table-cell table:style-name="ce444" table:formula="of:=SUM([.D54:.D55])" office:value-type="float" office:value="155000" calcext:value-type="float">
            <text:p>155,000</text:p>
          </table:table-cell>
          <table:table-cell table:number-columns-repeated="2" table:style-name="ce451" office:value-type="float" office:value="60000" calcext:value-type="float">
            <text:p>60,000</text:p>
          </table:table-cell>
          <table:table-cell table:style-name="ce451"/>
          <table:table-cell table:style-name="ce460" table:formula="of:=[.G54]+[.E55]" office:value-type="float" office:value="833605" calcext:value-type="float">
            <text:p>833605</text:p>
          </table:table-cell>
          <table:table-cell table:style-name="ce462" table:formula="of:=[.C55]/[.C54]" office:value-type="float" office:value="8378.37837837838" calcext:value-type="float">
            <text:p>8,378.38</text:p>
          </table:table-cell>
          <table:table-cell table:number-columns-repeated="1016"/>
        </table:table-row>
        <table:table-row table:style-name="ro1">
          <table:table-cell/>
          <table:table-cell table:style-name="ce435" office:value-type="string" calcext:value-type="string">
            <text:p>Toplamlar</text:p>
          </table:table-cell>
          <table:table-cell/>
          <table:table-cell table:style-name="ce414" table:formula="of:=SUM([.D4:.D55])" office:value-type="float" office:value="838955" calcext:value-type="float">
            <text:p>838955</text:p>
          </table:table-cell>
          <table:table-cell table:style-name="ce414" table:formula="of:=SUM([.E4:.E55])" office:value-type="float" office:value="833605" calcext:value-type="float">
            <text:p>833605</text:p>
          </table:table-cell>
          <table:table-cell table:style-name="ce414" table:formula="of:=SUM([.F4:.F55])" office:value-type="float" office:value="5350" calcext:value-type="float">
            <text:p>5350</text:p>
          </table:table-cell>
          <table:table-cell/>
          <table:table-cell table:style-name="ce463" table:formula="of:=SUM([.H4:.H55])" office:value-type="float" office:value="221912.022867258" calcext:value-type="float">
            <text:p>221,912.0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61" office:value-type="string" calcext:value-type="string">
            <text:p>usd</text:p>
          </table:table-cell>
          <table:table-cell table:number-columns-repeated="101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480"/>
        <table:table-column table:style-name="co11" table:default-cell-style-name="ce480"/>
        <table:table-column table:style-name="co12" table:default-cell-style-name="ce480"/>
        <table:table-column table:style-name="co13" table:number-columns-repeated="3" table:default-cell-style-name="ce480"/>
        <table:table-column table:style-name="co14" table:default-cell-style-name="ce480"/>
        <table:table-column table:style-name="co15" table:default-cell-style-name="ce480"/>
        <table:table-column table:style-name="co16" table:default-cell-style-name="ce480"/>
        <table:table-column table:style-name="co17" table:default-cell-style-name="ce480"/>
        <table:table-column table:style-name="co18" table:default-cell-style-name="ce480"/>
        <table:table-column table:style-name="co19" table:default-cell-style-name="ce480"/>
        <table:table-column table:style-name="co20" table:default-cell-style-name="ce480"/>
        <table:table-column table:style-name="co21" table:default-cell-style-name="ce480"/>
        <table:table-column table:style-name="co22" table:default-cell-style-name="ce480"/>
        <table:table-column table:style-name="co21" table:default-cell-style-name="ce480"/>
        <table:table-column table:style-name="co23" table:default-cell-style-name="ce480"/>
        <table:table-column table:style-name="co9" table:number-columns-repeated="47" table:default-cell-style-name="ce480"/>
        <table:table-column table:style-name="co9" table:number-columns-repeated="960" table:default-cell-style-name="Default"/>
        <table:table-row table:style-name="ro4">
          <table:table-cell table:style-name="ce464" office:value-type="string" calcext:value-type="string">
            <text:p>15/06/2022</text:p>
          </table:table-cell>
          <table:table-cell table:style-name="ce479"/>
          <table:table-cell table:number-columns-repeated="4"/>
          <table:table-cell table:style-name="ce479" table:number-columns-repeated="8"/>
          <table:table-cell table:number-columns-repeated="1010"/>
        </table:table-row>
        <table:table-row table:style-name="ro4">
          <table:table-cell table:style-name="ce465" office:value-type="string" calcext:value-type="string">
            <text:p>2011-2022 YILLARI TOPLAM KİRA GELİRLERİNİN HİSSE ORANLARI</text:p>
          </table:table-cell>
          <table:table-cell table:style-name="ce482"/>
          <table:table-cell table:style-name="ce493" table:number-columns-repeated="3"/>
          <table:table-cell table:style-name="ce503"/>
          <table:table-cell table:style-name="ce479" table:number-columns-repeated="8"/>
          <table:table-cell table:number-columns-repeated="1010"/>
        </table:table-row>
        <table:table-row table:style-name="ro4">
          <table:table-cell table:style-name="ce466"/>
          <table:table-cell table:style-name="ce479" table:number-columns-repeated="4"/>
          <table:table-cell table:style-name="ce504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7" office:value-type="string" calcext:value-type="string">
            <text:p>2011-2019 YILLARI TOPLAM KİRA GELİRLERİNİN HİSSE ORANLARI</text:p>
          </table:table-cell>
          <table:table-cell table:style-name="ce483" office:value-type="string" calcext:value-type="string">
            <text:p>Ayşe</text:p>
          </table:table-cell>
          <table:table-cell table:style-name="ce483" office:value-type="string" calcext:value-type="string">
            <text:p>Ali </text:p>
          </table:table-cell>
          <table:table-cell table:style-name="ce483" office:value-type="string" calcext:value-type="string">
            <text:p>Atila</text:p>
          </table:table-cell>
          <table:table-cell table:style-name="ce483" office:value-type="string" calcext:value-type="string">
            <text:p>Hacı </text:p>
          </table:table-cell>
          <table:table-cell table:style-name="ce505" office:value-type="string" calcext:value-type="string">
            <text:p>İsmail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Lise kira geliri</text:p>
          </table:table-cell>
          <table:table-cell table:number-columns-repeated="4" table:style-name="ce484" office:value-type="percentage" office:value="0.25" calcext:value-type="percentage">
            <text:p>25.00%</text:p>
          </table:table-cell>
          <table:table-cell table:style-name="ce503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'003 LS'.F2]" office:value-type="float" office:value="372005.6" calcext:value-type="float">
            <text:p>372,005.60</text:p>
          </table:table-cell>
          <table:table-cell table:style-name="ce485" table:formula="of:=[.A6]*[.B5]" office:value-type="float" office:value="93001.4" calcext:value-type="float">
            <text:p>93,001.40</text:p>
          </table:table-cell>
          <table:table-cell table:style-name="ce485" table:formula="of:=[.C5]*[.A6]" office:value-type="float" office:value="93001.4" calcext:value-type="float">
            <text:p>93,001.40</text:p>
          </table:table-cell>
          <table:table-cell table:style-name="ce485" table:formula="of:=[.D5]*[.A6]" office:value-type="float" office:value="93001.4" calcext:value-type="float">
            <text:p>93,001.40</text:p>
          </table:table-cell>
          <table:table-cell table:style-name="ce485" table:formula="of:=[.E5]*[.A6]" office:value-type="float" office:value="93001.4" calcext:value-type="float">
            <text:p>93,001.40</text:p>
          </table:table-cell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office:value-type="string" calcext:value-type="string">
            <text:p>Aygaz Kira Geliri</text:p>
          </table:table-cell>
          <table:table-cell table:style-name="ce479"/>
          <table:table-cell table:style-name="ce494"/>
          <table:table-cell table:style-name="ce494" office:value-type="percentage" office:value="0.542" calcext:value-type="percentage">
            <text:p>54.20%</text:p>
          </table:table-cell>
          <table:table-cell table:style-name="ce494" office:value-type="percentage" office:value="0.125" calcext:value-type="percentage">
            <text:p>12.50%</text:p>
          </table:table-cell>
          <table:table-cell table:style-name="ce507" office:value-type="percentage" office:value="0.333" calcext:value-type="percentage">
            <text:p>33.3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table:formula="of:=['005 APay-Mlngz'.G1]" office:value-type="float" office:value="18900" calcext:value-type="float">
            <text:p>18,900.00</text:p>
          </table:table-cell>
          <table:table-cell table:style-name="ce486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486" table:formula="of:=[.E7]*[.A8]" office:value-type="float" office:value="2362.5" calcext:value-type="float">
            <text:p>2,362.50</text:p>
          </table:table-cell>
          <table:table-cell table:style-name="ce508" table:formula="of:=[.F7]*[.A8]" office:value-type="float" office:value="6293.7" calcext:value-type="float">
            <text:p>6,293.70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office:value-type="string" calcext:value-type="string">
            <text:p>AP Milangaz</text:p>
          </table:table-cell>
          <table:table-cell table:style-name="ce487"/>
          <table:table-cell table:style-name="ce495"/>
          <table:table-cell table:style-name="ce495" office:value-type="percentage" office:value="0.542" calcext:value-type="percentage">
            <text:p>54.20%</text:p>
          </table:table-cell>
          <table:table-cell table:style-name="ce495" office:value-type="percentage" office:value="0.125" calcext:value-type="percentage">
            <text:p>12.50%</text:p>
          </table:table-cell>
          <table:table-cell table:style-name="ce509" office:value-type="percentage" office:value="0.333" calcext:value-type="percentage">
            <text:p>33.3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table:formula="of:=[APMlngz.G1]" office:value-type="float" office:value="30170" calcext:value-type="float">
            <text:p>30,170.00</text:p>
          </table:table-cell>
          <table:table-cell table:style-name="ce489"/>
          <table:table-cell table:style-name="ce496"/>
          <table:table-cell table:style-name="ce496" table:formula="of:=[.D9]*[.A10]" office:value-type="float" office:value="16352.14" calcext:value-type="float">
            <text:p>16,352.14</text:p>
          </table:table-cell>
          <table:table-cell table:style-name="ce496" table:formula="of:=[.E9]*[.A10]" office:value-type="float" office:value="3771.25" calcext:value-type="float">
            <text:p>3,771.25</text:p>
          </table:table-cell>
          <table:table-cell table:style-name="ce510" table:formula="of:=[.F9]*[.A10]" office:value-type="float" office:value="10046.61" calcext:value-type="float">
            <text:p>10,046.61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AP Yıkama Ön</text:p>
          </table:table-cell>
          <table:table-cell table:style-name="ce482"/>
          <table:table-cell table:style-name="ce484"/>
          <table:table-cell table:style-name="ce484" office:value-type="percentage" office:value="0.542" calcext:value-type="percentage">
            <text:p>54.20%</text:p>
          </table:table-cell>
          <table:table-cell table:style-name="ce484" office:value-type="percentage" office:value="0.125" calcext:value-type="percentage">
            <text:p>12.50%</text:p>
          </table:table-cell>
          <table:table-cell table:style-name="ce511" office:value-type="percentage" office:value="0.333" calcext:value-type="percentage">
            <text:p>33.3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1" table:formula="of:=['004 APYkm'.G1]*2/3" office:value-type="float" office:value="173633.333333333" calcext:value-type="float">
            <text:p>173,633.33</text:p>
          </table:table-cell>
          <table:table-cell table:style-name="ce490"/>
          <table:table-cell/>
          <table:table-cell table:style-name="ce485" table:formula="of:=[.D11]*[.A12]" office:value-type="float" office:value="94109.2666666667" calcext:value-type="float">
            <text:p>94,109.27</text:p>
          </table:table-cell>
          <table:table-cell table:style-name="ce485" table:formula="of:=[.E11]*[.A12]" office:value-type="float" office:value="21704.1666666667" calcext:value-type="float">
            <text:p>21,704.17</text:p>
          </table:table-cell>
          <table:table-cell table:style-name="ce506" table:formula="of:=[.F11]*[.A12]" office:value-type="float" office:value="57819.9" calcext:value-type="float">
            <text:p>57,819.90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AP Yıkama Arka</text:p>
          </table:table-cell>
          <table:table-cell table:style-name="ce482"/>
          <table:table-cell table:style-name="ce484"/>
          <table:table-cell table:style-name="ce484" table:formula="of:=13/40" office:value-type="percentage" office:value="0.325" calcext:value-type="percentage">
            <text:p>32.50%</text:p>
          </table:table-cell>
          <table:table-cell table:style-name="ce484" table:formula="of:=3/40" office:value-type="percentage" office:value="0.075" calcext:value-type="percentage">
            <text:p>7.50%</text:p>
          </table:table-cell>
          <table:table-cell table:style-name="ce484" office:value-type="percentage" office:value="0.6" calcext:value-type="percentage">
            <text:p>60.0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1" table:formula="of:=['004 APYkm'.G1]*1/3" office:value-type="float" office:value="86816.6666666667" calcext:value-type="float">
            <text:p>86,816.67</text:p>
          </table:table-cell>
          <table:table-cell table:style-name="ce490"/>
          <table:table-cell/>
          <table:table-cell table:style-name="ce485" table:formula="of:=[.D13]*[.A14]" office:value-type="float" office:value="28215.4166666667" calcext:value-type="float">
            <text:p>28,215.42</text:p>
          </table:table-cell>
          <table:table-cell table:style-name="ce485" table:formula="of:=[.E13]*[.A14]" office:value-type="float" office:value="6511.25" calcext:value-type="float">
            <text:p>6,511.25</text:p>
          </table:table-cell>
          <table:table-cell table:style-name="ce506" table:formula="of:=[.F13]*[.A14]" office:value-type="float" office:value="52090" calcext:value-type="float">
            <text:p>52,090.00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1" office:value-type="string" calcext:value-type="string">
            <text:p>AP TOPLAM</text:p>
          </table:table-cell>
          <table:table-cell table:style-name="ce490"/>
          <table:table-cell/>
          <table:table-cell table:style-name="ce485" table:formula="of:=[.D8]+[.D10]+[.D12]+[.D14]" office:value-type="float" office:value="148920.623333333" calcext:value-type="float">
            <text:p>148,920.62</text:p>
          </table:table-cell>
          <table:table-cell table:style-name="ce485" table:formula="of:=[.E8]+[.E10]+[.E12]+[.E14]" office:value-type="float" office:value="34349.1666666667" calcext:value-type="float">
            <text:p>34,349.17</text:p>
          </table:table-cell>
          <table:table-cell table:style-name="ce485" table:formula="of:=[.F8]+[.F10]+[.F12]+[.F14]" office:value-type="float" office:value="126250.21" calcext:value-type="float">
            <text:p>126,250.21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.A14]+[.A12]+[.A10]+[.A8]" office:value-type="float" office:value="309520" calcext:value-type="float">
            <text:p>309,520.00</text:p>
          </table:table-cell>
          <table:table-cell table:style-name="ce490"/>
          <table:table-cell/>
          <table:table-cell table:style-name="ce485" table:number-columns-repeated="2"/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Hz Depo</text:p>
          </table:table-cell>
          <table:table-cell table:style-name="ce482"/>
          <table:table-cell table:number-columns-repeated="2" table:style-name="ce484" office:value-type="percentage" office:value="0.5" calcext:value-type="percentage">
            <text:p>50.00%</text:p>
          </table:table-cell>
          <table:table-cell table:style-name="ce482"/>
          <table:table-cell table:style-name="ce512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'006 Hzr-acnta'.G1]" office:value-type="float" office:value="21000" calcext:value-type="float">
            <text:p>21,000.00</text:p>
          </table:table-cell>
          <table:table-cell table:style-name="ce485"/>
          <table:table-cell table:style-name="ce485" table:formula="of:=[.C17]*[.A18]" office:value-type="float" office:value="10500" calcext:value-type="float">
            <text:p>10,500.00</text:p>
          </table:table-cell>
          <table:table-cell table:style-name="ce485" table:formula="of:=[.D17]*[.A18]" office:value-type="float" office:value="10500" calcext:value-type="float">
            <text:p>10,500.00</text:p>
          </table:table-cell>
          <table:table-cell table:style-name="ce485"/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2" office:value-type="string" calcext:value-type="string">
            <text:p>Hz Yıkama</text:p>
          </table:table-cell>
          <table:table-cell table:style-name="ce479"/>
          <table:table-cell table:number-columns-repeated="2" table:style-name="ce494" office:value-type="percentage" office:value="0.5" calcext:value-type="percentage">
            <text:p>50.00%</text:p>
          </table:table-cell>
          <table:table-cell table:style-name="ce479"/>
          <table:table-cell table:style-name="ce504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2" table:formula="of:=[$'006 Hzr-acnta'.F30]" office:value-type="float" office:value="62850" calcext:value-type="float">
            <text:p>62,850.00</text:p>
          </table:table-cell>
          <table:table-cell table:style-name="ce486"/>
          <table:table-cell table:style-name="ce486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486"/>
          <table:table-cell table:style-name="ce508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Sanayi Acentalar</text:p>
          </table:table-cell>
          <table:table-cell table:style-name="ce482"/>
          <table:table-cell table:number-columns-repeated="2" table:style-name="ce484" office:value-type="percentage" office:value="0.5" calcext:value-type="percentage">
            <text:p>50.00%</text:p>
          </table:table-cell>
          <table:table-cell table:style-name="ce482"/>
          <table:table-cell table:style-name="ce512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$'006 Hzr-acnta'.F17]" office:value-type="float" office:value="34000" calcext:value-type="float">
            <text:p>34,000.00</text:p>
          </table:table-cell>
          <table:table-cell table:style-name="ce485"/>
          <table:table-cell table:style-name="ce485" table:formula="of:=[.C21]*[.A22]" office:value-type="float" office:value="17000" calcext:value-type="float">
            <text:p>17,000.00</text:p>
          </table:table-cell>
          <table:table-cell table:style-name="ce485" table:formula="of:=[.D21]*[.A22]" office:value-type="float" office:value="17000" calcext:value-type="float">
            <text:p>17,000.00</text:p>
          </table:table-cell>
          <table:table-cell table:style-name="ce485"/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.A6]+[.A16]+[.A18]+[.A20]+[.A22]" office:value-type="float" office:value="799375.6" calcext:value-type="float">
            <text:p>799,375.60</text:p>
          </table:table-cell>
          <table:table-cell table:style-name="ce491" table:formula="of:=[.B25]/[.$A$25]" office:value-type="percentage" office:value="0.116342555364462" calcext:value-type="percentage">
            <text:p>11.63%</text:p>
          </table:table-cell>
          <table:table-cell table:style-name="ce497" table:formula="of:=[.C25]/[.$A$25]" office:value-type="percentage" office:value="0.190056338972568" calcext:value-type="percentage">
            <text:p>19.01%</text:p>
          </table:table-cell>
          <table:table-cell table:style-name="ce497" table:formula="of:=[.D25]/[.$A$25]" office:value-type="percentage" office:value="0.37635252231033" calcext:value-type="percentage">
            <text:p>37.64%</text:p>
          </table:table-cell>
          <table:table-cell table:style-name="ce497" table:formula="of:=[.E25]/[.$A$25]" office:value-type="percentage" office:value="0.159312551779998" calcext:value-type="percentage">
            <text:p>15.93%</text:p>
          </table:table-cell>
          <table:table-cell table:style-name="ce513" table:formula="of:=[.F25]/[.$A$25]" office:value-type="percentage" office:value="0.157936031572642" calcext:value-type="percentage">
            <text:p>15.79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3" office:value-type="string" calcext:value-type="string">
            <text:p>TOPLAM</text:p>
          </table:table-cell>
          <table:table-cell table:style-name="ce492" office:value-type="string" calcext:value-type="string">
            <text:p>Ayşe</text:p>
          </table:table-cell>
          <table:table-cell table:style-name="ce483" office:value-type="string" calcext:value-type="string">
            <text:p>Ali </text:p>
          </table:table-cell>
          <table:table-cell table:style-name="ce483" office:value-type="string" calcext:value-type="string">
            <text:p>Atila</text:p>
          </table:table-cell>
          <table:table-cell table:style-name="ce483" office:value-type="string" calcext:value-type="string">
            <text:p>Hacı </text:p>
          </table:table-cell>
          <table:table-cell table:style-name="ce505" office:value-type="string" calcext:value-type="string">
            <text:p>İsmail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5" table:formula="of:=SUM([.B25:.F25])" office:value-type="float" office:value="799375.6" calcext:value-type="float">
            <text:p>799,375.60</text:p>
          </table:table-cell>
          <table:table-cell table:style-name="ce475" table:formula="of:=[.B22]+[.B20]+[.B18]+[.B10]+[.B12]+[.B8]+[.B6]" office:value-type="float" office:value="93001.4" calcext:value-type="float">
            <text:p>93,001.40</text:p>
          </table:table-cell>
          <table:table-cell table:style-name="ce498" table:formula="of:=[.C22]+[.C20]+[.C18]+[.C10]+[.C12]+[.C8]+[.C6]" office:value-type="float" office:value="151926.4" calcext:value-type="float">
            <text:p>151,926.40</text:p>
          </table:table-cell>
          <table:table-cell table:style-name="ce498" table:formula="of:=[.D22]+[.D20]+[.D18]+[.D10]+[.D12]+[.D8]+[.D6]+[.D14]" office:value-type="float" office:value="300847.023333333" calcext:value-type="float">
            <text:p>300,847.02</text:p>
          </table:table-cell>
          <table:table-cell table:style-name="ce498" table:formula="of:=[.E22]+[.E20]+[.E14]+[.E10]+[.E12]+[.E8]+[.E6]" office:value-type="float" office:value="127350.566666667" calcext:value-type="float">
            <text:p>127,350.57</text:p>
          </table:table-cell>
          <table:table-cell table:style-name="ce514" table:formula="of:=[.F22]+[.F20]+[.F14]+[.F10]+[.F12]+[.F8]+[.F6]" office:value-type="float" office:value="126250.21" calcext:value-type="float">
            <text:p>126,250.21</text:p>
          </table:table-cell>
          <table:table-cell table:style-name="ce479" table:number-columns-repeated="2"/>
          <table:table-cell table:number-columns-repeated="1016"/>
        </table:table-row>
        <table:table-row table:style-name="ro1">
          <table:table-cell table:style-name="ce422" office:value-type="string" calcext:value-type="string">
            <text:p>bu tablodaki rakamlar giderler düşüldükten sonra hesaplanan net miktarlardır.</text:p>
          </table:table-cell>
          <table:table-cell table:style-name="ce422" table:number-columns-repeated="7"/>
          <table:table-cell table:style-name="ce515" table:number-columns-repeated="56"/>
          <table:table-cell table:style-name="ce428" table:number-columns-repeated="960"/>
        </table:table-row>
        <table:table-row table:style-name="ro4" table:number-rows-repeated="3">
          <table:table-cell table:style-name="ce476" table:number-columns-repeated="2"/>
          <table:table-cell table:style-name="ce499"/>
          <table:table-cell table:style-name="ce476"/>
          <table:table-cell table:style-name="ce501"/>
          <table:table-cell table:style-name="ce476"/>
          <table:table-cell table:number-columns-repeated="1018"/>
        </table:table-row>
        <table:table-row table:style-name="ro4">
          <table:table-cell table:style-name="ce476" table:number-columns-repeated="6"/>
          <table:table-cell table:number-columns-repeated="1018"/>
        </table:table-row>
        <table:table-row table:style-name="ro4">
          <table:table-cell table:style-name="ce476" table:number-columns-repeated="3"/>
          <table:table-cell table:style-name="ce499"/>
          <table:table-cell table:style-name="ce476" table:number-columns-repeated="2"/>
          <table:table-cell table:number-columns-repeated="1018"/>
        </table:table-row>
        <table:table-row table:style-name="ro4">
          <table:table-cell table:style-name="ce476" table:number-columns-repeated="3"/>
          <table:table-cell table:style-name="ce499"/>
          <table:table-cell table:style-name="ce502"/>
          <table:table-cell table:style-name="ce476"/>
          <table:table-cell table:number-columns-repeated="1018"/>
        </table:table-row>
        <table:table-row table:style-name="ro4">
          <table:table-cell table:style-name="ce476" table:number-columns-repeated="4"/>
          <table:table-cell table:style-name="ce502"/>
          <table:table-cell table:style-name="ce476"/>
          <table:table-cell table:number-columns-repeated="1018"/>
        </table:table-row>
        <table:table-row table:style-name="ro4">
          <table:table-cell table:style-name="ce479" table:number-columns-repeated="4"/>
          <table:table-cell table:style-name="ce502"/>
          <table:table-cell table:style-name="ce479"/>
          <table:table-cell table:number-columns-repeated="1018"/>
        </table:table-row>
        <table:table-row table:style-name="ro4">
          <table:table-cell table:style-name="ce479" table:number-columns-repeated="4"/>
          <table:table-cell table:style-name="ce501"/>
          <table:table-cell table:style-name="ce479"/>
          <table:table-cell table:number-columns-repeated="1018"/>
        </table:table-row>
        <table:table-row table:style-name="ro4" table:number-rows-repeated="2">
          <table:table-cell table:style-name="ce479" table:number-columns-repeated="64"/>
          <table:table-cell table:number-columns-repeated="960"/>
        </table:table-row>
        <table:table-row table:style-name="ro4" table:number-rows-repeated="9">
          <table:table-cell table:style-name="ce479" table:number-columns-repeated="6"/>
          <table:table-cell table:number-columns-repeated="1018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3 LS" table:style-name="ta1">
        <table:table-column table:style-name="co24" table:default-cell-style-name="ce518"/>
        <table:table-column table:style-name="co25" table:default-cell-style-name="ce515"/>
        <table:table-column table:style-name="co26" table:default-cell-style-name="ce515"/>
        <table:table-column table:style-name="co24" table:default-cell-style-name="ce515"/>
        <table:table-column table:style-name="co27" table:default-cell-style-name="ce515"/>
        <table:table-column table:style-name="co28" table:default-cell-style-name="ce515"/>
        <table:table-column table:style-name="co9" table:number-columns-repeated="58" table:default-cell-style-name="ce515"/>
        <table:table-row table:style-name="ro5">
          <table:table-cell table:style-name="ce516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5">
          <table:table-cell table:style-name="ce516"/>
          <table:table-cell table:style-name="Default"/>
          <table:table-cell table:style-name="ce681" table:formula="of:=SUM([.C3:.C28])" office:value-type="float" office:value="410419.94" calcext:value-type="float">
            <text:p>410,419.94</text:p>
          </table:table-cell>
          <table:table-cell table:style-name="ce681" table:formula="of:=SUM([.D3:.D28])" office:value-type="float" office:value="410419.94" calcext:value-type="float">
            <text:p>410,419.94</text:p>
          </table:table-cell>
          <table:table-cell table:style-name="ce681" table:formula="of:=SUM([.E3:.E28])" office:value-type="float" office:value="38414.34" calcext:value-type="float">
            <text:p>38,414.34</text:p>
          </table:table-cell>
          <table:table-cell table:style-name="ce681" table:formula="of:=[.D2]-[.E2]" office:value-type="float" office:value="372005.6" calcext:value-type="float">
            <text:p>372,005.60</text:p>
          </table:table-cell>
          <table:table-cell table:number-columns-repeated="58"/>
        </table:table-row>
        <table:table-row table:style-name="ro1">
          <table:table-cell table:style-name="ce517" office:value-type="string" calcext:value-type="string">
            <text:p>Tarih</text:p>
          </table:table-cell>
          <table:table-cell table:style-name="ce568" office:value-type="string" calcext:value-type="string">
            <text:p>Açıklama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Gelir</text:p>
          </table:table-cell>
          <table:table-cell table:style-name="ce693" office:value-type="string" calcext:value-type="string">
            <text:p>Gider</text:p>
          </table:table-cell>
          <table:table-cell table:style-name="ce693" office:value-type="string" calcext:value-type="string">
            <text:p>Kasa</text:p>
          </table:table-cell>
          <table:table-cell table:number-columns-repeated="58"/>
        </table:table-row>
        <table:table-row table:style-name="ro1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1">
          <table:table-cell table:style-name="ce421" office:value-type="float" office:value="2011" calcext:value-type="float">
            <text:p>2011</text:p>
          </table:table-cell>
          <table:table-cell table:style-name="ce587" office:value-type="string" calcext:value-type="string">
            <text:p>Hasibe Balcı</text:p>
          </table:table-cell>
          <table:table-cell table:style-name="ce422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1">
          <table:table-cell/>
          <table:table-cell table:style-name="ce587" office:value-type="string" calcext:value-type="string">
            <text:p>eski 4 kömür parası</text:p>
          </table:table-cell>
          <table:table-cell table:style-name="ce422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422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<text:span text:style-name="T7">emlak vergisi  5020-1862=3158</text:span> </text:p>
          </table:table-cell>
          <table:table-cell table:style-name="ce422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1">
          <table:table-cell table:style-name="ce519" office:value-type="date" office:date-value="2012-09-01" calcext:value-type="date">
            <text:p>09/01/2012</text:p>
          </table:table-cell>
          <table:table-cell table:style-name="ce604" office:value-type="string" calcext:value-type="string">
            <text:p>Ahmet Çalışkan <text:s/></text:p>
          </table:table-cell>
          <table:table-cell table:number-columns-repeated="2" table:style-name="ce604" office:value-type="float" office:value="17000" calcext:value-type="float">
            <text:p>17,000.00</text:p>
          </table:table-cell>
          <table:table-cell table:style-name="ce604"/>
          <table:table-cell table:style-name="ce604" table:formula="of:=[.D9]" office:value-type="float" office:value="17000" calcext:value-type="float">
            <text:p>17,000.00</text:p>
          </table:table-cell>
          <table:table-cell table:style-name="ce604"/>
          <table:table-cell table:number-columns-repeated="5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587" office:value-type="string" calcext:value-type="string">
            <text:p>Hasibe Balcı</text:p>
          </table:table-cell>
          <table:table-cell table:style-name="ce422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1">
          <table:table-cell table:style-name="ce520"/>
          <table:table-cell table:style-name="ce641" office:value-type="string" calcext:value-type="string">
            <text:p>avukat sözleşme</text:p>
          </table:table-cell>
          <table:table-cell table:style-name="ce694"/>
          <table:table-cell table:style-name="ce642"/>
          <table:table-cell table:style-name="ce642" office:value-type="float" office:value="200" calcext:value-type="float">
            <text:p>200.00</text:p>
          </table:table-cell>
          <table:table-cell table:style-name="ce642" table:formula="of:=[.F10]+[.D11]-[.E11]" office:value-type="float" office:value="13930.04" calcext:value-type="float">
            <text:p>13,930.04</text:p>
          </table:table-cell>
          <table:table-cell table:style-name="ce705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1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521" office:value-type="float" office:value="2013" calcext:value-type="float">
            <text:p>2013</text:p>
          </table:table-cell>
          <table:table-cell table:style-name="ce641" office:value-type="string" calcext:value-type="string">
            <text:p>Hasibe Balcı</text:p>
          </table:table-cell>
          <table:table-cell table:style-name="ce694"/>
          <table:table-cell table:style-name="ce642"/>
          <table:table-cell table:style-name="ce642" office:value-type="float" office:value="2981.88" calcext:value-type="float">
            <text:p>2,981.88</text:p>
          </table:table-cell>
          <table:table-cell table:style-name="ce642" table:formula="of:=[.F12]+[.D13]-[.E13]" office:value-type="float" office:value="15718.12" calcext:value-type="float">
            <text:p>15,718.12</text:p>
          </table:table-cell>
          <table:table-cell table:style-name="ce705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1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421" office:value-type="float" office:value="2014" calcext:value-type="float">
            <text:p>2014</text:p>
          </table:table-cell>
          <table:table-cell table:style-name="ce587" office:value-type="string" calcext:value-type="string">
            <text:p>Hasibe Balcı</text:p>
          </table:table-cell>
          <table:table-cell table:style-name="ce422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681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aciye annemin hesabı</text:p>
          </table:table-cell>
          <table:table-cell table:style-name="ce422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681"/>
          <table:table-cell table:number-columns-repeated="57"/>
        </table:table-row>
        <table:table-row table:style-name="ro1">
          <table:table-cell/>
          <table:table-cell table:style-name="ce587" office:value-type="string" calcext:value-type="string">
            <text:p>tapu masrafı ali balcı</text:p>
          </table:table-cell>
          <table:table-cell table:style-name="ce422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520"/>
          <table:table-cell table:style-name="ce641" office:value-type="string" calcext:value-type="string">
            <text:p>tapu masrafı ali balcı</text:p>
          </table:table-cell>
          <table:table-cell table:style-name="ce694"/>
          <table:table-cell table:style-name="ce642"/>
          <table:table-cell table:style-name="ce642" office:value-type="float" office:value="5000" calcext:value-type="float">
            <text:p>5,000.00</text:p>
          </table:table-cell>
          <table:table-cell table:style-name="ce642" table:formula="of:=[.F17]+[.D18]-[.E18]" office:value-type="float" office:value="6004.29" calcext:value-type="float">
            <text:p>6,004.29</text:p>
          </table:table-cell>
          <table:table-cell table:style-name="ce705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1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681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1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681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1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681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1">
          <table:table-cell table:style-name="ce520" office:value-type="date" office:date-value="2018-09-01" calcext:value-type="date">
            <text:p>09/01/2018</text:p>
          </table:table-cell>
          <table:table-cell table:style-name="ce642" office:value-type="string" calcext:value-type="string">
            <text:p>Ahmet Çalışkan</text:p>
          </table:table-cell>
          <table:table-cell table:number-columns-repeated="2" table:style-name="ce642" office:value-type="float" office:value="32500" calcext:value-type="float">
            <text:p>32,500.00</text:p>
          </table:table-cell>
          <table:table-cell table:style-name="ce642"/>
          <table:table-cell table:style-name="ce642" table:formula="of:=[.D22]" office:value-type="float" office:value="32500" calcext:value-type="float">
            <text:p>32,500.00</text:p>
          </table:table-cell>
          <table:table-cell table:style-name="ce705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1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681"/>
          <table:table-cell table:number-columns-repeated="57"/>
        </table:table-row>
        <table:table-row table:style-name="ro1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521" office:value-type="float" office:value="2019" calcext:value-type="float">
            <text:p>2019</text:p>
          </table:table-cell>
          <table:table-cell table:style-name="ce642" office:value-type="string" calcext:value-type="string">
            <text:p>maliye <text:s/>damga vergisi vs <text:s/>125</text:p>
          </table:table-cell>
          <table:table-cell table:style-name="ce694" table:number-columns-repeated="2"/>
          <table:table-cell table:style-name="ce694" office:value-type="float" office:value="148.2" calcext:value-type="float">
            <text:p>148.2</text:p>
          </table:table-cell>
          <table:table-cell table:style-name="ce642" table:formula="of:=[.F24]+[.D25]-[.E25]" office:value-type="float" office:value="40721.74" calcext:value-type="float">
            <text:p>40,721.74</text:p>
          </table:table-cell>
          <table:table-cell table:style-name="ce705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1">
          <table:table-cell table:style-name="ce522" office:value-type="float" office:value="2020" calcext:value-type="float">
            <text:p>2020</text:p>
          </table:table-cell>
          <table:table-cell table:style-name="ce647"/>
          <table:table-cell table:number-columns-repeated="2" table:style-name="ce695" office:value-type="float" office:value="44000" calcext:value-type="float">
            <text:p>44000</text:p>
          </table:table-cell>
          <table:table-cell table:style-name="ce695"/>
          <table:table-cell table:formula="of:=[.D26]" office:value-type="float" office:value="44000" calcext:value-type="float">
            <text:p>44,000.00</text:p>
          </table:table-cell>
          <table:table-cell table:style-name="ce681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1">
          <table:table-cell table:style-name="ce522" office:value-type="float" office:value="2021" calcext:value-type="float">
            <text:p>2021</text:p>
          </table:table-cell>
          <table:table-cell table:style-name="ce647"/>
          <table:table-cell table:number-columns-repeated="2" table:style-name="ce695" office:value-type="float" office:value="52000" calcext:value-type="float">
            <text:p>52000</text:p>
          </table:table-cell>
          <table:table-cell table:style-name="ce695"/>
          <table:table-cell table:formula="of:=[.D27]" office:value-type="float" office:value="52000" calcext:value-type="float">
            <text:p>52,000.00</text:p>
          </table:table-cell>
          <table:table-cell table:style-name="ce681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1">
          <table:table-cell table:style-name="ce521" office:value-type="float" office:value="2022" calcext:value-type="float">
            <text:p>2022</text:p>
          </table:table-cell>
          <table:table-cell table:style-name="ce642"/>
          <table:table-cell table:number-columns-repeated="2" table:style-name="ce694" office:value-type="float" office:value="95000" calcext:value-type="float">
            <text:p>95000</text:p>
          </table:table-cell>
          <table:table-cell table:style-name="ce694"/>
          <table:table-cell table:formula="of:=[.D28]" office:value-type="float" office:value="95000" calcext:value-type="float">
            <text:p>95,000.00</text:p>
          </table:table-cell>
          <table:table-cell table:style-name="ce681" table:formula="of:=[.F28]" office:value-type="float" office:value="95000" calcext:value-type="float">
            <text:p>95,000.00</text:p>
          </table:table-cell>
          <table:table-cell table:number-columns-repeated="57"/>
        </table:table-row>
        <table:table-row table:style-name="ro4">
          <table:table-cell table:number-columns-repeated="5"/>
          <table:table-cell table:style-name="ce704" office:value-type="string" calcext:value-type="string">
            <text:p>2011-2022 Lise Arkası Toplam Kira Geliri</text:p>
          </table:table-cell>
          <table:table-cell table:style-name="ce706" table:formula="of:=SUM([.G4:.G28])" office:value-type="float" office:value="372005.6" calcext:value-type="float">
            <text:p>372,005.60</text:p>
          </table:table-cell>
          <table:table-cell table:number-columns-repeated="57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5">
          <table:table-cell table:style-name="ce52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523"/>
          <table:table-cell table:style-name="ce696" table:number-columns-repeated="4"/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696" office:value-type="string" calcext:value-type="string">
            <text:p>Yıkama Toplam</text:p>
          </table:table-cell>
          <table:table-cell table:style-name="ce696" office:value-type="string" calcext:value-type="string">
            <text:p>Ayşe</text:p>
          </table:table-cell>
          <table:table-cell table:style-name="ce696" office:value-type="string" calcext:value-type="string">
            <text:p>Ali</text:p>
          </table:table-cell>
          <table:table-cell table:style-name="ce696" office:value-type="string" calcext:value-type="string">
            <text:p>Atila</text:p>
          </table:table-cell>
          <table:table-cell table:style-name="ce699" office:value-type="string" calcext:value-type="string">
            <text:p>Hacı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696" office:value-type="string" calcext:value-type="string">
            <text:p>Kira Geliri</text:p>
          </table:table-cell>
          <table:table-cell table:number-columns-repeated="4" table:style-name="ce696" office:value-type="string" calcext:value-type="string">
            <text:p>Hisse Geliri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99" office:value-type="string" calcext:value-type="string">
            <text:p>¼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97" table:formula="of:=[.G8]" office:value-type="float" office:value="-2918.59" calcext:value-type="float">
            <text:p>-2,918.59</text:p>
          </table:table-cell>
          <table:table-cell table:style-name="ce697" table:formula="of:=[.C36]*[.$D$35]" office:value-type="float" office:value="-729.6475" calcext:value-type="float">
            <text:p>-729.65</text:p>
          </table:table-cell>
          <table:table-cell table:style-name="ce697" table:formula="of:=[.C36]*[.$E$35]" office:value-type="float" office:value="-729.6475" calcext:value-type="float">
            <text:p>-729.65</text:p>
          </table:table-cell>
          <table:table-cell table:style-name="ce697" table:formula="of:=[.C36]*[.$F$35]" office:value-type="float" office:value="-729.6475" calcext:value-type="float">
            <text:p>-729.65</text:p>
          </table:table-cell>
          <table:table-cell table:style-name="ce697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97" table:formula="of:=[.G11]" office:value-type="float" office:value="13930.04" calcext:value-type="float">
            <text:p>13,930.04</text:p>
          </table:table-cell>
          <table:table-cell table:style-name="ce697" table:formula="of:=[.C37]*[.$D$35]" office:value-type="float" office:value="3482.51" calcext:value-type="float">
            <text:p>3,482.51</text:p>
          </table:table-cell>
          <table:table-cell table:style-name="ce697" table:formula="of:=[.C37]*[.$E$35]" office:value-type="float" office:value="3482.51" calcext:value-type="float">
            <text:p>3,482.51</text:p>
          </table:table-cell>
          <table:table-cell table:style-name="ce697" table:formula="of:=[.C37]*[.$F$35]" office:value-type="float" office:value="3482.51" calcext:value-type="float">
            <text:p>3,482.51</text:p>
          </table:table-cell>
          <table:table-cell table:style-name="ce697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97" table:formula="of:=[.G13]" office:value-type="float" office:value="15718.12" calcext:value-type="float">
            <text:p>15,718.12</text:p>
          </table:table-cell>
          <table:table-cell table:style-name="ce697" table:formula="of:=[.C38]*[.$D$35]" office:value-type="float" office:value="3929.53" calcext:value-type="float">
            <text:p>3,929.53</text:p>
          </table:table-cell>
          <table:table-cell table:style-name="ce697" table:formula="of:=[.C38]*[.$E$35]" office:value-type="float" office:value="3929.53" calcext:value-type="float">
            <text:p>3,929.53</text:p>
          </table:table-cell>
          <table:table-cell table:style-name="ce697" table:formula="of:=[.C38]*[.$F$35]" office:value-type="float" office:value="3929.53" calcext:value-type="float">
            <text:p>3,929.53</text:p>
          </table:table-cell>
          <table:table-cell table:style-name="ce697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1">
          <table:table-cell/>
          <table:table-cell table:style-name="Default" office:value-type="float" office:value="2014" calcext:value-type="float">
            <text:p>2014</text:p>
          </table:table-cell>
          <table:table-cell table:style-name="ce697" table:formula="of:=[.G18]" office:value-type="float" office:value="6004.29" calcext:value-type="float">
            <text:p>6,004.29</text:p>
          </table:table-cell>
          <table:table-cell table:style-name="ce697" table:formula="of:=[.C39]*[.$D$35]" office:value-type="float" office:value="1501.0725" calcext:value-type="float">
            <text:p>1,501.07</text:p>
          </table:table-cell>
          <table:table-cell table:style-name="ce697" table:formula="of:=[.C39]*[.$E$35]" office:value-type="float" office:value="1501.0725" calcext:value-type="float">
            <text:p>1,501.07</text:p>
          </table:table-cell>
          <table:table-cell table:style-name="ce697" table:formula="of:=[.C39]*[.$F$35]" office:value-type="float" office:value="1501.0725" calcext:value-type="float">
            <text:p>1,501.07</text:p>
          </table:table-cell>
          <table:table-cell table:style-name="ce697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97" table:formula="of:=[.G19]" office:value-type="float" office:value="22550" calcext:value-type="float">
            <text:p>22,550.00</text:p>
          </table:table-cell>
          <table:table-cell table:style-name="ce697" table:formula="of:=[.C40]*[.$D$35]" office:value-type="float" office:value="5637.5" calcext:value-type="float">
            <text:p>5,637.50</text:p>
          </table:table-cell>
          <table:table-cell table:style-name="ce697" table:formula="of:=[.C40]*[.$E$35]" office:value-type="float" office:value="5637.5" calcext:value-type="float">
            <text:p>5,637.50</text:p>
          </table:table-cell>
          <table:table-cell table:style-name="ce697" table:formula="of:=[.C40]*[.$F$35]" office:value-type="float" office:value="5637.5" calcext:value-type="float">
            <text:p>5,637.50</text:p>
          </table:table-cell>
          <table:table-cell table:style-name="ce697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97" table:formula="of:=[.G20]" office:value-type="float" office:value="25000" calcext:value-type="float">
            <text:p>25,000.00</text:p>
          </table:table-cell>
          <table:table-cell table:style-name="ce697" table:formula="of:=[.C41]*[.$D$35]" office:value-type="float" office:value="6250" calcext:value-type="float">
            <text:p>6,250.00</text:p>
          </table:table-cell>
          <table:table-cell table:style-name="ce697" table:formula="of:=[.C41]*[.$E$35]" office:value-type="float" office:value="6250" calcext:value-type="float">
            <text:p>6,250.00</text:p>
          </table:table-cell>
          <table:table-cell table:style-name="ce697" table:formula="of:=[.C41]*[.$F$35]" office:value-type="float" office:value="6250" calcext:value-type="float">
            <text:p>6,250.00</text:p>
          </table:table-cell>
          <table:table-cell table:style-name="ce697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97" table:formula="of:=[.G21]" office:value-type="float" office:value="27500" calcext:value-type="float">
            <text:p>27,500.00</text:p>
          </table:table-cell>
          <table:table-cell table:style-name="ce697" table:formula="of:=[.C42]*[.$D$35]" office:value-type="float" office:value="6875" calcext:value-type="float">
            <text:p>6,875.00</text:p>
          </table:table-cell>
          <table:table-cell table:style-name="ce697" table:formula="of:=[.C42]*[.$E$35]" office:value-type="float" office:value="6875" calcext:value-type="float">
            <text:p>6,875.00</text:p>
          </table:table-cell>
          <table:table-cell table:style-name="ce697" table:formula="of:=[.C42]*[.$F$35]" office:value-type="float" office:value="6875" calcext:value-type="float">
            <text:p>6,875.00</text:p>
          </table:table-cell>
          <table:table-cell table:style-name="ce697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97" table:formula="of:=[.G22]" office:value-type="float" office:value="32500" calcext:value-type="float">
            <text:p>32,500.00</text:p>
          </table:table-cell>
          <table:table-cell table:style-name="ce697" table:formula="of:=[.C43]*[.$D$35]" office:value-type="float" office:value="8125" calcext:value-type="float">
            <text:p>8,125.00</text:p>
          </table:table-cell>
          <table:table-cell table:style-name="ce697" table:formula="of:=[.C43]*[.$E$35]" office:value-type="float" office:value="8125" calcext:value-type="float">
            <text:p>8,125.00</text:p>
          </table:table-cell>
          <table:table-cell table:style-name="ce697" table:formula="of:=[.C43]*[.$F$35]" office:value-type="float" office:value="8125" calcext:value-type="float">
            <text:p>8,125.00</text:p>
          </table:table-cell>
          <table:table-cell table:style-name="ce697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97" table:formula="of:=[.G25]" office:value-type="float" office:value="40721.74" calcext:value-type="float">
            <text:p>40,721.74</text:p>
          </table:table-cell>
          <table:table-cell table:style-name="ce697" table:formula="of:=[.C44]*[.$D$35]" office:value-type="float" office:value="10180.435" calcext:value-type="float">
            <text:p>10,180.44</text:p>
          </table:table-cell>
          <table:table-cell table:style-name="ce697" table:formula="of:=[.C44]*[.$E$35]" office:value-type="float" office:value="10180.435" calcext:value-type="float">
            <text:p>10,180.44</text:p>
          </table:table-cell>
          <table:table-cell table:style-name="ce697" table:formula="of:=[.C44]*[.$F$35]" office:value-type="float" office:value="10180.435" calcext:value-type="float">
            <text:p>10,180.44</text:p>
          </table:table-cell>
          <table:table-cell table:style-name="ce697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97" office:value-type="float" office:value="44000" calcext:value-type="float">
            <text:p>44,000.00</text:p>
          </table:table-cell>
          <table:table-cell table:style-name="ce697" table:formula="of:=[.C45]*[.$D$35]" office:value-type="float" office:value="11000" calcext:value-type="float">
            <text:p>11,000.00</text:p>
          </table:table-cell>
          <table:table-cell table:style-name="ce697" table:formula="of:=[.C45]*[.$E$35]" office:value-type="float" office:value="11000" calcext:value-type="float">
            <text:p>11,000.00</text:p>
          </table:table-cell>
          <table:table-cell table:style-name="ce697" table:formula="of:=[.C45]*[.$F$35]" office:value-type="float" office:value="11000" calcext:value-type="float">
            <text:p>11,000.00</text:p>
          </table:table-cell>
          <table:table-cell table:style-name="ce697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97" office:value-type="float" office:value="52000" calcext:value-type="float">
            <text:p>52,000.00</text:p>
          </table:table-cell>
          <table:table-cell table:style-name="ce697" table:formula="of:=[.C46]*[.$D$35]" office:value-type="float" office:value="13000" calcext:value-type="float">
            <text:p>13,000.00</text:p>
          </table:table-cell>
          <table:table-cell table:style-name="ce697" table:formula="of:=[.C46]*[.$E$35]" office:value-type="float" office:value="13000" calcext:value-type="float">
            <text:p>13,000.00</text:p>
          </table:table-cell>
          <table:table-cell table:style-name="ce697" table:formula="of:=[.C46]*[.$F$35]" office:value-type="float" office:value="13000" calcext:value-type="float">
            <text:p>13,000.00</text:p>
          </table:table-cell>
          <table:table-cell table:style-name="ce697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2" calcext:value-type="float">
            <text:p>2022</text:p>
          </table:table-cell>
          <table:table-cell table:style-name="ce697" office:value-type="float" office:value="95000" calcext:value-type="float">
            <text:p>95,000.00</text:p>
          </table:table-cell>
          <table:table-cell table:style-name="ce697" table:formula="of:=[.C47]*[.$D$35]" office:value-type="float" office:value="23750" calcext:value-type="float">
            <text:p>23,750.00</text:p>
          </table:table-cell>
          <table:table-cell table:style-name="ce697" table:formula="of:=[.C47]*[.$E$35]" office:value-type="float" office:value="23750" calcext:value-type="float">
            <text:p>23,750.00</text:p>
          </table:table-cell>
          <table:table-cell table:style-name="ce697" table:formula="of:=[.C47]*[.$F$35]" office:value-type="float" office:value="23750" calcext:value-type="float">
            <text:p>23,750.00</text:p>
          </table:table-cell>
          <table:table-cell table:style-name="ce697" table:formula="of:=[.C47]*[.$G$35]" office:value-type="float" office:value="23750" calcext:value-type="float">
            <text:p>23,75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ce679" office:value-type="string" calcext:value-type="string">
            <text:p>Toplam</text:p>
          </table:table-cell>
          <table:table-cell table:style-name="ce463" table:formula="of:=SUM([.C36:.C47])" office:value-type="float" office:value="372005.6" calcext:value-type="float">
            <text:p>372,005.60</text:p>
          </table:table-cell>
          <table:table-cell table:style-name="ce463" table:formula="of:=SUM([.D36:.D47])" office:value-type="float" office:value="93001.4" calcext:value-type="float">
            <text:p>93,001.40</text:p>
          </table:table-cell>
          <table:table-cell table:style-name="ce463" table:formula="of:=SUM([.E36:.E47])" office:value-type="float" office:value="93001.4" calcext:value-type="float">
            <text:p>93,001.40</text:p>
          </table:table-cell>
          <table:table-cell table:style-name="ce463" table:formula="of:=SUM([.F36:.F47])" office:value-type="float" office:value="93001.4" calcext:value-type="float">
            <text:p>93,001.40</text:p>
          </table:table-cell>
          <table:table-cell table:style-name="ce463" table:formula="of:=SUM([.G36:.G47])" office:value-type="float" office:value="93001.4" calcext:value-type="float">
            <text:p>93,001.40</text:p>
          </table:table-cell>
          <table:table-cell table:number-columns-repeated="57"/>
        </table:table-row>
        <table:table-row table:style-name="ro4">
          <table:table-cell table:style-name="ce524" office:value-type="string" calcext:value-type="string">
            <text:p>2011-2021 AYŞE BALCI KİRA GELİR-GİDER</text:p>
          </table:table-cell>
          <table:table-cell table:style-name="ce525" table:number-columns-repeated="5"/>
          <table:table-cell table:style-name="ce707"/>
          <table:table-cell table:number-columns-repeated="57"/>
        </table:table-row>
        <table:table-row table:style-name="ro4">
          <table:table-cell table:style-name="ce525"/>
          <table:table-cell table:style-name="ce524"/>
          <table:table-cell table:style-name="ce698"/>
          <table:table-cell table:style-name="ce700" office:value-type="string" calcext:value-type="string">
            <text:p>GELİR</text:p>
          </table:table-cell>
          <table:table-cell table:style-name="ce700" office:value-type="string" calcext:value-type="string">
            <text:p>GİDER</text:p>
          </table:table-cell>
          <table:table-cell table:style-name="ce700" office:value-type="string" calcext:value-type="string">
            <text:p>BAKİYE</text:p>
          </table:table-cell>
          <table:table-cell table:style-name="ce708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Ayşe kira gelirleri</text:p>
          </table:table-cell>
          <table:table-cell table:style-name="ce428"/>
          <table:table-cell table:style-name="ce428" table:formula="of:=[.B48]" office:value-type="string" office:string-value="Toplam" calcext:value-type="string">
            <text:p>Toplam</text:p>
          </table:table-cell>
          <table:table-cell table:style-name="ce428"/>
          <table:table-cell table:style-name="ce462" table:formula="of:=[.D48]" office:value-type="float" office:value="93001.4" calcext:value-type="float">
            <text:p>93,001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babamın banka hesabından</text:p>
          </table:table-cell>
          <table:table-cell table:style-name="ce428"/>
          <table:table-cell table:style-name="ce462" office:value-type="float" office:value="4375" calcext:value-type="float">
            <text:p>4,375.00</text:p>
          </table:table-cell>
          <table:table-cell table:style-name="ce462"/>
          <table:table-cell table:style-name="ce462" table:formula="of:=[.F51]+[.D52]-[.E52]" office:value-type="float" office:value="97376.4" calcext:value-type="float">
            <text:p>97,376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680" office:value-type="string" calcext:value-type="string">
            <text:p>AYŞE KİRA VERGİSİ</text:p>
          </table:table-cell>
          <table:table-cell table:style-name="ce428"/>
          <table:table-cell table:style-name="ce462"/>
          <table:table-cell table:style-name="ce701" office:value-type="float" office:value="949.9" calcext:value-type="float">
            <text:p>949,90</text:p>
          </table:table-cell>
          <table:table-cell table:style-name="ce462" table:formula="of:=[.F52]+[.D53]-[.E53]" office:value-type="float" office:value="96426.5" calcext:value-type="float">
            <text:p>96,42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kombi</text:p>
          </table:table-cell>
          <table:table-cell table:style-name="ce428"/>
          <table:table-cell table:style-name="ce462"/>
          <table:table-cell table:style-name="ce702" office:value-type="float" office:value="5720" calcext:value-type="float">
            <text:p>5,720.00</text:p>
          </table:table-cell>
          <table:table-cell table:style-name="ce462" table:formula="of:=[.F53]+[.D54]-[.E54]" office:value-type="float" office:value="90706.5" calcext:value-type="float">
            <text:p>90,70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2019 hacıdan havale</text:p>
          </table:table-cell>
          <table:table-cell table:style-name="ce428"/>
          <table:table-cell table:style-name="ce462"/>
          <table:table-cell table:style-name="ce702" office:value-type="float" office:value="15000" calcext:value-type="float">
            <text:p>15,000.00</text:p>
          </table:table-cell>
          <table:table-cell table:style-name="ce462" table:formula="of:=[.F54]+[.D55]-[.E55]" office:value-type="float" office:value="75706.5" calcext:value-type="float">
            <text:p>75,70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2019 belediye</text:p>
          </table:table-cell>
          <table:table-cell table:style-name="ce428"/>
          <table:table-cell table:style-name="ce462"/>
          <table:table-cell table:style-name="ce702" office:value-type="float" office:value="194.7" calcext:value-type="float">
            <text:p>194.70</text:p>
          </table:table-cell>
          <table:table-cell table:style-name="ce462" table:formula="of:=[.F55]+[.D56]-[.E56]" office:value-type="float" office:value="75511.8" calcext:value-type="float">
            <text:p>75,511.8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565"/>
          <table:table-cell office:value-type="string" calcext:value-type="string">
            <text:p>2020 havale</text:p>
          </table:table-cell>
          <table:table-cell table:number-columns-repeated="2"/>
          <table:table-cell table:style-name="ce702" office:value-type="float" office:value="18000" calcext:value-type="float">
            <text:p>18,000.00</text:p>
          </table:table-cell>
          <table:table-cell table:formula="of:=[.F56]+[.D57]-[.E57]" office:value-type="float" office:value="57511.8" calcext:value-type="float">
            <text:p>57,511.80</text:p>
          </table:table-cell>
          <table:table-cell table:number-columns-repeated="58"/>
        </table:table-row>
        <table:table-row table:style-name="ro1">
          <table:table-cell table:style-name="ce422"/>
          <table:table-cell table:style-name="ce422" office:value-type="string" calcext:value-type="string">
            <text:p>2020 belediye</text:p>
          </table:table-cell>
          <table:table-cell table:style-name="ce422"/>
          <table:table-cell/>
          <table:table-cell table:style-name="ce702" office:value-type="float" office:value="71.8" calcext:value-type="float">
            <text:p>71.80</text:p>
          </table:table-cell>
          <table:table-cell table:formula="of:=[.F57]+[.D58]-[.E58]" office:value-type="float" office:value="57440" calcext:value-type="float">
            <text:p>57,440.00</text:p>
          </table:table-cell>
          <table:table-cell table:number-columns-repeated="58"/>
        </table:table-row>
        <table:table-row table:style-name="ro1">
          <table:table-cell table:style-name="ce565"/>
          <table:table-cell table:style-name="ce587" office:value-type="string" calcext:value-type="string">
            <text:p>2021 havale</text:p>
          </table:table-cell>
          <table:table-cell/>
          <table:table-cell table:style-name="ce587"/>
          <table:table-cell table:style-name="ce702" office:value-type="float" office:value="20000" calcext:value-type="float">
            <text:p>20,000.00</text:p>
          </table:table-cell>
          <table:table-cell table:formula="of:=[.F58]+[.D59]-[.E59]" office:value-type="float" office:value="37440" calcext:value-type="float">
            <text:p>37,440.00</text:p>
          </table:table-cell>
          <table:table-cell table:number-columns-repeated="58"/>
        </table:table-row>
        <table:table-row table:style-name="ro6">
          <table:table-cell table:style-name="ce565"/>
          <table:table-cell table:style-name="ce587" office:value-type="string" calcext:value-type="string">
            <text:p>2021 belediye</text:p>
          </table:table-cell>
          <table:table-cell/>
          <table:table-cell table:style-name="ce587"/>
          <table:table-cell table:style-name="ce702" office:value-type="float" office:value="75.5" calcext:value-type="float">
            <text:p>75.50</text:p>
          </table:table-cell>
          <table:table-cell table:formula="of:=[.F59]+[.D60]-[.E60]" office:value-type="float" office:value="37364.5" calcext:value-type="float">
            <text:p>37,364.50</text:p>
          </table:table-cell>
          <table:table-cell table:style-name="ce709"/>
          <table:table-cell table:number-columns-repeated="57"/>
        </table:table-row>
        <table:table-row table:style-name="ro1">
          <table:table-cell table:style-name="ce422"/>
          <table:table-cell table:style-name="ce422" office:value-type="string" calcext:value-type="string">
            <text:p>2022 kira ali balcıda</text:p>
          </table:table-cell>
          <table:table-cell table:style-name="ce422" table:number-columns-repeated="2"/>
          <table:table-cell table:style-name="ce702" office:value-type="float" office:value="24500" calcext:value-type="float">
            <text:p>24,500.00</text:p>
          </table:table-cell>
          <table:table-cell table:formula="of:=[.F60]+[.D61]-[.E61]" office:value-type="float" office:value="12864.5" calcext:value-type="float">
            <text:p>12,864.50</text:p>
          </table:table-cell>
          <table:table-cell table:number-columns-repeated="58"/>
        </table:table-row>
        <table:table-row table:style-name="ro1">
          <table:table-cell table:style-name="ce565"/>
          <table:table-cell office:value-type="string" calcext:value-type="string">
            <text:p>2022 belediye</text:p>
          </table:table-cell>
          <table:table-cell table:number-columns-repeated="2"/>
          <table:table-cell table:style-name="ce703" office:value-type="string" calcext:value-type="string">
            <text:p>197,25</text:p>
          </table:table-cell>
          <table:table-cell table:formula="of:=[.F61]+[.D62]-[.E62]" office:value-type="float" office:value="12667.25" calcext:value-type="float">
            <text:p>12,667.25</text:p>
          </table:table-cell>
          <table:table-cell table:number-columns-repeated="58"/>
        </table:table-row>
        <table:table-row table:style-name="ro1">
          <table:table-cell table:style-name="ce565"/>
          <table:table-cell office:value-type="string" calcext:value-type="string">
            <text:p>2022 havale eskişehire giderken</text:p>
          </table:table-cell>
          <table:table-cell table:number-columns-repeated="2"/>
          <table:table-cell table:style-name="ce702" office:value-type="float" office:value="10000" calcext:value-type="float">
            <text:p>10,000.00</text:p>
          </table:table-cell>
          <table:table-cell table:formula="of:=[.F62]+[.D63]-[.E63]" office:value-type="float" office:value="2667.25" calcext:value-type="float">
            <text:p>2,667.25</text:p>
          </table:table-cell>
          <table:table-cell table:number-columns-repeated="58"/>
        </table:table-row>
        <table:table-row table:style-name="ro1">
          <table:table-cell table:style-name="ce565"/>
          <table:table-cell table:number-columns-repeated="3"/>
          <table:table-cell table:style-name="ce422"/>
          <table:table-cell table:number-columns-repeated="59"/>
        </table:table-row>
        <table:table-row table:style-name="ro1">
          <table:table-cell table:style-name="ce422" table:number-columns-repeated="5"/>
          <table:table-cell table:number-columns-repeated="59"/>
        </table:table-row>
        <table:table-row table:style-name="ro1">
          <table:table-cell table:style-name="ce565"/>
          <table:table-cell table:style-name="ce587"/>
          <table:table-cell/>
          <table:table-cell table:style-name="ce587"/>
          <table:table-cell table:style-name="ce422"/>
          <table:table-cell table:number-columns-repeated="59"/>
        </table:table-row>
        <table:table-row table:style-name="ro1">
          <table:table-cell table:style-name="ce422" table:number-columns-repeated="5"/>
          <table:table-cell table:number-columns-repeated="59"/>
        </table:table-row>
        <table:table-row table:style-name="ro1">
          <table:table-cell table:style-name="ce565"/>
          <table:table-cell table:style-name="ce587"/>
          <table:table-cell/>
          <table:table-cell table:style-name="ce587"/>
          <table:table-cell table:style-name="ce422"/>
          <table:table-cell table:number-columns-repeated="59"/>
        </table:table-row>
        <table:table-row table:style-name="ro1" table:number-rows-repeated="2">
          <table:table-cell table:style-name="ce422" table:number-columns-repeated="5"/>
          <table:table-cell table:number-columns-repeated="59"/>
        </table:table-row>
        <table:table-row table:style-name="ro1">
          <table:table-cell table:style-name="ce565"/>
          <table:table-cell table:number-columns-repeated="3"/>
          <table:table-cell table:style-name="ce422"/>
          <table:table-cell table:number-columns-repeated="59"/>
        </table:table-row>
        <table:table-row table:style-name="ro1" table:number-rows-repeated="2">
          <table:table-cell table:style-name="ce422" table:number-columns-repeated="5"/>
          <table:table-cell table:number-columns-repeated="59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04 APYkm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ce697"/>
        <table:table-column table:style-name="co29" table:number-columns-repeated="2" table:default-cell-style-name="Default"/>
        <table:table-column table:style-name="co29" table:number-columns-repeated="3" table:default-cell-style-name="ce697"/>
        <table:table-row table:style-name="ro7">
          <table:table-cell/>
          <table:table-cell table:style-name="ce717" office:value-type="string" calcext:value-type="string">
            <text:p>Ali Paşa Yıkama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4:.F58])" office:value-type="float" office:value="261345.1304" calcext:value-type="float">
            <text:p>261,345.13</text:p>
          </table:table-cell>
          <table:table-cell table:style-name="ce727" table:formula="of:=SUM([.G4:.G58])" office:value-type="float" office:value="260450" calcext:value-type="float">
            <text:p>260,450.00</text:p>
          </table:table-cell>
          <table:table-cell table:style-name="ce727" table:formula="of:=[.F1]-[.G1]" office:value-type="float" office:value="895.130399999995" calcext:value-type="float">
            <text:p>895.1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table:formula="of:=[.H9]+[.F8]-[.G8]" office:value-type="float" office:value="0.000400000001832268" calcext:value-type="float">
            <text:p>0.00</text:p>
          </table:table-cell>
        </table:table-row>
        <table:table-row table:style-name="ro1">
          <table:table-cell/>
          <table:table-cell table:style-name="ce697" office:value-type="string" calcext:value-type="string">
            <text:p>indirim</text:p>
          </table:table-cell>
          <table:table-cell table:number-columns-repeated="3"/>
          <table:table-cell table:style-name="Default"/>
          <table:table-cell table:style-name="ce728" office:value-type="string" calcext:value-type="string">
            <text:p>895,13</text:p>
          </table:table-cell>
          <table:table-cell table:formula="of:=[.H10]+[.F9]-[.G9]" office:value-type="float" office:value="0.000400000001832268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11]+[.F10]-[.G10]" office:value-type="float" office:value="895.130400000002" calcext:value-type="float">
            <text:p>895.13</text:p>
          </table:table-cell>
        </table:table-row>
        <table:table-row table:style-name="ro1">
          <table:table-cell table:style-name="ce711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1">
          <table:table-cell table:style-name="ce712"/>
          <table:table-cell table:style-name="ce712" office:value-type="string" calcext:value-type="string">
            <text:p>atila balcı hesabına yatan</text:p>
          </table:table-cell>
          <table:table-cell table:style-name="ce721"/>
          <table:table-cell table:style-name="ce712" table:number-columns-repeated="2"/>
          <table:table-cell table:style-name="ce721"/>
          <table:table-cell table:style-name="ce721" office:value-type="float" office:value="9092" calcext:value-type="float">
            <text:p>9,092.00</text:p>
          </table:table-cell>
          <table:table-cell table:style-name="ce721" table:formula="of:=[.H13]+[.F12]-[.G12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1">
          <table:table-cell table:style-name="ce711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8">
          <table:table-cell table:style-name="ce713" office:value-type="date" office:date-value="2020-08-30" calcext:value-type="date">
            <text:p>08/30/2020</text:p>
          </table:table-cell>
          <table:table-cell table:style-name="ce712" office:value-type="string" calcext:value-type="string">
            <text:p>senet selanik</text:p>
          </table:table-cell>
          <table:table-cell table:style-name="ce721"/>
          <table:table-cell table:style-name="ce712" table:number-columns-repeated="2"/>
          <table:table-cell table:style-name="ce721"/>
          <table:table-cell table:style-name="ce721" office:value-type="float" office:value="5500" calcext:value-type="float">
            <text:p>5,500.00</text:p>
          </table:table-cell>
          <table:table-cell table:style-name="ce721" table:formula="of:=[.H16]+[.F15]-[.G15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1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1">
          <table:table-cell table:style-name="ce711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723" table:formula="of:=[.H19]+[.F18]-[.G18]" office:value-type="float" office:value="30558" calcext:value-type="float">
            <text:p>30,558.00</text:p>
          </table:table-cell>
        </table:table-row>
        <table:table-row table:style-name="ro1">
          <table:table-cell table:style-name="ce713" office:value-type="date" office:date-value="2019-12-31" calcext:value-type="date">
            <text:p>12/31/2019</text:p>
          </table:table-cell>
          <table:table-cell table:style-name="ce712" office:value-type="string" calcext:value-type="string">
            <text:p>indirim</text:p>
          </table:table-cell>
          <table:table-cell table:style-name="ce721"/>
          <table:table-cell table:style-name="ce712" table:number-columns-repeated="2"/>
          <table:table-cell table:style-name="ce721"/>
          <table:table-cell table:style-name="ce721" office:value-type="float" office:value="900" calcext:value-type="float">
            <text:p>900.00</text:p>
          </table:table-cell>
          <table:table-cell table:style-name="ce721"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1">
          <table:table-cell table:style-name="ce711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1">
          <table:table-cell table:style-name="ce711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1">
          <table:table-cell table:style-name="ce711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711" office:value-type="date" office:date-value="2018-07-01" calcext:value-type="date">
            <text:p>07/01/2018</text:p>
          </table:table-cell>
          <table:table-cell table:style-name="ce711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1">
          <table:table-cell table:style-name="ce714" table:number-columns-repeated="2"/>
          <table:table-cell table:style-name="ce723"/>
          <table:table-cell table:style-name="ce714" table:number-columns-repeated="2"/>
          <table:table-cell table:style-name="ce723" table:number-columns-repeated="2"/>
          <table:table-cell table:style-name="ce723"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1">
          <table:table-cell table:style-name="ce711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1">
          <table:table-cell table:style-name="ce711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1">
          <table:table-cell table:style-name="ce711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1">
          <table:table-cell table:style-name="ce711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1">
          <table:table-cell table:style-name="ce711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711" office:value-type="date" office:date-value="2018-07-01" calcext:value-type="date">
            <text:p>07/01/2018</text:p>
          </table:table-cell>
          <table:table-cell table:style-name="ce711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1">
          <table:table-cell table:style-name="ce711"/>
          <table:table-cell office:value-type="string" calcext:value-type="string">
            <text:p>2017 kaln borç farkı % 15,80</text:p>
          </table:table-cell>
          <table:table-cell/>
          <table:table-cell table:style-name="ce711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7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35]+[.F34]-[.G34]" office:value-type="float" office:value="2525" calcext:value-type="float">
            <text:p>2,525.00</text:p>
          </table:table-cell>
        </table:table-row>
        <table:table-row table:style-name="ro1">
          <table:table-cell table:style-name="ce711"/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1">
          <table:table-cell table:style-name="ce711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711" office:value-type="date" office:date-value="2017-07-01" calcext:value-type="date">
            <text:p>07/01/2017</text:p>
          </table:table-cell>
          <table:table-cell table:style-name="ce711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1">
          <table:table-cell table:style-name="ce711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1">
          <table:table-cell table:style-name="ce711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1">
          <table:table-cell table:style-name="ce711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11" office:value-type="date" office:date-value="2017-05-01" calcext:value-type="date">
            <text:p>05/01/2017</text:p>
          </table:table-cell>
          <table:table-cell table:style-name="ce711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6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41]+[.F40]-[.G40]" office:value-type="float" office:value="1875" calcext:value-type="float">
            <text:p>1,875.00</text:p>
          </table:table-cell>
        </table:table-row>
        <table:table-row table:style-name="ro1">
          <table:table-cell table:style-name="ce711" office:value-type="date" office:date-value="2016-08-01" calcext:value-type="date">
            <text:p>08/01/2016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1">
          <table:table-cell table:style-name="ce711" office:value-type="date" office:date-value="2016-07-19" calcext:value-type="date">
            <text:p>07/19/2016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1">
          <table:table-cell table:style-name="ce711" office:value-type="date" office:date-value="2016-04-03" calcext:value-type="date">
            <text:p>04/03/2016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1">
          <table:table-cell table:style-name="ce711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711" office:value-type="date" office:date-value="2016-05-01" calcext:value-type="date">
            <text:p>05/01/2016</text:p>
          </table:table-cell>
          <table:table-cell table:style-name="ce711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5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46]+[.F45]-[.G45]" office:value-type="float" office:value="1250" calcext:value-type="float">
            <text:p>1,25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1">
          <table:table-cell table:style-name="ce711" office:value-type="date" office:date-value="2015-09-02" calcext:value-type="date">
            <text:p>09/02/2015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1">
          <table:table-cell table:style-name="ce711" office:value-type="date" office:date-value="2015-07-27" calcext:value-type="date">
            <text:p>07/27/2015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1">
          <table:table-cell table:style-name="ce711" office:value-type="date" office:date-value="2015-07-20" calcext:value-type="date">
            <text:p>07/20/2015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1">
          <table:table-cell table:style-name="ce711"/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1">
          <table:table-cell table:style-name="ce711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711" office:value-type="date" office:date-value="2015-05-01" calcext:value-type="date">
            <text:p>05/01/2015</text:p>
          </table:table-cell>
          <table:table-cell table:style-name="ce711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4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54]+[.F53]-[.G53]" office:value-type="float" office:value="1500" calcext:value-type="float">
            <text:p>1,500.00</text:p>
          </table:table-cell>
        </table:table-row>
        <table:table-row table:style-name="ro1">
          <table:table-cell table:style-name="ce711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1">
          <table:table-cell table:style-name="ce715" office:value-type="date" office:date-value="2014-05-01" calcext:value-type="date">
            <text:p>05/01/2014</text:p>
          </table:table-cell>
          <table:table-cell table:style-name="ce714" office:value-type="string" calcext:value-type="string">
            <text:p>Adem Kesici kira bedeli</text:p>
          </table:table-cell>
          <table:table-cell table:style-name="ce723"/>
          <table:table-cell table:style-name="ce715" office:value-type="date" office:date-value="2014-05-01" calcext:value-type="date">
            <text:p>05/01/2014</text:p>
          </table:table-cell>
          <table:table-cell table:style-name="ce715" office:value-type="date" office:date-value="2015-04-30" calcext:value-type="date">
            <text:p>04/30/2015</text:p>
          </table:table-cell>
          <table:table-cell table:style-name="ce723" office:value-type="float" office:value="12500" calcext:value-type="float">
            <text:p>12,500.00</text:p>
          </table:table-cell>
          <table:table-cell table:style-name="ce723"/>
          <table:table-cell table:style-name="ce723" table:formula="of:=[.H56]+[.F55]-[.G55]" office:value-type="float" office:value="12500" calcext:value-type="float">
            <text:p>12,500.00</text:p>
          </table:table-cell>
        </table:table-row>
        <table:table-row table:style-name="ro1">
          <table:table-cell table:style-name="ce711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11" office:value-type="date" office:date-value="2013-05-01" calcext:value-type="date">
            <text:p>05/01/2013</text:p>
          </table:table-cell>
          <table:table-cell table:style-name="ce711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1">
          <table:table-cell table:style-name="ce716" office:value-type="date" office:date-value="2012-05-01" calcext:value-type="date">
            <text:p>05/01/2012</text:p>
          </table:table-cell>
          <table:table-cell table:style-name="ce719" office:value-type="string" calcext:value-type="string">
            <text:p>Adem Kesici kira bedeli</text:p>
          </table:table-cell>
          <table:table-cell table:style-name="ce725"/>
          <table:table-cell table:style-name="ce716" office:value-type="date" office:date-value="2012-05-01" calcext:value-type="date">
            <text:p>05/01/2012</text:p>
          </table:table-cell>
          <table:table-cell table:style-name="ce716" office:value-type="date" office:date-value="2013-04-30" calcext:value-type="date">
            <text:p>04/30/2013</text:p>
          </table:table-cell>
          <table:table-cell table:number-columns-repeated="2" table:style-name="ce725" office:value-type="float" office:value="10000" calcext:value-type="float">
            <text:p>10,000.00</text:p>
          </table:table-cell>
          <table:table-cell table:style-name="ce725" table:formula="of:=[.H58]+[.F57]-[.G57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11" office:value-type="date" office:date-value="2011-05-01" calcext:value-type="date">
            <text:p>05/01/2011</text:p>
          </table:table-cell>
          <table:table-cell table:style-name="ce711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697" table:formula="of:=[.G1]-[.F24]" office:value-type="float" office:value="234050" calcext:value-type="float">
            <text:p>234,050.00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033.333333333" calcext:value-type="float">
            <text:p>156033.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016.6666666667" calcext:value-type="float">
            <text:p>78016.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5 APay-Mlngz" table:style-name="ta1">
        <table:table-column table:style-name="co29" table:default-cell-style-name="Default"/>
        <table:table-column table:style-name="co32" table:default-cell-style-name="Default"/>
        <table:table-column table:style-name="co33" table:default-cell-style-name="ce697"/>
        <table:table-column table:style-name="co29" table:number-columns-repeated="2" table:default-cell-style-name="Default"/>
        <table:table-column table:style-name="co29" table:default-cell-style-name="ce697"/>
        <table:table-column table:style-name="co34" table:default-cell-style-name="ce697"/>
        <table:table-column table:style-name="co35" table:default-cell-style-name="ce697"/>
        <table:table-row table:style-name="ro7">
          <table:table-cell/>
          <table:table-cell table:style-name="ce735" office:value-type="string" calcext:value-type="string">
            <text:p>Ali Paşa Aygaz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5:.F24])" office:value-type="float" office:value="24250" calcext:value-type="float">
            <text:p>24,250.00</text:p>
          </table:table-cell>
          <table:table-cell table:style-name="ce739" table:formula="of:=SUM([.G5:.G24])" office:value-type="float" office:value="18900" calcext:value-type="float">
            <text:p>18,900.00</text:p>
          </table:table-cell>
          <table:table-cell table:style-name="ce727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717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style-name="ce729" office:value-type="float" office:value="2021" calcext:value-type="float">
            <text:p>2021</text:p>
          </table:table-cell>
          <table:table-cell table:style-name="ce729" office:value-type="string" calcext:value-type="string">
            <text:p>dövmeci</text:p>
          </table:table-cell>
          <table:table-cell table:style-name="ce720"/>
          <table:table-cell table:style-name="ce710" table:number-columns-repeated="2"/>
          <table:table-cell table:style-name="ce720"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1">
          <table:table-cell table:style-name="ce711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711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style-name="ce715" office:value-type="date" office:date-value="2018-10-05" calcext:value-type="date">
            <text:p>10/05/2018</text:p>
          </table:table-cell>
          <table:table-cell table:style-name="ce714" office:value-type="string" calcext:value-type="string">
            <text:p>Asena Dursun Kira Bedeli</text:p>
          </table:table-cell>
          <table:table-cell table:style-name="ce723"/>
          <table:table-cell table:style-name="ce715" office:value-type="date" office:date-value="2018-10-05" calcext:value-type="date">
            <text:p>10/05/2018</text:p>
          </table:table-cell>
          <table:table-cell table:style-name="ce715" office:value-type="date" office:date-value="2019-10-04" calcext:value-type="date">
            <text:p>10/04/2019</text:p>
          </table:table-cell>
          <table:table-cell table:number-columns-repeated="2" table:style-name="ce723" office:value-type="float" office:value="7000" calcext:value-type="float">
            <text:p>7,000.00</text:p>
          </table:table-cell>
          <table:table-cell table:style-name="ce723" table:formula="of:=[.F8]-[.G8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2400 TL lik senedi var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office:value-type="string" calcext:value-type="string">
            <text:p>1700 tl borcu kaldı 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office:value-type="string" calcext:value-type="string">
            <text:p>aygaza ait çelik kasayıda giderken çaldılar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711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1">
          <table:table-cell table:style-name="ce711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711" office:value-type="date" office:date-value="2017-08-04" calcext:value-type="date">
            <text:p>08/04/2017</text:p>
          </table:table-cell>
          <table:table-cell table:style-name="ce711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9">
          <table:table-cell table:style-name="ce730"/>
          <table:table-cell table:style-name="ce731"/>
          <table:table-cell table:style-name="ce737"/>
          <table:table-cell table:style-name="ce730" table:number-columns-repeated="2"/>
          <table:table-cell table:style-name="ce737" table:number-columns-repeated="3"/>
        </table:table-row>
        <table:table-row table:style-name="ro1">
          <table:table-cell table:style-name="ce711"/>
          <table:table-cell office:value-type="string" calcext:value-type="string">
            <text:p>3500 TL senet yapıldı ödemedi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style-name="ce679" office:value-type="string" calcext:value-type="string">
            <text:p>senet icrada</text:p>
          </table:table-cell>
          <table:table-cell/>
          <table:table-cell table:style-name="ce711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1">
          <table:table-cell table:style-name="ce711"/>
          <table:table-cell office:value-type="string" calcext:value-type="string">
            <text:p>İsmail Tağaç Kira Bedeli</text:p>
          </table:table-cell>
          <table:table-cell/>
          <table:table-cell table:style-name="ce711" office:value-type="date" office:date-value="2017-01-20" calcext:value-type="date">
            <text:p>01/20/2017</text:p>
          </table:table-cell>
          <table:table-cell table:style-name="ce711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1">
          <table:table-cell table:style-name="ce715" office:value-type="date" office:date-value="2016-02-20" calcext:value-type="date">
            <text:p>02/20/2016</text:p>
          </table:table-cell>
          <table:table-cell table:style-name="ce714" office:value-type="string" calcext:value-type="string">
            <text:p>İsmail Tağaç Kira Bedeli</text:p>
          </table:table-cell>
          <table:table-cell table:style-name="ce714"/>
          <table:table-cell table:style-name="ce715" office:value-type="date" office:date-value="2016-01-20" calcext:value-type="date">
            <text:p>01/20/2016</text:p>
          </table:table-cell>
          <table:table-cell table:style-name="ce715" office:value-type="date" office:date-value="2017-01-19" calcext:value-type="date">
            <text:p>01/19/2017</text:p>
          </table:table-cell>
          <table:table-cell table:style-name="ce723" office:value-type="float" office:value="4200" calcext:value-type="float">
            <text:p>4,200.00</text:p>
          </table:table-cell>
          <table:table-cell table:style-name="ce714" office:value-type="float" office:value="2950" calcext:value-type="float">
            <text:p>2950</text:p>
          </table:table-cell>
          <table:table-cell table:style-name="ce723" table:formula="of:=[.H19]+[.F18]-[.G18]" office:value-type="float" office:value="1250" calcext:value-type="float">
            <text:p>1,250.00</text:p>
          </table:table-cell>
        </table:table-row>
        <table:table-row table:style-name="ro1">
          <table:table-cell table:style-name="ce711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711" office:value-type="date" office:date-value="2015-01-20" calcext:value-type="date">
            <text:p>01/20/2015</text:p>
          </table:table-cell>
          <table:table-cell table:style-name="ce711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731" table:number-columns-repeated="2"/>
          <table:table-cell table:style-name="ce737"/>
          <table:table-cell table:style-name="ce731" table:number-columns-repeated="2"/>
          <table:table-cell table:style-name="ce737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1">
          <table:table-cell table:style-name="ce719" office:value-type="float" office:value="2013" calcext:value-type="float">
            <text:p>2013</text:p>
          </table:table-cell>
          <table:table-cell table:style-name="ce719" office:value-type="string" calcext:value-type="string">
            <text:p>boş</text:p>
          </table:table-cell>
          <table:table-cell table:style-name="ce725"/>
          <table:table-cell table:style-name="ce719" table:number-columns-repeated="2"/>
          <table:table-cell table:style-name="ce725"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table:style-name="ce719" office:value-type="float" office:value="2011" calcext:value-type="float">
            <text:p>2011</text:p>
          </table:table-cell>
          <table:table-cell table:style-name="ce719" office:value-type="string" calcext:value-type="string">
            <text:p>kira bedeli</text:p>
          </table:table-cell>
          <table:table-cell table:style-name="ce725"/>
          <table:table-cell table:style-name="ce719" table:number-columns-repeated="2"/>
          <table:table-cell table:number-columns-repeated="2" table:style-name="ce725" office:value-type="float" office:value="1000" calcext:value-type="float">
            <text:p>1,000.00</text:p>
          </table:table-cell>
          <table:table-cell table:style-name="ce725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523" office:value-type="string" calcext:value-type="string">
            <text:p>Ali Paşa Milangaz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29:.F82])" office:value-type="float" office:value="30170" calcext:value-type="float">
            <text:p>30,170.00</text:p>
          </table:table-cell>
          <table:table-cell table:style-name="ce727" table:formula="of:=SUM([.G29:.G82])" office:value-type="float" office:value="30170" calcext:value-type="float">
            <text:p>30,170.00</text:p>
          </table:table-cell>
          <table:table-cell table:style-name="ce727" table:formula="of:=[.F26]-[.G26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7-28" calcext:value-type="date">
            <text:p>07/28/2019</text:p>
          </table:table-cell>
          <table:table-cell table:style-name="ce679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1">
          <table:table-cell table:style-name="ce715" office:value-type="date" office:date-value="2019-06-30" calcext:value-type="date">
            <text:p>06/30/2019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9-06-30" calcext:value-type="date">
            <text:p>06/30/2019</text:p>
          </table:table-cell>
          <table:table-cell table:style-name="ce715" office:value-type="date" office:date-value="2020-06-29" calcext:value-type="date">
            <text:p>06/29/2020</text:p>
          </table:table-cell>
          <table:table-cell table:style-name="ce723" office:value-type="float" office:value="8520" calcext:value-type="float">
            <text:p>8,520.00</text:p>
          </table:table-cell>
          <table:table-cell table:style-name="ce723"/>
          <table:table-cell table:style-name="ce723" table:formula="of:=[.H34]+[.F33]-[.G33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1">
          <table:table-cell table:style-name="ce7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1">
          <table:table-cell table:style-name="ce7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1">
          <table:table-cell table:style-name="ce7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1">
          <table:table-cell table:style-name="ce715" office:value-type="date" office:date-value="2018-06-30" calcext:value-type="date">
            <text:p>06/30/2018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8-06-30" calcext:value-type="date">
            <text:p>06/30/2018</text:p>
          </table:table-cell>
          <table:table-cell table:style-name="ce715" office:value-type="date" office:date-value="2019-06-29" calcext:value-type="date">
            <text:p>06/29/2019</text:p>
          </table:table-cell>
          <table:table-cell table:style-name="ce723" office:value-type="float" office:value="7200" calcext:value-type="float">
            <text:p>7,200.00</text:p>
          </table:table-cell>
          <table:table-cell table:style-name="ce723"/>
          <table:table-cell table:style-name="ce723" table:formula="of:=[.H42]+[.F41]-[.G41]" office:value-type="float" office:value="7200" calcext:value-type="float">
            <text:p>7,2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7-06-10" calcext:value-type="date">
            <text:p>06/10/2017</text:p>
          </table:table-cell>
          <table:table-cell table:style-name="ce736" office:value-type="string" calcext:value-type="string">
            <text:p>nakit</text:p>
          </table:table-cell>
          <table:table-cell table:style-name="ce738"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1">
          <table:table-cell table:style-name="ce715" office:value-type="date" office:date-value="2017-06-10" calcext:value-type="date">
            <text:p>06/10/2017</text:p>
          </table:table-cell>
          <table:table-cell table:style-name="ce714" office:value-type="string" calcext:value-type="string">
            <text:p>Gökhan Öner Kira Bedeli</text:p>
          </table:table-cell>
          <table:table-cell table:style-name="ce723"/>
          <table:table-cell table:style-name="ce715" office:value-type="date" office:date-value="2017-06-10" calcext:value-type="date">
            <text:p>06/10/2017</text:p>
          </table:table-cell>
          <table:table-cell table:style-name="ce715" office:value-type="date" office:date-value="2018-05-09" calcext:value-type="date">
            <text:p>05/09/2018</text:p>
          </table:table-cell>
          <table:table-cell table:style-name="ce723" office:value-type="float" office:value="4400" calcext:value-type="float">
            <text:p>4,400.00</text:p>
          </table:table-cell>
          <table:table-cell table:style-name="ce723"/>
          <table:table-cell table:style-name="ce723" table:formula="of:=[.H45]+[.F44]-[.G44]" office:value-type="float" office:value="4400" calcext:value-type="float">
            <text:p>4,4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b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6" calcext:value-type="float">
            <text:p>2016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5600" calcext:value-type="float">
            <text:p>5,600.00</text:p>
          </table:table-cell>
          <table:table-cell table:style-name="ce723"/>
          <table:table-cell table:style-name="ce723" table:formula="of:=[.H49]+[.F48]-[.G48]" office:value-type="float" office:value="5600" calcext:value-type="float">
            <text:p>5,6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5" calcext:value-type="float">
            <text:p>2015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4000" calcext:value-type="float">
            <text:p>4,000.00</text:p>
          </table:table-cell>
          <table:table-cell table:style-name="ce723"/>
          <table:table-cell table:style-name="ce723" table:formula="of:=[.H52]+[.F51]-[.G51]" office:value-type="float" office:value="4000" calcext:value-type="float">
            <text:p>4,000.00</text:p>
          </table:table-cell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1">
          <table:table-cell table:style-name="ce734"/>
          <table:table-cell office:value-type="string" calcext:value-type="string">
            <text:p>2011-2012-2013 te boş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 table:number-rows-repeated="2">
          <table:table-cell table:style-name="ce733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NL_AP_LS" table:style-name="ta1">
        <table:table-column table:style-name="co9" table:default-cell-style-name="ce741"/>
        <table:table-column table:style-name="co36" table:default-cell-style-name="ce741"/>
        <table:table-column table:style-name="co9" table:number-columns-repeated="2" table:default-cell-style-name="ce741"/>
        <table:table-column table:style-name="co37" table:default-cell-style-name="ce741"/>
        <table:table-column table:style-name="co38" table:default-cell-style-name="ce741"/>
        <table:table-column table:style-name="co39" table:default-cell-style-name="ce741"/>
        <table:table-column table:style-name="co40" table:number-columns-repeated="3" table:default-cell-style-name="ce741"/>
        <table:table-column table:style-name="co41" table:default-cell-style-name="ce751"/>
        <table:table-column table:style-name="co9" table:number-columns-repeated="53" table:default-cell-style-name="ce741"/>
        <table:table-row table:style-name="ro5">
          <table:table-cell table:style-name="ce740" office:value-type="string" calcext:value-type="string">
            <text:p>2011-2019 Ali Balcı-Kiralanan Yer ve Yıllara Göre Kira Geliri</text:p>
          </table:table-cell>
          <table:table-cell table:style-name="ce740" table:number-columns-repeated="2"/>
          <table:table-cell table:style-name="ce750" table:number-columns-repeated="6"/>
          <table:table-cell table:style-name="ce749" table:number-columns-repeated="2"/>
          <table:table-cell table:number-columns-repeated="53"/>
        </table:table-row>
        <table:table-row table:style-name="ro5">
          <table:table-cell table:style-name="ce740"/>
          <table:table-cell table:style-name="ce744" office:value-type="string" calcext:value-type="string">
            <text:p>Hızarhane</text:p>
          </table:table-cell>
          <table:table-cell table:style-name="ce744" office:value-type="string" calcext:value-type="string">
            <text:p>Hızarhane </text:p>
          </table:table-cell>
          <table:table-cell table:style-name="ce744" office:value-type="string" calcext:value-type="string">
            <text:p>Sanayi</text:p>
          </table:table-cell>
          <table:table-cell table:number-columns-repeated="2"/>
          <table:table-cell table:style-name="ce760"/>
          <table:table-cell/>
          <table:table-cell table:style-name="ce754"/>
          <table:table-cell table:style-name="ce744" table:number-columns-spanned="1" table:number-rows-spanned="2"/>
          <table:table-cell table:number-columns-repeated="54"/>
        </table:table-row>
        <table:table-row table:style-name="ro5">
          <table:table-cell table:style-name="ce740"/>
          <table:table-cell table:style-name="ce744" office:value-type="string" calcext:value-type="string">
            <text:p><text:s/>Yıkama</text:p>
          </table:table-cell>
          <table:table-cell table:style-name="ce744" office:value-type="string" calcext:value-type="string">
            <text:p>Depo</text:p>
          </table:table-cell>
          <table:table-cell table:style-name="ce744" office:value-type="string" calcext:value-type="string">
            <text:p><text:s/>Acentalar</text:p>
          </table:table-cell>
          <table:table-cell table:style-name="ce744" office:value-type="string" calcext:value-type="string">
            <text:p>Lise</text:p>
          </table:table-cell>
          <table:table-cell/>
          <table:table-cell table:style-name="ce760"/>
          <table:table-cell/>
          <table:table-cell table:style-name="ce754"/>
          <table:covered-table-cell table:style-name="ce744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746" office:value-type="float" office:value="3600" calcext:value-type="float">
            <text:p>3,600.00</text:p>
          </table:table-cell>
          <table:table-cell table:style-name="ce746" office:value-type="float" office:value="2250" calcext:value-type="float">
            <text:p>2,250.00</text:p>
          </table:table-cell>
          <table:table-cell table:style-name="ce746" office:value-type="float" office:value="3750" calcext:value-type="float">
            <text:p>3,750.00</text:p>
          </table:table-cell>
          <table:table-cell table:style-name="ce757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751" table:formula="of:=SUM([.B4:.E4])" office:value-type="float" office:value="8870.3525" calcext:value-type="float">
            <text:p>8,870.35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746" office:value-type="float" office:value="3950" calcext:value-type="float">
            <text:p>3,950.00</text:p>
          </table:table-cell>
          <table:table-cell table:style-name="ce746" office:value-type="float" office:value="2500" calcext:value-type="float">
            <text:p>2,500.00</text:p>
          </table:table-cell>
          <table:table-cell table:style-name="ce746" office:value-type="float" office:value="4000" calcext:value-type="float">
            <text:p>4,000.00</text:p>
          </table:table-cell>
          <table:table-cell table:style-name="ce757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751" table:formula="of:=SUM([.B5:.E5])" office:value-type="float" office:value="13932.51" calcext:value-type="float">
            <text:p>13,932.51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46" office:value-type="float" office:value="2750" calcext:value-type="float">
            <text:p>2,750.00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57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751" table:formula="of:=SUM([.B6:.E6])" office:value-type="float" office:value="15179.53" calcext:value-type="float">
            <text:p>15,179.5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746" office:value-type="float" office:value="4675" calcext:value-type="float">
            <text:p>4,675.00</text:p>
          </table:table-cell>
          <table:table-cell table:style-name="ce746" office:value-type="float" office:value="3000" calcext:value-type="float">
            <text:p>3,000.00</text:p>
          </table:table-cell>
          <table:table-cell table:style-name="ce746" office:value-type="float" office:value="5000" calcext:value-type="float">
            <text:p>5,000.00</text:p>
          </table:table-cell>
          <table:table-cell table:style-name="ce757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751" table:formula="of:=SUM([.B7:.E7])" office:value-type="float" office:value="14176.0725" calcext:value-type="float">
            <text:p>14,176.07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746" table:number-columns-repeated="2"/>
          <table:table-cell table:style-name="ce746" office:value-type="string" calcext:value-type="string">
            <text:p>satıldı</text:p>
          </table:table-cell>
          <table:table-cell table:style-name="ce757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751" table:formula="of:=SUM([.B8:.E8])" office:value-type="float" office:value="5637.5" calcext:value-type="float">
            <text:p>5,637.5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46" office:value-type="float" office:value="6500" calcext:value-type="float">
            <text:p>6,5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751" table:formula="of:=SUM([.B9:.E9])" office:value-type="float" office:value="12750" calcext:value-type="float">
            <text:p>12,750.0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746" office:value-type="float" office:value="7700" calcext:value-type="float">
            <text:p>7,7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751" table:formula="of:=SUM([.B10:.E10])" office:value-type="float" office:value="14575" calcext:value-type="float">
            <text:p>14,575.0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746" office:value-type="float" office:value="750" calcext:value-type="float">
            <text:p>750.00</text:p>
          </table:table-cell>
          <table:table-cell table:style-name="ce746" office:value-type="string" calcext:value-type="string">
            <text:p>satıldı</text:p>
          </table:table-cell>
          <table:table-cell table:style-name="ce746"/>
          <table:table-cell table:style-name="ce757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751" table:formula="of:=SUM([.B11:.E11])" office:value-type="float" office:value="8875" calcext:value-type="float">
            <text:p>8,875.0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746" table:number-columns-repeated="3"/>
          <table:table-cell table:style-name="ce757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751" table:formula="of:=SUM([.B12:.E12])" office:value-type="float" office:value="10186.235" calcext:value-type="float">
            <text:p>10,186.24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0">
          <table:table-cell/>
          <table:table-cell table:style-name="ce746" table:number-columns-repeated="3"/>
          <table:table-cell table:style-name="ce757"/>
          <table:table-cell/>
          <table:table-cell table:style-name="ce758" table:formula="of:=SUM([.G4:.G12])" office:value-type="float" office:value="104182.2" calcext:value-type="float">
            <text:p>104,182.2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table:style-name="ce742"/>
          <table:table-cell table:style-name="ce747" table:number-columns-repeated="3"/>
          <table:table-cell table:number-columns-repeated="2"/>
          <table:table-cell table:style-name="ce747"/>
          <table:table-cell/>
          <table:table-cell table:style-name="ce752"/>
          <table:table-cell table:style-name="ce748"/>
          <table:table-cell table:style-name="ce741"/>
          <table:table-cell table:number-columns-repeated="53"/>
        </table:table-row>
        <table:table-row table:style-name="ro10">
          <table:table-cell table:style-name="ce743" office:value-type="string" calcext:value-type="string">
            <text:p>Toplam</text:p>
          </table:table-cell>
          <table:table-cell table:style-name="ce748" table:formula="of:=SUM([.B4:.B12])" office:value-type="float" office:value="31425" calcext:value-type="float">
            <text:p>31,425.00</text:p>
          </table:table-cell>
          <table:table-cell table:style-name="ce748" table:formula="of:=SUM([.C4:.C12])" office:value-type="float" office:value="10500" calcext:value-type="float">
            <text:p>10,500.00</text:p>
          </table:table-cell>
          <table:table-cell table:style-name="ce748" table:formula="of:=SUM([.D4:.D12])" office:value-type="float" office:value="17000" calcext:value-type="float">
            <text:p>17,000.00</text:p>
          </table:table-cell>
          <table:table-cell table:style-name="ce752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758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750"/>
          <table:table-cell table:style-name="ce741"/>
          <table:table-cell table:number-columns-repeated="53"/>
        </table:table-row>
        <table:table-row table:style-name="ro5">
          <table:table-cell table:style-name="ce740"/>
          <table:table-cell table:style-name="ce749" table:number-columns-repeated="2"/>
          <table:table-cell table:style-name="ce750" table:number-columns-repeated="2"/>
          <table:table-cell table:style-name="ce758"/>
          <table:table-cell table:style-name="ce750" table:number-columns-repeated="3"/>
          <table:table-cell table:style-name="ce749"/>
          <table:table-cell table:style-name="ce741"/>
          <table:table-cell table:number-columns-repeated="53"/>
        </table:table-row>
        <table:table-row table:style-name="ro5">
          <table:table-cell table:style-name="ce740" office:value-type="string" calcext:value-type="string">
            <text:p>2011-2019 Atila Balcı-Kiralanan Yer ve Yıllara Göre Kira Geliri</text:p>
          </table:table-cell>
          <table:table-cell table:style-name="ce740" table:number-columns-repeated="2"/>
          <table:table-cell table:style-name="ce750" table:number-columns-repeated="6"/>
          <table:table-cell table:style-name="ce749"/>
          <table:table-cell table:style-name="ce758"/>
          <table:table-cell table:number-columns-repeated="53"/>
        </table:table-row>
        <table:table-row table:style-name="ro5">
          <table:table-cell table:style-name="ce740"/>
          <table:table-cell table:style-name="ce744" office:value-type="string" calcext:value-type="string">
            <text:p>Hızarhane</text:p>
          </table:table-cell>
          <table:table-cell table:style-name="ce744" office:value-type="string" calcext:value-type="string">
            <text:p>Hızarhane </text:p>
          </table:table-cell>
          <table:table-cell table:style-name="ce744" office:value-type="string" calcext:value-type="string">
            <text:p>Sanayi</text:p>
          </table:table-cell>
          <table:table-cell table:number-columns-repeated="2"/>
          <table:table-cell table:style-name="ce760"/>
          <table:table-cell table:style-name="ce754" table:number-columns-repeated="2"/>
          <table:table-cell table:style-name="ce744"/>
          <table:table-cell table:number-columns-repeated="54"/>
        </table:table-row>
        <table:table-row table:style-name="ro5">
          <table:table-cell table:style-name="ce740"/>
          <table:table-cell table:style-name="ce744" office:value-type="string" calcext:value-type="string">
            <text:p><text:s/>Yıkama</text:p>
          </table:table-cell>
          <table:table-cell table:style-name="ce744" office:value-type="string" calcext:value-type="string">
            <text:p>Depo</text:p>
          </table:table-cell>
          <table:table-cell table:style-name="ce744" office:value-type="string" calcext:value-type="string">
            <text:p><text:s/>Acentalar</text:p>
          </table:table-cell>
          <table:table-cell table:style-name="ce744" office:value-type="string" calcext:value-type="string">
            <text:p>Lise</text:p>
          </table:table-cell>
          <table:table-cell table:style-name="ce754" office:value-type="string" calcext:value-type="string">
            <text:p>Ali Paşa</text:p>
          </table:table-cell>
          <table:table-cell table:style-name="ce750" table:number-columns-repeated="4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746" office:value-type="float" office:value="3600" calcext:value-type="float">
            <text:p>3,600.00</text:p>
          </table:table-cell>
          <table:table-cell table:style-name="ce746" office:value-type="float" office:value="2250" calcext:value-type="float">
            <text:p>2,250.00</text:p>
          </table:table-cell>
          <table:table-cell table:style-name="ce746" office:value-type="float" office:value="3750" calcext:value-type="float">
            <text:p>3,750.00</text:p>
          </table:table-cell>
          <table:table-cell table:style-name="ce757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751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751" table:formula="of:=SUM([.B20:.F20])" office:value-type="float" office:value="13871.7413888889" calcext:value-type="float">
            <text:p>13,871.74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746" office:value-type="float" office:value="3950" calcext:value-type="float">
            <text:p>3,950.00</text:p>
          </table:table-cell>
          <table:table-cell table:style-name="ce746" office:value-type="float" office:value="2500" calcext:value-type="float">
            <text:p>2,500.00</text:p>
          </table:table-cell>
          <table:table-cell table:style-name="ce746" office:value-type="float" office:value="4000" calcext:value-type="float">
            <text:p>4,000.00</text:p>
          </table:table-cell>
          <table:table-cell table:style-name="ce757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751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751" table:formula="of:=SUM([.B21:.F21])" office:value-type="float" office:value="18626.9544444444" calcext:value-type="float">
            <text:p>18,626.95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46" office:value-type="float" office:value="2750" calcext:value-type="float">
            <text:p>2,750.00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57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751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751" table:formula="of:=SUM([.B22:.F22])" office:value-type="float" office:value="19404.53" calcext:value-type="float">
            <text:p>19,404.5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746" office:value-type="float" office:value="4675" calcext:value-type="float">
            <text:p>4,675.00</text:p>
          </table:table-cell>
          <table:table-cell table:style-name="ce746" office:value-type="float" office:value="3000" calcext:value-type="float">
            <text:p>3,000.00</text:p>
          </table:table-cell>
          <table:table-cell table:style-name="ce746" office:value-type="float" office:value="5000" calcext:value-type="float">
            <text:p>5,000.00</text:p>
          </table:table-cell>
          <table:table-cell table:style-name="ce757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751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751" table:formula="of:=SUM([.B23:.F23])" office:value-type="float" office:value="20287.8780555556" calcext:value-type="float">
            <text:p>20,287.88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746" table:number-columns-repeated="3"/>
          <table:table-cell table:style-name="ce757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751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751" table:formula="of:=SUM([.B24:.F24])" office:value-type="float" office:value="16534.0277777778" calcext:value-type="float">
            <text:p>16,534.0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46" office:value-type="float" office:value="6500" calcext:value-type="float">
            <text:p>6,5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751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751" table:formula="of:=SUM([.B25:.F25])" office:value-type="float" office:value="24481.5972222222" calcext:value-type="float">
            <text:p>24,481.6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/>
          <table:table-cell table:style-name="ce746" table:number-columns-repeated="3"/>
          <table:table-cell/>
          <table:table-cell table:style-name="ce751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751" table:formula="of:=SUM([.B26:.F26])" office:value-type="float" office:value="1408.33333333333" calcext:value-type="float">
            <text:p>1,408.3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746" office:value-type="float" office:value="7700" calcext:value-type="float">
            <text:p>7,7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751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751" table:formula="of:=SUM([.B27:.F27])" office:value-type="float" office:value="26749.8611111111" calcext:value-type="float">
            <text:p>26,749.86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746" office:value-type="float" office:value="750" calcext:value-type="float">
            <text:p>75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751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751" table:formula="of:=SUM([.B28:.F28])" office:value-type="float" office:value="25709.0972222222" calcext:value-type="float">
            <text:p>25,709.1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746" table:number-columns-repeated="3"/>
          <table:table-cell table:style-name="ce757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751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751" table:formula="of:=SUM([.B29:.F29])" office:value-type="float" office:value="27194.5683333333" calcext:value-type="float">
            <text:p>27,194.57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0">
          <table:table-cell/>
          <table:table-cell table:style-name="ce746" table:number-columns-repeated="5"/>
          <table:table-cell table:style-name="ce758" table:formula="of:=SUM([.G20:.G29])" office:value-type="float" office:value="194268.588888889" calcext:value-type="float">
            <text:p>194,268.59</text:p>
          </table:table-cell>
          <table:table-cell table:style-name="ce757" table:number-columns-repeated="2"/>
          <table:table-cell table:style-name="ce746"/>
          <table:table-cell table:style-name="ce741"/>
          <table:table-cell table:number-columns-repeated="53"/>
        </table:table-row>
        <table:table-row table:style-name="ro10">
          <table:table-cell table:style-name="ce742" office:value-type="string" calcext:value-type="string">
            <text:p>Toplam</text:p>
          </table:table-cell>
          <table:table-cell table:style-name="ce748" table:formula="of:=SUM([.B20:.B29])" office:value-type="float" office:value="31425" calcext:value-type="float">
            <text:p>31,425.00</text:p>
          </table:table-cell>
          <table:table-cell table:style-name="ce748" table:formula="of:=SUM([.C20:.C29])" office:value-type="float" office:value="10500" calcext:value-type="float">
            <text:p>10,500.00</text:p>
          </table:table-cell>
          <table:table-cell table:style-name="ce748" table:formula="of:=SUM([.D20:.D29])" office:value-type="float" office:value="17000" calcext:value-type="float">
            <text:p>17,000.00</text:p>
          </table:table-cell>
          <table:table-cell table:style-name="ce752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748" table:formula="of:=SUM([.F20:.F29])" office:value-type="float" office:value="90086.3888888888" calcext:value-type="float">
            <text:p>90,086.39</text:p>
          </table:table-cell>
          <table:table-cell table:style-name="ce758" table:formula="of:=SUM([.B31:.F31])" office:value-type="float" office:value="194268.588888889" calcext:value-type="float">
            <text:p>194,268.59</text:p>
          </table:table-cell>
          <table:table-cell/>
          <table:table-cell table:style-name="ce752"/>
          <table:table-cell table:style-name="ce748"/>
          <table:table-cell table:style-name="ce741"/>
          <table:table-cell table:number-columns-repeated="53"/>
        </table:table-row>
        <table:table-row table:style-name="ro1">
          <table:table-cell table:style-name="ce743"/>
          <table:table-cell/>
          <table:table-cell table:style-name="ce750"/>
          <table:table-cell/>
          <table:table-cell table:style-name="ce750"/>
          <table:table-cell table:style-name="ce748"/>
          <table:table-cell table:style-name="ce747"/>
          <table:table-cell table:style-name="ce752"/>
          <table:table-cell/>
          <table:table-cell table:style-name="ce750"/>
          <table:table-cell table:style-name="ce741"/>
          <table:table-cell table:number-columns-repeated="53"/>
        </table:table-row>
        <table:table-row table:style-name="ro5">
          <table:table-cell table:style-name="ce740"/>
          <table:table-cell table:style-name="ce749" table:number-columns-repeated="2"/>
          <table:table-cell table:style-name="ce750" table:number-columns-repeated="3"/>
          <table:table-cell table:style-name="ce758"/>
          <table:table-cell table:style-name="ce750" table:number-columns-repeated="2"/>
          <table:table-cell table:style-name="ce749"/>
          <table:table-cell table:style-name="ce741"/>
          <table:table-cell table:number-columns-repeated="53"/>
        </table:table-row>
        <table:table-row table:style-name="ro5">
          <table:table-cell table:style-name="ce740"/>
          <table:table-cell table:style-name="ce749" table:number-columns-repeated="2"/>
          <table:table-cell table:style-name="ce750"/>
          <table:table-cell table:number-columns-repeated="5"/>
          <table:table-cell table:style-name="ce749"/>
          <table:table-cell table:number-columns-repeated="54"/>
        </table:table-row>
        <table:table-row table:style-name="ro5">
          <table:table-cell table:style-name="ce740" office:value-type="string" calcext:value-type="string">
            <text:p>2011-2019 Kişi-Kiralanan Yere Göre Kira Geliri</text:p>
          </table:table-cell>
          <table:table-cell table:style-name="ce740" table:number-columns-repeated="2"/>
          <table:table-cell table:style-name="ce750" table:number-columns-repeated="3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0" office:value-type="string" calcext:value-type="string">
            <text:p>Kira Geliri</text:p>
          </table:table-cell>
          <table:table-cell table:style-name="ce750"/>
          <table:table-cell table:style-name="ce750" office:value-type="string" calcext:value-type="string">
            <text:p>Ali</text:p>
          </table:table-cell>
          <table:table-cell table:style-name="ce750" office:value-type="string" calcext:value-type="string">
            <text:p>Atila</text:p>
          </table:table-cell>
          <table:table-cell table:style-name="ce750"/>
          <table:table-cell table:number-columns-repeated="4"/>
          <table:table-cell table:style-name="ce749"/>
          <table:table-cell table:number-columns-repeated="53"/>
        </table:table-row>
        <table:table-row table:style-name="ro1">
          <table:table-cell/>
          <table:table-cell office:value-type="string" calcext:value-type="string">
            <text:p>Ali Paşa</text:p>
          </table:table-cell>
          <table:table-cell/>
          <table:table-cell table:style-name="ce751"/>
          <table:table-cell table:style-name="ce751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751"/>
          <table:table-cell table:number-columns-repeated="3"/>
          <table:table-cell table:style-name="ce762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Lise</text:p>
          </table:table-cell>
          <table:table-cell table:style-name="ce751"/>
          <table:table-cell table:style-name="ce751" table:formula="of:=[.E15]" office:value-type="float" office:value="45257.2" calcext:value-type="float">
            <text:p>45,257.20</text:p>
          </table:table-cell>
          <table:table-cell table:style-name="ce751" table:formula="of:=[.E31]" office:value-type="float" office:value="45257.2" calcext:value-type="float">
            <text:p>45,257.2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Hızarhane Yıkama</text:p>
          </table:table-cell>
          <table:table-cell table:style-name="ce751"/>
          <table:table-cell table:style-name="ce751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751" table:formula="of:=[.D39]" office:value-type="float" office:value="31425" calcext:value-type="float">
            <text:p>31,425.0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Hızarhane Depo</text:p>
          </table:table-cell>
          <table:table-cell table:style-name="ce751"/>
          <table:table-cell table:style-name="ce751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751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Sanayi acenta</text:p>
          </table:table-cell>
          <table:table-cell table:style-name="ce751"/>
          <table:table-cell table:style-name="ce751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751" table:formula="of:=[.D41]" office:value-type="float" office:value="17000" calcext:value-type="float">
            <text:p>17,000.0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table:number-columns-repeated="5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table:number-columns-repeated="2"/>
          <table:table-cell table:style-name="ce747" table:formula="of:=SUM([.D37:.D42])" office:value-type="float" office:value="104182.2" calcext:value-type="float">
            <text:p>104,182.20</text:p>
          </table:table-cell>
          <table:table-cell table:style-name="ce747" table:formula="of:=SUM([.E37:.E42])" office:value-type="float" office:value="194268.588888889" calcext:value-type="float">
            <text:p>194,268.59</text:p>
          </table:table-cell>
          <table:table-cell table:style-name="ce747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751"/>
          <table:table-cell table:style-name="ce749"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ce751" table:number-columns-repeated="3"/>
          <table:table-cell table:style-name="ce749" table:number-columns-repeated="2"/>
          <table:table-cell table:number-columns-repeated="53"/>
        </table:table-row>
        <table:table-row table:style-name="ro1" table:number-rows-repeated="2">
          <table:table-cell/>
          <table:table-cell table:style-name="ce751" table:number-columns-repeated="8"/>
          <table:table-cell table:style-name="ce749" table:number-columns-repeated="2"/>
          <table:table-cell table:number-columns-repeated="53"/>
        </table:table-row>
        <table:table-row table:style-name="ro1" table:number-rows-repeated="2">
          <table:table-cell table:style-name="ce742"/>
          <table:table-cell table:style-name="ce752" table:number-columns-repeated="8"/>
          <table:table-cell/>
          <table:table-cell table:style-name="ce752"/>
          <table:table-cell table:number-columns-repeated="53"/>
        </table:table-row>
        <table:table-row table:style-name="ro1">
          <table:table-cell/>
          <table:table-cell table:style-name="ce753" table:number-columns-repeated="2"/>
          <table:table-cell table:style-name="ce747" table:number-columns-repeated="6"/>
          <table:table-cell table:style-name="ce762"/>
          <table:table-cell table:style-name="ce747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5">
          <table:table-cell/>
          <table:table-cell table:style-name="ce740" table:number-columns-repeated="2"/>
          <table:table-cell table:style-name="ce750"/>
          <table:table-cell table:number-columns-repeated="2"/>
          <table:table-cell table:style-name="ce750" table:number-columns-repeated="3"/>
          <table:table-cell/>
          <table:table-cell table:style-name="ce752"/>
          <table:table-cell table:number-columns-repeated="53"/>
        </table:table-row>
        <table:table-row table:style-name="ro1">
          <table:table-cell table:number-columns-repeated="3"/>
          <table:table-cell table:style-name="ce756"/>
          <table:table-cell table:number-columns-repeated="2"/>
          <table:table-cell table:style-name="ce761" table:number-columns-repeated="3"/>
          <table:table-cell table:style-name="ce763"/>
          <table:table-cell table:style-name="ce762"/>
          <table:table-cell table:number-columns-repeated="53"/>
        </table:table-row>
        <table:table-row table:style-name="ro5">
          <table:table-cell table:style-name="ce740"/>
          <table:table-cell table:style-name="ce753" table:number-columns-repeated="2"/>
          <table:table-cell table:style-name="ce747" table:number-columns-repeated="6"/>
          <table:table-cell table:style-name="ce762"/>
          <table:table-cell table:style-name="ce747"/>
          <table:table-cell table:number-columns-repeated="53"/>
        </table:table-row>
        <table:table-row table:style-name="ro1">
          <table:table-cell/>
          <table:table-cell table:style-name="ce753" table:number-columns-repeated="2"/>
          <table:table-cell table:style-name="ce747" table:number-columns-repeated="6"/>
          <table:table-cell table:style-name="ce762"/>
          <table:table-cell table:style-name="ce747"/>
          <table:table-cell table:number-columns-repeated="53"/>
        </table:table-row>
        <table:table-row table:style-name="ro1">
          <table:table-cell/>
          <table:table-cell table:style-name="ce753" table:number-columns-repeated="2"/>
          <table:table-cell table:style-name="ce747" table:number-columns-repeated="6"/>
          <table:table-cell/>
          <table:table-cell table:style-name="ce752"/>
          <table:table-cell table:number-columns-repeated="53"/>
        </table:table-row>
        <table:table-row table:style-name="ro4">
          <table:table-cell/>
          <table:table-cell table:style-name="ce754" table:number-columns-repeated="2"/>
          <table:table-cell table:style-name="ce750"/>
          <table:table-cell table:number-columns-repeated="2"/>
          <table:table-cell table:style-name="ce744" table:number-columns-repeated="3"/>
          <table:table-cell/>
          <table:table-cell table:style-name="ce752"/>
          <table:table-cell table:number-columns-repeated="53"/>
        </table:table-row>
        <table:table-row table:style-name="ro1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style-name="ce747"/>
          <table:table-cell table:style-name="ce762"/>
          <table:table-cell table:style-name="ce751"/>
          <table:table-cell table:number-columns-repeated="52"/>
        </table:table-row>
        <table:table-row table:style-name="ro1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style-name="ce764"/>
          <table:table-cell table:style-name="ce765"/>
          <table:table-cell table:number-columns-repeated="53"/>
        </table:table-row>
        <table:table-row table:style-name="ro1" table:number-rows-repeated="3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style-name="ce749" table:number-columns-repeated="2"/>
          <table:table-cell table:number-columns-repeated="53"/>
        </table:table-row>
        <table:table-row table:style-name="ro1" table:number-rows-repeated="2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number-columns-repeated="55"/>
        </table:table-row>
        <table:table-row table:style-name="ro1">
          <table:table-cell table:style-name="ce742"/>
          <table:table-cell table:style-name="ce752" table:number-columns-repeated="3"/>
          <table:table-cell table:number-columns-repeated="2"/>
          <table:table-cell table:style-name="ce752" table:number-columns-repeated="3"/>
          <table:table-cell table:number-columns-repeated="55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NL_AP" table:style-name="ta1"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9" table:default-cell-style-name="ce791"/>
        <table:table-column table:style-name="co45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7" table:default-cell-style-name="Default"/>
        <table:table-row table:style-name="ro5" table:number-rows-repeated="3">
          <table:table-cell table:style-name="ce523" table:number-columns-repeated="2"/>
          <table:table-cell table:style-name="ce696" table:number-columns-repeated="2"/>
          <table:table-cell table:style-name="ce780"/>
          <table:table-cell table:style-name="ce696"/>
          <table:table-cell table:style-name="ce728" table:number-columns-repeated="2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Arka Arsa Kişi-Yıllara Göre Kira Geliri</text:p>
          </table:table-cell>
          <table:table-cell table:style-name="ce523"/>
          <table:table-cell table:style-name="ce696" table:number-columns-repeated="2"/>
          <table:table-cell table:style-name="ce780"/>
          <table:table-cell table:style-name="ce696"/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Yıkama Toplam</text:p>
          </table:table-cell>
          <table:table-cell table:style-name="ce696" office:value-type="string" calcext:value-type="string">
            <text:p>Arsa 1/3</text:p>
          </table:table-cell>
          <table:table-cell table:style-name="ce696" office:value-type="string" calcext:value-type="string">
            <text:p>Atila</text:p>
          </table:table-cell>
          <table:table-cell table:style-name="ce780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Kira Payı</text:p>
          </table:table-cell>
          <table:table-cell table:style-name="ce696" office:value-type="string" calcext:value-type="string">
            <text:p>Hisse Geliri</text:p>
          </table:table-cell>
          <table:table-cell table:style-name="ce78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40/40</text:p>
          </table:table-cell>
          <table:table-cell table:style-name="ce699" office:value-type="string" calcext:value-type="string">
            <text:p>13/40</text:p>
          </table:table-cell>
          <table:table-cell table:style-name="ce781" office:value-type="string" calcext:value-type="string">
            <text:p>24/40</text:p>
          </table:table-cell>
          <table:table-cell table:style-name="ce699" office:value-type="string" calcext:value-type="string">
            <text:p>3/40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38" table:formula="of:=1/3" office:value-type="float" office:value="0.333333333333333" calcext:value-type="float">
            <text:p>0.33</text:p>
          </table:table-cell>
          <table:table-cell table:style-name="ce777" table:formula="of:=13/40" office:value-type="float" office:value="0.325" calcext:value-type="float">
            <text:p>0,325</text:p>
          </table:table-cell>
          <table:table-cell table:style-name="ce782" table:formula="of:=24/40" office:value-type="float" office:value="0.6" calcext:value-type="float">
            <text:p>0,600</text:p>
          </table:table-cell>
          <table:table-cell table:style-name="ce777" table:formula="of:=3/40" office:value-type="float" office:value="0.075" calcext:value-type="float">
            <text:p>0,075</text:p>
          </table:table-cell>
          <table:table-cell table:style-name="ce792" office:value-type="string" calcext:value-type="string">
            <text:p>Usd/TL</text:p>
          </table:table-cell>
          <table:table-cell table:style-name="ce792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79" office:value-type="float" office:value="9500" calcext:value-type="float">
            <text:p>9500</text:p>
          </table:table-cell>
          <table:table-cell table:style-name="ce738" table:formula="of:=[.$C$8]*[.B9]" office:value-type="float" office:value="3166.66666666667" calcext:value-type="float">
            <text:p>3,166.67</text:p>
          </table:table-cell>
          <table:table-cell table:style-name="ce778" table:formula="of:=[.C9]*[.$D$8]" office:value-type="float" office:value="1029.16666666667" calcext:value-type="float">
            <text:p>1,029.17</text:p>
          </table:table-cell>
          <table:table-cell table:style-name="ce783" table:formula="of:=[.C9]*[.$E$8]" office:value-type="float" office:value="1900" calcext:value-type="float">
            <text:p>1,900.00</text:p>
          </table:table-cell>
          <table:table-cell table:style-name="ce778" table:formula="of:=[.C9]*[.$F$8]" office:value-type="float" office:value="237.5" calcext:value-type="float">
            <text:p>237.50</text:p>
          </table:table-cell>
          <table:table-cell table:style-name="ce728" office:value-type="float" office:value="1.59" calcext:value-type="float">
            <text:p>1.59</text:p>
          </table:table-cell>
          <table:table-cell table:style-name="ce728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79" office:value-type="float" office:value="10000" calcext:value-type="float">
            <text:p>10000</text:p>
          </table:table-cell>
          <table:table-cell table:style-name="ce738" table:formula="of:=[.$C$8]*[.B10]" office:value-type="float" office:value="3333.33333333333" calcext:value-type="float">
            <text:p>3,333.33</text:p>
          </table:table-cell>
          <table:table-cell table:style-name="ce778" table:formula="of:=[.C10]*[.$D$8]" office:value-type="float" office:value="1083.33333333333" calcext:value-type="float">
            <text:p>1,083.33</text:p>
          </table:table-cell>
          <table:table-cell table:style-name="ce783" table:formula="of:=[.C10]*[.$E$8]" office:value-type="float" office:value="2000" calcext:value-type="float">
            <text:p>2,000.00</text:p>
          </table:table-cell>
          <table:table-cell table:style-name="ce778" table:formula="of:=[.C10]*[.$F$8]" office:value-type="float" office:value="250" calcext:value-type="float">
            <text:p>250.00</text:p>
          </table:table-cell>
          <table:table-cell table:style-name="ce728" office:value-type="float" office:value="1.87" calcext:value-type="float">
            <text:p>1.87</text:p>
          </table:table-cell>
          <table:table-cell table:style-name="ce728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79" office:value-type="float" office:value="9000" calcext:value-type="float">
            <text:p>9000</text:p>
          </table:table-cell>
          <table:table-cell table:style-name="ce738" table:formula="of:=[.$C$8]*[.B11]" office:value-type="float" office:value="3000" calcext:value-type="float">
            <text:p>3,000.00</text:p>
          </table:table-cell>
          <table:table-cell table:style-name="ce778" table:formula="of:=[.C11]*[.$D$8]" office:value-type="float" office:value="975" calcext:value-type="float">
            <text:p>975.00</text:p>
          </table:table-cell>
          <table:table-cell table:style-name="ce783" table:formula="of:=[.C11]*[.$E$8]" office:value-type="float" office:value="1800" calcext:value-type="float">
            <text:p>1,800.00</text:p>
          </table:table-cell>
          <table:table-cell table:style-name="ce778" table:formula="of:=[.C11]*[.$F$8]" office:value-type="float" office:value="225" calcext:value-type="float">
            <text:p>225.00</text:p>
          </table:table-cell>
          <table:table-cell table:style-name="ce728" office:value-type="float" office:value="1.89" calcext:value-type="float">
            <text:p>1.89</text:p>
          </table:table-cell>
          <table:table-cell table:style-name="ce728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79" office:value-type="float" office:value="12500" calcext:value-type="float">
            <text:p>12500</text:p>
          </table:table-cell>
          <table:table-cell table:style-name="ce738" table:formula="of:=[.$C$8]*[.B12]" office:value-type="float" office:value="4166.66666666667" calcext:value-type="float">
            <text:p>4,166.67</text:p>
          </table:table-cell>
          <table:table-cell table:style-name="ce778" table:formula="of:=[.C12]*[.$D$8]" office:value-type="float" office:value="1354.16666666667" calcext:value-type="float">
            <text:p>1,354.17</text:p>
          </table:table-cell>
          <table:table-cell table:style-name="ce783" table:formula="of:=[.C12]*[.$E$8]" office:value-type="float" office:value="2500" calcext:value-type="float">
            <text:p>2,500.00</text:p>
          </table:table-cell>
          <table:table-cell table:style-name="ce778" table:formula="of:=[.C12]*[.$F$8]" office:value-type="float" office:value="312.5" calcext:value-type="float">
            <text:p>312.50</text:p>
          </table:table-cell>
          <table:table-cell table:style-name="ce728" office:value-type="float" office:value="2.1" calcext:value-type="float">
            <text:p>2.10</text:p>
          </table:table-cell>
          <table:table-cell table:style-name="ce728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79" office:value-type="float" office:value="13750" calcext:value-type="float">
            <text:p>13750</text:p>
          </table:table-cell>
          <table:table-cell table:style-name="ce738" table:formula="of:=[.$C$8]*[.B13]" office:value-type="float" office:value="4583.33333333333" calcext:value-type="float">
            <text:p>4,583.33</text:p>
          </table:table-cell>
          <table:table-cell table:style-name="ce778" table:formula="of:=[.C13]*[.$D$8]" office:value-type="float" office:value="1489.58333333333" calcext:value-type="float">
            <text:p>1,489.58</text:p>
          </table:table-cell>
          <table:table-cell table:style-name="ce783" table:formula="of:=[.C13]*[.$E$8]" office:value-type="float" office:value="2750" calcext:value-type="float">
            <text:p>2,750.00</text:p>
          </table:table-cell>
          <table:table-cell table:style-name="ce778" table:formula="of:=[.C13]*[.$F$8]" office:value-type="float" office:value="343.75" calcext:value-type="float">
            <text:p>343.75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79" office:value-type="float" office:value="15125" calcext:value-type="float">
            <text:p>15125</text:p>
          </table:table-cell>
          <table:table-cell table:style-name="ce738" table:formula="of:=[.$C$8]*[.B14]" office:value-type="float" office:value="5041.66666666667" calcext:value-type="float">
            <text:p>5,041.67</text:p>
          </table:table-cell>
          <table:table-cell table:style-name="ce778" table:formula="of:=[.C14]*[.$D$8]" office:value-type="float" office:value="1638.54166666667" calcext:value-type="float">
            <text:p>1,638.54</text:p>
          </table:table-cell>
          <table:table-cell table:style-name="ce783" table:formula="of:=[.C14]*[.$E$8]" office:value-type="float" office:value="3025" calcext:value-type="float">
            <text:p>3,025.00</text:p>
          </table:table-cell>
          <table:table-cell table:style-name="ce778" table:formula="of:=[.C14]*[.$F$8]" office:value-type="float" office:value="378.125" calcext:value-type="float">
            <text:p>378.13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1">
          <table:table-cell/>
          <table:table-cell table:style-name="ce679" office:value-type="float" office:value="3000" calcext:value-type="float">
            <text:p>3000</text:p>
          </table:table-cell>
          <table:table-cell table:style-name="ce738" table:formula="of:=[.$C$8]*[.B15]" office:value-type="float" office:value="1000" calcext:value-type="float">
            <text:p>1,000.00</text:p>
          </table:table-cell>
          <table:table-cell table:style-name="ce778" table:formula="of:=[.C15]*[.$D$8]" office:value-type="float" office:value="325" calcext:value-type="float">
            <text:p>325.00</text:p>
          </table:table-cell>
          <table:table-cell table:style-name="ce783" table:formula="of:=[.C15]*[.$E$8]" office:value-type="float" office:value="600" calcext:value-type="float">
            <text:p>600.00</text:p>
          </table:table-cell>
          <table:table-cell table:style-name="ce778" table:formula="of:=[.C15]*[.$F$8]" office:value-type="float" office:value="75" calcext:value-type="float">
            <text:p>75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79" office:value-type="float" office:value="17050" calcext:value-type="float">
            <text:p>17050</text:p>
          </table:table-cell>
          <table:table-cell table:style-name="ce738" table:formula="of:=[.$C$8]*[.B16]" office:value-type="float" office:value="5683.33333333333" calcext:value-type="float">
            <text:p>5,683.33</text:p>
          </table:table-cell>
          <table:table-cell table:style-name="ce778" table:formula="of:=[.C16]*[.$D$8]" office:value-type="float" office:value="1847.08333333333" calcext:value-type="float">
            <text:p>1,847.08</text:p>
          </table:table-cell>
          <table:table-cell table:style-name="ce783" table:formula="of:=[.C16]*[.$E$8]" office:value-type="float" office:value="3410" calcext:value-type="float">
            <text:p>3,410.00</text:p>
          </table:table-cell>
          <table:table-cell table:style-name="ce778" table:formula="of:=[.C16]*[.$F$8]" office:value-type="float" office:value="426.25" calcext:value-type="float">
            <text:p>426.25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79" office:value-type="float" office:value="19475" calcext:value-type="float">
            <text:p>19475</text:p>
          </table:table-cell>
          <table:table-cell table:style-name="ce738" table:formula="of:=[.$C$8]*[.B17]" office:value-type="float" office:value="6491.66666666667" calcext:value-type="float">
            <text:p>6,491.67</text:p>
          </table:table-cell>
          <table:table-cell table:style-name="ce778" table:formula="of:=[.C17]*[.$D$8]" office:value-type="float" office:value="2109.79166666667" calcext:value-type="float">
            <text:p>2,109.79</text:p>
          </table:table-cell>
          <table:table-cell table:style-name="ce783" table:formula="of:=[.C17]*[.$E$8]" office:value-type="float" office:value="3895" calcext:value-type="float">
            <text:p>3,895.00</text:p>
          </table:table-cell>
          <table:table-cell table:style-name="ce778" table:formula="of:=[.C17]*[.$F$8]" office:value-type="float" office:value="486.875" calcext:value-type="float">
            <text:p>486.88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79" office:value-type="float" office:value="26400" calcext:value-type="float">
            <text:p>26400</text:p>
          </table:table-cell>
          <table:table-cell table:style-name="ce738" table:formula="of:=[.$C$8]*[.B18]" office:value-type="float" office:value="8800" calcext:value-type="float">
            <text:p>8,800.00</text:p>
          </table:table-cell>
          <table:table-cell table:style-name="ce778" table:formula="of:=[.C18]*[.$D$8]" office:value-type="float" office:value="2860" calcext:value-type="float">
            <text:p>2,860.00</text:p>
          </table:table-cell>
          <table:table-cell table:style-name="ce783" table:formula="of:=[.C18]*[.$E$8]" office:value-type="float" office:value="5280" calcext:value-type="float">
            <text:p>5,280.00</text:p>
          </table:table-cell>
          <table:table-cell table:style-name="ce778" table:formula="of:=[.C18]*[.$F$8]" office:value-type="float" office:value="660" calcext:value-type="float">
            <text:p>660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728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1">
          <table:table-cell table:style-name="ce679" office:value-type="string" calcext:value-type="string">
            <text:p>Toplam</text:p>
          </table:table-cell>
          <table:table-cell table:style-name="ce463" table:formula="of:=SUM([.B9:.B18])" office:value-type="float" office:value="135800" calcext:value-type="float">
            <text:p>135,800.00</text:p>
          </table:table-cell>
          <table:table-cell table:style-name="ce463" table:formula="of:=SUM([.C9:.C18])" office:value-type="float" office:value="45266.6666666667" calcext:value-type="float">
            <text:p>45,266.67</text:p>
          </table:table-cell>
          <table:table-cell table:style-name="ce463" table:formula="of:=SUM([.D9:.D18])" office:value-type="float" office:value="14711.6666666667" calcext:value-type="float">
            <text:p>14,711.67</text:p>
          </table:table-cell>
          <table:table-cell table:style-name="ce784" table:formula="of:=SUM([.E9:.E18])" office:value-type="float" office:value="27160" calcext:value-type="float">
            <text:p>27,160.00</text:p>
          </table:table-cell>
          <table:table-cell table:style-name="ce463" table:formula="of:=SUM([.F9:.F18])" office:value-type="float" office:value="3395" calcext:value-type="float">
            <text:p>3,395.00</text:p>
          </table:table-cell>
          <table:table-cell/>
          <table:table-cell table:style-name="ce463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1">
          <table:table-cell table:style-name="ce679"/>
          <table:table-cell table:style-name="ce463" table:number-columns-repeated="3"/>
          <table:table-cell table:style-name="ce784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Ön Arsa Kişi-Yıllara Göre Kira Geliri</text:p>
          </table:table-cell>
          <table:table-cell table:style-name="ce463" table:number-columns-repeated="3"/>
          <table:table-cell table:style-name="ce784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1">
          <table:table-cell/>
          <table:table-cell table:style-name="ce414" office:value-type="string" calcext:value-type="string">
            <text:p>Yıkama Toplam</text:p>
          </table:table-cell>
          <table:table-cell table:style-name="ce696" office:value-type="string" calcext:value-type="string">
            <text:p>Arsa 2/3</text:p>
          </table:table-cell>
          <table:table-cell table:style-name="ce696" office:value-type="string" calcext:value-type="string">
            <text:p>Atila</text:p>
          </table:table-cell>
          <table:table-cell table:style-name="ce780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Kira Payı</text:p>
          </table:table-cell>
          <table:table-cell table:style-name="ce696" office:value-type="string" calcext:value-type="string">
            <text:p>Hisse Geliri</text:p>
          </table:table-cell>
          <table:table-cell table:style-name="ce78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24/24</text:p>
          </table:table-cell>
          <table:table-cell table:style-name="ce699" office:value-type="string" calcext:value-type="string">
            <text:p>13/24</text:p>
          </table:table-cell>
          <table:table-cell table:style-name="ce781" office:value-type="string" calcext:value-type="string">
            <text:p>8/24</text:p>
          </table:table-cell>
          <table:table-cell table:style-name="ce699" office:value-type="string" calcext:value-type="string">
            <text:p>3/24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38" table:formula="of:=2/3" office:value-type="float" office:value="0.666666666666667" calcext:value-type="float">
            <text:p>0.67</text:p>
          </table:table-cell>
          <table:table-cell table:style-name="ce777" table:formula="of:=13/24" office:value-type="float" office:value="0.541666666666667" calcext:value-type="float">
            <text:p>0,542</text:p>
          </table:table-cell>
          <table:table-cell table:style-name="ce782" table:formula="of:=8/24" office:value-type="float" office:value="0.333333333333333" calcext:value-type="float">
            <text:p>0,333</text:p>
          </table:table-cell>
          <table:table-cell table:style-name="ce777" table:formula="of:=3/24" office:value-type="float" office:value="0.125" calcext:value-type="float">
            <text:p>0,125</text:p>
          </table:table-cell>
          <table:table-cell table:style-name="ce792" office:value-type="string" calcext:value-type="string">
            <text:p>Usd/TL</text:p>
          </table:table-cell>
          <table:table-cell table:style-name="ce792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79" office:value-type="float" office:value="9500" calcext:value-type="float">
            <text:p>9500</text:p>
          </table:table-cell>
          <table:table-cell table:style-name="ce738" table:formula="of:=[.$C$25]*[.B26]" office:value-type="float" office:value="6333.33333333333" calcext:value-type="float">
            <text:p>6,333.33</text:p>
          </table:table-cell>
          <table:table-cell table:style-name="ce778" table:formula="of:=[.C26]*[.$D$25]" office:value-type="float" office:value="3430.55555555556" calcext:value-type="float">
            <text:p>3,430.56</text:p>
          </table:table-cell>
          <table:table-cell table:style-name="ce783" table:formula="of:=[.C26]*[.$E$25]" office:value-type="float" office:value="2111.11111111111" calcext:value-type="float">
            <text:p>2,111.11</text:p>
          </table:table-cell>
          <table:table-cell table:style-name="ce778" table:formula="of:=[.C26]*[.$F$25]" office:value-type="float" office:value="791.666666666667" calcext:value-type="float">
            <text:p>791.67</text:p>
          </table:table-cell>
          <table:table-cell table:style-name="ce728" office:value-type="float" office:value="1.59" calcext:value-type="float">
            <text:p>1.59</text:p>
          </table:table-cell>
          <table:table-cell table:style-name="ce728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79" office:value-type="float" office:value="10000" calcext:value-type="float">
            <text:p>10000</text:p>
          </table:table-cell>
          <table:table-cell table:style-name="ce738" table:formula="of:=[.$C$25]*[.B27]" office:value-type="float" office:value="6666.66666666667" calcext:value-type="float">
            <text:p>6,666.67</text:p>
          </table:table-cell>
          <table:table-cell table:style-name="ce778" table:formula="of:=[.C27]*[.$D$25]" office:value-type="float" office:value="3611.11111111111" calcext:value-type="float">
            <text:p>3,611.11</text:p>
          </table:table-cell>
          <table:table-cell table:style-name="ce783" table:formula="of:=[.C27]*[.$E$25]" office:value-type="float" office:value="2222.22222222222" calcext:value-type="float">
            <text:p>2,222.22</text:p>
          </table:table-cell>
          <table:table-cell table:style-name="ce778" table:formula="of:=[.C27]*[.$F$25]" office:value-type="float" office:value="833.333333333333" calcext:value-type="float">
            <text:p>833.33</text:p>
          </table:table-cell>
          <table:table-cell table:style-name="ce728" office:value-type="float" office:value="1.87" calcext:value-type="float">
            <text:p>1.87</text:p>
          </table:table-cell>
          <table:table-cell table:style-name="ce728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79" office:value-type="float" office:value="9000" calcext:value-type="float">
            <text:p>9000</text:p>
          </table:table-cell>
          <table:table-cell table:style-name="ce738" table:formula="of:=[.$C$25]*[.B28]" office:value-type="float" office:value="6000" calcext:value-type="float">
            <text:p>6,000.00</text:p>
          </table:table-cell>
          <table:table-cell table:style-name="ce778" table:formula="of:=[.C28]*[.$D$25]" office:value-type="float" office:value="3250" calcext:value-type="float">
            <text:p>3,250.00</text:p>
          </table:table-cell>
          <table:table-cell table:style-name="ce783" table:formula="of:=[.C28]*[.$E$25]" office:value-type="float" office:value="2000" calcext:value-type="float">
            <text:p>2,000.00</text:p>
          </table:table-cell>
          <table:table-cell table:style-name="ce778" table:formula="of:=[.C28]*[.$F$25]" office:value-type="float" office:value="750" calcext:value-type="float">
            <text:p>750.00</text:p>
          </table:table-cell>
          <table:table-cell table:style-name="ce728" office:value-type="float" office:value="1.89" calcext:value-type="float">
            <text:p>1.89</text:p>
          </table:table-cell>
          <table:table-cell table:style-name="ce728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79" office:value-type="float" office:value="12500" calcext:value-type="float">
            <text:p>12500</text:p>
          </table:table-cell>
          <table:table-cell table:style-name="ce738" table:formula="of:=[.$C$25]*[.B29]" office:value-type="float" office:value="8333.33333333333" calcext:value-type="float">
            <text:p>8,333.33</text:p>
          </table:table-cell>
          <table:table-cell table:style-name="ce778" table:formula="of:=[.C29]*[.$D$25]" office:value-type="float" office:value="4513.88888888889" calcext:value-type="float">
            <text:p>4,513.89</text:p>
          </table:table-cell>
          <table:table-cell table:style-name="ce783" table:formula="of:=[.C29]*[.$E$25]" office:value-type="float" office:value="2777.77777777778" calcext:value-type="float">
            <text:p>2,777.78</text:p>
          </table:table-cell>
          <table:table-cell table:style-name="ce778" table:formula="of:=[.C29]*[.$F$25]" office:value-type="float" office:value="1041.66666666667" calcext:value-type="float">
            <text:p>1,041.67</text:p>
          </table:table-cell>
          <table:table-cell table:style-name="ce728" office:value-type="float" office:value="2.1" calcext:value-type="float">
            <text:p>2.10</text:p>
          </table:table-cell>
          <table:table-cell table:style-name="ce728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79" office:value-type="float" office:value="13750" calcext:value-type="float">
            <text:p>13750</text:p>
          </table:table-cell>
          <table:table-cell table:style-name="ce738" table:formula="of:=[.$C$25]*[.B30]" office:value-type="float" office:value="9166.66666666667" calcext:value-type="float">
            <text:p>9,166.67</text:p>
          </table:table-cell>
          <table:table-cell table:style-name="ce778" table:formula="of:=[.C30]*[.$D$25]" office:value-type="float" office:value="4965.27777777778" calcext:value-type="float">
            <text:p>4,965.28</text:p>
          </table:table-cell>
          <table:table-cell table:style-name="ce783" table:formula="of:=[.C30]*[.$E$25]" office:value-type="float" office:value="3055.55555555556" calcext:value-type="float">
            <text:p>3,055.56</text:p>
          </table:table-cell>
          <table:table-cell table:style-name="ce778" table:formula="of:=[.C30]*[.$F$25]" office:value-type="float" office:value="1145.83333333333" calcext:value-type="float">
            <text:p>1,145.83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79" office:value-type="float" office:value="15125" calcext:value-type="float">
            <text:p>15125</text:p>
          </table:table-cell>
          <table:table-cell table:style-name="ce738" table:formula="of:=[.$C$25]*[.B31]" office:value-type="float" office:value="10083.3333333333" calcext:value-type="float">
            <text:p>10,083.33</text:p>
          </table:table-cell>
          <table:table-cell table:style-name="ce778" table:formula="of:=[.C31]*[.$D$25]" office:value-type="float" office:value="5461.80555555555" calcext:value-type="float">
            <text:p>5,461.81</text:p>
          </table:table-cell>
          <table:table-cell table:style-name="ce783" table:formula="of:=[.C31]*[.$E$25]" office:value-type="float" office:value="3361.11111111111" calcext:value-type="float">
            <text:p>3,361.11</text:p>
          </table:table-cell>
          <table:table-cell table:style-name="ce778" table:formula="of:=[.C31]*[.$F$25]" office:value-type="float" office:value="1260.41666666667" calcext:value-type="float">
            <text:p>1,260.42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1">
          <table:table-cell/>
          <table:table-cell table:style-name="ce679" office:value-type="float" office:value="3000" calcext:value-type="float">
            <text:p>3000</text:p>
          </table:table-cell>
          <table:table-cell table:style-name="ce738" table:formula="of:=[.$C$25]*[.B32]" office:value-type="float" office:value="2000" calcext:value-type="float">
            <text:p>2,000.00</text:p>
          </table:table-cell>
          <table:table-cell table:style-name="ce778" table:formula="of:=[.C32]*[.$D$25]" office:value-type="float" office:value="1083.33333333333" calcext:value-type="float">
            <text:p>1,083.33</text:p>
          </table:table-cell>
          <table:table-cell table:style-name="ce783" table:formula="of:=[.C32]*[.$E$25]" office:value-type="float" office:value="666.666666666667" calcext:value-type="float">
            <text:p>666.67</text:p>
          </table:table-cell>
          <table:table-cell table:style-name="ce778" table:formula="of:=[.C32]*[.$F$25]" office:value-type="float" office:value="250" calcext:value-type="float">
            <text:p>250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79" office:value-type="float" office:value="17050" calcext:value-type="float">
            <text:p>17050</text:p>
          </table:table-cell>
          <table:table-cell table:style-name="ce738" table:formula="of:=[.$C$25]*[.B33]" office:value-type="float" office:value="11366.6666666667" calcext:value-type="float">
            <text:p>11,366.67</text:p>
          </table:table-cell>
          <table:table-cell table:style-name="ce778" table:formula="of:=[.C33]*[.$D$25]" office:value-type="float" office:value="6156.94444444444" calcext:value-type="float">
            <text:p>6,156.94</text:p>
          </table:table-cell>
          <table:table-cell table:style-name="ce783" table:formula="of:=[.C33]*[.$E$25]" office:value-type="float" office:value="3788.88888888889" calcext:value-type="float">
            <text:p>3,788.89</text:p>
          </table:table-cell>
          <table:table-cell table:style-name="ce778" table:formula="of:=[.C33]*[.$F$25]" office:value-type="float" office:value="1420.83333333333" calcext:value-type="float">
            <text:p>1,420.83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79" office:value-type="float" office:value="19475" calcext:value-type="float">
            <text:p>19475</text:p>
          </table:table-cell>
          <table:table-cell table:style-name="ce738" table:formula="of:=[.$C$25]*[.B34]" office:value-type="float" office:value="12983.3333333333" calcext:value-type="float">
            <text:p>12,983.33</text:p>
          </table:table-cell>
          <table:table-cell table:style-name="ce778" table:formula="of:=[.C34]*[.$D$25]" office:value-type="float" office:value="7032.63888888889" calcext:value-type="float">
            <text:p>7,032.64</text:p>
          </table:table-cell>
          <table:table-cell table:style-name="ce783" table:formula="of:=[.C34]*[.$E$25]" office:value-type="float" office:value="4327.77777777778" calcext:value-type="float">
            <text:p>4,327.78</text:p>
          </table:table-cell>
          <table:table-cell table:style-name="ce778" table:formula="of:=[.C34]*[.$F$25]" office:value-type="float" office:value="1622.91666666667" calcext:value-type="float">
            <text:p>1,622.92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79" office:value-type="float" office:value="26400" calcext:value-type="float">
            <text:p>26400</text:p>
          </table:table-cell>
          <table:table-cell table:style-name="ce738" table:formula="of:=[.$C$25]*[.B35]" office:value-type="float" office:value="17600" calcext:value-type="float">
            <text:p>17,600.00</text:p>
          </table:table-cell>
          <table:table-cell table:style-name="ce778" table:formula="of:=[.C35]*[.$D$25]" office:value-type="float" office:value="9533.33333333333" calcext:value-type="float">
            <text:p>9,533.33</text:p>
          </table:table-cell>
          <table:table-cell table:style-name="ce783" table:formula="of:=[.C35]*[.$E$25]" office:value-type="float" office:value="5866.66666666667" calcext:value-type="float">
            <text:p>5,866.67</text:p>
          </table:table-cell>
          <table:table-cell table:style-name="ce778" table:formula="of:=[.C35]*[.$F$25]" office:value-type="float" office:value="2200" calcext:value-type="float">
            <text:p>2,200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728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1">
          <table:table-cell table:style-name="ce679" office:value-type="string" calcext:value-type="string">
            <text:p>Toplam</text:p>
          </table:table-cell>
          <table:table-cell table:style-name="ce463" table:formula="of:=SUM([.B26:.B35])" office:value-type="float" office:value="135800" calcext:value-type="float">
            <text:p>135,800.00</text:p>
          </table:table-cell>
          <table:table-cell table:style-name="ce463" table:formula="of:=SUM([.C26:.C35])" office:value-type="float" office:value="90533.3333333333" calcext:value-type="float">
            <text:p>90,533.33</text:p>
          </table:table-cell>
          <table:table-cell table:style-name="ce463" table:formula="of:=SUM([.D26:.D35])" office:value-type="float" office:value="49038.8888888889" calcext:value-type="float">
            <text:p>49,038.89</text:p>
          </table:table-cell>
          <table:table-cell table:style-name="ce784" table:formula="of:=SUM([.E26:.E35])" office:value-type="float" office:value="30177.7777777778" calcext:value-type="float">
            <text:p>30,177.78</text:p>
          </table:table-cell>
          <table:table-cell table:style-name="ce463" table:formula="of:=SUM([.F26:.F35])" office:value-type="float" office:value="11316.6666666667" calcext:value-type="float">
            <text:p>11,316.67</text:p>
          </table:table-cell>
          <table:table-cell/>
          <table:table-cell table:style-name="ce463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79"/>
          <table:table-cell table:style-name="ce738"/>
          <table:table-cell table:style-name="ce778"/>
          <table:table-cell table:style-name="ce783"/>
          <table:table-cell table:style-name="ce778"/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Aygaz</text:p>
          </table:table-cell>
          <table:table-cell table:style-name="ce428"/>
          <table:table-cell table:style-name="ce696" office:value-type="string" calcext:value-type="string">
            <text:p>Atila</text:p>
          </table:table-cell>
          <table:table-cell table:style-name="ce780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number-columns-repeated="2"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Hisse Geliri</text:p>
          </table:table-cell>
          <table:table-cell table:style-name="ce78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24/24</text:p>
          </table:table-cell>
          <table:table-cell table:style-name="ce699" office:value-type="string" calcext:value-type="string">
            <text:p>13/24</text:p>
          </table:table-cell>
          <table:table-cell table:style-name="ce781" office:value-type="string" calcext:value-type="string">
            <text:p>8/24</text:p>
          </table:table-cell>
          <table:table-cell table:style-name="ce699" office:value-type="string" calcext:value-type="string">
            <text:p>3/24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71" office:value-type="float" office:value="1" calcext:value-type="float">
            <text:p>1,000</text:p>
          </table:table-cell>
          <table:table-cell table:style-name="ce777" table:formula="of:=13/24" office:value-type="float" office:value="0.541666666666667" calcext:value-type="float">
            <text:p>0,542</text:p>
          </table:table-cell>
          <table:table-cell table:style-name="ce782" table:formula="of:=8/24" office:value-type="float" office:value="0.333333333333333" calcext:value-type="float">
            <text:p>0,333</text:p>
          </table:table-cell>
          <table:table-cell table:style-name="ce777" table:formula="of:=3/24" office:value-type="float" office:value="0.125" calcext:value-type="float">
            <text:p>0,125</text:p>
          </table:table-cell>
          <table:table-cell table:style-name="ce792" office:value-type="string" calcext:value-type="string">
            <text:p>Usd/TL</text:p>
          </table:table-cell>
          <table:table-cell table:style-name="ce792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738" office:value-type="float" office:value="1000" calcext:value-type="float">
            <text:p>1,000.00</text:p>
          </table:table-cell>
          <table:table-cell table:style-name="ce778" table:formula="of:=[.C43]*[.$D$42]" office:value-type="float" office:value="541.666666666667" calcext:value-type="float">
            <text:p>541.67</text:p>
          </table:table-cell>
          <table:table-cell table:style-name="ce783" table:formula="of:=[.C43]*[.$E$42]" office:value-type="float" office:value="333.333333333333" calcext:value-type="float">
            <text:p>333.33</text:p>
          </table:table-cell>
          <table:table-cell table:style-name="ce778" table:formula="of:=[.C43]*[.$F$42]" office:value-type="float" office:value="125" calcext:value-type="float">
            <text:p>125.00</text:p>
          </table:table-cell>
          <table:table-cell table:style-name="ce728" office:value-type="float" office:value="1.59" calcext:value-type="float">
            <text:p>1.59</text:p>
          </table:table-cell>
          <table:table-cell table:style-name="ce728" table:formula="of:=[.E43]/[.G43]" office:value-type="float" office:value="209.643605870021" calcext:value-type="float">
            <text:p>209.64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738" office:value-type="float" office:value="450" calcext:value-type="float">
            <text:p>450.00</text:p>
          </table:table-cell>
          <table:table-cell table:style-name="ce778" table:formula="of:=[.C44]*[.$D$42]" office:value-type="float" office:value="243.75" calcext:value-type="float">
            <text:p>243.75</text:p>
          </table:table-cell>
          <table:table-cell table:style-name="ce783" table:formula="of:=[.C44]*[.$E$42]" office:value-type="float" office:value="150" calcext:value-type="float">
            <text:p>150.00</text:p>
          </table:table-cell>
          <table:table-cell table:style-name="ce778" table:formula="of:=[.C44]*[.$F$42]" office:value-type="float" office:value="56.25" calcext:value-type="float">
            <text:p>56.25</text:p>
          </table:table-cell>
          <table:table-cell table:style-name="ce728" office:value-type="float" office:value="2.1" calcext:value-type="float">
            <text:p>2.10</text:p>
          </table:table-cell>
          <table:table-cell table:style-name="ce728" table:formula="of:=[.E44]/[.G44]" office:value-type="float" office:value="71.4285714285714" calcext:value-type="float">
            <text:p>71.43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738" office:value-type="float" office:value="4200" calcext:value-type="float">
            <text:p>4,200.00</text:p>
          </table:table-cell>
          <table:table-cell table:style-name="ce778" table:formula="of:=[.C45]*[.$D$42]" office:value-type="float" office:value="2275" calcext:value-type="float">
            <text:p>2,275.00</text:p>
          </table:table-cell>
          <table:table-cell table:style-name="ce783" table:formula="of:=[.C45]*[.$E$42]" office:value-type="float" office:value="1400" calcext:value-type="float">
            <text:p>1,400.00</text:p>
          </table:table-cell>
          <table:table-cell table:style-name="ce778" table:formula="of:=[.C45]*[.$F$42]" office:value-type="float" office:value="525" calcext:value-type="float">
            <text:p>525.00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E45]/[.G45]" office:value-type="float" office:value="522.388059701493" calcext:value-type="float">
            <text:p>522.39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738" office:value-type="float" office:value="2950" calcext:value-type="float">
            <text:p>2,950.00</text:p>
          </table:table-cell>
          <table:table-cell table:style-name="ce778" table:formula="of:=[.C46]*[.$D$42]" office:value-type="float" office:value="1597.91666666667" calcext:value-type="float">
            <text:p>1,597.92</text:p>
          </table:table-cell>
          <table:table-cell table:style-name="ce783" table:formula="of:=[.C46]*[.$E$42]" office:value-type="float" office:value="983.333333333333" calcext:value-type="float">
            <text:p>983.33</text:p>
          </table:table-cell>
          <table:table-cell table:style-name="ce778" table:formula="of:=[.C46]*[.$F$42]" office:value-type="float" office:value="368.75" calcext:value-type="float">
            <text:p>368.75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E46]/[.G46]" office:value-type="float" office:value="333.333333333333" calcext:value-type="float">
            <text:p>333.33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office:value-type="float" office:value="3300" calcext:value-type="float">
            <text:p>3,300.00</text:p>
          </table:table-cell>
          <table:table-cell table:style-name="ce778" table:formula="of:=[.C47]*[.$D$42]" office:value-type="float" office:value="1787.5" calcext:value-type="float">
            <text:p>1,787.50</text:p>
          </table:table-cell>
          <table:table-cell table:style-name="ce783" table:formula="of:=[.C47]*[.$E$42]" office:value-type="float" office:value="1100" calcext:value-type="float">
            <text:p>1,100.00</text:p>
          </table:table-cell>
          <table:table-cell table:style-name="ce778" table:formula="of:=[.C47]*[.$F$42]" office:value-type="float" office:value="412.5" calcext:value-type="float">
            <text:p>412.5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47]/[.G47]" office:value-type="float" office:value="309.859154929577" calcext:value-type="float">
            <text:p>309.86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738" office:value-type="float" office:value="7000" calcext:value-type="float">
            <text:p>7,000.00</text:p>
          </table:table-cell>
          <table:table-cell table:style-name="ce778" table:formula="of:=[.C48]*[.$D$42]" office:value-type="float" office:value="3791.66666666667" calcext:value-type="float">
            <text:p>3,791.67</text:p>
          </table:table-cell>
          <table:table-cell table:style-name="ce783" table:formula="of:=[.C48]*[.$E$42]" office:value-type="float" office:value="2333.33333333333" calcext:value-type="float">
            <text:p>2,333.33</text:p>
          </table:table-cell>
          <table:table-cell table:style-name="ce778" table:formula="of:=[.C48]*[.$F$42]" office:value-type="float" office:value="875" calcext:value-type="float">
            <text:p>875.00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E48]/[.G48]" office:value-type="float" office:value="507.246376811594" calcext:value-type="float">
            <text:p>507.25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738" office:value-type="float" office:value="0" calcext:value-type="float">
            <text:p>0.00</text:p>
          </table:table-cell>
          <table:table-cell table:style-name="ce778"/>
          <table:table-cell table:style-name="ce783"/>
          <table:table-cell table:style-name="ce778"/>
          <table:table-cell table:style-name="ce728" table:number-columns-repeated="2"/>
          <table:table-cell table:style-name="ce697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738"/>
          <table:table-cell table:style-name="ce778"/>
          <table:table-cell table:style-name="ce783"/>
          <table:table-cell table:style-name="ce778"/>
          <table:table-cell table:style-name="ce728" table:number-columns-repeated="2"/>
          <table:table-cell table:style-name="ce697"/>
          <table:table-cell table:number-columns-repeated="2"/>
        </table:table-row>
        <table:table-row table:style-name="ro1">
          <table:table-cell table:style-name="ce679" office:value-type="string" calcext:value-type="string">
            <text:p>Toplam</text:p>
          </table:table-cell>
          <table:table-cell table:style-name="ce463"/>
          <table:table-cell table:style-name="ce463" table:formula="of:=SUM([.C43:.C48])" office:value-type="float" office:value="18900" calcext:value-type="float">
            <text:p>18,900.00</text:p>
          </table:table-cell>
          <table:table-cell table:style-name="ce463" table:formula="of:=SUM([.D43:.D48])" office:value-type="float" office:value="10237.5" calcext:value-type="float">
            <text:p>10,237.50</text:p>
          </table:table-cell>
          <table:table-cell table:style-name="ce784" table:formula="of:=SUM([.E43:.E48])" office:value-type="float" office:value="6300" calcext:value-type="float">
            <text:p>6,300.00</text:p>
          </table:table-cell>
          <table:table-cell table:style-name="ce463" table:formula="of:=SUM([.F43:.F48])" office:value-type="float" office:value="2362.5" calcext:value-type="float">
            <text:p>2,362.50</text:p>
          </table:table-cell>
          <table:table-cell/>
          <table:table-cell table:style-name="ce463" table:formula="of:=SUM([.H43:.H48])" office:value-type="float" office:value="1953.89910207459" calcext:value-type="float">
            <text:p>1,953.90</text:p>
          </table:table-cell>
          <table:table-cell table:style-name="ce697"/>
          <table:table-cell table:number-columns-repeated="2"/>
        </table:table-row>
        <table:table-row table:style-name="ro1" table:number-rows-repeated="8">
          <table:table-cell table:style-name="ce679"/>
          <table:table-cell table:style-name="ce463" table:number-columns-repeated="3"/>
          <table:table-cell table:style-name="ce784"/>
          <table:table-cell table:style-name="ce463"/>
          <table:table-cell/>
          <table:table-cell table:style-name="ce463"/>
          <table:table-cell table:style-name="ce697"/>
          <table:table-cell table:number-columns-repeated="2"/>
        </table:table-row>
        <table:table-row table:style-name="ro5">
          <table:table-cell table:style-name="ce523" office:value-type="string" calcext:value-type="string">
            <text:p>2011-2019 Ali Paşa Milangaz Kişi-Yıllara Göre Kira Geliri</text:p>
          </table:table-cell>
          <table:table-cell table:style-name="ce463" table:number-columns-repeated="3"/>
          <table:table-cell table:style-name="ce784"/>
          <table:table-cell table:style-name="ce463"/>
          <table:table-cell/>
          <table:table-cell table:style-name="ce463"/>
          <table:table-cell table:style-name="ce697"/>
          <table:table-cell table:number-columns-repeated="2"/>
        </table:table-row>
        <table:table-row table:style-name="ro1">
          <table:table-cell/>
          <table:table-cell table:style-name="ce696" office:value-type="string" calcext:value-type="string">
            <text:p>Milangaz</text:p>
          </table:table-cell>
          <table:table-cell/>
          <table:table-cell table:style-name="ce696" office:value-type="string" calcext:value-type="string">
            <text:p>Atila</text:p>
          </table:table-cell>
          <table:table-cell table:style-name="ce780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number-columns-repeated="2"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Hisse Geliri</text:p>
          </table:table-cell>
          <table:table-cell table:style-name="ce78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/>
          <table:table-cell/>
          <table:table-cell table:style-name="ce697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24/24</text:p>
          </table:table-cell>
          <table:table-cell table:style-name="ce699" office:value-type="string" calcext:value-type="string">
            <text:p>13/24</text:p>
          </table:table-cell>
          <table:table-cell table:style-name="ce781" office:value-type="string" calcext:value-type="string">
            <text:p>8/24</text:p>
          </table:table-cell>
          <table:table-cell table:style-name="ce699" office:value-type="string" calcext:value-type="string">
            <text:p>3/24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71" office:value-type="float" office:value="1" calcext:value-type="float">
            <text:p>1,000</text:p>
          </table:table-cell>
          <table:table-cell table:style-name="ce777" table:formula="of:=13/24" office:value-type="float" office:value="0.541666666666667" calcext:value-type="float">
            <text:p>0,542</text:p>
          </table:table-cell>
          <table:table-cell table:style-name="ce782" table:formula="of:=8/24" office:value-type="float" office:value="0.333333333333333" calcext:value-type="float">
            <text:p>0,333</text:p>
          </table:table-cell>
          <table:table-cell table:style-name="ce777" table:formula="of:=3/24" office:value-type="float" office:value="0.125" calcext:value-type="float">
            <text:p>0,125</text:p>
          </table:table-cell>
          <table:table-cell table:style-name="ce792" office:value-type="string" calcext:value-type="string">
            <text:p>Usd/TL</text:p>
          </table:table-cell>
          <table:table-cell table:style-name="ce792" office:value-type="string" calcext:value-type="string">
            <text:p>İsmail usd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738" office:value-type="float" office:value="4000" calcext:value-type="float">
            <text:p>4,000.00</text:p>
          </table:table-cell>
          <table:table-cell table:style-name="ce778" table:formula="of:=[.C66]*[.$D$65]" office:value-type="float" office:value="2166.66666666667" calcext:value-type="float">
            <text:p>2,166.67</text:p>
          </table:table-cell>
          <table:table-cell table:style-name="ce783" table:formula="of:=[.C66]*[.$E$65]" office:value-type="float" office:value="1333.33333333333" calcext:value-type="float">
            <text:p>1,333.33</text:p>
          </table:table-cell>
          <table:table-cell table:style-name="ce778" table:formula="of:=[.C66]*[.$F$65]" office:value-type="float" office:value="500" calcext:value-type="float">
            <text:p>500.00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E66]/[.G66]" office:value-type="float" office:value="497.512437810945" calcext:value-type="float">
            <text:p>497.51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738" office:value-type="float" office:value="5600" calcext:value-type="float">
            <text:p>5,600.00</text:p>
          </table:table-cell>
          <table:table-cell table:style-name="ce778" table:formula="of:=[.C67]*[.$D$65]" office:value-type="float" office:value="3033.33333333333" calcext:value-type="float">
            <text:p>3,033.33</text:p>
          </table:table-cell>
          <table:table-cell table:style-name="ce783" table:formula="of:=[.C67]*[.$E$65]" office:value-type="float" office:value="1866.66666666667" calcext:value-type="float">
            <text:p>1,866.67</text:p>
          </table:table-cell>
          <table:table-cell table:style-name="ce778" table:formula="of:=[.C67]*[.$F$65]" office:value-type="float" office:value="700" calcext:value-type="float">
            <text:p>700.00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E67]/[.G67]" office:value-type="float" office:value="632.768361581921" calcext:value-type="float">
            <text:p>632.77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office:value-type="float" office:value="4400" calcext:value-type="float">
            <text:p>4,400.00</text:p>
          </table:table-cell>
          <table:table-cell table:style-name="ce778" table:formula="of:=[.C68]*[.$D$65]" office:value-type="float" office:value="2383.33333333333" calcext:value-type="float">
            <text:p>2,383.33</text:p>
          </table:table-cell>
          <table:table-cell table:style-name="ce783" table:formula="of:=[.C68]*[.$E$65]" office:value-type="float" office:value="1466.66666666667" calcext:value-type="float">
            <text:p>1,466.67</text:p>
          </table:table-cell>
          <table:table-cell table:style-name="ce778" table:formula="of:=[.C68]*[.$F$65]" office:value-type="float" office:value="550" calcext:value-type="float">
            <text:p>550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68]/[.G68]" office:value-type="float" office:value="413.145539906103" calcext:value-type="float">
            <text:p>413.15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738" office:value-type="float" office:value="7200" calcext:value-type="float">
            <text:p>7,200.00</text:p>
          </table:table-cell>
          <table:table-cell table:style-name="ce778" table:formula="of:=[.C69]*[.$D$65]" office:value-type="float" office:value="3900" calcext:value-type="float">
            <text:p>3,900.00</text:p>
          </table:table-cell>
          <table:table-cell table:style-name="ce783" table:formula="of:=[.C69]*[.$E$65]" office:value-type="float" office:value="2400" calcext:value-type="float">
            <text:p>2,400.00</text:p>
          </table:table-cell>
          <table:table-cell table:style-name="ce778" table:formula="of:=[.C69]*[.$F$65]" office:value-type="float" office:value="900" calcext:value-type="float">
            <text:p>900.00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E69]/[.G69]" office:value-type="float" office:value="521.739130434783" calcext:value-type="float">
            <text:p>521.74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738" office:value-type="float" office:value="8520" calcext:value-type="float">
            <text:p>8,520.00</text:p>
          </table:table-cell>
          <table:table-cell table:style-name="ce778" table:formula="of:=[.C70]*[.$D$65]" office:value-type="float" office:value="4615" calcext:value-type="float">
            <text:p>4,615.00</text:p>
          </table:table-cell>
          <table:table-cell table:style-name="ce783" table:formula="of:=[.C70]*[.$E$65]" office:value-type="float" office:value="2840" calcext:value-type="float">
            <text:p>2,840.00</text:p>
          </table:table-cell>
          <table:table-cell table:style-name="ce778" table:formula="of:=[.C70]*[.$F$65]" office:value-type="float" office:value="1065" calcext:value-type="float">
            <text:p>1,065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728" table:formula="of:=[.E70]/[.G70]" office:value-type="float" office:value="487.972508591065" calcext:value-type="float">
            <text:p>487.97</text:p>
          </table:table-cell>
          <table:table-cell table:style-name="ce697"/>
          <table:table-cell table:number-columns-repeated="2"/>
        </table:table-row>
        <table:table-row table:style-name="ro1">
          <table:table-cell/>
          <table:table-cell table:style-name="ce766" office:value-type="string" calcext:value-type="string">
            <text:p>Toplam</text:p>
          </table:table-cell>
          <table:table-cell table:style-name="ce463" table:formula="of:=SUM([.C66:.C70])" office:value-type="float" office:value="29720" calcext:value-type="float">
            <text:p>29,720.00</text:p>
          </table:table-cell>
          <table:table-cell table:style-name="ce463" table:formula="of:=SUM([.D66:.D70])" office:value-type="float" office:value="16098.3333333333" calcext:value-type="float">
            <text:p>16,098.33</text:p>
          </table:table-cell>
          <table:table-cell table:style-name="ce784" table:formula="of:=SUM([.E66:.E70])" office:value-type="float" office:value="9906.66666666667" calcext:value-type="float">
            <text:p>9,906.67</text:p>
          </table:table-cell>
          <table:table-cell table:style-name="ce463" table:formula="of:=SUM([.F66:.F70])" office:value-type="float" office:value="3715" calcext:value-type="float">
            <text:p>3,715.00</text:p>
          </table:table-cell>
          <table:table-cell/>
          <table:table-cell table:style-name="ce463" table:formula="of:=SUM([.H66:.H70])" office:value-type="float" office:value="2553.13797832482" calcext:value-type="float">
            <text:p>2,553.14</text:p>
          </table:table-cell>
          <table:table-cell table:style-name="ce697"/>
          <table:table-cell table:number-columns-repeated="2"/>
        </table:table-row>
        <table:table-row table:style-name="ro4">
          <table:table-cell/>
          <table:table-cell table:style-name="ce768" office:value-type="string" calcext:value-type="string">
            <text:p>Genel Toplam</text:p>
          </table:table-cell>
          <table:table-cell table:style-name="ce772" table:formula="of:=[.C71]+[.C52]+[.C36]+[.C19]" office:value-type="float" office:value="184420" calcext:value-type="float">
            <text:p>184,420.00</text:p>
          </table:table-cell>
          <table:table-cell table:style-name="ce772" table:formula="of:=[.D71]+[.D52]+[.D36]+[.D19]" office:value-type="float" office:value="90086.3888888889" calcext:value-type="float">
            <text:p>90,086.39</text:p>
          </table:table-cell>
          <table:table-cell table:style-name="ce772" table:formula="of:=[.E71]+[.E52]+[.E36]+[.E19]" office:value-type="float" office:value="73544.4444444444" calcext:value-type="float">
            <text:p>73,544.44</text:p>
          </table:table-cell>
          <table:table-cell table:style-name="ce772" table:formula="of:=[.F71]+[.F52]+[.F36]+[.F19]" office:value-type="float" office:value="20789.1666666667" calcext:value-type="float">
            <text:p>20,789.17</text:p>
          </table:table-cell>
          <table:table-cell table:style-name="ce794"/>
          <table:table-cell table:style-name="ce772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1">
          <table:table-cell/>
          <table:table-cell table:style-name="ce766"/>
          <table:table-cell table:number-columns-repeated="2" table:style-name="ce773" office:value-type="string" calcext:value-type="string">
            <text:p>TL</text:p>
          </table:table-cell>
          <table:table-cell table:style-name="ce785" office:value-type="string" calcext:value-type="string">
            <text:p>TL</text:p>
          </table:table-cell>
          <table:table-cell table:style-name="ce773" office:value-type="string" calcext:value-type="string">
            <text:p>TL</text:p>
          </table:table-cell>
          <table:table-cell table:style-name="ce792"/>
          <table:table-cell table:style-name="ce792" office:value-type="string" calcext:value-type="string">
            <text:p>usd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766"/>
          <table:table-cell table:style-name="ce738" table:number-columns-repeated="2"/>
          <table:table-cell table:style-name="ce786"/>
          <table:table-cell table:style-name="ce738"/>
          <table:table-cell table:style-name="ce792"/>
          <table:table-cell table:style-name="ce738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Kişi-Yıllara Göre Kira Geliri Toplamları</text:p>
          </table:table-cell>
          <table:table-cell table:style-name="ce766"/>
          <table:table-cell table:style-name="ce738" table:number-columns-repeated="2"/>
          <table:table-cell table:style-name="ce786"/>
          <table:table-cell table:style-name="ce738"/>
          <table:table-cell table:style-name="ce792"/>
          <table:table-cell table:style-name="ce738"/>
          <table:table-cell table:number-columns-repeated="3"/>
        </table:table-row>
        <table:table-row table:style-name="ro1" table:number-rows-repeated="2">
          <table:table-cell/>
          <table:table-cell table:style-name="ce766"/>
          <table:table-cell table:style-name="ce738" table:number-columns-repeated="2"/>
          <table:table-cell table:style-name="ce786"/>
          <table:table-cell table:style-name="ce738"/>
          <table:table-cell table:style-name="ce792"/>
          <table:table-cell table:style-name="ce738"/>
          <table:table-cell table:number-columns-repeated="3"/>
        </table:table-row>
        <table:table-row table:style-name="ro4">
          <table:table-cell/>
          <table:table-cell table:style-name="ce769" office:value-type="string" calcext:value-type="string">
            <text:p>Ali Paşa</text:p>
          </table:table-cell>
          <table:table-cell table:style-name="ce696"/>
          <table:table-cell table:style-name="ce779" office:value-type="string" calcext:value-type="string">
            <text:p>Atila</text:p>
          </table:table-cell>
          <table:table-cell table:style-name="ce787" office:value-type="string" calcext:value-type="string">
            <text:p>İsmail</text:p>
          </table:table-cell>
          <table:table-cell table:style-name="ce779" office:value-type="string" calcext:value-type="string">
            <text:p>Hacı</text:p>
          </table:table-cell>
          <table:table-cell table:number-columns-repeated="5"/>
        </table:table-row>
        <table:table-row table:style-name="ro5">
          <table:table-cell/>
          <table:table-cell table:style-name="ce523"/>
          <table:table-cell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Hisse Geliri</text:p>
          </table:table-cell>
          <table:table-cell table:style-name="ce78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/>
          <table:table-cell table:style-name="ce728" office:value-type="string" calcext:value-type="string">
            <text:p>usd hacı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738" table:formula="of:=[.C9]+[.C26]+[.C43]" office:value-type="float" office:value="10500" calcext:value-type="float">
            <text:p>10,500.00</text:p>
          </table:table-cell>
          <table:table-cell table:style-name="ce697" table:formula="of:=[.D9]+[.D26]+[.D43]" office:value-type="float" office:value="5001.38888888889" calcext:value-type="float">
            <text:p>5,001.39</text:p>
          </table:table-cell>
          <table:table-cell table:style-name="ce788" table:formula="of:=[.E9]+[.E26]+[.E43]" office:value-type="float" office:value="4344.44444444444" calcext:value-type="float">
            <text:p>4,344.44</text:p>
          </table:table-cell>
          <table:table-cell table:style-name="ce697" table:formula="of:=[.F9]+[.F26]+[.F43]" office:value-type="float" office:value="1154.16666666667" calcext:value-type="float">
            <text:p>1,154.17</text:p>
          </table:table-cell>
          <table:table-cell table:style-name="ce728" office:value-type="string" calcext:value-type="string">
            <text:p>1,61</text:p>
          </table:table-cell>
          <table:table-cell table:style-name="ce728" table:formula="of:=[.F83]/[.G83]" office:value-type="float" office:value="716.873706004143" calcext:value-type="float">
            <text:p>716.8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table:style-name="ce738" table:formula="of:=[.C10]+[.C27]" office:value-type="float" office:value="10000" calcext:value-type="float">
            <text:p>10,000.00</text:p>
          </table:table-cell>
          <table:table-cell table:style-name="ce697" table:formula="of:=[.D10]+[.D27]" office:value-type="float" office:value="4694.44444444444" calcext:value-type="float">
            <text:p>4,694.44</text:p>
          </table:table-cell>
          <table:table-cell table:style-name="ce788" table:formula="of:=[.E10]+[.E27]" office:value-type="float" office:value="4222.22222222222" calcext:value-type="float">
            <text:p>4,222.22</text:p>
          </table:table-cell>
          <table:table-cell table:style-name="ce697" table:formula="of:=[.F10]+[.F27]" office:value-type="float" office:value="1083.33333333333" calcext:value-type="float">
            <text:p>1,083.33</text:p>
          </table:table-cell>
          <table:table-cell table:style-name="ce728" office:value-type="string" calcext:value-type="string">
            <text:p>1,8</text:p>
          </table:table-cell>
          <table:table-cell table:style-name="ce728" table:formula="of:=[.F84]/[.G84]" office:value-type="float" office:value="601.85185185185" calcext:value-type="float">
            <text:p>601.8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table:style-name="ce738" table:formula="of:=[.C11]+[.C28]" office:value-type="float" office:value="9000" calcext:value-type="float">
            <text:p>9,000.00</text:p>
          </table:table-cell>
          <table:table-cell table:style-name="ce697" table:formula="of:=[.D11]+[.D28]" office:value-type="float" office:value="4225" calcext:value-type="float">
            <text:p>4,225.00</text:p>
          </table:table-cell>
          <table:table-cell table:style-name="ce788" table:formula="of:=[.E11]+[.E28]" office:value-type="float" office:value="3800" calcext:value-type="float">
            <text:p>3,800.00</text:p>
          </table:table-cell>
          <table:table-cell table:style-name="ce697" table:formula="of:=[.F11]+[.F28]" office:value-type="float" office:value="975" calcext:value-type="float">
            <text:p>975.00</text:p>
          </table:table-cell>
          <table:table-cell table:style-name="ce728" office:value-type="string" calcext:value-type="string">
            <text:p>1,92</text:p>
          </table:table-cell>
          <table:table-cell table:style-name="ce728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738" table:formula="of:=[.C12]+[.C29]+[.C44]" office:value-type="float" office:value="12950" calcext:value-type="float">
            <text:p>12,950.00</text:p>
          </table:table-cell>
          <table:table-cell table:style-name="ce697" table:formula="of:=[.D12]+[.D29]+[.D44]" office:value-type="float" office:value="6111.80555555556" calcext:value-type="float">
            <text:p>6,111.81</text:p>
          </table:table-cell>
          <table:table-cell table:style-name="ce788" table:formula="of:=[.E12]+[.E29]+[.E44]" office:value-type="float" office:value="5427.77777777778" calcext:value-type="float">
            <text:p>5,427.78</text:p>
          </table:table-cell>
          <table:table-cell table:style-name="ce697" table:formula="of:=[.F12]+[.F29]+[.F44]" office:value-type="float" office:value="1410.41666666667" calcext:value-type="float">
            <text:p>1,410.42</text:p>
          </table:table-cell>
          <table:table-cell table:style-name="ce728" office:value-type="string" calcext:value-type="string">
            <text:p>2,12</text:p>
          </table:table-cell>
          <table:table-cell table:style-name="ce728" table:formula="of:=[.F86]/[.G86]" office:value-type="float" office:value="665.290880503146" calcext:value-type="float">
            <text:p>665.29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738" table:formula="of:=[.C66]+[.C45]+[.C30]+[.C13]" office:value-type="float" office:value="21950" calcext:value-type="float">
            <text:p>21,950.00</text:p>
          </table:table-cell>
          <table:table-cell table:style-name="ce697" table:formula="of:=[.D66]+[.D45]+[.D30]+[.D13]" office:value-type="float" office:value="10896.5277777778" calcext:value-type="float">
            <text:p>10,896.53</text:p>
          </table:table-cell>
          <table:table-cell table:style-name="ce788" table:formula="of:=[.E66]+[.E45]+[.E30]+[.E13]" office:value-type="float" office:value="8538.88888888889" calcext:value-type="float">
            <text:p>8,538.89</text:p>
          </table:table-cell>
          <table:table-cell table:style-name="ce697" table:formula="of:=[.F66]+[.F45]+[.F30]+[.F13]" office:value-type="float" office:value="2514.58333333333" calcext:value-type="float">
            <text:p>2,514.58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F87]/[.G87]" office:value-type="float" office:value="938.277363184078" calcext:value-type="float">
            <text:p>938.28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738" table:formula="of:=[.C67]+[.C46]+[.C31]+[.C14]" office:value-type="float" office:value="23675" calcext:value-type="float">
            <text:p>23,675.00</text:p>
          </table:table-cell>
          <table:table-cell table:style-name="ce697" table:formula="of:=[.D67]+[.D46]+[.D31]+[.D14]" office:value-type="float" office:value="11731.5972222222" calcext:value-type="float">
            <text:p>11,731.60</text:p>
          </table:table-cell>
          <table:table-cell table:style-name="ce788" table:formula="of:=[.E67]+[.E46]+[.E31]+[.E14]" office:value-type="float" office:value="9236.11111111111" calcext:value-type="float">
            <text:p>9,236.11</text:p>
          </table:table-cell>
          <table:table-cell table:style-name="ce697" table:formula="of:=[.F67]+[.F46]+[.F31]+[.F14]" office:value-type="float" office:value="2707.29166666667" calcext:value-type="float">
            <text:p>2,707.29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F88]/[.G88]" office:value-type="float" office:value="917.725988700566" calcext:value-type="float">
            <text:p>917.73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table:formula="of:=[.C15]+[.C32]" office:value-type="float" office:value="3000" calcext:value-type="float">
            <text:p>3,000.00</text:p>
          </table:table-cell>
          <table:table-cell table:style-name="ce697" table:formula="of:=[.D15]+[.D32]" office:value-type="float" office:value="1408.33333333333" calcext:value-type="float">
            <text:p>1,408.33</text:p>
          </table:table-cell>
          <table:table-cell table:style-name="ce788" table:formula="of:=[.E15]+[.E32]" office:value-type="float" office:value="1266.66666666667" calcext:value-type="float">
            <text:p>1,266.67</text:p>
          </table:table-cell>
          <table:table-cell table:style-name="ce697" table:formula="of:=[.F15]+[.F32]" office:value-type="float" office:value="325" calcext:value-type="float">
            <text:p>325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table:formula="of:=[.C68]+[.C47]+[.C33]+[.C16]" office:value-type="float" office:value="24750" calcext:value-type="float">
            <text:p>24,750.00</text:p>
          </table:table-cell>
          <table:table-cell table:style-name="ce697" table:formula="of:=[.D68]+[.D47]+[.D33]+[.D16]" office:value-type="float" office:value="12174.8611111111" calcext:value-type="float">
            <text:p>12,174.86</text:p>
          </table:table-cell>
          <table:table-cell table:style-name="ce788" table:formula="of:=[.E68]+[.E47]+[.E33]+[.E16]" office:value-type="float" office:value="9765.55555555555" calcext:value-type="float">
            <text:p>9,765.56</text:p>
          </table:table-cell>
          <table:table-cell table:style-name="ce697" table:formula="of:=[.F68]+[.F47]+[.F33]+[.F16]" office:value-type="float" office:value="2809.58333333333" calcext:value-type="float">
            <text:p>2,809.58</text:p>
          </table:table-cell>
          <table:table-cell table:style-name="ce728" office:value-type="string" calcext:value-type="string">
            <text:p>3,55</text:p>
          </table:table-cell>
          <table:table-cell table:style-name="ce728" table:formula="of:=[.F90]/[.G90]" office:value-type="float" office:value="791.431924882628" calcext:value-type="float">
            <text:p>791.43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738" table:formula="of:=[.C69]+[.C48]+[.C34]+[.C17]" office:value-type="float" office:value="33675" calcext:value-type="float">
            <text:p>33,675.00</text:p>
          </table:table-cell>
          <table:table-cell table:style-name="ce697" table:formula="of:=[.D69]+[.D48]+[.D34]+[.D17]" office:value-type="float" office:value="16834.0972222222" calcext:value-type="float">
            <text:p>16,834.10</text:p>
          </table:table-cell>
          <table:table-cell table:style-name="ce788" table:formula="of:=[.E69]+[.E48]+[.E34]+[.E17]" office:value-type="float" office:value="12956.1111111111" calcext:value-type="float">
            <text:p>12,956.11</text:p>
          </table:table-cell>
          <table:table-cell table:style-name="ce697" table:formula="of:=[.F69]+[.F48]+[.F34]+[.F17]" office:value-type="float" office:value="3884.79166666667" calcext:value-type="float">
            <text:p>3,884.79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F91]/[.G91]" office:value-type="float" office:value="844.519927536233" calcext:value-type="float">
            <text:p>844.5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738" table:formula="of:=[.C70]+[.C35]+[.C18]" office:value-type="float" office:value="34920" calcext:value-type="float">
            <text:p>34,920.00</text:p>
          </table:table-cell>
          <table:table-cell table:style-name="ce697" table:formula="of:=[.D70]+[.D35]+[.D18]" office:value-type="float" office:value="17008.3333333333" calcext:value-type="float">
            <text:p>17,008.33</text:p>
          </table:table-cell>
          <table:table-cell table:style-name="ce788" table:formula="of:=[.E70]+[.E35]+[.E18]" office:value-type="float" office:value="13986.6666666667" calcext:value-type="float">
            <text:p>13,986.67</text:p>
          </table:table-cell>
          <table:table-cell table:style-name="ce697" table:formula="of:=[.F70]+[.F35]+[.F18]" office:value-type="float" office:value="3925" calcext:value-type="float">
            <text:p>3,925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728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4">
          <table:table-cell table:style-name="ce679" office:value-type="string" calcext:value-type="string">
            <text:p>Toplam</text:p>
          </table:table-cell>
          <table:table-cell table:style-name="ce463"/>
          <table:table-cell table:style-name="ce774" table:formula="of:=SUM([.C83:.C92])" office:value-type="float" office:value="184420" calcext:value-type="float">
            <text:p>184,420.00</text:p>
          </table:table-cell>
          <table:table-cell table:style-name="ce463" table:formula="of:=SUM([.D83:.D92])" office:value-type="float" office:value="90086.3888888889" calcext:value-type="float">
            <text:p>90,086.39</text:p>
          </table:table-cell>
          <table:table-cell table:style-name="ce784" table:formula="of:=SUM([.E83:.E92])" office:value-type="float" office:value="73544.4444444444" calcext:value-type="float">
            <text:p>73,544.44</text:p>
          </table:table-cell>
          <table:table-cell table:style-name="ce463" table:formula="of:=SUM([.F83:.F92])" office:value-type="float" office:value="20789.1666666667" calcext:value-type="float">
            <text:p>20,789.17</text:p>
          </table:table-cell>
          <table:table-cell table:style-name="ce728"/>
          <table:table-cell table:style-name="ce463" table:formula="of:=SUM([.H83:.H92])" office:value-type="float" office:value="6749.73206386685" calcext:value-type="float">
            <text:p>6,749.73</text:p>
          </table:table-cell>
          <table:table-cell table:number-columns-repeated="3"/>
        </table:table-row>
        <table:table-row table:style-name="ro1">
          <table:table-cell table:style-name="ce679"/>
          <table:table-cell table:style-name="ce463"/>
          <table:table-cell table:number-columns-repeated="2" table:style-name="ce773" office:value-type="string" calcext:value-type="string">
            <text:p>TL</text:p>
          </table:table-cell>
          <table:table-cell table:style-name="ce785" office:value-type="string" calcext:value-type="string">
            <text:p>TL</text:p>
          </table:table-cell>
          <table:table-cell table:style-name="ce773" office:value-type="string" calcext:value-type="string">
            <text:p>TL</text:p>
          </table:table-cell>
          <table:table-cell/>
          <table:table-cell table:style-name="ce792"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table:style-name="ce679"/>
          <table:table-cell table:style-name="ce463" table:number-columns-repeated="3"/>
          <table:table-cell table:style-name="ce784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Kişi-Kiralanan Yerlere Göre Kira Geliri Toplamları</text:p>
          </table:table-cell>
          <table:table-cell table:style-name="ce463" table:number-columns-repeated="3"/>
          <table:table-cell table:style-name="ce784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1">
          <table:table-cell table:style-name="ce679"/>
          <table:table-cell table:style-name="ce463" table:number-columns-repeated="3"/>
          <table:table-cell table:style-name="ce784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1">
          <table:table-cell table:number-columns-repeated="2"/>
          <table:table-cell table:style-name="ce775" office:value-type="string" calcext:value-type="string">
            <text:p>Atila</text:p>
          </table:table-cell>
          <table:table-cell table:style-name="ce775" office:value-type="string" calcext:value-type="string">
            <text:p>İsmail</text:p>
          </table:table-cell>
          <table:table-cell table:style-name="ce789" office:value-type="string" calcext:value-type="string">
            <text:p>Hacı</text:p>
          </table:table-cell>
          <table:table-cell table:style-name="ce792" office:value-type="string" calcext:value-type="string">
            <text:p>Toplam</text:p>
          </table:table-cell>
          <table:table-cell table:number-columns-repeated="5"/>
        </table:table-row>
        <table:table-row table:style-name="ro1">
          <table:table-cell/>
          <table:table-cell table:style-name="ce679" office:value-type="string" calcext:value-type="string">
            <text:p>Arka Ykm</text:p>
          </table:table-cell>
          <table:table-cell table:style-name="ce697" table:formula="of:=[.D19]" office:value-type="float" office:value="14711.6666666667" calcext:value-type="float">
            <text:p>14,711.67</text:p>
          </table:table-cell>
          <table:table-cell table:style-name="ce697" table:formula="of:=[.E19]" office:value-type="float" office:value="27160" calcext:value-type="float">
            <text:p>27,160.00</text:p>
          </table:table-cell>
          <table:table-cell table:style-name="ce788" table:formula="of:=[.F19]" office:value-type="float" office:value="3395" calcext:value-type="float">
            <text:p>3,395.00</text:p>
          </table:table-cell>
          <table:table-cell table:style-name="ce792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679" office:value-type="string" calcext:value-type="string">
            <text:p>Ön Ykm</text:p>
          </table:table-cell>
          <table:table-cell table:style-name="ce697" table:formula="of:=[.D36]" office:value-type="float" office:value="49038.8888888889" calcext:value-type="float">
            <text:p>49,038.89</text:p>
          </table:table-cell>
          <table:table-cell table:style-name="ce697" table:formula="of:=[.E36]" office:value-type="float" office:value="30177.7777777778" calcext:value-type="float">
            <text:p>30,177.78</text:p>
          </table:table-cell>
          <table:table-cell table:style-name="ce788" table:formula="of:=[.F36]" office:value-type="float" office:value="11316.6666666667" calcext:value-type="float">
            <text:p>11,316.67</text:p>
          </table:table-cell>
          <table:table-cell table:style-name="ce792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679" office:value-type="string" calcext:value-type="string">
            <text:p>Aygaz</text:p>
          </table:table-cell>
          <table:table-cell table:style-name="ce697" table:formula="of:=[.D52]" office:value-type="float" office:value="10237.5" calcext:value-type="float">
            <text:p>10,237.50</text:p>
          </table:table-cell>
          <table:table-cell table:style-name="ce697" table:formula="of:=[.E52]" office:value-type="float" office:value="6300" calcext:value-type="float">
            <text:p>6,300.00</text:p>
          </table:table-cell>
          <table:table-cell table:style-name="ce788" table:formula="of:=[.F52]" office:value-type="float" office:value="2362.5" calcext:value-type="float">
            <text:p>2,362.50</text:p>
          </table:table-cell>
          <table:table-cell table:style-name="ce792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679" office:value-type="string" calcext:value-type="string">
            <text:p>Milangaz</text:p>
          </table:table-cell>
          <table:table-cell table:style-name="ce697" table:formula="of:=[.D71]" office:value-type="float" office:value="16098.3333333333" calcext:value-type="float">
            <text:p>16,098.33</text:p>
          </table:table-cell>
          <table:table-cell table:style-name="ce697" table:formula="of:=[.E71]" office:value-type="float" office:value="9906.66666666667" calcext:value-type="float">
            <text:p>9,906.67</text:p>
          </table:table-cell>
          <table:table-cell table:style-name="ce788" table:formula="of:=[.F71]" office:value-type="float" office:value="3715" calcext:value-type="float">
            <text:p>3,715.00</text:p>
          </table:table-cell>
          <table:table-cell table:style-name="ce792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4">
          <table:table-cell/>
          <table:table-cell table:style-name="ce766" office:value-type="string" calcext:value-type="string">
            <text:p>Toplam</text:p>
          </table:table-cell>
          <table:table-cell table:style-name="ce738" table:formula="of:=SUM([.C99:.C102])" office:value-type="float" office:value="90086.3888888889" calcext:value-type="float">
            <text:p>90,086.39</text:p>
          </table:table-cell>
          <table:table-cell table:style-name="ce738" table:formula="of:=SUM([.D99:.D102])" office:value-type="float" office:value="73544.4444444444" calcext:value-type="float">
            <text:p>73,544.44</text:p>
          </table:table-cell>
          <table:table-cell table:style-name="ce786" table:formula="of:=SUM([.E99:.E102])" office:value-type="float" office:value="20789.1666666667" calcext:value-type="float">
            <text:p>20,789.17</text:p>
          </table:table-cell>
          <table:table-cell table:style-name="ce793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766" office:value-type="string" calcext:value-type="string">
            <text:p>% Toplam</text:p>
          </table:table-cell>
          <table:table-cell table:style-name="ce776" table:formula="of:=[.C103]/[.F103]" office:value-type="float" office:value="0.488484919688151" calcext:value-type="float">
            <text:p>0,4885</text:p>
          </table:table-cell>
          <table:table-cell table:style-name="ce776" table:formula="of:=[.D103]/[.F103]" office:value-type="float" office:value="0.398787791153044" calcext:value-type="float">
            <text:p>0,3988</text:p>
          </table:table-cell>
          <table:table-cell table:style-name="ce790" table:formula="of:=[.E103]/[.F103]" office:value-type="float" office:value="0.112727289158804" calcext:value-type="float">
            <text:p>0,1127</text:p>
          </table:table-cell>
          <table:table-cell table:style-name="ce773" office:value-type="string" calcext:value-type="string">
            <text:p>TL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  <table:table-cell table:style-name="ce728" table:number-columns-repeated="2"/>
          <table:table-cell table:number-columns-repeated="3"/>
        </table:table-row>
        <table:table-row table:style-name="ro1" table:number-rows-repeated="104846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48" table:default-cell-style-name="Default"/>
        <table:table-column table:style-name="co49" table:default-cell-style-name="ce697"/>
        <table:table-column table:style-name="co50" table:default-cell-style-name="Default"/>
        <table:table-column table:style-name="co8" table:default-cell-style-name="Default"/>
        <table:table-column table:style-name="co51" table:default-cell-style-name="ce697"/>
        <table:table-column table:style-name="co9" table:number-columns-repeated="2" table:default-cell-style-name="ce697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4:.F57])" office:value-type="float" office:value="30170" calcext:value-type="float">
            <text:p>30,170.00</text:p>
          </table:table-cell>
          <table:table-cell table:style-name="ce727" table:formula="of:=SUM([.G4:.G57])" office:value-type="float" office:value="30170" calcext:value-type="float">
            <text:p>30,170.00</text:p>
          </table:table-cell>
          <table:table-cell table:style-name="ce727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7-28" calcext:value-type="date">
            <text:p>07/28/2019</text:p>
          </table:table-cell>
          <table:table-cell table:style-name="ce679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1">
          <table:table-cell table:style-name="ce715" office:value-type="date" office:date-value="2019-06-30" calcext:value-type="date">
            <text:p>06/30/2019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9-06-30" calcext:value-type="date">
            <text:p>06/30/2019</text:p>
          </table:table-cell>
          <table:table-cell table:style-name="ce715" office:value-type="date" office:date-value="2020-06-29" calcext:value-type="date">
            <text:p>06/29/2020</text:p>
          </table:table-cell>
          <table:table-cell table:style-name="ce723" office:value-type="float" office:value="8520" calcext:value-type="float">
            <text:p>8,520.00</text:p>
          </table:table-cell>
          <table:table-cell table:style-name="ce723"/>
          <table:table-cell table:style-name="ce723" table:formula="of:=[.H9]+[.F8]-[.G8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1">
          <table:table-cell table:style-name="ce7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1">
          <table:table-cell table:style-name="ce7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1">
          <table:table-cell table:style-name="ce7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1">
          <table:table-cell table:style-name="ce715" office:value-type="date" office:date-value="2018-06-30" calcext:value-type="date">
            <text:p>06/30/2018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8-06-30" calcext:value-type="date">
            <text:p>06/30/2018</text:p>
          </table:table-cell>
          <table:table-cell table:style-name="ce715" office:value-type="date" office:date-value="2019-06-29" calcext:value-type="date">
            <text:p>06/29/2019</text:p>
          </table:table-cell>
          <table:table-cell table:style-name="ce723" office:value-type="float" office:value="7200" calcext:value-type="float">
            <text:p>7,200.00</text:p>
          </table:table-cell>
          <table:table-cell table:style-name="ce723"/>
          <table:table-cell table:style-name="ce723" table:formula="of:=[.H17]+[.F16]-[.G16]" office:value-type="float" office:value="7200" calcext:value-type="float">
            <text:p>7,2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7-06-10" calcext:value-type="date">
            <text:p>06/10/2017</text:p>
          </table:table-cell>
          <table:table-cell table:style-name="ce736" office:value-type="string" calcext:value-type="string">
            <text:p>nakit</text:p>
          </table:table-cell>
          <table:table-cell table:style-name="ce738"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1">
          <table:table-cell table:style-name="ce715" office:value-type="date" office:date-value="2017-06-10" calcext:value-type="date">
            <text:p>06/10/2017</text:p>
          </table:table-cell>
          <table:table-cell table:style-name="ce714" office:value-type="string" calcext:value-type="string">
            <text:p>Gökhan Öner Kira Bedeli</text:p>
          </table:table-cell>
          <table:table-cell table:style-name="ce723"/>
          <table:table-cell table:style-name="ce715" office:value-type="date" office:date-value="2017-06-10" calcext:value-type="date">
            <text:p>06/10/2017</text:p>
          </table:table-cell>
          <table:table-cell table:style-name="ce715" office:value-type="date" office:date-value="2018-05-09" calcext:value-type="date">
            <text:p>05/09/2018</text:p>
          </table:table-cell>
          <table:table-cell table:style-name="ce723" office:value-type="float" office:value="4400" calcext:value-type="float">
            <text:p>4,400.00</text:p>
          </table:table-cell>
          <table:table-cell table:style-name="ce723"/>
          <table:table-cell table:style-name="ce723" table:formula="of:=[.H20]+[.F19]-[.G19]" office:value-type="float" office:value="4400" calcext:value-type="float">
            <text:p>4,4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b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6" calcext:value-type="float">
            <text:p>2016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5600" calcext:value-type="float">
            <text:p>5,600.00</text:p>
          </table:table-cell>
          <table:table-cell table:style-name="ce723"/>
          <table:table-cell table:style-name="ce723" table:formula="of:=[.H24]+[.F23]-[.G23]" office:value-type="float" office:value="5600" calcext:value-type="float">
            <text:p>5,6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5" calcext:value-type="float">
            <text:p>2015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4000" calcext:value-type="float">
            <text:p>4,000.00</text:p>
          </table:table-cell>
          <table:table-cell table:style-name="ce723"/>
          <table:table-cell table:style-name="ce723" table:formula="of:=[.H27]+[.F26]-[.G26]" office:value-type="float" office:value="4000" calcext:value-type="float">
            <text:p>4,000.00</text:p>
          </table:table-cell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style-name="ce679"/>
          <table:table-cell table:style-name="ce738"/>
          <table:table-cell table:style-name="ce711" table:number-columns-repeated="2"/>
          <table:table-cell table:number-columns-repeated="3"/>
        </table:table-row>
        <table:table-row table:style-name="ro1" table:number-rows-repeated="4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style-name="ce679"/>
          <table:table-cell table:style-name="ce738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number-columns-repeated="2"/>
          <table:table-cell table:style-name="ce733" table:number-columns-repeated="2"/>
          <table:table-cell table:number-columns-repeated="3"/>
        </table:table-row>
        <table:table-row table:style-name="ro1" table:number-rows-repeated="2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number-columns-repeated="2"/>
          <table:table-cell table:style-name="ce733" table:number-columns-repeated="2"/>
          <table:table-cell table:number-columns-repeated="3"/>
        </table:table-row>
        <table:table-row table:style-name="ro1" table:number-rows-repeated="5">
          <table:table-cell table:style-name="ce711"/>
          <table:table-cell table:number-columns-repeated="2"/>
          <table:table-cell table:style-name="ce697"/>
          <table:table-cell table:style-name="ce733"/>
          <table:table-cell table:number-columns-repeated="3"/>
        </table:table-row>
        <table:table-row table:style-name="ro1">
          <table:table-cell table:style-name="ce711"/>
          <table:table-cell table:style-name="ce697"/>
          <table:table-cell table:number-columns-repeated="2"/>
          <table:table-cell table:style-name="ce733"/>
          <table:table-cell table:number-columns-repeated="3"/>
        </table:table-row>
        <table:table-row table:style-name="ro1">
          <table:table-cell table:style-name="ce711"/>
          <table:table-cell table:number-columns-repeated="3"/>
          <table:table-cell table:style-name="ce733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97"/>
          <table:table-cell table:style-name="ce733"/>
          <table:table-cell table:number-columns-repeated="3"/>
        </table:table-row>
        <table:table-row table:style-name="ro1" table:number-rows-repeated="2">
          <table:table-cell table:style-name="ce711"/>
          <table:table-cell/>
          <table:table-cell table:style-name="Default"/>
          <table:table-cell table:style-name="ce697"/>
          <table:table-cell table:style-name="ce733"/>
          <table:table-cell table:number-columns-repeated="3"/>
        </table:table-row>
        <table:table-row table:style-name="ro1" table:number-rows-repeated="3">
          <table:table-cell table:style-name="ce711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711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2" table:default-cell-style-name="Default"/>
        <table:table-column table:style-name="co53" table:default-cell-style-name="ce697"/>
        <table:table-column table:style-name="co29" table:number-columns-repeated="2" table:default-cell-style-name="Default"/>
        <table:table-column table:style-name="co29" table:number-columns-repeated="3" table:default-cell-style-name="ce697"/>
        <table:table-row table:style-name="ro7">
          <table:table-cell/>
          <table:table-cell table:style-name="ce735" office:value-type="string" calcext:value-type="string">
            <text:p>Hızarhane Depo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4:.F15])" office:value-type="float" office:value="21000" calcext:value-type="float">
            <text:p>21,000.00</text:p>
          </table:table-cell>
          <table:table-cell table:style-name="ce727" table:formula="of:=SUM([.G4:.G15])" office:value-type="float" office:value="21000" calcext:value-type="float">
            <text:p>21,000.00</text:p>
          </table:table-cell>
          <table:table-cell table:style-name="ce727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1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711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1">
          <table:table-cell table:style-name="ce711"/>
          <table:table-cell table:number-columns-repeated="2"/>
          <table:table-cell table:style-name="ce711"/>
          <table:table-cell table:style-name="ce795" office:value-type="string" calcext:value-type="string">
            <text:p>arsa satıldı</text:p>
          </table:table-cell>
          <table:table-cell table:number-columns-repeated="3"/>
        </table:table-row>
        <table:table-row table:style-name="ro1">
          <table:table-cell table:style-name="ce711"/>
          <table:table-cell table:number-columns-repeated="2"/>
          <table:table-cell table:style-name="ce711"/>
          <table:table-cell table:style-name="ce795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1">
          <table:table-cell table:style-name="ce711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11" office:value-type="date" office:date-value="2014-10-15" calcext:value-type="date">
            <text:p>10/15/2014</text:p>
          </table:table-cell>
          <table:table-cell table:style-name="ce711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1">
          <table:table-cell table:style-name="ce711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738"/>
          <table:table-cell table:style-name="ce711" office:value-type="date" office:date-value="2013-10-15" calcext:value-type="date">
            <text:p>10/15/2013</text:p>
          </table:table-cell>
          <table:table-cell table:style-name="ce711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1">
          <table:table-cell table:style-name="ce711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11" office:value-type="date" office:date-value="2012-11-06" calcext:value-type="date">
            <text:p>11/06/2012</text:p>
          </table:table-cell>
          <table:table-cell table:style-name="ce711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1">
          <table:table-cell table:style-name="ce711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11" office:value-type="date" office:date-value="2011-10-15" calcext:value-type="date">
            <text:p>10/15/2011</text:p>
          </table:table-cell>
          <table:table-cell table:style-name="ce711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1" table:number-rows-repeated="4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523" office:value-type="string" calcext:value-type="string">
            <text:p>Sanayi Acenta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20:.F23])" office:value-type="float" office:value="34000" calcext:value-type="float">
            <text:p>34,000.00</text:p>
          </table:table-cell>
          <table:table-cell table:style-name="ce727" table:formula="of:=SUM([.G20:.G23])" office:value-type="float" office:value="34000" calcext:value-type="float">
            <text:p>34,000.00</text:p>
          </table:table-cell>
          <table:table-cell table:style-name="ce727" table:formula="of:=[.F17]-[.G17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711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1">
          <table:table-cell table:style-name="ce733" office:value-type="float" office:value="2013" calcext:value-type="float">
            <text:p>2013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733" office:value-type="float" office:value="2012" calcext:value-type="float">
            <text:p>2012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1">
          <table:table-cell table:style-name="ce733" office:value-type="float" office:value="2011" calcext:value-type="float">
            <text:p>2011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1" table:number-rows-repeated="4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726"/>
          <table:table-cell table:style-name="ce727" table:number-columns-repeated="3"/>
        </table:table-row>
        <table:table-row table:style-name="ro7">
          <table:table-cell/>
          <table:table-cell table:style-name="ce735" office:value-type="string" calcext:value-type="string">
            <text:p>Hızarhane Yıkama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33:.F49])" office:value-type="float" office:value="62850" calcext:value-type="float">
            <text:p>62,850.00</text:p>
          </table:table-cell>
          <table:table-cell table:style-name="ce727" table:formula="of:=SUM([.G33:.G50])" office:value-type="float" office:value="62850" calcext:value-type="float">
            <text:p>62,850.00</text:p>
          </table:table-cell>
          <table:table-cell table:style-name="ce727" table:formula="of:=[.F30]-[.G30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11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711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1">
          <table:table-cell table:style-name="ce711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Kalan 1500 TL arsayı alan yeşilyurtluyla</text:p>
          </table:table-cell>
          <table:table-cell/>
          <table:table-cell table:style-name="ce711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<text:s/>hesaplaşıldı</text:p>
          </table:table-cell>
          <table:table-cell/>
          <table:table-cell table:style-name="ce711"/>
          <table:table-cell table:style-name="ce795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11" office:value-type="date" office:date-value="2018-03-02" calcext:value-type="date">
            <text:p>03/02/2018</text:p>
          </table:table-cell>
          <table:table-cell table:style-name="ce795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11" office:value-type="date" office:date-value="2017-03-02" calcext:value-type="date">
            <text:p>03/02/2017</text:p>
          </table:table-cell>
          <table:table-cell table:style-name="ce711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Mehmet Geyraslı kira bedeli</text:p>
          </table:table-cell>
          <table:table-cell/>
          <table:table-cell table:style-name="ce711" office:value-type="date" office:date-value="2016-03-02" calcext:value-type="date">
            <text:p>03/02/2016</text:p>
          </table:table-cell>
          <table:table-cell table:style-name="ce711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1">
          <table:table-cell table:style-name="ce73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73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1">
          <table:table-cell table:style-name="ce73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1" table:number-rows-repeated="3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nk" table:style-name="ta1">
        <table:table-column table:style-name="co54" table:default-cell-style-name="ce711"/>
        <table:table-column table:style-name="co55" table:default-cell-style-name="ce518"/>
        <table:table-column table:style-name="co56" table:default-cell-style-name="ce518"/>
        <table:table-column table:style-name="co57" table:default-cell-style-name="ce934"/>
        <table:table-column table:style-name="co58" table:default-cell-style-name="ce934"/>
        <table:table-column table:style-name="co59" table:default-cell-style-name="ce934"/>
        <table:table-column table:style-name="co60" table:default-cell-style-name="ce934"/>
        <table:table-column table:style-name="co9" table:default-cell-style-name="ce515"/>
        <table:table-column table:style-name="co9" table:number-columns-repeated="55" table:default-cell-style-name="ce518"/>
        <table:table-column table:style-name="co9" table:number-columns-repeated="961" table:default-cell-style-name="ce711"/>
        <table:table-row table:style-name="ro11">
          <table:table-cell/>
          <table:table-cell table:style-name="ce798" office:value-type="string" calcext:value-type="string">
            <text:p>SELANİK DOĞUŞ 2007-2022 HESAPLARI</text:p>
          </table:table-cell>
          <table:table-cell table:style-name="ce801"/>
          <table:table-cell table:style-name="ce920" table:number-columns-repeated="4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1" office:value-type="string" calcext:value-type="string">
            <text:p>SAN-Ö</text:p>
          </table:table-cell>
          <table:table-cell table:style-name="ce921" office:value-type="string" calcext:value-type="string">
            <text:p>DĞŞ-Ö</text:p>
          </table:table-cell>
          <table:table-cell table:style-name="ce921"/>
          <table:table-cell table:style-name="ce921" office:value-type="string" calcext:value-type="string">
            <text:p>BAKİYE</text:p>
          </table:table-cell>
          <table:table-cell table:number-columns-repeated="1017"/>
        </table:table-row>
        <table:table-row table:style-name="ro11">
          <table:table-cell/>
          <table:table-cell table:style-name="ce800" office:value-type="date" office:date-value="2006-12-31" calcext:value-type="date">
            <text:p>31.12.2006</text:p>
          </table:table-cell>
          <table:table-cell table:style-name="ce899" office:value-type="string" calcext:value-type="string">
            <text:p>2006 DEVİR DOĞUŞ ALACAKLI</text:p>
          </table:table-cell>
          <table:table-cell table:style-name="ce921" table:number-columns-repeated="3"/>
          <table:table-cell table:style-name="ce92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DEVİR DOĞUŞ ALACAKLI</text:p>
          </table:table-cell>
          <table:table-cell table:style-name="ce922"/>
          <table:table-cell table:style-name="ce922" office:value-type="float" office:value="39929" calcext:value-type="float">
            <text:p>39.929,00</text:p>
          </table:table-cell>
          <table:table-cell table:style-name="ce922"/>
          <table:table-cell table:style-name="ce922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7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211" calcext:value-type="float">
            <text:p>211,00</text:p>
          </table:table-cell>
          <table:table-cell table:style-name="ce922" table:number-columns-repeated="2"/>
          <table:table-cell table:style-name="ce922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<text:s/>ELDEN</text:p>
          </table:table-cell>
          <table:table-cell table:style-name="ce922" office:value-type="float" office:value="3750" calcext:value-type="float">
            <text:p>3.750,00</text:p>
          </table:table-cell>
          <table:table-cell table:style-name="ce922" table:number-columns-repeated="2"/>
          <table:table-cell table:style-name="ce922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İYE</text:p>
          </table:table-cell>
          <table:table-cell table:style-name="ce922"/>
          <table:table-cell table:style-name="ce922" office:value-type="float" office:value="25" calcext:value-type="float">
            <text:p>25,00</text:p>
          </table:table-cell>
          <table:table-cell table:style-name="ce922"/>
          <table:table-cell table:style-name="ce922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922" office:value-type="float" office:value="4303" calcext:value-type="float">
            <text:p>4.303,00</text:p>
          </table:table-cell>
          <table:table-cell table:style-name="ce922"/>
          <table:table-cell table:style-name="ce922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<text:s/>ELDEN</text:p>
          </table:table-cell>
          <table:table-cell table:style-name="ce922" office:value-type="float" office:value="1900" calcext:value-type="float">
            <text:p>1.900,00</text:p>
          </table:table-cell>
          <table:table-cell table:style-name="ce922" table:number-columns-repeated="2"/>
          <table:table-cell table:style-name="ce922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922" office:value-type="float" office:value="1139" calcext:value-type="float">
            <text:p>1.139,00</text:p>
          </table:table-cell>
          <table:table-cell table:style-name="ce922"/>
          <table:table-cell table:style-name="ce922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BANKAMATİK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922" table:number-columns-repeated="2"/>
          <table:table-cell table:style-name="ce922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L SU</text:p>
          </table:table-cell>
          <table:table-cell table:style-name="ce922" office:value-type="float" office:value="955" calcext:value-type="float">
            <text:p>955,00</text:p>
          </table:table-cell>
          <table:table-cell table:style-name="ce922" table:number-columns-repeated="2"/>
          <table:table-cell table:style-name="ce922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922" office:value-type="float" office:value="136" calcext:value-type="float">
            <text:p>136,00</text:p>
          </table:table-cell>
          <table:table-cell table:style-name="ce922"/>
          <table:table-cell table:style-name="ce922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TİLA EL</text:p>
          </table:table-cell>
          <table:table-cell table:style-name="ce922" office:value-type="float" office:value="4500" calcext:value-type="float">
            <text:p>4.500,00</text:p>
          </table:table-cell>
          <table:table-cell table:style-name="ce922" table:number-columns-repeated="2"/>
          <table:table-cell table:style-name="ce922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 GÜNEŞ</text:p>
          </table:table-cell>
          <table:table-cell table:style-name="ce922"/>
          <table:table-cell table:style-name="ce922" office:value-type="float" office:value="50" calcext:value-type="float">
            <text:p>50,00</text:p>
          </table:table-cell>
          <table:table-cell table:style-name="ce922"/>
          <table:table-cell table:style-name="ce922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922" office:value-type="float" office:value="4301" calcext:value-type="float">
            <text:p>4.301,00</text:p>
          </table:table-cell>
          <table:table-cell table:style-name="ce922"/>
          <table:table-cell table:style-name="ce922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68" calcext:value-type="float">
            <text:p>68,00</text:p>
          </table:table-cell>
          <table:table-cell table:style-name="ce922" table:number-columns-repeated="2"/>
          <table:table-cell table:style-name="ce922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168" calcext:value-type="float">
            <text:p>168,00</text:p>
          </table:table-cell>
          <table:table-cell table:style-name="ce922" table:number-columns-repeated="2"/>
          <table:table-cell table:style-name="ce922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9 AY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922" office:value-type="float" office:value="1720" calcext:value-type="float">
            <text:p>1.720,00</text:p>
          </table:table-cell>
          <table:table-cell table:style-name="ce922"/>
          <table:table-cell table:style-name="ce922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 GÜNEŞ</text:p>
          </table:table-cell>
          <table:table-cell table:style-name="ce922"/>
          <table:table-cell table:style-name="ce922" office:value-type="float" office:value="100" calcext:value-type="float">
            <text:p>100,00</text:p>
          </table:table-cell>
          <table:table-cell table:style-name="ce922"/>
          <table:table-cell table:style-name="ce922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URSUN AĞCA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922" table:number-columns-repeated="2"/>
          <table:table-cell table:style-name="ce922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350" calcext:value-type="float">
            <text:p>350,00</text:p>
          </table:table-cell>
          <table:table-cell table:style-name="ce922" table:number-columns-repeated="2"/>
          <table:table-cell table:style-name="ce922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ZOCAM</text:p>
          </table:table-cell>
          <table:table-cell table:style-name="ce922" office:value-type="float" office:value="1050" calcext:value-type="float">
            <text:p>1.050,00</text:p>
          </table:table-cell>
          <table:table-cell table:style-name="ce922" table:number-columns-repeated="2"/>
          <table:table-cell table:style-name="ce922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. BALCI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922" table:number-columns-repeated="2"/>
          <table:table-cell table:style-name="ce922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ATİFOĞLU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922" table:number-columns-repeated="2"/>
          <table:table-cell table:style-name="ce922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SUT ERYİĞİYT</text:p>
          </table:table-cell>
          <table:table-cell table:style-name="ce922" office:value-type="float" office:value="5" calcext:value-type="float">
            <text:p>5,00</text:p>
          </table:table-cell>
          <table:table-cell table:style-name="ce922" table:number-columns-repeated="2"/>
          <table:table-cell table:style-name="ce922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MLZ</text:p>
          </table:table-cell>
          <table:table-cell table:style-name="ce922"/>
          <table:table-cell table:style-name="ce922" office:value-type="float" office:value="309" calcext:value-type="float">
            <text:p>309,00</text:p>
          </table:table-cell>
          <table:table-cell table:style-name="ce922"/>
          <table:table-cell table:style-name="ce922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67" calcext:value-type="float">
            <text:p>67,00</text:p>
          </table:table-cell>
          <table:table-cell table:style-name="ce922" table:number-columns-repeated="2"/>
          <table:table-cell table:style-name="ce922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5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922" table:number-columns-repeated="2"/>
          <table:table-cell table:style-name="ce922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922" table:number-columns-repeated="2"/>
          <table:table-cell table:style-name="ce922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7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922" table:number-columns-repeated="2"/>
          <table:table-cell table:style-name="ce922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922" table:number-columns-repeated="2"/>
          <table:table-cell table:style-name="ce922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ÖMEC MUZAFER</text:p>
          </table:table-cell>
          <table:table-cell table:style-name="ce922" office:value-type="float" office:value="400" calcext:value-type="float">
            <text:p>400,00</text:p>
          </table:table-cell>
          <table:table-cell table:style-name="ce922" table:number-columns-repeated="2"/>
          <table:table-cell table:style-name="ce922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350" calcext:value-type="float">
            <text:p>350,00</text:p>
          </table:table-cell>
          <table:table-cell table:style-name="ce922" table:number-columns-repeated="2"/>
          <table:table-cell table:style-name="ce922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250" calcext:value-type="float">
            <text:p>250,00</text:p>
          </table:table-cell>
          <table:table-cell table:style-name="ce922" table:number-columns-repeated="2"/>
          <table:table-cell table:style-name="ce922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SK</text:p>
          </table:table-cell>
          <table:table-cell table:style-name="ce922" office:value-type="float" office:value="224" calcext:value-type="float">
            <text:p>224,00</text:p>
          </table:table-cell>
          <table:table-cell table:style-name="ce922" table:number-columns-repeated="2"/>
          <table:table-cell table:style-name="ce922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1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37" calcext:value-type="float">
            <text:p>137,00</text:p>
          </table:table-cell>
          <table:table-cell table:style-name="ce922" table:number-columns-repeated="2"/>
          <table:table-cell table:style-name="ce922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İVATA</text:p>
          </table:table-cell>
          <table:table-cell table:style-name="ce922" office:value-type="float" office:value="70" calcext:value-type="float">
            <text:p>70,00</text:p>
          </table:table-cell>
          <table:table-cell table:style-name="ce922" table:number-columns-repeated="2"/>
          <table:table-cell table:style-name="ce922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150" calcext:value-type="float">
            <text:p>150,00</text:p>
          </table:table-cell>
          <table:table-cell table:style-name="ce922" table:number-columns-repeated="2"/>
          <table:table-cell table:style-name="ce922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</text:p>
          </table:table-cell>
          <table:table-cell table:style-name="ce922"/>
          <table:table-cell table:style-name="ce922" office:value-type="float" office:value="112" calcext:value-type="float">
            <text:p>112,00</text:p>
          </table:table-cell>
          <table:table-cell table:style-name="ce922"/>
          <table:table-cell table:style-name="ce922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08’e DEVİR</text:p>
          </table:table-cell>
          <table:table-cell table:style-name="ce922" table:number-columns-repeated="3"/>
          <table:table-cell table:style-name="ce92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02" office:value-type="date" office:date-value="2007-12-31" calcext:value-type="date">
            <text:p>31.12.2007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4:.D40])" office:value-type="float" office:value="31025" calcext:value-type="float">
            <text:p>31.025,00</text:p>
          </table:table-cell>
          <table:table-cell table:style-name="ce923" table:formula="of:=SUM([.E4:.E40])" office:value-type="float" office:value="52124" calcext:value-type="float">
            <text:p>52.124,00</text:p>
          </table:table-cell>
          <table:table-cell table:style-name="ce923"/>
          <table:table-cell table:style-name="ce1008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07’den DEVİR</text:p>
          </table:table-cell>
          <table:table-cell table:style-name="ce922" table:number-columns-repeated="3"/>
          <table:table-cell table:style-name="ce92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MURAT</text:p>
          </table:table-cell>
          <table:table-cell table:style-name="ce922"/>
          <table:table-cell table:style-name="ce922" office:value-type="float" office:value="26" calcext:value-type="float">
            <text:p>26,00</text:p>
          </table:table-cell>
          <table:table-cell table:style-name="ce922"/>
          <table:table-cell table:style-name="ce922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ECMİ HOCA</text:p>
          </table:table-cell>
          <table:table-cell table:style-name="ce922" office:value-type="float" office:value="230" calcext:value-type="float">
            <text:p>230,00</text:p>
          </table:table-cell>
          <table:table-cell table:style-name="ce922" table:number-columns-repeated="2"/>
          <table:table-cell table:style-name="ce922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</text:p>
          </table:table-cell>
          <table:table-cell table:style-name="ce922"/>
          <table:table-cell table:style-name="ce922" office:value-type="float" office:value="127" calcext:value-type="float">
            <text:p>127,00</text:p>
          </table:table-cell>
          <table:table-cell table:style-name="ce922"/>
          <table:table-cell table:style-name="ce922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144" calcext:value-type="float">
            <text:p>1.144,00</text:p>
          </table:table-cell>
          <table:table-cell table:style-name="ce922" table:number-columns-repeated="2"/>
          <table:table-cell table:style-name="ce922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ZOCAM</text:p>
          </table:table-cell>
          <table:table-cell table:style-name="ce922"/>
          <table:table-cell table:style-name="ce922" office:value-type="float" office:value="50" calcext:value-type="float">
            <text:p>50,00</text:p>
          </table:table-cell>
          <table:table-cell table:style-name="ce922"/>
          <table:table-cell table:style-name="ce922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0" calcext:value-type="float">
            <text:p>70,00</text:p>
          </table:table-cell>
          <table:table-cell table:style-name="ce922" table:number-columns-repeated="2"/>
          <table:table-cell table:style-name="ce922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2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49" calcext:value-type="float">
            <text:p>149,00</text:p>
          </table:table-cell>
          <table:table-cell table:style-name="ce922" table:number-columns-repeated="2"/>
          <table:table-cell table:style-name="ce922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EK ŞÜKRÜ</text:p>
          </table:table-cell>
          <table:table-cell table:style-name="ce922"/>
          <table:table-cell table:style-name="ce922" office:value-type="float" office:value="130" calcext:value-type="float">
            <text:p>130,00</text:p>
          </table:table-cell>
          <table:table-cell table:style-name="ce922"/>
          <table:table-cell table:style-name="ce922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ÜRKİYELİ</text:p>
          </table:table-cell>
          <table:table-cell table:style-name="ce922"/>
          <table:table-cell table:style-name="ce922" office:value-type="float" office:value="231" calcext:value-type="float">
            <text:p>231,00</text:p>
          </table:table-cell>
          <table:table-cell table:style-name="ce922"/>
          <table:table-cell table:style-name="ce922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CZ ÖZLEM</text:p>
          </table:table-cell>
          <table:table-cell table:style-name="ce922" office:value-type="float" office:value="528" calcext:value-type="float">
            <text:p>528,00</text:p>
          </table:table-cell>
          <table:table-cell table:style-name="ce922" table:number-columns-repeated="2"/>
          <table:table-cell table:style-name="ce922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CI NAK</text:p>
          </table:table-cell>
          <table:table-cell table:style-name="ce922" office:value-type="float" office:value="450" calcext:value-type="float">
            <text:p>450,00</text:p>
          </table:table-cell>
          <table:table-cell table:style-name="ce922" table:number-columns-repeated="2"/>
          <table:table-cell table:style-name="ce922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53" calcext:value-type="float">
            <text:p>153,00</text:p>
          </table:table-cell>
          <table:table-cell table:style-name="ce922" table:number-columns-repeated="2"/>
          <table:table-cell table:style-name="ce922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CI FİKRİ</text:p>
          </table:table-cell>
          <table:table-cell table:style-name="ce922" office:value-type="float" office:value="250" calcext:value-type="float">
            <text:p>250,00</text:p>
          </table:table-cell>
          <table:table-cell table:style-name="ce922" table:number-columns-repeated="2"/>
          <table:table-cell table:style-name="ce922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4 AY</text:p>
          </table:table-cell>
          <table:table-cell table:style-name="ce898" office:value-type="string" calcext:value-type="string">
            <text:p>PER SSK</text:p>
          </table:table-cell>
          <table:table-cell table:style-name="ce922" office:value-type="float" office:value="233" calcext:value-type="float">
            <text:p>233,00</text:p>
          </table:table-cell>
          <table:table-cell table:style-name="ce922" table:number-columns-repeated="2"/>
          <table:table-cell table:style-name="ce922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RT MALZEME</text:p>
          </table:table-cell>
          <table:table-cell table:style-name="ce922"/>
          <table:table-cell table:style-name="ce922" office:value-type="float" office:value="236" calcext:value-type="float">
            <text:p>236,00</text:p>
          </table:table-cell>
          <table:table-cell table:style-name="ce922"/>
          <table:table-cell table:style-name="ce922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İSAN MALZZEME</text:p>
          </table:table-cell>
          <table:table-cell table:style-name="ce922"/>
          <table:table-cell table:style-name="ce922" office:value-type="float" office:value="339" calcext:value-type="float">
            <text:p>339,00</text:p>
          </table:table-cell>
          <table:table-cell table:style-name="ce922"/>
          <table:table-cell table:style-name="ce922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922" office:value-type="float" office:value="1103" calcext:value-type="float">
            <text:p>1.103,00</text:p>
          </table:table-cell>
          <table:table-cell table:style-name="ce922"/>
          <table:table-cell table:style-name="ce922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ZİRAT</text:p>
          </table:table-cell>
          <table:table-cell table:style-name="ce922"/>
          <table:table-cell table:style-name="ce922" office:value-type="float" office:value="306" calcext:value-type="float">
            <text:p>306,00</text:p>
          </table:table-cell>
          <table:table-cell table:style-name="ce922"/>
          <table:table-cell table:style-name="ce922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YAKUP HOCA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922" table:number-columns-repeated="2"/>
          <table:table-cell table:style-name="ce922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YEŞİLYURT KK</text:p>
          </table:table-cell>
          <table:table-cell table:style-name="ce922" office:value-type="float" office:value="2000" calcext:value-type="float">
            <text:p>2.000,00</text:p>
          </table:table-cell>
          <table:table-cell table:style-name="ce922" table:number-columns-repeated="2"/>
          <table:table-cell table:style-name="ce922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BE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922" table:number-columns-repeated="2"/>
          <table:table-cell table:style-name="ce922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ETİN KK</text:p>
          </table:table-cell>
          <table:table-cell table:style-name="ce922"/>
          <table:table-cell table:style-name="ce922" office:value-type="float" office:value="150" calcext:value-type="float">
            <text:p>150,00</text:p>
          </table:table-cell>
          <table:table-cell table:style-name="ce922"/>
          <table:table-cell table:style-name="ce922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EMAL KK</text:p>
          </table:table-cell>
          <table:table-cell table:style-name="ce922"/>
          <table:table-cell table:style-name="ce922" office:value-type="float" office:value="100" calcext:value-type="float">
            <text:p>100,00</text:p>
          </table:table-cell>
          <table:table-cell table:style-name="ce922"/>
          <table:table-cell table:style-name="ce922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DİŞCİ KK</text:p>
          </table:table-cell>
          <table:table-cell table:style-name="ce922" office:value-type="float" office:value="500" calcext:value-type="float">
            <text:p>500,00</text:p>
          </table:table-cell>
          <table:table-cell table:style-name="ce922" table:number-columns-repeated="2"/>
          <table:table-cell table:style-name="ce922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URULLAH MERMER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922" table:number-columns-repeated="2"/>
          <table:table-cell table:style-name="ce922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URDACI</text:p>
          </table:table-cell>
          <table:table-cell table:style-name="ce922" office:value-type="float" office:value="1400" calcext:value-type="float">
            <text:p>1.400,00</text:p>
          </table:table-cell>
          <table:table-cell table:style-name="ce922" table:number-columns-repeated="2"/>
          <table:table-cell table:style-name="ce922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İVEN</text:p>
          </table:table-cell>
          <table:table-cell table:style-name="ce922"/>
          <table:table-cell table:style-name="ce922" office:value-type="float" office:value="40" calcext:value-type="float">
            <text:p>40,00</text:p>
          </table:table-cell>
          <table:table-cell table:style-name="ce922"/>
          <table:table-cell table:style-name="ce922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İVEN</text:p>
          </table:table-cell>
          <table:table-cell table:style-name="ce922"/>
          <table:table-cell table:style-name="ce922" office:value-type="float" office:value="50" calcext:value-type="float">
            <text:p>50,00</text:p>
          </table:table-cell>
          <table:table-cell table:style-name="ce922"/>
          <table:table-cell table:style-name="ce922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RAT BATARYA</text:p>
          </table:table-cell>
          <table:table-cell table:style-name="ce922"/>
          <table:table-cell table:style-name="ce922" office:value-type="float" office:value="35" calcext:value-type="float">
            <text:p>35,00</text:p>
          </table:table-cell>
          <table:table-cell table:style-name="ce922"/>
          <table:table-cell table:style-name="ce922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922" office:value-type="float" office:value="4301" calcext:value-type="float">
            <text:p>4.301,00</text:p>
          </table:table-cell>
          <table:table-cell table:style-name="ce922"/>
          <table:table-cell table:style-name="ce922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922" office:value-type="float" office:value="1000" calcext:value-type="float">
            <text:p>1.000,00</text:p>
          </table:table-cell>
          <table:table-cell table:style-name="ce922"/>
          <table:table-cell table:style-name="ce922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922" office:value-type="float" office:value="27" calcext:value-type="float">
            <text:p>27,00</text:p>
          </table:table-cell>
          <table:table-cell table:style-name="ce922"/>
          <table:table-cell table:style-name="ce922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7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358" calcext:value-type="float">
            <text:p>358,00</text:p>
          </table:table-cell>
          <table:table-cell table:style-name="ce922" table:number-columns-repeated="2"/>
          <table:table-cell table:style-name="ce922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ELDEN</text:p>
          </table:table-cell>
          <table:table-cell table:style-name="ce922"/>
          <table:table-cell table:style-name="ce922" office:value-type="float" office:value="2000" calcext:value-type="float">
            <text:p>2.000,00</text:p>
          </table:table-cell>
          <table:table-cell table:style-name="ce922"/>
          <table:table-cell table:style-name="ce922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ALİ ELDEN</text:p>
          </table:table-cell>
          <table:table-cell table:style-name="ce922" office:value-type="float" office:value="7300" calcext:value-type="float">
            <text:p>7.300,00</text:p>
          </table:table-cell>
          <table:table-cell table:style-name="ce922" table:number-columns-repeated="2"/>
          <table:table-cell table:style-name="ce922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URDACI</text:p>
          </table:table-cell>
          <table:table-cell table:style-name="ce922"/>
          <table:table-cell table:style-name="ce922" office:value-type="float" office:value="55" calcext:value-type="float">
            <text:p>55,00</text:p>
          </table:table-cell>
          <table:table-cell table:style-name="ce922"/>
          <table:table-cell table:style-name="ce922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H DOĞU BOYACI</text:p>
          </table:table-cell>
          <table:table-cell table:style-name="ce922"/>
          <table:table-cell table:style-name="ce922" office:value-type="float" office:value="300" calcext:value-type="float">
            <text:p>300,00</text:p>
          </table:table-cell>
          <table:table-cell table:style-name="ce922"/>
          <table:table-cell table:style-name="ce922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922" table:number-columns-repeated="2"/>
          <table:table-cell table:style-name="ce922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HATTİN DOĞU</text:p>
          </table:table-cell>
          <table:table-cell table:style-name="ce922"/>
          <table:table-cell table:style-name="ce922" office:value-type="float" office:value="871" calcext:value-type="float">
            <text:p>871,00</text:p>
          </table:table-cell>
          <table:table-cell table:style-name="ce922"/>
          <table:table-cell table:style-name="ce922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STPŞ-KDV</text:p>
          </table:table-cell>
          <table:table-cell table:style-name="ce922"/>
          <table:table-cell table:style-name="ce922" office:value-type="float" office:value="122" calcext:value-type="float">
            <text:p>122,00</text:p>
          </table:table-cell>
          <table:table-cell table:style-name="ce922"/>
          <table:table-cell table:style-name="ce922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ÜSEYİN COBANOĞ</text:p>
          </table:table-cell>
          <table:table-cell table:style-name="ce922"/>
          <table:table-cell table:style-name="ce922" office:value-type="float" office:value="300" calcext:value-type="float">
            <text:p>300,00</text:p>
          </table:table-cell>
          <table:table-cell table:style-name="ce922"/>
          <table:table-cell table:style-name="ce922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UH MALZ</text:p>
          </table:table-cell>
          <table:table-cell table:style-name="ce922"/>
          <table:table-cell table:style-name="ce922" office:value-type="float" office:value="1080" calcext:value-type="float">
            <text:p>1.080,00</text:p>
          </table:table-cell>
          <table:table-cell table:style-name="ce922"/>
          <table:table-cell table:style-name="ce922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Cİ</text:p>
          </table:table-cell>
          <table:table-cell table:style-name="ce922"/>
          <table:table-cell table:style-name="ce922" office:value-type="float" office:value="40" calcext:value-type="float">
            <text:p>40,00</text:p>
          </table:table-cell>
          <table:table-cell table:style-name="ce922"/>
          <table:table-cell table:style-name="ce922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İŞ</text:p>
          </table:table-cell>
          <table:table-cell table:style-name="ce922"/>
          <table:table-cell table:style-name="ce922" office:value-type="float" office:value="667" calcext:value-type="float">
            <text:p>667,00</text:p>
          </table:table-cell>
          <table:table-cell table:style-name="ce922"/>
          <table:table-cell table:style-name="ce922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922" office:value-type="float" office:value="848" calcext:value-type="float">
            <text:p>848,00</text:p>
          </table:table-cell>
          <table:table-cell table:style-name="ce922"/>
          <table:table-cell table:style-name="ce922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2 AY</text:p>
          </table:table-cell>
          <table:table-cell table:style-name="ce898" office:value-type="string" calcext:value-type="string">
            <text:p>İŞ ALINAN</text:p>
          </table:table-cell>
          <table:table-cell table:style-name="ce922"/>
          <table:table-cell table:style-name="ce922" office:value-type="float" office:value="100" calcext:value-type="float">
            <text:p>100,00</text:p>
          </table:table-cell>
          <table:table-cell table:style-name="ce922"/>
          <table:table-cell table:style-name="ce922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ME</text:p>
          </table:table-cell>
          <table:table-cell table:style-name="ce922"/>
          <table:table-cell table:style-name="ce922" office:value-type="float" office:value="331" calcext:value-type="float">
            <text:p>331,00</text:p>
          </table:table-cell>
          <table:table-cell table:style-name="ce922"/>
          <table:table-cell table:style-name="ce922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4 AY</text:p>
          </table:table-cell>
          <table:table-cell table:style-name="ce898" office:value-type="string" calcext:value-type="string">
            <text:p>KK</text:p>
          </table:table-cell>
          <table:table-cell table:style-name="ce922" office:value-type="float" office:value="2000" calcext:value-type="float">
            <text:p>2.000,00</text:p>
          </table:table-cell>
          <table:table-cell table:style-name="ce922" table:number-columns-repeated="2"/>
          <table:table-cell table:style-name="ce922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192" calcext:value-type="float">
            <text:p>192,00</text:p>
          </table:table-cell>
          <table:table-cell table:style-name="ce922" table:number-columns-repeated="2"/>
          <table:table-cell table:style-name="ce922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AMĞA</text:p>
          </table:table-cell>
          <table:table-cell table:style-name="ce922" office:value-type="float" office:value="85" calcext:value-type="float">
            <text:p>85,00</text:p>
          </table:table-cell>
          <table:table-cell table:style-name="ce922" table:number-columns-repeated="2"/>
          <table:table-cell table:style-name="ce922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PO YEŞİLYURT</text:p>
          </table:table-cell>
          <table:table-cell table:style-name="ce922" office:value-type="float" office:value="700" calcext:value-type="float">
            <text:p>700,00</text:p>
          </table:table-cell>
          <table:table-cell table:style-name="ce922" table:number-columns-repeated="2"/>
          <table:table-cell table:style-name="ce922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EK ŞÜKRÜ</text:p>
          </table:table-cell>
          <table:table-cell table:style-name="ce922"/>
          <table:table-cell table:style-name="ce922" office:value-type="float" office:value="126" calcext:value-type="float">
            <text:p>126,00</text:p>
          </table:table-cell>
          <table:table-cell table:style-name="ce922"/>
          <table:table-cell table:style-name="ce922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ĞKUR</text:p>
          </table:table-cell>
          <table:table-cell table:style-name="ce922" office:value-type="float" office:value="375" calcext:value-type="float">
            <text:p>375,00</text:p>
          </table:table-cell>
          <table:table-cell table:style-name="ce922" table:number-columns-repeated="2"/>
          <table:table-cell table:style-name="ce922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4" calcext:value-type="float">
            <text:p>74,00</text:p>
          </table:table-cell>
          <table:table-cell table:style-name="ce922" table:number-columns-repeated="2"/>
          <table:table-cell table:style-name="ce922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RAC MALZ</text:p>
          </table:table-cell>
          <table:table-cell table:style-name="ce922"/>
          <table:table-cell table:style-name="ce922" office:value-type="float" office:value="418" calcext:value-type="float">
            <text:p>418,00</text:p>
          </table:table-cell>
          <table:table-cell table:style-name="ce922"/>
          <table:table-cell table:style-name="ce922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09’a DEVİR</text:p>
          </table:table-cell>
          <table:table-cell table:style-name="ce922" table:number-columns-repeated="3"/>
          <table:table-cell table:style-name="ce92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 table:number-columns-repeated="4"/>
          <table:table-cell table:number-columns-repeated="1017"/>
        </table:table-row>
        <table:table-row table:style-name="ro11">
          <table:table-cell/>
          <table:table-cell table:style-name="ce802" office:value-type="date" office:date-value="2008-12-31" calcext:value-type="date">
            <text:p>31.12.2008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44:.D98])" office:value-type="float" office:value="20241" calcext:value-type="float">
            <text:p>20.241,00</text:p>
          </table:table-cell>
          <table:table-cell table:style-name="ce923" table:formula="of:=SUM([.E44:.E98])" office:value-type="float" office:value="15509" calcext:value-type="float">
            <text:p>15.509,00</text:p>
          </table:table-cell>
          <table:table-cell table:style-name="ce923"/>
          <table:table-cell table:style-name="ce1009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 table:number-columns-repeated="4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08’den DEVİR</text:p>
          </table:table-cell>
          <table:table-cell table:style-name="ce922" table:number-columns-repeated="3"/>
          <table:table-cell table:style-name="ce92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BOYA</text:p>
          </table:table-cell>
          <table:table-cell table:style-name="ce922"/>
          <table:table-cell table:style-name="ce922" office:value-type="float" office:value="85" calcext:value-type="float">
            <text:p>85,00</text:p>
          </table:table-cell>
          <table:table-cell table:style-name="ce922"/>
          <table:table-cell table:style-name="ce922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HAN</text:p>
          </table:table-cell>
          <table:table-cell table:style-name="ce922"/>
          <table:table-cell table:style-name="ce922" office:value-type="float" office:value="70" calcext:value-type="float">
            <text:p>70,00</text:p>
          </table:table-cell>
          <table:table-cell table:style-name="ce922"/>
          <table:table-cell table:style-name="ce922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RAT</text:p>
          </table:table-cell>
          <table:table-cell table:style-name="ce922"/>
          <table:table-cell table:style-name="ce922" office:value-type="float" office:value="28" calcext:value-type="float">
            <text:p>28,00</text:p>
          </table:table-cell>
          <table:table-cell table:style-name="ce922"/>
          <table:table-cell table:style-name="ce922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EROĞLU KK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922" table:number-columns-repeated="2"/>
          <table:table-cell table:style-name="ce922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</text:p>
          </table:table-cell>
          <table:table-cell table:style-name="ce922" office:value-type="float" office:value="2013" calcext:value-type="float">
            <text:p>2.013,00</text:p>
          </table:table-cell>
          <table:table-cell table:style-name="ce922" table:number-columns-repeated="2"/>
          <table:table-cell table:style-name="ce922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290" calcext:value-type="float">
            <text:p>290,00</text:p>
          </table:table-cell>
          <table:table-cell table:style-name="ce922" table:number-columns-repeated="2"/>
          <table:table-cell table:style-name="ce922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9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77" calcext:value-type="float">
            <text:p>77,00</text:p>
          </table:table-cell>
          <table:table-cell table:style-name="ce922" table:number-columns-repeated="2"/>
          <table:table-cell table:style-name="ce922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Ğ BOYA</text:p>
          </table:table-cell>
          <table:table-cell table:style-name="ce922"/>
          <table:table-cell table:style-name="ce922" office:value-type="float" office:value="300" calcext:value-type="float">
            <text:p>300,00</text:p>
          </table:table-cell>
          <table:table-cell table:style-name="ce922"/>
          <table:table-cell table:style-name="ce922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PER KURBAN</text:p>
          </table:table-cell>
          <table:table-cell table:style-name="ce922"/>
          <table:table-cell table:style-name="ce922" office:value-type="float" office:value="750" calcext:value-type="float">
            <text:p>750,00</text:p>
          </table:table-cell>
          <table:table-cell table:style-name="ce922"/>
          <table:table-cell table:style-name="ce922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ER ZRT</text:p>
          </table:table-cell>
          <table:table-cell table:style-name="ce922"/>
          <table:table-cell table:style-name="ce922" office:value-type="float" office:value="330" calcext:value-type="float">
            <text:p>330,00</text:p>
          </table:table-cell>
          <table:table-cell table:style-name="ce922"/>
          <table:table-cell table:style-name="ce922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ER SSK</text:p>
          </table:table-cell>
          <table:table-cell table:style-name="ce922" office:value-type="float" office:value="231" calcext:value-type="float">
            <text:p>231,00</text:p>
          </table:table-cell>
          <table:table-cell table:style-name="ce922" table:number-columns-repeated="2"/>
          <table:table-cell table:style-name="ce922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CI BAĞKUR</text:p>
          </table:table-cell>
          <table:table-cell table:style-name="ce922" office:value-type="float" office:value="745" calcext:value-type="float">
            <text:p>745,00</text:p>
          </table:table-cell>
          <table:table-cell table:style-name="ce922" table:number-columns-repeated="2"/>
          <table:table-cell table:style-name="ce922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0’a DEVİR</text:p>
          </table:table-cell>
          <table:table-cell table:style-name="ce922" table:number-columns-repeated="3"/>
          <table:table-cell table:style-name="ce92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 table:number-columns-repeated="3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802" office:value-type="date" office:date-value="2009-12-31" calcext:value-type="date">
            <text:p>31.12.2009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104:.D115])" office:value-type="float" office:value="4356" calcext:value-type="float">
            <text:p>4.356,00</text:p>
          </table:table-cell>
          <table:table-cell table:style-name="ce923" table:formula="of:=SUM([.E104:.E115])" office:value-type="float" office:value="1563" calcext:value-type="float">
            <text:p>1.563,00</text:p>
          </table:table-cell>
          <table:table-cell table:style-name="ce923"/>
          <table:table-cell table:style-name="ce1008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 table:number-columns-repeated="4"/>
          <table:table-cell table:number-columns-repeated="1017"/>
        </table:table-row>
        <table:table-row table:style-name="ro11">
          <table:table-cell/>
          <table:table-cell table:style-name="ce800" office:value-type="date" office:date-value="2010-01-01" calcext:value-type="date">
            <text:p>01.01.2010</text:p>
          </table:table-cell>
          <table:table-cell table:style-name="ce899" office:value-type="string" calcext:value-type="string">
            <text:p>2009’dan DEVİR</text:p>
          </table:table-cell>
          <table:table-cell table:style-name="ce922" table:number-columns-repeated="3"/>
          <table:table-cell table:style-name="ce92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STPŞ-KDV</text:p>
          </table:table-cell>
          <table:table-cell table:style-name="ce922" office:value-type="float" office:value="74" calcext:value-type="float">
            <text:p>74,00</text:p>
          </table:table-cell>
          <table:table-cell table:style-name="ce922" table:number-columns-repeated="2"/>
          <table:table-cell table:style-name="ce922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 AY</text:p>
          </table:table-cell>
          <table:table-cell table:style-name="ce898" office:value-type="string" calcext:value-type="string">
            <text:p>DĞŞ VER</text:p>
          </table:table-cell>
          <table:table-cell table:style-name="ce922" office:value-type="float" office:value="275" calcext:value-type="float">
            <text:p>275,00</text:p>
          </table:table-cell>
          <table:table-cell table:style-name="ce922" table:number-columns-repeated="2"/>
          <table:table-cell table:style-name="ce922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18" calcext:value-type="float">
            <text:p>18,00</text:p>
          </table:table-cell>
          <table:table-cell table:style-name="ce922" table:number-columns-repeated="2"/>
          <table:table-cell table:style-name="ce922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2 AY</text:p>
          </table:table-cell>
          <table:table-cell table:style-name="ce898" office:value-type="string" calcext:value-type="string">
            <text:p>PER SSK</text:p>
          </table:table-cell>
          <table:table-cell table:style-name="ce922" office:value-type="float" office:value="244" calcext:value-type="float">
            <text:p>244,00</text:p>
          </table:table-cell>
          <table:table-cell table:style-name="ce922" table:number-columns-repeated="2"/>
          <table:table-cell table:style-name="ce922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8" calcext:value-type="float">
            <text:p>78,00</text:p>
          </table:table-cell>
          <table:table-cell table:style-name="ce922" table:number-columns-repeated="2"/>
          <table:table-cell table:style-name="ce922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İLAL DEMİRSOY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922" table:number-columns-repeated="2"/>
          <table:table-cell table:style-name="ce922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HMET DİLEK</text:p>
          </table:table-cell>
          <table:table-cell table:style-name="ce922" office:value-type="float" office:value="375" calcext:value-type="float">
            <text:p>375,00</text:p>
          </table:table-cell>
          <table:table-cell table:style-name="ce922" table:number-columns-repeated="2"/>
          <table:table-cell table:style-name="ce922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78" calcext:value-type="float">
            <text:p>78,00</text:p>
          </table:table-cell>
          <table:table-cell table:style-name="ce922" table:number-columns-repeated="2"/>
          <table:table-cell table:style-name="ce922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İT TELİ</text:p>
          </table:table-cell>
          <table:table-cell table:style-name="ce922" office:value-type="float" office:value="2425" calcext:value-type="float">
            <text:p>2.425,00</text:p>
          </table:table-cell>
          <table:table-cell table:style-name="ce922" table:number-columns-repeated="2"/>
          <table:table-cell table:style-name="ce922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RU BAHCE</text:p>
          </table:table-cell>
          <table:table-cell table:style-name="ce922" office:value-type="float" office:value="210" calcext:value-type="float">
            <text:p>210,00</text:p>
          </table:table-cell>
          <table:table-cell table:style-name="ce922" table:number-columns-repeated="2"/>
          <table:table-cell table:style-name="ce922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UVAR İŞCİLİĞİ</text:p>
          </table:table-cell>
          <table:table-cell table:style-name="ce922" office:value-type="float" office:value="630" calcext:value-type="float">
            <text:p>630,00</text:p>
          </table:table-cell>
          <table:table-cell table:style-name="ce922" table:number-columns-repeated="2"/>
          <table:table-cell table:style-name="ce922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SK</text:p>
          </table:table-cell>
          <table:table-cell table:style-name="ce922" office:value-type="float" office:value="243" calcext:value-type="float">
            <text:p>243,00</text:p>
          </table:table-cell>
          <table:table-cell table:style-name="ce922" table:number-columns-repeated="2"/>
          <table:table-cell table:style-name="ce922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4 AY</text:p>
          </table:table-cell>
          <table:table-cell table:style-name="ce898" office:value-type="string" calcext:value-type="string">
            <text:p>SSK</text:p>
          </table:table-cell>
          <table:table-cell table:style-name="ce922" office:value-type="float" office:value="243" calcext:value-type="float">
            <text:p>243,00</text:p>
          </table:table-cell>
          <table:table-cell table:style-name="ce922" table:number-columns-repeated="2"/>
          <table:table-cell table:style-name="ce922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5" calcext:value-type="float">
            <text:p>75,00</text:p>
          </table:table-cell>
          <table:table-cell table:style-name="ce922" table:number-columns-repeated="2"/>
          <table:table-cell table:style-name="ce922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5" calcext:value-type="float">
            <text:p>75,00</text:p>
          </table:table-cell>
          <table:table-cell table:style-name="ce922" table:number-columns-repeated="2"/>
          <table:table-cell table:style-name="ce922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G. GV</text:p>
          </table:table-cell>
          <table:table-cell table:style-name="ce922" office:value-type="float" office:value="60" calcext:value-type="float">
            <text:p>60,00</text:p>
          </table:table-cell>
          <table:table-cell table:style-name="ce922" table:number-columns-repeated="2"/>
          <table:table-cell table:style-name="ce922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TON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922" table:number-columns-repeated="2"/>
          <table:table-cell table:style-name="ce922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ERFORJE</text:p>
          </table:table-cell>
          <table:table-cell table:style-name="ce922" office:value-type="float" office:value="815" calcext:value-type="float">
            <text:p>815,00</text:p>
          </table:table-cell>
          <table:table-cell table:style-name="ce922" table:number-columns-repeated="2"/>
          <table:table-cell table:style-name="ce922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HSAN ŞENMAN</text:p>
          </table:table-cell>
          <table:table-cell table:style-name="ce922" office:value-type="float" office:value="150" calcext:value-type="float">
            <text:p>150,00</text:p>
          </table:table-cell>
          <table:table-cell table:style-name="ce922" table:number-columns-repeated="2"/>
          <table:table-cell table:style-name="ce922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ANER ERAYDIN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922" table:number-columns-repeated="2"/>
          <table:table-cell table:style-name="ce922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 DİNC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922" table:number-columns-repeated="2"/>
          <table:table-cell table:style-name="ce922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EM SIĞIRECI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922" table:number-columns-repeated="2"/>
          <table:table-cell table:style-name="ce922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Ş. CIRDKLI PER</text:p>
          </table:table-cell>
          <table:table-cell table:style-name="ce922" office:value-type="float" office:value="110" calcext:value-type="float">
            <text:p>110,00</text:p>
          </table:table-cell>
          <table:table-cell table:style-name="ce922" table:number-columns-repeated="2"/>
          <table:table-cell table:style-name="ce922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RU</text:p>
          </table:table-cell>
          <table:table-cell table:style-name="ce922" office:value-type="float" office:value="270" calcext:value-type="float">
            <text:p>270,00</text:p>
          </table:table-cell>
          <table:table-cell table:style-name="ce922" table:number-columns-repeated="2"/>
          <table:table-cell table:style-name="ce922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BAĞKUR</text:p>
          </table:table-cell>
          <table:table-cell table:style-name="ce922" office:value-type="float" office:value="367" calcext:value-type="float">
            <text:p>367,00</text:p>
          </table:table-cell>
          <table:table-cell table:style-name="ce922" table:number-columns-repeated="2"/>
          <table:table-cell table:style-name="ce922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922" office:value-type="float" office:value="224" calcext:value-type="float">
            <text:p>224,00</text:p>
          </table:table-cell>
          <table:table-cell table:style-name="ce922"/>
          <table:table-cell table:style-name="ce922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Ğ BOYA</text:p>
          </table:table-cell>
          <table:table-cell table:style-name="ce922"/>
          <table:table-cell table:style-name="ce922" office:value-type="float" office:value="530" calcext:value-type="float">
            <text:p>530,00</text:p>
          </table:table-cell>
          <table:table-cell table:style-name="ce922"/>
          <table:table-cell table:style-name="ce922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H. AYRANCI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922" table:number-columns-repeated="2"/>
          <table:table-cell table:style-name="ce922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VRULU</text:p>
          </table:table-cell>
          <table:table-cell table:style-name="ce922"/>
          <table:table-cell table:style-name="ce922" office:value-type="float" office:value="500" calcext:value-type="float">
            <text:p>500,00</text:p>
          </table:table-cell>
          <table:table-cell table:style-name="ce922"/>
          <table:table-cell table:style-name="ce922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. AYRANCI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922" table:number-columns-repeated="2"/>
          <table:table-cell table:style-name="ce922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IRCA ISPATULA</text:p>
          </table:table-cell>
          <table:table-cell table:style-name="ce922"/>
          <table:table-cell table:style-name="ce922" office:value-type="float" office:value="14" calcext:value-type="float">
            <text:p>14,00</text:p>
          </table:table-cell>
          <table:table-cell table:style-name="ce922"/>
          <table:table-cell table:style-name="ce922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KDV STB</text:p>
          </table:table-cell>
          <table:table-cell table:style-name="ce922" office:value-type="float" office:value="80" calcext:value-type="float">
            <text:p>80,00</text:p>
          </table:table-cell>
          <table:table-cell table:style-name="ce922" table:number-columns-repeated="2"/>
          <table:table-cell table:style-name="ce922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1’e devir</text:p>
          </table:table-cell>
          <table:table-cell table:style-name="ce922" table:number-columns-repeated="3"/>
          <table:table-cell table:style-name="ce92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 table:number-columns-repeated="4"/>
          <table:table-cell table:number-columns-repeated="1017"/>
        </table:table-row>
        <table:table-row table:style-name="ro11">
          <table:table-cell/>
          <table:table-cell table:style-name="ce802" office:value-type="date" office:date-value="2010-12-31" calcext:value-type="date">
            <text:p>31.12.2010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121:.D152])" office:value-type="float" office:value="10945" calcext:value-type="float">
            <text:p>10.945,00</text:p>
          </table:table-cell>
          <table:table-cell table:style-name="ce923" table:formula="of:=SUM([.E121:.E152])" office:value-type="float" office:value="1268" calcext:value-type="float">
            <text:p>1.268,00</text:p>
          </table:table-cell>
          <table:table-cell table:style-name="ce923"/>
          <table:table-cell table:style-name="ce1008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01" table:number-columns-repeated="2"/>
          <table:table-cell table:style-name="ce922" table:number-columns-repeated="4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0’dan DEVİR</text:p>
          </table:table-cell>
          <table:table-cell table:style-name="ce922" table:number-columns-repeated="3"/>
          <table:table-cell table:style-name="ce92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KK</text:p>
          </table:table-cell>
          <table:table-cell table:style-name="ce922" office:value-type="float" office:value="1600" calcext:value-type="float">
            <text:p>1.600,00</text:p>
          </table:table-cell>
          <table:table-cell table:style-name="ce922" table:number-columns-repeated="2"/>
          <table:table-cell table:style-name="ce922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ALİP EKİCİ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922" table:number-columns-repeated="2"/>
          <table:table-cell table:style-name="ce922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-2-3 AY</text:p>
          </table:table-cell>
          <table:table-cell table:style-name="ce898" office:value-type="string" calcext:value-type="string">
            <text:p>KDV – GV</text:p>
          </table:table-cell>
          <table:table-cell table:style-name="ce922" office:value-type="float" office:value="309" calcext:value-type="float">
            <text:p>309,00</text:p>
          </table:table-cell>
          <table:table-cell table:style-name="ce922" table:number-columns-repeated="2"/>
          <table:table-cell table:style-name="ce922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 AY</text:p>
          </table:table-cell>
          <table:table-cell table:style-name="ce898" office:value-type="string" calcext:value-type="string">
            <text:p>M.B <text:s text:c="2"/>Ğ.VER</text:p>
          </table:table-cell>
          <table:table-cell table:style-name="ce922" office:value-type="float" office:value="1720" calcext:value-type="float">
            <text:p>1.720,00</text:p>
          </table:table-cell>
          <table:table-cell table:style-name="ce922" table:number-columns-repeated="2"/>
          <table:table-cell table:style-name="ce922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1-04-07" calcext:value-type="date">
            <text:p>07.04.2011</text:p>
          </table:table-cell>
          <table:table-cell table:style-name="ce898" office:value-type="string" calcext:value-type="string">
            <text:p>ELDEN</text:p>
          </table:table-cell>
          <table:table-cell table:style-name="ce922" office:value-type="float" office:value="850" calcext:value-type="float">
            <text:p>850,00</text:p>
          </table:table-cell>
          <table:table-cell table:style-name="ce922" table:number-columns-repeated="2"/>
          <table:table-cell table:style-name="ce922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STAR – cizme</text:p>
          </table:table-cell>
          <table:table-cell table:style-name="ce922"/>
          <table:table-cell table:style-name="ce922" office:value-type="float" office:value="540" calcext:value-type="float">
            <text:p>540,00</text:p>
          </table:table-cell>
          <table:table-cell table:style-name="ce922"/>
          <table:table-cell table:style-name="ce922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NAK TK</text:p>
          </table:table-cell>
          <table:table-cell table:style-name="ce922"/>
          <table:table-cell table:style-name="ce922" office:value-type="float" office:value="754" calcext:value-type="float">
            <text:p>754,00</text:p>
          </table:table-cell>
          <table:table-cell table:style-name="ce922"/>
          <table:table-cell table:style-name="ce922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CI MUSTAFA</text:p>
          </table:table-cell>
          <table:table-cell table:style-name="ce922" office:value-type="float" office:value="140" calcext:value-type="float">
            <text:p>140,00</text:p>
          </table:table-cell>
          <table:table-cell table:style-name="ce922" table:number-columns-repeated="2"/>
          <table:table-cell table:style-name="ce922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PEL MUAYENE</text:p>
          </table:table-cell>
          <table:table-cell table:style-name="ce922" office:value-type="float" office:value="220" calcext:value-type="float">
            <text:p>220,00</text:p>
          </table:table-cell>
          <table:table-cell table:style-name="ce922" table:number-columns-repeated="2"/>
          <table:table-cell table:style-name="ce922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DV</text:p>
          </table:table-cell>
          <table:table-cell table:style-name="ce922" office:value-type="float" office:value="80" calcext:value-type="float">
            <text:p>80,00</text:p>
          </table:table-cell>
          <table:table-cell table:style-name="ce922" table:number-columns-repeated="2"/>
          <table:table-cell table:style-name="ce922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TIN</text:p>
          </table:table-cell>
          <table:table-cell table:style-name="ce922"/>
          <table:table-cell table:style-name="ce922" office:value-type="float" office:value="500" calcext:value-type="float">
            <text:p>500,00</text:p>
          </table:table-cell>
          <table:table-cell table:style-name="ce922"/>
          <table:table-cell table:style-name="ce922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NİSAN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922" office:value-type="float" office:value="764" calcext:value-type="float">
            <text:p>764,00</text:p>
          </table:table-cell>
          <table:table-cell table:style-name="ce922"/>
          <table:table-cell table:style-name="ce922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ESİCİ TEX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922" table:number-columns-repeated="2"/>
          <table:table-cell table:style-name="ce922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IZ KONT ÖDEME</text:p>
          </table:table-cell>
          <table:table-cell table:style-name="ce922"/>
          <table:table-cell table:style-name="ce922" office:value-type="float" office:value="708" calcext:value-type="float">
            <text:p>708,00</text:p>
          </table:table-cell>
          <table:table-cell table:style-name="ce922"/>
          <table:table-cell table:style-name="ce922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1-06-24" calcext:value-type="date">
            <text:p>24.06.2011</text:p>
          </table:table-cell>
          <table:table-cell table:style-name="ce898" office:value-type="string" calcext:value-type="string">
            <text:p>2 GL SLK BOYA ve mlzm</text:p>
          </table:table-cell>
          <table:table-cell table:style-name="ce922"/>
          <table:table-cell table:style-name="ce922" office:value-type="float" office:value="105" calcext:value-type="float">
            <text:p>105,00</text:p>
          </table:table-cell>
          <table:table-cell table:style-name="ce922"/>
          <table:table-cell table:style-name="ce922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OTER ALİ BALCI</text:p>
          </table:table-cell>
          <table:table-cell table:style-name="ce922"/>
          <table:table-cell table:style-name="ce922" office:value-type="float" office:value="3000" calcext:value-type="float">
            <text:p>3.000,00</text:p>
          </table:table-cell>
          <table:table-cell table:style-name="ce922"/>
          <table:table-cell table:style-name="ce922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SKENDİYER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922" table:number-columns-repeated="2"/>
          <table:table-cell table:style-name="ce922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BALCI ELDEN</text:p>
          </table:table-cell>
          <table:table-cell table:style-name="ce922" office:value-type="float" office:value="1400" calcext:value-type="float">
            <text:p>1.400,00</text:p>
          </table:table-cell>
          <table:table-cell table:style-name="ce922" table:number-columns-repeated="2"/>
          <table:table-cell table:style-name="ce922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.AĞS</text:p>
          </table:table-cell>
          <table:table-cell table:style-name="ce898" office:value-type="string" calcext:value-type="string">
            <text:p>KDV</text:p>
          </table:table-cell>
          <table:table-cell table:style-name="ce922" office:value-type="float" office:value="224" calcext:value-type="float">
            <text:p>224,00</text:p>
          </table:table-cell>
          <table:table-cell table:style-name="ce922" table:number-columns-repeated="2"/>
          <table:table-cell table:style-name="ce922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OK MAAŞ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922" table:number-columns-repeated="2"/>
          <table:table-cell table:style-name="ce922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OK SSK</text:p>
          </table:table-cell>
          <table:table-cell table:style-name="ce922" office:value-type="float" office:value="520" calcext:value-type="float">
            <text:p>520,00</text:p>
          </table:table-cell>
          <table:table-cell table:style-name="ce922" table:number-columns-repeated="2"/>
          <table:table-cell table:style-name="ce922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1-09-30" calcext:value-type="date">
            <text:p>30.09.2011</text:p>
          </table:table-cell>
          <table:table-cell table:style-name="ce898" office:value-type="string" calcext:value-type="string">
            <text:p>LOK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922" table:number-columns-repeated="2"/>
          <table:table-cell table:style-name="ce922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ÜNV MALZ</text:p>
          </table:table-cell>
          <table:table-cell table:style-name="ce922"/>
          <table:table-cell table:style-name="ce922" office:value-type="float" office:value="1082" calcext:value-type="float">
            <text:p>1.082,00</text:p>
          </table:table-cell>
          <table:table-cell table:style-name="ce922"/>
          <table:table-cell table:style-name="ce922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İM NAK</text:p>
          </table:table-cell>
          <table:table-cell table:style-name="ce922" office:value-type="float" office:value="850" calcext:value-type="float">
            <text:p>850,00</text:p>
          </table:table-cell>
          <table:table-cell table:style-name="ce922" table:number-columns-repeated="2"/>
          <table:table-cell table:style-name="ce922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ZAR HASAN TAŞ</text:p>
          </table:table-cell>
          <table:table-cell table:style-name="ce922" office:value-type="float" office:value="500" calcext:value-type="float">
            <text:p>500,00</text:p>
          </table:table-cell>
          <table:table-cell table:style-name="ce922" table:number-columns-repeated="2"/>
          <table:table-cell table:style-name="ce922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LOK <text:s/>MAAŞ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922" table:number-columns-repeated="2"/>
          <table:table-cell table:style-name="ce922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ZAR PARASI</text:p>
          </table:table-cell>
          <table:table-cell table:style-name="ce922" office:value-type="float" office:value="700" calcext:value-type="float">
            <text:p>700,00</text:p>
          </table:table-cell>
          <table:table-cell table:style-name="ce922" table:number-columns-repeated="2"/>
          <table:table-cell table:style-name="ce922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1 AY</text:p>
          </table:table-cell>
          <table:table-cell table:style-name="ce898" office:value-type="string" calcext:value-type="string">
            <text:p>LOK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922" table:number-columns-repeated="2"/>
          <table:table-cell table:style-name="ce922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L EMLAK</text:p>
          </table:table-cell>
          <table:table-cell table:style-name="ce922" office:value-type="float" office:value="5020" calcext:value-type="float">
            <text:p>5.020,00</text:p>
          </table:table-cell>
          <table:table-cell table:style-name="ce922" table:number-columns-repeated="2"/>
          <table:table-cell table:style-name="ce922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1 AY</text:p>
          </table:table-cell>
          <table:table-cell table:style-name="ce898" office:value-type="string" calcext:value-type="string">
            <text:p>GEC VR</text:p>
          </table:table-cell>
          <table:table-cell table:style-name="ce922" office:value-type="float" office:value="97" calcext:value-type="float">
            <text:p>97,00</text:p>
          </table:table-cell>
          <table:table-cell table:style-name="ce922" table:number-columns-repeated="2"/>
          <table:table-cell table:style-name="ce922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LOK MAAŞ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922" table:number-columns-repeated="2"/>
          <table:table-cell table:style-name="ce922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M.B <text:s text:c="2"/>Ğ.VER</text:p>
          </table:table-cell>
          <table:table-cell table:style-name="ce922" office:value-type="float" office:value="845" calcext:value-type="float">
            <text:p>845,00</text:p>
          </table:table-cell>
          <table:table-cell table:style-name="ce922" table:number-columns-repeated="2"/>
          <table:table-cell table:style-name="ce922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DĞ VERĞİ</text:p>
          </table:table-cell>
          <table:table-cell table:style-name="ce922" office:value-type="float" office:value="246" calcext:value-type="float">
            <text:p>246,00</text:p>
          </table:table-cell>
          <table:table-cell table:style-name="ce922" table:number-columns-repeated="2"/>
          <table:table-cell table:style-name="ce922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KREDİ 1-2-3-4-5-6 <text:s/>6-11. aylar 2375x6</text:p>
          </table:table-cell>
          <table:table-cell table:style-name="ce922"/>
          <table:table-cell table:style-name="ce922" office:value-type="float" office:value="14250" calcext:value-type="float">
            <text:p>14.250,00</text:p>
          </table:table-cell>
          <table:table-cell table:style-name="ce922"/>
          <table:table-cell table:style-name="ce922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<text:s/>AY</text:p>
          </table:table-cell>
          <table:table-cell table:style-name="ce898" office:value-type="string" calcext:value-type="string">
            <text:p>LOK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922" table:number-columns-repeated="2"/>
          <table:table-cell table:style-name="ce922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İYE</text:p>
          </table:table-cell>
          <table:table-cell table:style-name="ce922" office:value-type="float" office:value="6" calcext:value-type="float">
            <text:p>6,00</text:p>
          </table:table-cell>
          <table:table-cell table:style-name="ce922" table:number-columns-repeated="2"/>
          <table:table-cell table:style-name="ce922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. ay</text:p>
          </table:table-cell>
          <table:table-cell table:style-name="ce898" office:value-type="string" calcext:value-type="string">
            <text:p>KREDİ 7</text:p>
          </table:table-cell>
          <table:table-cell table:style-name="ce922"/>
          <table:table-cell table:style-name="ce922" office:value-type="float" office:value="2375" calcext:value-type="float">
            <text:p>2.375,00</text:p>
          </table:table-cell>
          <table:table-cell table:style-name="ce922"/>
          <table:table-cell table:style-name="ce922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ÜNVERSİTE <text:s/>MALZ</text:p>
          </table:table-cell>
          <table:table-cell table:style-name="ce922" office:value-type="float" office:value="9600" calcext:value-type="float">
            <text:p>9.600,00</text:p>
          </table:table-cell>
          <table:table-cell table:style-name="ce922" table:number-columns-repeated="2"/>
          <table:table-cell table:style-name="ce922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üs cankurt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922" table:number-columns-repeated="2"/>
          <table:table-cell table:style-name="ce922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eniz mak</text:p>
          </table:table-cell>
          <table:table-cell table:style-name="ce922" office:value-type="float" office:value="280" calcext:value-type="float">
            <text:p>280,00</text:p>
          </table:table-cell>
          <table:table-cell table:style-name="ce922" table:number-columns-repeated="2"/>
          <table:table-cell table:style-name="ce922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ru</text:p>
          </table:table-cell>
          <table:table-cell table:style-name="ce922" office:value-type="float" office:value="90" calcext:value-type="float">
            <text:p>90,00</text:p>
          </table:table-cell>
          <table:table-cell table:style-name="ce922" table:number-columns-repeated="2"/>
          <table:table-cell table:style-name="ce922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 table:number-columns-repeated="4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11 toplam doğuşun aldığı</text:p>
          </table:table-cell>
          <table:table-cell table:style-name="ce922" table:formula="of:=SUM([.D158:.D198])" office:value-type="float" office:value="29117" calcext:value-type="float">
            <text:p>29.117,00</text:p>
          </table:table-cell>
          <table:table-cell table:style-name="ce930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11 toplam selaniğin aldığı </text:p>
          </table:table-cell>
          <table:table-cell table:style-name="ce922"/>
          <table:table-cell table:style-name="ce922" table:formula="of:=SUM([.E158:.E198])" office:value-type="float" office:value="24078" calcext:value-type="float">
            <text:p>24.078,00</text:p>
          </table:table-cell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 table:number-columns-repeated="4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ombi</text:p>
          </table:table-cell>
          <table:table-cell table:style-name="ce922"/>
          <table:table-cell table:style-name="ce922" office:value-type="float" office:value="3000" calcext:value-type="float">
            <text:p>3.000,00</text:p>
          </table:table-cell>
          <table:table-cell table:style-name="ce922"/>
          <table:table-cell table:style-name="ce922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Ali Paşa Kira Bedeli</text:p>
          </table:table-cell>
          <table:table-cell table:style-name="ce922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922" table:number-columns-repeated="2"/>
          <table:table-cell table:style-name="ce922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Lise Arkası Kira Bedeli</text:p>
          </table:table-cell>
          <table:table-cell table:style-name="ce922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922" table:number-columns-repeated="2"/>
          <table:table-cell table:style-name="ce922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a balcı banka hesabından</text:p>
          </table:table-cell>
          <table:table-cell table:style-name="ce922" office:value-type="float" office:value="8750" calcext:value-type="float">
            <text:p>8.750,00</text:p>
          </table:table-cell>
          <table:table-cell table:style-name="ce922" table:number-columns-repeated="2"/>
          <table:table-cell table:style-name="ce922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Sanayi acentalar kira bedeli</text:p>
          </table:table-cell>
          <table:table-cell table:style-name="ce922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922" table:number-columns-repeated="2"/>
          <table:table-cell table:style-name="ce922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Hızarhane Depo kira bedeli</text:p>
          </table:table-cell>
          <table:table-cell table:style-name="ce922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922" table:number-columns-repeated="2"/>
          <table:table-cell table:style-name="ce922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Hızarhane yıkama kira bedeli</text:p>
          </table:table-cell>
          <table:table-cell table:style-name="ce922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922" table:number-columns-repeated="2"/>
          <table:table-cell table:style-name="ce922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01"/>
          <table:table-cell table:style-name="ce922" table:number-columns-repeated="3"/>
          <table:table-cell table:style-name="ce922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2’ye devir</text:p>
          </table:table-cell>
          <table:table-cell table:style-name="ce922" table:number-columns-repeated="3"/>
          <table:table-cell table:style-name="ce92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/>
          <table:table-cell table:style-name="ce922" table:number-columns-repeated="4"/>
          <table:table-cell table:number-columns-repeated="1017"/>
        </table:table-row>
        <table:table-row table:style-name="ro11">
          <table:table-cell/>
          <table:table-cell table:style-name="ce802" office:value-type="date" office:date-value="2011-12-31" calcext:value-type="date">
            <text:p>31.12.2011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203:.D211])+[.D200]" office:value-type="float" office:value="60609.0938888889" calcext:value-type="float">
            <text:p>60.609,09</text:p>
          </table:table-cell>
          <table:table-cell table:style-name="ce923" table:formula="of:=SUM([.E203:.E211])+[.E201]" office:value-type="float" office:value="27078" calcext:value-type="float">
            <text:p>27.078,00</text:p>
          </table:table-cell>
          <table:table-cell table:style-name="ce923"/>
          <table:table-cell table:style-name="ce1008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 table:number-columns-repeated="4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1’den DEVİR</text:p>
          </table:table-cell>
          <table:table-cell table:style-name="ce922" table:number-columns-repeated="3"/>
          <table:table-cell table:style-name="ce92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ali balcı kaloriferci</text:p>
          </table:table-cell>
          <table:table-cell table:style-name="ce922"/>
          <table:table-cell table:style-name="ce922" office:value-type="float" office:value="225" calcext:value-type="float">
            <text:p>225,00</text:p>
          </table:table-cell>
          <table:table-cell table:style-name="ce922"/>
          <table:table-cell table:style-name="ce922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 ş.çırdaklı</text:p>
          </table:table-cell>
          <table:table-cell table:style-name="ce922"/>
          <table:table-cell table:style-name="ce922" office:value-type="float" office:value="500" calcext:value-type="float">
            <text:p>500,00</text:p>
          </table:table-cell>
          <table:table-cell table:style-name="ce922"/>
          <table:table-cell table:style-name="ce922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zocam nakliye</text:p>
          </table:table-cell>
          <table:table-cell table:style-name="ce922" office:value-type="float" office:value="160" calcext:value-type="float">
            <text:p>160,00</text:p>
          </table:table-cell>
          <table:table-cell table:style-name="ce922" table:number-columns-repeated="2"/>
          <table:table-cell table:style-name="ce922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redi</text:p>
          </table:table-cell>
          <table:table-cell table:style-name="ce922" table:number-columns-repeated="3"/>
          <table:table-cell table:style-name="ce922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375*10=23750</text:p>
          </table:table-cell>
          <table:table-cell table:style-name="ce922" table:number-columns-repeated="3"/>
          <table:table-cell table:style-name="ce922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375*1 = <text:s/>2375</text:p>
          </table:table-cell>
          <table:table-cell table:style-name="ce922" table:number-columns-repeated="3"/>
          <table:table-cell table:style-name="ce922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1* 375 = <text:s text:c="2"/>375</text:p>
          </table:table-cell>
          <table:table-cell table:style-name="ce922" table:number-columns-repeated="3"/>
          <table:table-cell table:style-name="ce922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oplam <text:s text:c="14"/>26500</text:p>
          </table:table-cell>
          <table:table-cell table:style-name="ce922" table:number-columns-repeated="3"/>
          <table:table-cell table:style-name="ce922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. ay</text:p>
          </table:table-cell>
          <table:table-cell table:style-name="ce898" office:value-type="string" calcext:value-type="string">
            <text:p>KREDİ 8-9-10-11</text:p>
          </table:table-cell>
          <table:table-cell table:style-name="ce922"/>
          <table:table-cell table:style-name="ce922" office:value-type="float" office:value="9500" calcext:value-type="float">
            <text:p>9.500,00</text:p>
          </table:table-cell>
          <table:table-cell table:style-name="ce922"/>
          <table:table-cell table:style-name="ce922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redi 12</text:p>
          </table:table-cell>
          <table:table-cell table:style-name="ce922"/>
          <table:table-cell table:style-name="ce922" office:value-type="float" office:value="375" calcext:value-type="float">
            <text:p>375,00</text:p>
          </table:table-cell>
          <table:table-cell table:style-name="ce922"/>
          <table:table-cell table:style-name="ce922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k kk atila</text:p>
          </table:table-cell>
          <table:table-cell table:style-name="ce922"/>
          <table:table-cell table:style-name="ce922" office:value-type="float" office:value="960" calcext:value-type="float">
            <text:p>960,00</text:p>
          </table:table-cell>
          <table:table-cell table:style-name="ce922"/>
          <table:table-cell table:style-name="ce922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ygaz atila</text:p>
          </table:table-cell>
          <table:table-cell table:style-name="ce922"/>
          <table:table-cell table:style-name="ce922" office:value-type="float" office:value="168" calcext:value-type="float">
            <text:p>168,00</text:p>
          </table:table-cell>
          <table:table-cell table:style-name="ce922"/>
          <table:table-cell table:style-name="ce922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ygaz ali</text:p>
          </table:table-cell>
          <table:table-cell table:style-name="ce922"/>
          <table:table-cell table:style-name="ce922" office:value-type="float" office:value="195" calcext:value-type="float">
            <text:p>195,00</text:p>
          </table:table-cell>
          <table:table-cell table:style-name="ce922"/>
          <table:table-cell table:style-name="ce922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0-3-2012 çek</text:p>
          </table:table-cell>
          <table:table-cell table:style-name="ce922"/>
          <table:table-cell table:style-name="ce922" office:value-type="float" office:value="2000" calcext:value-type="float">
            <text:p>2.000,00</text:p>
          </table:table-cell>
          <table:table-cell table:style-name="ce922"/>
          <table:table-cell table:style-name="ce922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slan tic</text:p>
          </table:table-cell>
          <table:table-cell table:style-name="ce922" office:value-type="float" office:value="930" calcext:value-type="float">
            <text:p>930,00</text:p>
          </table:table-cell>
          <table:table-cell table:style-name="ce922" table:number-columns-repeated="2"/>
          <table:table-cell table:style-name="ce922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ulusu tüp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922" table:number-columns-repeated="2"/>
          <table:table-cell table:style-name="ce922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ürkeller şenele ödeme</text:p>
          </table:table-cell>
          <table:table-cell table:style-name="ce922" office:value-type="float" office:value="5818" calcext:value-type="float">
            <text:p>5.818,00</text:p>
          </table:table-cell>
          <table:table-cell table:style-name="ce922" table:number-columns-repeated="2"/>
          <table:table-cell table:style-name="ce922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yraktar cıvata şnl</text:p>
          </table:table-cell>
          <table:table-cell table:style-name="ce922" office:value-type="float" office:value="406" calcext:value-type="float">
            <text:p>406,00</text:p>
          </table:table-cell>
          <table:table-cell table:style-name="ce922" table:number-columns-repeated="2"/>
          <table:table-cell table:style-name="ce922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cı yusuf şnl mrmr</text:p>
          </table:table-cell>
          <table:table-cell table:style-name="ce922" office:value-type="float" office:value="850" calcext:value-type="float">
            <text:p>850,00</text:p>
          </table:table-cell>
          <table:table-cell table:style-name="ce922" table:number-columns-repeated="2"/>
          <table:table-cell table:style-name="ce922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922" office:value-type="float" office:value="150" calcext:value-type="float">
            <text:p>150,00</text:p>
          </table:table-cell>
          <table:table-cell table:style-name="ce922"/>
          <table:table-cell table:style-name="ce922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922" office:value-type="float" office:value="100" calcext:value-type="float">
            <text:p>100,00</text:p>
          </table:table-cell>
          <table:table-cell table:style-name="ce922"/>
          <table:table-cell table:style-name="ce922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yangın dolabı çağdaş</text:p>
          </table:table-cell>
          <table:table-cell table:style-name="ce922"/>
          <table:table-cell table:style-name="ce922" office:value-type="float" office:value="590" calcext:value-type="float">
            <text:p>590,00</text:p>
          </table:table-cell>
          <table:table-cell table:style-name="ce922"/>
          <table:table-cell table:style-name="ce922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man işl havale</text:p>
          </table:table-cell>
          <table:table-cell table:style-name="ce922"/>
          <table:table-cell table:style-name="ce922" office:value-type="float" office:value="400" calcext:value-type="float">
            <text:p>400,00</text:p>
          </table:table-cell>
          <table:table-cell table:style-name="ce922"/>
          <table:table-cell table:style-name="ce922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2-24" calcext:value-type="date">
            <text:p>24.02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922" office:value-type="float" office:value="3000" calcext:value-type="float">
            <text:p>3.000,00</text:p>
          </table:table-cell>
          <table:table-cell table:style-name="ce922"/>
          <table:table-cell table:style-name="ce922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oğuş emlak vergisi,</text:p>
          </table:table-cell>
          <table:table-cell table:style-name="ce922"/>
          <table:table-cell table:style-name="ce922" office:value-type="float" office:value="244" calcext:value-type="float">
            <text:p>244,00</text:p>
          </table:table-cell>
          <table:table-cell table:style-name="ce922"/>
          <table:table-cell table:style-name="ce922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922" office:value-type="float" office:value="150" calcext:value-type="float">
            <text:p>150,00</text:p>
          </table:table-cell>
          <table:table-cell table:style-name="ce922"/>
          <table:table-cell table:style-name="ce922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dan çek</text:p>
          </table:table-cell>
          <table:table-cell table:style-name="ce922" office:value-type="float" office:value="3400" calcext:value-type="float">
            <text:p>3.400,00</text:p>
          </table:table-cell>
          <table:table-cell table:style-name="ce922" table:number-columns-repeated="2"/>
          <table:table-cell table:style-name="ce922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922" office:value-type="float" office:value="2500" calcext:value-type="float">
            <text:p>2.500,00</text:p>
          </table:table-cell>
          <table:table-cell table:style-name="ce922"/>
          <table:table-cell table:style-name="ce922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2-25" calcext:value-type="date">
            <text:p>25.02.2012</text:p>
          </table:table-cell>
          <table:table-cell table:style-name="ce898" office:value-type="string" calcext:value-type="string">
            <text:p>lokantacı ocak maaş</text:p>
          </table:table-cell>
          <table:table-cell table:style-name="ce922" office:value-type="float" office:value="300" calcext:value-type="float">
            <text:p>300,00</text:p>
          </table:table-cell>
          <table:table-cell table:style-name="ce922" table:number-columns-repeated="2"/>
          <table:table-cell table:style-name="ce922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922" office:value-type="float" office:value="300" calcext:value-type="float">
            <text:p>300,00</text:p>
          </table:table-cell>
          <table:table-cell table:style-name="ce922"/>
          <table:table-cell table:style-name="ce922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3-05" calcext:value-type="date">
            <text:p>05.03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922" office:value-type="float" office:value="250" calcext:value-type="float">
            <text:p>250,00</text:p>
          </table:table-cell>
          <table:table-cell table:style-name="ce922"/>
          <table:table-cell table:style-name="ce922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3-14" calcext:value-type="date">
            <text:p>14.03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922" office:value-type="float" office:value="550" calcext:value-type="float">
            <text:p>550,00</text:p>
          </table:table-cell>
          <table:table-cell table:style-name="ce922"/>
          <table:table-cell table:style-name="ce922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3-14" calcext:value-type="date">
            <text:p>14.03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922" table:number-columns-repeated="2"/>
          <table:table-cell table:style-name="ce922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07" calcext:value-type="date">
            <text:p>07.04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922" table:number-columns-repeated="2"/>
          <table:table-cell table:style-name="ce922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10" calcext:value-type="date">
            <text:p>10.04.2012</text:p>
          </table:table-cell>
          <table:table-cell table:style-name="ce898" office:value-type="string" calcext:value-type="string">
            <text:p>havale</text:p>
          </table:table-cell>
          <table:table-cell table:style-name="ce922"/>
          <table:table-cell table:style-name="ce922" office:value-type="float" office:value="7085" calcext:value-type="float">
            <text:p>7.085,00</text:p>
          </table:table-cell>
          <table:table-cell table:style-name="ce922"/>
          <table:table-cell table:style-name="ce922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11" calcext:value-type="date">
            <text:p>11.04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922" office:value-type="float" office:value="7500" calcext:value-type="float">
            <text:p>7.500,00</text:p>
          </table:table-cell>
          <table:table-cell table:style-name="ce922"/>
          <table:table-cell table:style-name="ce922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lkbank tan atla</text:p>
          </table:table-cell>
          <table:table-cell table:style-name="ce922" office:value-type="float" office:value="975" calcext:value-type="float">
            <text:p>975,00</text:p>
          </table:table-cell>
          <table:table-cell table:style-name="ce922" table:number-columns-repeated="2"/>
          <table:table-cell table:style-name="ce922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ömür parası öğrenci</text:p>
          </table:table-cell>
          <table:table-cell table:style-name="ce922"/>
          <table:table-cell table:style-name="ce922" office:value-type="float" office:value="495" calcext:value-type="float">
            <text:p>495,00</text:p>
          </table:table-cell>
          <table:table-cell table:style-name="ce922"/>
          <table:table-cell table:style-name="ce922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cı usta</text:p>
          </table:table-cell>
          <table:table-cell table:style-name="ce922"/>
          <table:table-cell table:style-name="ce922" office:value-type="float" office:value="300" calcext:value-type="float">
            <text:p>300,00</text:p>
          </table:table-cell>
          <table:table-cell table:style-name="ce922"/>
          <table:table-cell table:style-name="ce922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25" calcext:value-type="date">
            <text:p>25.04.2012</text:p>
          </table:table-cell>
          <table:table-cell table:style-name="ce898" office:value-type="string" calcext:value-type="string">
            <text:p>kk ali balcı</text:p>
          </table:table-cell>
          <table:table-cell table:style-name="ce922"/>
          <table:table-cell table:style-name="ce922" office:value-type="float" office:value="1482" calcext:value-type="float">
            <text:p>1.482,00</text:p>
          </table:table-cell>
          <table:table-cell table:style-name="ce922"/>
          <table:table-cell table:style-name="ce922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 ali balcı</text:p>
          </table:table-cell>
          <table:table-cell table:style-name="ce922"/>
          <table:table-cell table:style-name="ce922" office:value-type="float" office:value="735" calcext:value-type="float">
            <text:p>735,00</text:p>
          </table:table-cell>
          <table:table-cell table:style-name="ce922"/>
          <table:table-cell table:style-name="ce922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ob san kredi a blcı</text:p>
          </table:table-cell>
          <table:table-cell table:style-name="ce922"/>
          <table:table-cell table:style-name="ce922" office:value-type="float" office:value="2048" calcext:value-type="float">
            <text:p>2.048,00</text:p>
          </table:table-cell>
          <table:table-cell table:style-name="ce922"/>
          <table:table-cell table:style-name="ce922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 balcı</text:p>
          </table:table-cell>
          <table:table-cell table:style-name="ce922"/>
          <table:table-cell table:style-name="ce922" office:value-type="float" office:value="1000" calcext:value-type="float">
            <text:p>1.000,00</text:p>
          </table:table-cell>
          <table:table-cell table:style-name="ce922"/>
          <table:table-cell table:style-name="ce922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25" calcext:value-type="date">
            <text:p>25.04.2012</text:p>
          </table:table-cell>
          <table:table-cell table:style-name="ce898" office:value-type="string" calcext:value-type="string">
            <text:p>ziraat çek için şenel</text:p>
          </table:table-cell>
          <table:table-cell table:style-name="ce922" office:value-type="float" office:value="1150" calcext:value-type="float">
            <text:p>1.150,00</text:p>
          </table:table-cell>
          <table:table-cell table:style-name="ce922" table:number-columns-repeated="2"/>
          <table:table-cell table:style-name="ce922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 20 ad</text:p>
          </table:table-cell>
          <table:table-cell table:style-name="ce922"/>
          <table:table-cell table:style-name="ce922" office:value-type="float" office:value="40" calcext:value-type="float">
            <text:p>40,00</text:p>
          </table:table-cell>
          <table:table-cell table:style-name="ce922"/>
          <table:table-cell table:style-name="ce922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5-10" calcext:value-type="date">
            <text:p>10.05.2012</text:p>
          </table:table-cell>
          <table:table-cell table:style-name="ce898" office:value-type="string" calcext:value-type="string">
            <text:p>lokanta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922" table:number-columns-repeated="2"/>
          <table:table-cell table:style-name="ce922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ye iskele parç</text:p>
          </table:table-cell>
          <table:table-cell table:style-name="ce922" office:value-type="float" office:value="150" calcext:value-type="float">
            <text:p>150,00</text:p>
          </table:table-cell>
          <table:table-cell table:style-name="ce922" table:number-columns-repeated="2"/>
          <table:table-cell table:style-name="ce922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ye iskele parç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922" table:number-columns-repeated="2"/>
          <table:table-cell table:style-name="ce922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rı tuğla şenel</text:p>
          </table:table-cell>
          <table:table-cell table:style-name="ce922" office:value-type="float" office:value="300" calcext:value-type="float">
            <text:p>300,00</text:p>
          </table:table-cell>
          <table:table-cell table:style-name="ce922" table:number-columns-repeated="2"/>
          <table:table-cell table:style-name="ce922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evirgen şenel</text:p>
          </table:table-cell>
          <table:table-cell table:style-name="ce922" office:value-type="float" office:value="604" calcext:value-type="float">
            <text:p>604,00</text:p>
          </table:table-cell>
          <table:table-cell table:style-name="ce922" table:number-columns-repeated="2"/>
          <table:table-cell table:style-name="ce922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6-22" calcext:value-type="date">
            <text:p>22.06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922" table:number-columns-repeated="2"/>
          <table:table-cell table:style-name="ce922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7-22" calcext:value-type="date">
            <text:p>22.07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922" table:number-columns-repeated="2"/>
          <table:table-cell table:style-name="ce922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eyz dergisi şenel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922" table:number-columns-repeated="2"/>
          <table:table-cell table:style-name="ce922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ap emin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922" table:number-columns-repeated="2"/>
          <table:table-cell table:style-name="ce922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inansbank kredi</text:p>
          </table:table-cell>
          <table:table-cell table:style-name="ce922"/>
          <table:table-cell table:style-name="ce922" office:value-type="float" office:value="3885" calcext:value-type="float">
            <text:p>3.885,00</text:p>
          </table:table-cell>
          <table:table-cell table:style-name="ce922"/>
          <table:table-cell table:style-name="ce922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 ödenen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922" table:number-columns-repeated="2"/>
          <table:table-cell table:style-name="ce922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ember demir</text:p>
          </table:table-cell>
          <table:table-cell table:style-name="ce922"/>
          <table:table-cell table:style-name="ce922" office:value-type="float" office:value="160" calcext:value-type="float">
            <text:p>160,00</text:p>
          </table:table-cell>
          <table:table-cell table:style-name="ce922"/>
          <table:table-cell table:style-name="ce922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7-31" calcext:value-type="date">
            <text:p>31.07.2012</text:p>
          </table:table-cell>
          <table:table-cell table:style-name="ce898" office:value-type="string" calcext:value-type="string">
            <text:p>nakit a balcı</text:p>
          </table:table-cell>
          <table:table-cell table:style-name="ce922"/>
          <table:table-cell table:style-name="ce922" office:value-type="float" office:value="4000" calcext:value-type="float">
            <text:p>4.000,00</text:p>
          </table:table-cell>
          <table:table-cell table:style-name="ce922"/>
          <table:table-cell table:style-name="ce922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8-15" calcext:value-type="date">
            <text:p>15.08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922" table:number-columns-repeated="2"/>
          <table:table-cell table:style-name="ce922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9-22" calcext:value-type="date">
            <text:p>22.09.2012</text:p>
          </table:table-cell>
          <table:table-cell table:style-name="ce898" office:value-type="string" calcext:value-type="string">
            <text:p>eldiven 12</text:p>
          </table:table-cell>
          <table:table-cell table:style-name="ce922"/>
          <table:table-cell table:style-name="ce922" office:value-type="float" office:value="24" calcext:value-type="float">
            <text:p>24,00</text:p>
          </table:table-cell>
          <table:table-cell table:style-name="ce922"/>
          <table:table-cell table:style-name="ce922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9-26" calcext:value-type="date">
            <text:p>26.09.2012</text:p>
          </table:table-cell>
          <table:table-cell table:style-name="ce898" office:value-type="string" calcext:value-type="string">
            <text:p>pervin ev kredi</text:p>
          </table:table-cell>
          <table:table-cell table:style-name="ce922"/>
          <table:table-cell table:style-name="ce922" office:value-type="float" office:value="2050" calcext:value-type="float">
            <text:p>2.050,00</text:p>
          </table:table-cell>
          <table:table-cell table:style-name="ce922"/>
          <table:table-cell table:style-name="ce922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922" office:value-type="float" office:value="8000" calcext:value-type="float">
            <text:p>8.000,00</text:p>
          </table:table-cell>
          <table:table-cell table:style-name="ce922"/>
          <table:table-cell table:style-name="ce922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922" office:value-type="float" office:value="1200" calcext:value-type="float">
            <text:p>1.200,00</text:p>
          </table:table-cell>
          <table:table-cell table:style-name="ce922"/>
          <table:table-cell table:style-name="ce922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Ş e havale</text:p>
          </table:table-cell>
          <table:table-cell table:style-name="ce922"/>
          <table:table-cell table:style-name="ce922" office:value-type="float" office:value="2000" calcext:value-type="float">
            <text:p>2.000,00</text:p>
          </table:table-cell>
          <table:table-cell table:style-name="ce922"/>
          <table:table-cell table:style-name="ce922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 e yatan</text:p>
          </table:table-cell>
          <table:table-cell table:style-name="ce922"/>
          <table:table-cell table:style-name="ce922" office:value-type="float" office:value="400" calcext:value-type="float">
            <text:p>400,00</text:p>
          </table:table-cell>
          <table:table-cell table:style-name="ce922"/>
          <table:table-cell table:style-name="ce922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 eft birleşim</text:p>
          </table:table-cell>
          <table:table-cell table:style-name="ce922"/>
          <table:table-cell table:style-name="ce922" office:value-type="float" office:value="6000" calcext:value-type="float">
            <text:p>6.000,00</text:p>
          </table:table-cell>
          <table:table-cell table:style-name="ce922"/>
          <table:table-cell table:style-name="ce922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0-05" calcext:value-type="date">
            <text:p>05.10.2012</text:p>
          </table:table-cell>
          <table:table-cell table:style-name="ce898" office:value-type="string" calcext:value-type="string">
            <text:p>melih işçi</text:p>
          </table:table-cell>
          <table:table-cell table:style-name="ce922"/>
          <table:table-cell table:style-name="ce922" office:value-type="float" office:value="300" calcext:value-type="float">
            <text:p>300,00</text:p>
          </table:table-cell>
          <table:table-cell table:style-name="ce922"/>
          <table:table-cell table:style-name="ce922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0-06" calcext:value-type="date">
            <text:p>06.10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922" table:number-columns-repeated="2"/>
          <table:table-cell table:style-name="ce922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zme 5</text:p>
          </table:table-cell>
          <table:table-cell table:style-name="ce922"/>
          <table:table-cell table:style-name="ce922" office:value-type="float" office:value="60" calcext:value-type="float">
            <text:p>60,00</text:p>
          </table:table-cell>
          <table:table-cell table:style-name="ce922"/>
          <table:table-cell table:style-name="ce922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t 3</text:p>
          </table:table-cell>
          <table:table-cell table:style-name="ce922"/>
          <table:table-cell table:style-name="ce922" office:value-type="float" office:value="9" calcext:value-type="float">
            <text:p>9,00</text:p>
          </table:table-cell>
          <table:table-cell table:style-name="ce922"/>
          <table:table-cell table:style-name="ce922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 24 ad</text:p>
          </table:table-cell>
          <table:table-cell table:style-name="ce922"/>
          <table:table-cell table:style-name="ce922" office:value-type="float" office:value="48" calcext:value-type="float">
            <text:p>48,00</text:p>
          </table:table-cell>
          <table:table-cell table:style-name="ce922"/>
          <table:table-cell table:style-name="ce922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1-17" calcext:value-type="date">
            <text:p>17.11.2012</text:p>
          </table:table-cell>
          <table:table-cell table:style-name="ce898" office:value-type="string" calcext:value-type="string">
            <text:p>doğuş ggv</text:p>
          </table:table-cell>
          <table:table-cell table:style-name="ce922" office:value-type="float" office:value="197" calcext:value-type="float">
            <text:p>197,00</text:p>
          </table:table-cell>
          <table:table-cell table:style-name="ce922" table:number-columns-repeated="2"/>
          <table:table-cell table:style-name="ce922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azova boya</text:p>
          </table:table-cell>
          <table:table-cell table:style-name="ce922" office:value-type="float" office:value="230" calcext:value-type="float">
            <text:p>230,00</text:p>
          </table:table-cell>
          <table:table-cell table:style-name="ce922" table:number-columns-repeated="2"/>
          <table:table-cell table:style-name="ce922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1-14" calcext:value-type="date">
            <text:p>14.11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922" table:number-columns-repeated="2"/>
          <table:table-cell table:style-name="ce922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2-14" calcext:value-type="date">
            <text:p>14.12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922" table:number-columns-repeated="2"/>
          <table:table-cell table:style-name="ce922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 office:value-type="string" calcext:value-type="string">
            <text:p>İŞ kredi</text:p>
          </table:table-cell>
          <table:table-cell table:style-name="ce924" office:value-type="float" office:value="100000" calcext:value-type="float">
            <text:p>100.000,00</text:p>
          </table:table-cell>
          <table:table-cell table:style-name="ce925" table:number-columns-repeated="2"/>
          <table:table-cell table:style-name="ce922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409*36=122724</text:p>
          </table:table-cell>
          <table:table-cell table:style-name="ce922" table:number-columns-repeated="3"/>
          <table:table-cell table:style-name="ce922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17 kas 13 --- 17 ekim 2016</text:p>
          </table:table-cell>
          <table:table-cell table:style-name="ce922" table:number-columns-repeated="3"/>
          <table:table-cell table:style-name="ce922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0-29" calcext:value-type="date">
            <text:p>29.10.2013</text:p>
          </table:table-cell>
          <table:table-cell table:style-name="ce898" office:value-type="string" calcext:value-type="string">
            <text:p>kk</text:p>
          </table:table-cell>
          <table:table-cell table:style-name="ce922"/>
          <table:table-cell table:style-name="ce922" office:value-type="float" office:value="874" calcext:value-type="float">
            <text:p>874,00</text:p>
          </table:table-cell>
          <table:table-cell table:style-name="ce922"/>
          <table:table-cell table:style-name="ce922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/>
          <table:table-cell table:style-name="ce922" office:value-type="float" office:value="5452" calcext:value-type="float">
            <text:p>5.452,00</text:p>
          </table:table-cell>
          <table:table-cell table:style-name="ce922"/>
          <table:table-cell table:style-name="ce922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/>
          <table:table-cell table:style-name="ce922" office:value-type="float" office:value="1675" calcext:value-type="float">
            <text:p>1.675,00</text:p>
          </table:table-cell>
          <table:table-cell table:style-name="ce922"/>
          <table:table-cell table:style-name="ce922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</text:p>
          </table:table-cell>
          <table:table-cell table:style-name="ce922"/>
          <table:table-cell table:style-name="ce922" office:value-type="float" office:value="13000" calcext:value-type="float">
            <text:p>13.000,00</text:p>
          </table:table-cell>
          <table:table-cell table:style-name="ce922"/>
          <table:table-cell table:style-name="ce922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</text:p>
          </table:table-cell>
          <table:table-cell table:style-name="ce922"/>
          <table:table-cell table:style-name="ce922" office:value-type="float" office:value="27000" calcext:value-type="float">
            <text:p>27.000,00</text:p>
          </table:table-cell>
          <table:table-cell table:style-name="ce922"/>
          <table:table-cell table:style-name="ce922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vergiler</text:p>
          </table:table-cell>
          <table:table-cell table:style-name="ce922"/>
          <table:table-cell table:style-name="ce922" office:value-type="float" office:value="2960" calcext:value-type="float">
            <text:p>2.960,00</text:p>
          </table:table-cell>
          <table:table-cell table:style-name="ce922"/>
          <table:table-cell table:style-name="ce922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1-09" calcext:value-type="date">
            <text:p>09.11.2013</text:p>
          </table:table-cell>
          <table:table-cell table:style-name="ce898" office:value-type="string" calcext:value-type="string">
            <text:p>nk</text:p>
          </table:table-cell>
          <table:table-cell table:style-name="ce922"/>
          <table:table-cell table:style-name="ce922" office:value-type="float" office:value="1500" calcext:value-type="float">
            <text:p>1.500,00</text:p>
          </table:table-cell>
          <table:table-cell table:style-name="ce922"/>
          <table:table-cell table:style-name="ce922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1-12" calcext:value-type="date">
            <text:p>12.11.2013</text:p>
          </table:table-cell>
          <table:table-cell table:style-name="ce898" office:value-type="string" calcext:value-type="string">
            <text:p>nk</text:p>
          </table:table-cell>
          <table:table-cell table:style-name="ce922"/>
          <table:table-cell table:style-name="ce922" office:value-type="float" office:value="15000" calcext:value-type="float">
            <text:p>15.000,00</text:p>
          </table:table-cell>
          <table:table-cell table:style-name="ce922"/>
          <table:table-cell table:style-name="ce922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/>
          <table:table-cell table:style-name="ce922" office:value-type="float" office:value="4277" calcext:value-type="float">
            <text:p>4.277,00</text:p>
          </table:table-cell>
          <table:table-cell table:style-name="ce922"/>
          <table:table-cell table:style-name="ce922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1-17" calcext:value-type="date">
            <text:p>17.11.2013</text:p>
          </table:table-cell>
          <table:table-cell table:style-name="ce898" office:value-type="string" calcext:value-type="string">
            <text:p>KREDİ 1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</text:p>
          </table:table-cell>
          <table:table-cell table:style-name="ce922"/>
          <table:table-cell table:style-name="ce922" office:value-type="float" office:value="750" calcext:value-type="float">
            <text:p>750,00</text:p>
          </table:table-cell>
          <table:table-cell table:style-name="ce922"/>
          <table:table-cell table:style-name="ce922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</text:p>
          </table:table-cell>
          <table:table-cell table:style-name="ce922"/>
          <table:table-cell table:style-name="ce922" office:value-type="float" office:value="100" calcext:value-type="float">
            <text:p>100,00</text:p>
          </table:table-cell>
          <table:table-cell table:style-name="ce922"/>
          <table:table-cell table:style-name="ce922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DLİYE</text:p>
          </table:table-cell>
          <table:table-cell table:style-name="ce922"/>
          <table:table-cell table:style-name="ce922" office:value-type="float" office:value="700" calcext:value-type="float">
            <text:p>700,00</text:p>
          </table:table-cell>
          <table:table-cell table:style-name="ce922"/>
          <table:table-cell table:style-name="ce922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922" office:value-type="float" office:value="800" calcext:value-type="float">
            <text:p>800,00</text:p>
          </table:table-cell>
          <table:table-cell table:style-name="ce922"/>
          <table:table-cell table:style-name="ce922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922" office:value-type="float" office:value="20" calcext:value-type="float">
            <text:p>20,00</text:p>
          </table:table-cell>
          <table:table-cell table:style-name="ce922"/>
          <table:table-cell table:style-name="ce922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2-26" calcext:value-type="date">
            <text:p>26.12.2013</text:p>
          </table:table-cell>
          <table:table-cell table:style-name="ce898" office:value-type="string" calcext:value-type="string">
            <text:p>VERGİ</text:p>
          </table:table-cell>
          <table:table-cell table:style-name="ce922"/>
          <table:table-cell table:style-name="ce922" office:value-type="float" office:value="5003" calcext:value-type="float">
            <text:p>5.003,00</text:p>
          </table:table-cell>
          <table:table-cell table:style-name="ce922"/>
          <table:table-cell table:style-name="ce922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</text:p>
          </table:table-cell>
          <table:table-cell table:style-name="ce922"/>
          <table:table-cell table:style-name="ce922" office:value-type="float" office:value="5000" calcext:value-type="float">
            <text:p>5.000,00</text:p>
          </table:table-cell>
          <table:table-cell table:style-name="ce922"/>
          <table:table-cell table:style-name="ce922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2-27" calcext:value-type="date">
            <text:p>27.12.2013</text:p>
          </table:table-cell>
          <table:table-cell table:style-name="ce898" office:value-type="string" calcext:value-type="string">
            <text:p>KK</text:p>
          </table:table-cell>
          <table:table-cell table:style-name="ce922"/>
          <table:table-cell table:style-name="ce922" office:value-type="float" office:value="4000" calcext:value-type="float">
            <text:p>4.000,00</text:p>
          </table:table-cell>
          <table:table-cell table:style-name="ce922"/>
          <table:table-cell table:style-name="ce922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2-17" calcext:value-type="date">
            <text:p>17.12.2013</text:p>
          </table:table-cell>
          <table:table-cell table:style-name="ce898" office:value-type="string" calcext:value-type="string">
            <text:p>KREDİ 2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 table:number-columns-repeated="4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5" table:formula="of:=SUM([.D216:.D313])" office:value-type="float" office:value="122470" calcext:value-type="float">
            <text:p>122.470,00</text:p>
          </table:table-cell>
          <table:table-cell table:style-name="ce925" table:formula="of:=SUM([.E216:.E313])" office:value-type="float" office:value="165907" calcext:value-type="float">
            <text:p>165.907,00</text:p>
          </table:table-cell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 table:number-columns-repeated="3"/>
          <table:table-cell table:style-name="ce922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Sanayi acentalar kira bedeli</text:p>
          </table:table-cell>
          <table:table-cell table:style-name="ce922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922" table:number-columns-repeated="2"/>
          <table:table-cell table:style-name="ce922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Hızarhane Depo kira bedeli</text:p>
          </table:table-cell>
          <table:table-cell table:style-name="ce922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922" table:number-columns-repeated="2"/>
          <table:table-cell table:style-name="ce922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Hızarhane yıkama kira bedeli</text:p>
          </table:table-cell>
          <table:table-cell table:style-name="ce922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922" table:number-columns-repeated="2"/>
          <table:table-cell table:style-name="ce922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Lise Arkası Kira Bedeli</text:p>
          </table:table-cell>
          <table:table-cell table:style-name="ce922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922" table:number-columns-repeated="2"/>
          <table:table-cell table:style-name="ce922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Ali Paşa Kira Bedeli</text:p>
          </table:table-cell>
          <table:table-cell table:style-name="ce922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922" table:number-columns-repeated="2"/>
          <table:table-cell table:style-name="ce922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3’e devir</text:p>
          </table:table-cell>
          <table:table-cell table:style-name="ce922" table:number-columns-repeated="3"/>
          <table:table-cell table:style-name="ce922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02" office:value-type="date" office:date-value="2012-12-31" calcext:value-type="date">
            <text:p>31.12.2012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316:.D321])+[.D314]" office:value-type="float" office:value="155029.464444444" calcext:value-type="float">
            <text:p>155.029,46</text:p>
          </table:table-cell>
          <table:table-cell table:style-name="ce923" table:formula="of:=SUM([.E316:.E321])+[.E314]" office:value-type="float" office:value="165907" calcext:value-type="float">
            <text:p>165.907,00</text:p>
          </table:table-cell>
          <table:table-cell table:style-name="ce923"/>
          <table:table-cell table:style-name="ce1008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05" office:value-type="date" office:date-value="2011-10-05" calcext:value-type="date">
            <text:p>05.10.2011</text:p>
          </table:table-cell>
          <table:table-cell table:style-name="ce904" office:value-type="string" calcext:value-type="string">
            <text:p>işe yatan</text:p>
          </table:table-cell>
          <table:table-cell table:style-name="ce926"/>
          <table:table-cell table:style-name="ce996" office:value-type="float" office:value="30000" calcext:value-type="float">
            <text:p>30.000,00</text:p>
          </table:table-cell>
          <table:table-cell table:style-name="ce1003"/>
          <table:table-cell table:style-name="ce1010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1">
          <table:table-cell/>
          <table:table-cell table:style-name="ce806" office:value-type="date" office:date-value="2011-10-05" calcext:value-type="date">
            <text:p>05.10.2011</text:p>
          </table:table-cell>
          <table:table-cell table:style-name="ce905" office:value-type="string" calcext:value-type="string">
            <text:p>işe yatan</text:p>
          </table:table-cell>
          <table:table-cell table:style-name="ce920"/>
          <table:table-cell table:style-name="ce997" office:value-type="float" office:value="25000" calcext:value-type="float">
            <text:p>25.000,00</text:p>
          </table:table-cell>
          <table:table-cell table:style-name="ce1004"/>
          <table:table-cell table:style-name="ce1011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1">
          <table:table-cell/>
          <table:table-cell table:style-name="ce806" office:value-type="date" office:date-value="2012-11-23" calcext:value-type="date">
            <text:p>23.11.2012</text:p>
          </table:table-cell>
          <table:table-cell table:style-name="ce905" office:value-type="string" calcext:value-type="string">
            <text:p>hesaba akt</text:p>
          </table:table-cell>
          <table:table-cell table:style-name="ce920"/>
          <table:table-cell table:style-name="ce997" office:value-type="float" office:value="-7000" calcext:value-type="float">
            <text:p>-7.000,00</text:p>
          </table:table-cell>
          <table:table-cell table:style-name="ce1004"/>
          <table:table-cell table:style-name="ce1011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1">
          <table:table-cell/>
          <table:table-cell table:style-name="ce806"/>
          <table:table-cell table:style-name="ce905" office:value-type="string" calcext:value-type="string">
            <text:p>hesaba yat</text:p>
          </table:table-cell>
          <table:table-cell table:style-name="ce920"/>
          <table:table-cell table:style-name="ce997" office:value-type="float" office:value="-500" calcext:value-type="float">
            <text:p>-500,00</text:p>
          </table:table-cell>
          <table:table-cell table:style-name="ce1004"/>
          <table:table-cell table:style-name="ce1011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1">
          <table:table-cell/>
          <table:table-cell table:style-name="ce806"/>
          <table:table-cell table:style-name="ce905" office:value-type="string" calcext:value-type="string">
            <text:p>nakit ver</text:p>
          </table:table-cell>
          <table:table-cell table:style-name="ce920"/>
          <table:table-cell table:style-name="ce997" office:value-type="float" office:value="-18000" calcext:value-type="float">
            <text:p>-18.000,00</text:p>
          </table:table-cell>
          <table:table-cell table:style-name="ce1004"/>
          <table:table-cell table:style-name="ce1011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1">
          <table:table-cell/>
          <table:table-cell table:style-name="ce806" office:value-type="date" office:date-value="2012-01-04" calcext:value-type="date">
            <text:p>04.01.2012</text:p>
          </table:table-cell>
          <table:table-cell table:style-name="ce905" office:value-type="string" calcext:value-type="string">
            <text:p>teminat için</text:p>
          </table:table-cell>
          <table:table-cell table:style-name="ce920"/>
          <table:table-cell table:style-name="ce997" office:value-type="float" office:value="-12000" calcext:value-type="float">
            <text:p>-12.000,00</text:p>
          </table:table-cell>
          <table:table-cell table:style-name="ce1004"/>
          <table:table-cell table:style-name="ce1011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1">
          <table:table-cell/>
          <table:table-cell table:style-name="ce807" office:value-type="date" office:date-value="2012-01-09" calcext:value-type="date">
            <text:p>09.01.2012</text:p>
          </table:table-cell>
          <table:table-cell table:style-name="ce906" office:value-type="string" calcext:value-type="string">
            <text:p>Nk 3000 3000 11500</text:p>
          </table:table-cell>
          <table:table-cell table:style-name="ce927"/>
          <table:table-cell table:style-name="ce998" office:value-type="float" office:value="-17500" calcext:value-type="float">
            <text:p>-17.500,00</text:p>
          </table:table-cell>
          <table:table-cell table:style-name="ce1005"/>
          <table:table-cell table:style-name="ce1012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0" table:number-columns-repeated="2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2’den DEVİR</text:p>
          </table:table-cell>
          <table:table-cell table:style-name="ce922" table:number-columns-repeated="3"/>
          <table:table-cell table:style-name="ce92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1-17" calcext:value-type="date">
            <text:p>17.01.2013</text:p>
          </table:table-cell>
          <table:table-cell table:style-name="ce898" office:value-type="string" calcext:value-type="string">
            <text:p>KREDİ 3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çıpan</text:p>
          </table:table-cell>
          <table:table-cell table:style-name="ce922"/>
          <table:table-cell table:style-name="ce922" office:value-type="float" office:value="110" calcext:value-type="float">
            <text:p>110,00</text:p>
          </table:table-cell>
          <table:table-cell table:style-name="ce922"/>
          <table:table-cell table:style-name="ce922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vida</text:p>
          </table:table-cell>
          <table:table-cell table:style-name="ce922"/>
          <table:table-cell table:style-name="ce922" office:value-type="float" office:value="20" calcext:value-type="float">
            <text:p>20,00</text:p>
          </table:table-cell>
          <table:table-cell table:style-name="ce922"/>
          <table:table-cell table:style-name="ce922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ile</text:p>
          </table:table-cell>
          <table:table-cell table:style-name="ce922"/>
          <table:table-cell table:style-name="ce922" office:value-type="float" office:value="40" calcext:value-type="float">
            <text:p>40,00</text:p>
          </table:table-cell>
          <table:table-cell table:style-name="ce922"/>
          <table:table-cell table:style-name="ce922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eri eldiven 12</text:p>
          </table:table-cell>
          <table:table-cell table:style-name="ce922"/>
          <table:table-cell table:style-name="ce922" office:value-type="float" office:value="60" calcext:value-type="float">
            <text:p>60,00</text:p>
          </table:table-cell>
          <table:table-cell table:style-name="ce922"/>
          <table:table-cell table:style-name="ce922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 arabası 2</text:p>
          </table:table-cell>
          <table:table-cell table:style-name="ce922"/>
          <table:table-cell table:style-name="ce922" office:value-type="float" office:value="90" calcext:value-type="float">
            <text:p>90,00</text:p>
          </table:table-cell>
          <table:table-cell table:style-name="ce922"/>
          <table:table-cell table:style-name="ce922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patula 2</text:p>
          </table:table-cell>
          <table:table-cell table:style-name="ce922"/>
          <table:table-cell table:style-name="ce922" office:value-type="float" office:value="4" calcext:value-type="float">
            <text:p>4,00</text:p>
          </table:table-cell>
          <table:table-cell table:style-name="ce922"/>
          <table:table-cell table:style-name="ce922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lhami haykır</text:p>
          </table:table-cell>
          <table:table-cell table:style-name="ce922"/>
          <table:table-cell table:style-name="ce922" office:value-type="float" office:value="300" calcext:value-type="float">
            <text:p>300,00</text:p>
          </table:table-cell>
          <table:table-cell table:style-name="ce922"/>
          <table:table-cell table:style-name="ce922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922" office:value-type="float" office:value="10000" calcext:value-type="float">
            <text:p>10.000,00</text:p>
          </table:table-cell>
          <table:table-cell table:style-name="ce922"/>
          <table:table-cell table:style-name="ce922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922" office:value-type="float" office:value="6600" calcext:value-type="float">
            <text:p>6.600,00</text:p>
          </table:table-cell>
          <table:table-cell table:style-name="ce922"/>
          <table:table-cell table:style-name="ce922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2-17" calcext:value-type="date">
            <text:p>17.02.2013</text:p>
          </table:table-cell>
          <table:table-cell table:style-name="ce898" office:value-type="string" calcext:value-type="string">
            <text:p>KREDİ 4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</text:p>
          </table:table-cell>
          <table:table-cell table:style-name="ce922"/>
          <table:table-cell table:style-name="ce922" office:value-type="float" office:value="6000" calcext:value-type="float">
            <text:p>6.000,00</text:p>
          </table:table-cell>
          <table:table-cell table:style-name="ce922"/>
          <table:table-cell table:style-name="ce922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17" calcext:value-type="date">
            <text:p>17.03.2013</text:p>
          </table:table-cell>
          <table:table-cell table:style-name="ce898" office:value-type="string" calcext:value-type="string">
            <text:p>KREDİ 5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16" calcext:value-type="date">
            <text:p>16.03.2013</text:p>
          </table:table-cell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922" office:value-type="float" office:value="10000" calcext:value-type="float">
            <text:p>10.000,00</text:p>
          </table:table-cell>
          <table:table-cell table:style-name="ce922"/>
          <table:table-cell table:style-name="ce922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19" calcext:value-type="date">
            <text:p>19.03.2013</text:p>
          </table:table-cell>
          <table:table-cell table:style-name="ce898" office:value-type="string" calcext:value-type="string">
            <text:p>kk</text:p>
          </table:table-cell>
          <table:table-cell table:style-name="ce922"/>
          <table:table-cell table:style-name="ce922" office:value-type="float" office:value="4402" calcext:value-type="float">
            <text:p>4.402,00</text:p>
          </table:table-cell>
          <table:table-cell table:style-name="ce922"/>
          <table:table-cell table:style-name="ce922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922" office:value-type="float" office:value="2200" calcext:value-type="float">
            <text:p>2.200,00</text:p>
          </table:table-cell>
          <table:table-cell table:style-name="ce922"/>
          <table:table-cell table:style-name="ce922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23" calcext:value-type="date">
            <text:p>23.03.2013</text:p>
          </table:table-cell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922" office:value-type="float" office:value="1000" calcext:value-type="float">
            <text:p>1.000,00</text:p>
          </table:table-cell>
          <table:table-cell table:style-name="ce922"/>
          <table:table-cell table:style-name="ce922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29" calcext:value-type="date">
            <text:p>29.03.2013</text:p>
          </table:table-cell>
          <table:table-cell table:style-name="ce898" office:value-type="string" calcext:value-type="string">
            <text:p>nakit ali balcıya çek iade</text:p>
          </table:table-cell>
          <table:table-cell table:style-name="ce922"/>
          <table:table-cell table:style-name="ce922" office:value-type="float" office:value="4000" calcext:value-type="float">
            <text:p>4.000,00</text:p>
          </table:table-cell>
          <table:table-cell table:style-name="ce922"/>
          <table:table-cell table:style-name="ce922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0-3 fevzi deniz ç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922" table:number-columns-repeated="2"/>
          <table:table-cell table:style-name="ce922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iade</text:p>
          </table:table-cell>
          <table:table-cell table:style-name="ce922" office:value-type="float" office:value="2000" calcext:value-type="float">
            <text:p>2.000,00</text:p>
          </table:table-cell>
          <table:table-cell table:style-name="ce922" table:number-columns-repeated="2"/>
          <table:table-cell table:style-name="ce922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1" calcext:value-type="date">
            <text:p>01.04.2013</text:p>
          </table:table-cell>
          <table:table-cell table:style-name="ce898" office:value-type="string" calcext:value-type="string">
            <text:p>nakit mustafaya</text:p>
          </table:table-cell>
          <table:table-cell table:style-name="ce922"/>
          <table:table-cell table:style-name="ce922" office:value-type="float" office:value="3500" calcext:value-type="float">
            <text:p>3.500,00</text:p>
          </table:table-cell>
          <table:table-cell table:style-name="ce922"/>
          <table:table-cell table:style-name="ce922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1" calcext:value-type="date">
            <text:p>01.04.2013</text:p>
          </table:table-cell>
          <table:table-cell table:style-name="ce898" office:value-type="string" calcext:value-type="string">
            <text:p>işe yatan kredi faizi</text:p>
          </table:table-cell>
          <table:table-cell table:style-name="ce922"/>
          <table:table-cell table:style-name="ce922" office:value-type="float" office:value="3105" calcext:value-type="float">
            <text:p>3.105,00</text:p>
          </table:table-cell>
          <table:table-cell table:style-name="ce922"/>
          <table:table-cell table:style-name="ce922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8" calcext:value-type="date">
            <text:p>08.04.2013</text:p>
          </table:table-cell>
          <table:table-cell table:style-name="ce898" office:value-type="string" calcext:value-type="string">
            <text:p>atila balcı tapu için</text:p>
          </table:table-cell>
          <table:table-cell table:style-name="ce922"/>
          <table:table-cell table:style-name="ce922" office:value-type="float" office:value="300" calcext:value-type="float">
            <text:p>300,00</text:p>
          </table:table-cell>
          <table:table-cell table:style-name="ce922"/>
          <table:table-cell table:style-name="ce922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a işçi için</text:p>
          </table:table-cell>
          <table:table-cell table:style-name="ce922"/>
          <table:table-cell table:style-name="ce922" office:value-type="float" office:value="1000" calcext:value-type="float">
            <text:p>1.000,00</text:p>
          </table:table-cell>
          <table:table-cell table:style-name="ce922"/>
          <table:table-cell table:style-name="ce922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11" calcext:value-type="date">
            <text:p>11.04.2013</text:p>
          </table:table-cell>
          <table:table-cell table:style-name="ce898" office:value-type="string" calcext:value-type="string">
            <text:p>işe yatan</text:p>
          </table:table-cell>
          <table:table-cell table:style-name="ce922" office:value-type="float" office:value="15000" calcext:value-type="float">
            <text:p>15.000,00</text:p>
          </table:table-cell>
          <table:table-cell table:style-name="ce922" table:number-columns-repeated="2"/>
          <table:table-cell table:style-name="ce922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ade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922" table:number-columns-repeated="2"/>
          <table:table-cell table:style-name="ce922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 nkt</text:p>
          </table:table-cell>
          <table:table-cell table:style-name="ce922"/>
          <table:table-cell table:style-name="ce922" office:value-type="float" office:value="100" calcext:value-type="float">
            <text:p>100,00</text:p>
          </table:table-cell>
          <table:table-cell table:style-name="ce922"/>
          <table:table-cell table:style-name="ce922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30" calcext:value-type="date">
            <text:p>30.04.2013</text:p>
          </table:table-cell>
          <table:table-cell table:style-name="ce898" office:value-type="string" calcext:value-type="string">
            <text:p>şenel çe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922" table:number-columns-repeated="2"/>
          <table:table-cell table:style-name="ce922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e yatan a balcı hesabına</text:p>
          </table:table-cell>
          <table:table-cell table:style-name="ce922"/>
          <table:table-cell table:style-name="ce922" office:value-type="float" office:value="5000" calcext:value-type="float">
            <text:p>5.000,00</text:p>
          </table:table-cell>
          <table:table-cell table:style-name="ce922"/>
          <table:table-cell table:style-name="ce922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yide elden verilen</text:p>
          </table:table-cell>
          <table:table-cell table:style-name="ce922"/>
          <table:table-cell table:style-name="ce922" office:value-type="float" office:value="1000" calcext:value-type="float">
            <text:p>1.000,00</text:p>
          </table:table-cell>
          <table:table-cell table:style-name="ce922"/>
          <table:table-cell table:style-name="ce922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17" calcext:value-type="date">
            <text:p>17.04.2013</text:p>
          </table:table-cell>
          <table:table-cell table:style-name="ce898" office:value-type="string" calcext:value-type="string">
            <text:p>KREDİ 6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azan nakl serkan</text:p>
          </table:table-cell>
          <table:table-cell table:style-name="ce922" office:value-type="float" office:value="250" calcext:value-type="float">
            <text:p>250,00</text:p>
          </table:table-cell>
          <table:table-cell table:style-name="ce922" table:number-columns-repeated="2"/>
          <table:table-cell table:style-name="ce922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19" calcext:value-type="date">
            <text:p>19.04.2013</text:p>
          </table:table-cell>
          <table:table-cell table:style-name="ce898" office:value-type="string" calcext:value-type="string">
            <text:p>brleşim mad.</text:p>
          </table:table-cell>
          <table:table-cell table:style-name="ce922"/>
          <table:table-cell table:style-name="ce922" office:value-type="float" office:value="6000" calcext:value-type="float">
            <text:p>6.000,00</text:p>
          </table:table-cell>
          <table:table-cell table:style-name="ce922"/>
          <table:table-cell table:style-name="ce922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9" calcext:value-type="date">
            <text:p>09.04.2013</text:p>
          </table:table-cell>
          <table:table-cell table:style-name="ce898" office:value-type="string" calcext:value-type="string">
            <text:p>seramik nakliye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922" table:number-columns-repeated="2"/>
          <table:table-cell table:style-name="ce922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 10 ad</text:p>
          </table:table-cell>
          <table:table-cell table:style-name="ce922"/>
          <table:table-cell table:style-name="ce922" office:value-type="float" office:value="30" calcext:value-type="float">
            <text:p>30,00</text:p>
          </table:table-cell>
          <table:table-cell table:style-name="ce922"/>
          <table:table-cell table:style-name="ce922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5-17" calcext:value-type="date">
            <text:p>17.05.2013</text:p>
          </table:table-cell>
          <table:table-cell table:style-name="ce898" office:value-type="string" calcext:value-type="string">
            <text:p>KREDİ 7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vi su mlz</text:p>
          </table:table-cell>
          <table:table-cell table:style-name="ce922"/>
          <table:table-cell table:style-name="ce922" office:value-type="float" office:value="18" calcext:value-type="float">
            <text:p>18,00</text:p>
          </table:table-cell>
          <table:table-cell table:style-name="ce922"/>
          <table:table-cell table:style-name="ce922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5-31" calcext:value-type="date">
            <text:p>31.05.2013</text:p>
          </table:table-cell>
          <table:table-cell table:style-name="ce898" office:value-type="string" calcext:value-type="string">
            <text:p>şenel çe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922" table:number-columns-repeated="2"/>
          <table:table-cell table:style-name="ce922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6-17" calcext:value-type="date">
            <text:p>17.06.2013</text:p>
          </table:table-cell>
          <table:table-cell table:style-name="ce898" office:value-type="string" calcext:value-type="string">
            <text:p>KREDİ 8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1-6</text:p>
          </table:table-cell>
          <table:table-cell table:style-name="ce898" office:value-type="string" calcext:value-type="string">
            <text:p>sanayi dükkan kirası burhan</text:p>
          </table:table-cell>
          <table:table-cell table:style-name="ce922"/>
          <table:table-cell table:style-name="ce922" office:value-type="float" office:value="8500" calcext:value-type="float">
            <text:p>8.500,00</text:p>
          </table:table-cell>
          <table:table-cell table:style-name="ce922"/>
          <table:table-cell table:style-name="ce922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7-17" calcext:value-type="date">
            <text:p>17.07.2013</text:p>
          </table:table-cell>
          <table:table-cell table:style-name="ce898" office:value-type="string" calcext:value-type="string">
            <text:p>KREDİ 9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0-7 çek</text:p>
          </table:table-cell>
          <table:table-cell table:style-name="ce922" office:value-type="float" office:value="8495" calcext:value-type="float">
            <text:p>8.495,00</text:p>
          </table:table-cell>
          <table:table-cell table:style-name="ce922" table:number-columns-repeated="2"/>
          <table:table-cell table:style-name="ce922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8-17" calcext:value-type="date">
            <text:p>17.08.2013</text:p>
          </table:table-cell>
          <table:table-cell table:style-name="ce898" office:value-type="string" calcext:value-type="string">
            <text:p>KREDİ 10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8-30" calcext:value-type="date">
            <text:p>30.08.2013</text:p>
          </table:table-cell>
          <table:table-cell table:style-name="ce898" office:value-type="string" calcext:value-type="string">
            <text:p>KİREMİT İÇİN</text:p>
          </table:table-cell>
          <table:table-cell table:style-name="ce922" office:value-type="float" office:value="4300" calcext:value-type="float">
            <text:p>4.300,00</text:p>
          </table:table-cell>
          <table:table-cell table:style-name="ce922" table:number-columns-repeated="2"/>
          <table:table-cell table:style-name="ce922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ORUM TURGUT NAKL</text:p>
          </table:table-cell>
          <table:table-cell table:style-name="ce922"/>
          <table:table-cell table:style-name="ce922" office:value-type="float" office:value="1500" calcext:value-type="float">
            <text:p>1.500,00</text:p>
          </table:table-cell>
          <table:table-cell table:style-name="ce922"/>
          <table:table-cell table:style-name="ce922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ERETEKS NAKLİYE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922" table:number-columns-repeated="2"/>
          <table:table-cell table:style-name="ce922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ERETEKS NAKLİYE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922" table:number-columns-repeated="2"/>
          <table:table-cell table:style-name="ce922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9-17" calcext:value-type="date">
            <text:p>17.09.2013</text:p>
          </table:table-cell>
          <table:table-cell table:style-name="ce898" office:value-type="string" calcext:value-type="string">
            <text:p>KREDİ 11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ise arkası kira çek ahmet çalışkan</text:p>
          </table:table-cell>
          <table:table-cell table:style-name="ce922"/>
          <table:table-cell table:style-name="ce922" office:value-type="float" office:value="18700" calcext:value-type="float">
            <text:p>18.700,00</text:p>
          </table:table-cell>
          <table:table-cell table:style-name="ce922"/>
          <table:table-cell table:style-name="ce922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0-17" calcext:value-type="date">
            <text:p>17.10.2013</text:p>
          </table:table-cell>
          <table:table-cell table:style-name="ce898" office:value-type="string" calcext:value-type="string">
            <text:p>KREDİ 12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23" calcext:value-type="date">
            <text:p>23.10.2014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922" office:value-type="float" office:value="120" calcext:value-type="float">
            <text:p>120,00</text:p>
          </table:table-cell>
          <table:table-cell table:style-name="ce922"/>
          <table:table-cell table:style-name="ce922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t okulu 6000 kiremit</text:p>
          </table:table-cell>
          <table:table-cell table:style-name="ce922"/>
          <table:table-cell table:style-name="ce922" office:value-type="float" office:value="3600" calcext:value-type="float">
            <text:p>3.600,00</text:p>
          </table:table-cell>
          <table:table-cell table:style-name="ce922"/>
          <table:table-cell table:style-name="ce922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t okulu 1000 mahya</text:p>
          </table:table-cell>
          <table:table-cell table:style-name="ce922"/>
          <table:table-cell table:style-name="ce922" office:value-type="float" office:value="600" calcext:value-type="float">
            <text:p>600,00</text:p>
          </table:table-cell>
          <table:table-cell table:style-name="ce922"/>
          <table:table-cell table:style-name="ce922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ğlık meslek 3000 kiremit</text:p>
          </table:table-cell>
          <table:table-cell table:style-name="ce922"/>
          <table:table-cell table:style-name="ce922" office:value-type="float" office:value="1800" calcext:value-type="float">
            <text:p>1.800,00</text:p>
          </table:table-cell>
          <table:table-cell table:style-name="ce922"/>
          <table:table-cell table:style-name="ce922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orum tokat kiremit nakli 3 sefer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922" table:number-columns-repeated="2"/>
          <table:table-cell table:style-name="ce922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teoroloji hesap</text:p>
          </table:table-cell>
          <table:table-cell table:style-name="ce922"/>
          <table:table-cell table:style-name="ce922" office:value-type="float" office:value="120" calcext:value-type="float">
            <text:p>120,00</text:p>
          </table:table-cell>
          <table:table-cell table:style-name="ce922"/>
          <table:table-cell table:style-name="ce922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ufuk elektrik</text:p>
          </table:table-cell>
          <table:table-cell table:style-name="ce922"/>
          <table:table-cell table:style-name="ce922" office:value-type="float" office:value="180" calcext:value-type="float">
            <text:p>180,00</text:p>
          </table:table-cell>
          <table:table-cell table:style-name="ce922"/>
          <table:table-cell table:style-name="ce922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aytoncuoğlu</text:p>
          </table:table-cell>
          <table:table-cell table:style-name="ce922"/>
          <table:table-cell table:style-name="ce922" office:value-type="float" office:value="190" calcext:value-type="float">
            <text:p>190,00</text:p>
          </table:table-cell>
          <table:table-cell table:style-name="ce922"/>
          <table:table-cell table:style-name="ce922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2-17" calcext:value-type="date">
            <text:p>17.12.2014</text:p>
          </table:table-cell>
          <table:table-cell table:style-name="ce898" office:value-type="string" calcext:value-type="string">
            <text:p>KREDİ 11-12-13-14. TAKSİT</text:p>
          </table:table-cell>
          <table:table-cell table:style-name="ce922"/>
          <table:table-cell table:style-name="ce922" office:value-type="float" office:value="13636" calcext:value-type="float">
            <text:p>13.636,00</text:p>
          </table:table-cell>
          <table:table-cell table:style-name="ce922"/>
          <table:table-cell table:style-name="ce922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okmer</text:p>
          </table:table-cell>
          <table:table-cell table:style-name="ce922"/>
          <table:table-cell table:style-name="ce922" office:value-type="float" office:value="466" calcext:value-type="float">
            <text:p>466,00</text:p>
          </table:table-cell>
          <table:table-cell table:style-name="ce922"/>
          <table:table-cell table:style-name="ce922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gıda laboratuarı faturadan</text:p>
          </table:table-cell>
          <table:table-cell table:style-name="ce922" office:value-type="float" office:value="7460" calcext:value-type="float">
            <text:p>7.460,00</text:p>
          </table:table-cell>
          <table:table-cell table:style-name="ce922" table:number-columns-repeated="2"/>
          <table:table-cell table:style-name="ce922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zme 4 ad</text:p>
          </table:table-cell>
          <table:table-cell table:style-name="ce922"/>
          <table:table-cell table:style-name="ce922" office:value-type="float" office:value="50" calcext:value-type="float">
            <text:p>50,00</text:p>
          </table:table-cell>
          <table:table-cell table:style-name="ce922"/>
          <table:table-cell table:style-name="ce922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nnemin maaş</text:p>
          </table:table-cell>
          <table:table-cell table:style-name="ce922"/>
          <table:table-cell table:style-name="ce922" office:value-type="float" office:value="1350" calcext:value-type="float">
            <text:p>1.350,00</text:p>
          </table:table-cell>
          <table:table-cell table:style-name="ce922"/>
          <table:table-cell table:style-name="ce922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<text:s text:c="2"/></text:p>
          </table:table-cell>
          <table:table-cell table:style-name="ce922"/>
          <table:table-cell table:style-name="ce922" office:value-type="float" office:value="250" calcext:value-type="float">
            <text:p>250,00</text:p>
          </table:table-cell>
          <table:table-cell table:style-name="ce922"/>
          <table:table-cell table:style-name="ce922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922" office:value-type="float" office:value="50" calcext:value-type="float">
            <text:p>50,00</text:p>
          </table:table-cell>
          <table:table-cell table:style-name="ce922"/>
          <table:table-cell table:style-name="ce922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922" office:value-type="float" office:value="200" calcext:value-type="float">
            <text:p>200,00</text:p>
          </table:table-cell>
          <table:table-cell table:style-name="ce922"/>
          <table:table-cell table:style-name="ce922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922" office:value-type="float" office:value="400" calcext:value-type="float">
            <text:p>400,00</text:p>
          </table:table-cell>
          <table:table-cell table:style-name="ce922"/>
          <table:table-cell table:style-name="ce922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 12 ad</text:p>
          </table:table-cell>
          <table:table-cell table:style-name="ce922"/>
          <table:table-cell table:style-name="ce922" office:value-type="float" office:value="36" calcext:value-type="float">
            <text:p>36,00</text:p>
          </table:table-cell>
          <table:table-cell table:style-name="ce922"/>
          <table:table-cell table:style-name="ce922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ket bıç ve ydk 2 ad</text:p>
          </table:table-cell>
          <table:table-cell table:style-name="ce922"/>
          <table:table-cell table:style-name="ce922" office:value-type="float" office:value="10" calcext:value-type="float">
            <text:p>10,00</text:p>
          </table:table-cell>
          <table:table-cell table:style-name="ce922"/>
          <table:table-cell table:style-name="ce922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12 Ford Transit</text:p>
          </table:table-cell>
          <table:table-cell table:style-name="ce922"/>
          <table:table-cell table:style-name="ce922" office:value-type="float" office:value="55000" calcext:value-type="float">
            <text:p>55.000,00</text:p>
          </table:table-cell>
          <table:table-cell table:style-name="ce922"/>
          <table:table-cell table:style-name="ce922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 table:number-columns-repeated="4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ra Toplam</text:p>
          </table:table-cell>
          <table:table-cell table:style-name="ce925" table:formula="of:=SUM([.D332:.D401])" office:value-type="float" office:value="86965" calcext:value-type="float">
            <text:p>86.965,00</text:p>
          </table:table-cell>
          <table:table-cell table:style-name="ce925" table:formula="of:=SUM([.E332:.E401])" office:value-type="float" office:value="205727" calcext:value-type="float">
            <text:p>205.727,00</text:p>
          </table:table-cell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5" table:number-columns-repeated="2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Default" table:number-columns-repeated="2"/>
          <table:table-cell table:style-name="ce922" table:number-columns-repeated="2"/>
          <table:table-cell table:style-name="ce922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Sanayi acentalar kira bedeli</text:p>
          </table:table-cell>
          <table:table-cell table:style-name="ce922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922" table:number-columns-repeated="2"/>
          <table:table-cell table:style-name="ce922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Hızarhane Depo kira bedeli</text:p>
          </table:table-cell>
          <table:table-cell table:style-name="ce922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922" table:number-columns-repeated="2"/>
          <table:table-cell table:style-name="ce922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Hızarhane yıkama kira bedeli</text:p>
          </table:table-cell>
          <table:table-cell table:style-name="ce922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922" table:number-columns-repeated="2"/>
          <table:table-cell table:style-name="ce922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Lise Arkası Kira Bedeli</text:p>
          </table:table-cell>
          <table:table-cell table:style-name="ce922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922" table:number-columns-repeated="2"/>
          <table:table-cell table:style-name="ce922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Ali Paşa Kira Bedeli</text:p>
          </table:table-cell>
          <table:table-cell table:style-name="ce922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922" table:number-columns-repeated="2"/>
          <table:table-cell table:style-name="ce922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4’e DEVİR</text:p>
          </table:table-cell>
          <table:table-cell table:style-name="ce922" table:number-columns-repeated="3"/>
          <table:table-cell table:style-name="ce92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/>
          <table:table-cell table:style-name="ce922" table:number-columns-repeated="3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 table:number-columns-repeated="3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802" office:value-type="date" office:date-value="2013-12-31" calcext:value-type="date">
            <text:p>31.12.2013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405:.D411])+[.D403]" office:value-type="float" office:value="121549.06" calcext:value-type="float">
            <text:p>121.549,06</text:p>
          </table:table-cell>
          <table:table-cell table:style-name="ce923" table:formula="of:=SUM([.E406:.E411])+[.E403]" office:value-type="float" office:value="205727" calcext:value-type="float">
            <text:p>205.727,00</text:p>
          </table:table-cell>
          <table:table-cell table:style-name="ce923"/>
          <table:table-cell table:style-name="ce1008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3’den DEVİR</text:p>
          </table:table-cell>
          <table:table-cell table:style-name="ce922" table:number-columns-repeated="3"/>
          <table:table-cell table:style-name="ce92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 table:number-columns-repeated="3"/>
          <table:table-cell table:style-name="ce922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1-17" calcext:value-type="date">
            <text:p>17.01.2014</text:p>
          </table:table-cell>
          <table:table-cell table:style-name="ce898" office:value-type="string" calcext:value-type="string">
            <text:p>KREDİ 15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2-17" calcext:value-type="date">
            <text:p>17.02.2014</text:p>
          </table:table-cell>
          <table:table-cell table:style-name="ce898" office:value-type="string" calcext:value-type="string">
            <text:p>KREDİ 16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07" calcext:value-type="date">
            <text:p>07.03.2014</text:p>
          </table:table-cell>
          <table:table-cell table:style-name="ce898" office:value-type="string" calcext:value-type="string">
            <text:p>ali balcı işbank</text:p>
          </table:table-cell>
          <table:table-cell table:style-name="ce922" office:value-type="float" office:value="80000" calcext:value-type="float">
            <text:p>80.000,00</text:p>
          </table:table-cell>
          <table:table-cell table:style-name="ce922" table:number-columns-repeated="2"/>
          <table:table-cell table:style-name="ce922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17" calcext:value-type="date">
            <text:p>17.03.2014</text:p>
          </table:table-cell>
          <table:table-cell table:style-name="ce898" office:value-type="string" calcext:value-type="string">
            <text:p>KREDİ 17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20" calcext:value-type="date">
            <text:p>20.03.2014</text:p>
          </table:table-cell>
          <table:table-cell table:style-name="ce898" office:value-type="string" calcext:value-type="string">
            <text:p>qali balcı işban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922" table:number-columns-repeated="2"/>
          <table:table-cell table:style-name="ce922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25" calcext:value-type="date">
            <text:p>25.03.2014</text:p>
          </table:table-cell>
          <table:table-cell table:style-name="ce898" office:value-type="string" calcext:value-type="string">
            <text:p>serkana çek için</text:p>
          </table:table-cell>
          <table:table-cell table:style-name="ce922" office:value-type="float" office:value="11700" calcext:value-type="float">
            <text:p>11.700,00</text:p>
          </table:table-cell>
          <table:table-cell table:style-name="ce922" table:number-columns-repeated="2"/>
          <table:table-cell table:style-name="ce922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31" calcext:value-type="date">
            <text:p>31.03.2014</text:p>
          </table:table-cell>
          <table:table-cell table:style-name="ce898" office:value-type="string" calcext:value-type="string">
            <text:p>serkana çek için</text:p>
          </table:table-cell>
          <table:table-cell table:style-name="ce922" office:value-type="float" office:value="22000" calcext:value-type="float">
            <text:p>22.000,00</text:p>
          </table:table-cell>
          <table:table-cell table:style-name="ce922" table:number-columns-repeated="2"/>
          <table:table-cell table:style-name="ce922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31" calcext:value-type="date">
            <text:p>31.03.2014</text:p>
          </table:table-cell>
          <table:table-cell table:style-name="ce898" office:value-type="string" calcext:value-type="string">
            <text:p>hmb ygv</text:p>
          </table:table-cell>
          <table:table-cell table:style-name="ce922" office:value-type="float" office:value="91.54" calcext:value-type="float">
            <text:p>91,54</text:p>
          </table:table-cell>
          <table:table-cell table:style-name="ce922" table:number-columns-repeated="2"/>
          <table:table-cell table:style-name="ce922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zan ygv</text:p>
          </table:table-cell>
          <table:table-cell table:style-name="ce922" office:value-type="float" office:value="758.12" calcext:value-type="float">
            <text:p>758,12</text:p>
          </table:table-cell>
          <table:table-cell table:style-name="ce922" table:number-columns-repeated="2"/>
          <table:table-cell table:style-name="ce922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yşe balcı gv</text:p>
          </table:table-cell>
          <table:table-cell table:style-name="ce922" office:value-type="float" office:value="693.7" calcext:value-type="float">
            <text:p>693,70</text:p>
          </table:table-cell>
          <table:table-cell table:style-name="ce922" table:number-columns-repeated="2"/>
          <table:table-cell table:style-name="ce922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imapen senet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922" table:number-columns-repeated="2"/>
          <table:table-cell table:style-name="ce922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31" calcext:value-type="date">
            <text:p>31.03.2014</text:p>
          </table:table-cell>
          <table:table-cell table:style-name="ce898" office:value-type="string" calcext:value-type="string">
            <text:p>ali balcı işban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922" table:number-columns-repeated="2"/>
          <table:table-cell table:style-name="ce922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u mlz</text:p>
          </table:table-cell>
          <table:table-cell table:style-name="ce922"/>
          <table:table-cell table:style-name="ce922" office:value-type="float" office:value="88" calcext:value-type="float">
            <text:p>88,00</text:p>
          </table:table-cell>
          <table:table-cell table:style-name="ce922"/>
          <table:table-cell table:style-name="ce922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4-02" calcext:value-type="date">
            <text:p>02.04.2014</text:p>
          </table:table-cell>
          <table:table-cell table:style-name="ce898" office:value-type="string" calcext:value-type="string">
            <text:p>fatih aydın</text:p>
          </table:table-cell>
          <table:table-cell table:style-name="ce922" office:value-type="float" office:value="2100" calcext:value-type="float">
            <text:p>2.100,00</text:p>
          </table:table-cell>
          <table:table-cell table:style-name="ce922" table:number-columns-repeated="2"/>
          <table:table-cell table:style-name="ce922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922" office:value-type="float" office:value="250" calcext:value-type="float">
            <text:p>250,00</text:p>
          </table:table-cell>
          <table:table-cell table:style-name="ce922"/>
          <table:table-cell table:style-name="ce922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li balcıya san</text:p>
          </table:table-cell>
          <table:table-cell table:style-name="ce922"/>
          <table:table-cell table:style-name="ce922" office:value-type="float" office:value="50" calcext:value-type="float">
            <text:p>50,00</text:p>
          </table:table-cell>
          <table:table-cell table:style-name="ce922"/>
          <table:table-cell table:style-name="ce922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4-17" calcext:value-type="date">
            <text:p>17.04.2014</text:p>
          </table:table-cell>
          <table:table-cell table:style-name="ce898" office:value-type="string" calcext:value-type="string">
            <text:p>KREDİ 18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5-15" calcext:value-type="date">
            <text:p>15.05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922" office:value-type="float" office:value="1500" calcext:value-type="float">
            <text:p>1.500,00</text:p>
          </table:table-cell>
          <table:table-cell table:style-name="ce922"/>
          <table:table-cell table:style-name="ce922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5-28" calcext:value-type="date">
            <text:p>28.05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922" office:value-type="float" office:value="250" calcext:value-type="float">
            <text:p>250,00</text:p>
          </table:table-cell>
          <table:table-cell table:style-name="ce922"/>
          <table:table-cell table:style-name="ce922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ade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922" table:number-columns-repeated="2"/>
          <table:table-cell table:style-name="ce922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cı ustaya</text:p>
          </table:table-cell>
          <table:table-cell table:style-name="ce922"/>
          <table:table-cell table:style-name="ce922" office:value-type="float" office:value="200" calcext:value-type="float">
            <text:p>200,00</text:p>
          </table:table-cell>
          <table:table-cell table:style-name="ce922"/>
          <table:table-cell table:style-name="ce922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6-24" calcext:value-type="date">
            <text:p>24.06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922" office:value-type="float" office:value="500" calcext:value-type="float">
            <text:p>500,00</text:p>
          </table:table-cell>
          <table:table-cell table:style-name="ce922"/>
          <table:table-cell table:style-name="ce922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5-17" calcext:value-type="date">
            <text:p>17.05.2014</text:p>
          </table:table-cell>
          <table:table-cell table:style-name="ce898" office:value-type="string" calcext:value-type="string">
            <text:p>KREDİ 19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6-17" calcext:value-type="date">
            <text:p>17.06.2014</text:p>
          </table:table-cell>
          <table:table-cell table:style-name="ce898" office:value-type="string" calcext:value-type="string">
            <text:p>KREDİ 20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17" calcext:value-type="date">
            <text:p>17.07.2014</text:p>
          </table:table-cell>
          <table:table-cell table:style-name="ce898" office:value-type="string" calcext:value-type="string">
            <text:p>KREDİ 21.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21" calcext:value-type="date">
            <text:p>21.07.2014</text:p>
          </table:table-cell>
          <table:table-cell table:style-name="ce898" office:value-type="string" calcext:value-type="string">
            <text:p>ssk</text:p>
          </table:table-cell>
          <table:table-cell table:style-name="ce922"/>
          <table:table-cell table:style-name="ce922" office:value-type="float" office:value="640" calcext:value-type="float">
            <text:p>640,00</text:p>
          </table:table-cell>
          <table:table-cell table:style-name="ce922"/>
          <table:table-cell table:style-name="ce922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6-30" calcext:value-type="date">
            <text:p>30.06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922" office:value-type="float" office:value="8000" calcext:value-type="float">
            <text:p>8.000,00</text:p>
          </table:table-cell>
          <table:table-cell table:style-name="ce922"/>
          <table:table-cell table:style-name="ce922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14" calcext:value-type="date">
            <text:p>14.07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922" office:value-type="float" office:value="20000" calcext:value-type="float">
            <text:p>20.000,00</text:p>
          </table:table-cell>
          <table:table-cell table:style-name="ce922"/>
          <table:table-cell table:style-name="ce922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17" calcext:value-type="date">
            <text:p>17.07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922" office:value-type="float" office:value="6500" calcext:value-type="float">
            <text:p>6.500,00</text:p>
          </table:table-cell>
          <table:table-cell table:style-name="ce922"/>
          <table:table-cell table:style-name="ce922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22" calcext:value-type="date">
            <text:p>22.07.2014</text:p>
          </table:table-cell>
          <table:table-cell table:style-name="ce898" office:value-type="string" calcext:value-type="string">
            <text:p>ssk</text:p>
          </table:table-cell>
          <table:table-cell table:style-name="ce922"/>
          <table:table-cell table:style-name="ce922" office:value-type="float" office:value="2250" calcext:value-type="float">
            <text:p>2.250,00</text:p>
          </table:table-cell>
          <table:table-cell table:style-name="ce922"/>
          <table:table-cell table:style-name="ce922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23" calcext:value-type="date">
            <text:p>23.07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922" office:value-type="float" office:value="20000" calcext:value-type="float">
            <text:p>20.000,00</text:p>
          </table:table-cell>
          <table:table-cell table:style-name="ce922"/>
          <table:table-cell table:style-name="ce922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06" calcext:value-type="date">
            <text:p>06.08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922" office:value-type="float" office:value="3000" calcext:value-type="float">
            <text:p>3.000,00</text:p>
          </table:table-cell>
          <table:table-cell table:style-name="ce922"/>
          <table:table-cell table:style-name="ce922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17" calcext:value-type="date">
            <text:p>17.08.2014</text:p>
          </table:table-cell>
          <table:table-cell table:style-name="ce898" office:value-type="string" calcext:value-type="string">
            <text:p>KREDİ 22-36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23" calcext:value-type="date">
            <text:p>23.08.2014</text:p>
          </table:table-cell>
          <table:table-cell table:style-name="ce898" office:value-type="string" calcext:value-type="string">
            <text:p>çizme eldiven</text:p>
          </table:table-cell>
          <table:table-cell table:style-name="ce922"/>
          <table:table-cell table:style-name="ce922" office:value-type="float" office:value="57" calcext:value-type="float">
            <text:p>57,00</text:p>
          </table:table-cell>
          <table:table-cell table:style-name="ce922"/>
          <table:table-cell table:style-name="ce922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27" calcext:value-type="date">
            <text:p>27.08.2014</text:p>
          </table:table-cell>
          <table:table-cell table:style-name="ce901" office:value-type="string" calcext:value-type="string">
            <text:p>denizbank doğuş</text:p>
          </table:table-cell>
          <table:table-cell table:style-name="ce924" office:value-type="float" office:value="80000" calcext:value-type="float">
            <text:p>80.000,00</text:p>
          </table:table-cell>
          <table:table-cell table:style-name="ce925" table:number-columns-repeated="2"/>
          <table:table-cell table:style-name="ce922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09-02" calcext:value-type="date">
            <text:p>09/02/2014</text:p>
          </table:table-cell>
          <table:table-cell table:style-name="ce907" office:value-type="string" calcext:value-type="string">
            <text:p>denizbank doğuş</text:p>
          </table:table-cell>
          <table:table-cell table:style-name="ce928" office:value-type="float" office:value="65000" calcext:value-type="float">
            <text:p>65.000,00</text:p>
          </table:table-cell>
          <table:table-cell table:style-name="ce929"/>
          <table:table-cell table:style-name="ce925"/>
          <table:table-cell table:style-name="ce922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01" calcext:value-type="date">
            <text:p>01.09.2014</text:p>
          </table:table-cell>
          <table:table-cell table:style-name="ce898" office:value-type="string" calcext:value-type="string">
            <text:p>ali balcı işbank</text:p>
          </table:table-cell>
          <table:table-cell table:style-name="ce922"/>
          <table:table-cell table:style-name="ce922" office:value-type="float" office:value="3000" calcext:value-type="float">
            <text:p>3.000,00</text:p>
          </table:table-cell>
          <table:table-cell table:style-name="ce922"/>
          <table:table-cell table:style-name="ce922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05" calcext:value-type="date">
            <text:p>05.09.2014</text:p>
          </table:table-cell>
          <table:table-cell table:style-name="ce898" office:value-type="string" calcext:value-type="string">
            <text:p>İş 800 e aktarılan</text:p>
          </table:table-cell>
          <table:table-cell table:style-name="ce922"/>
          <table:table-cell table:style-name="ce922" office:value-type="float" office:value="5000" calcext:value-type="float">
            <text:p>5.000,00</text:p>
          </table:table-cell>
          <table:table-cell table:style-name="ce922"/>
          <table:table-cell table:style-name="ce922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HMET SAMUR KARO KK</text:p>
          </table:table-cell>
          <table:table-cell table:style-name="ce922" office:value-type="float" office:value="400" calcext:value-type="float">
            <text:p>400,00</text:p>
          </table:table-cell>
          <table:table-cell table:style-name="ce922" table:number-columns-repeated="2"/>
          <table:table-cell table:style-name="ce922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09-26" calcext:value-type="date">
            <text:p>09/26/2014</text:p>
          </table:table-cell>
          <table:table-cell table:style-name="ce902" office:value-type="string" calcext:value-type="string">
            <text:p>İş 800 e aktarılan</text:p>
          </table:table-cell>
          <table:table-cell table:style-name="ce920"/>
          <table:table-cell table:style-name="ce920" office:value-type="float" office:value="3000" calcext:value-type="float">
            <text:p>3.000,00</text:p>
          </table:table-cell>
          <table:table-cell table:style-name="ce922"/>
          <table:table-cell table:style-name="ce922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deniz kredi 1. tkst için</text:p>
          </table:table-cell>
          <table:table-cell table:style-name="ce920"/>
          <table:table-cell table:style-name="ce920" office:value-type="float" office:value="1000" calcext:value-type="float">
            <text:p>1.000,00</text:p>
          </table:table-cell>
          <table:table-cell table:style-name="ce922"/>
          <table:table-cell table:style-name="ce922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30" calcext:value-type="date">
            <text:p>30.09.2014</text:p>
          </table:table-cell>
          <table:table-cell table:style-name="ce898" office:value-type="string" calcext:value-type="string">
            <text:p>şekerbank bch a</text:p>
          </table:table-cell>
          <table:table-cell table:style-name="ce922"/>
          <table:table-cell table:style-name="ce922" office:value-type="float" office:value="100000" calcext:value-type="float">
            <text:p>100.000,00</text:p>
          </table:table-cell>
          <table:table-cell table:style-name="ce922"/>
          <table:table-cell table:style-name="ce922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 yıldız tic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922" table:number-columns-repeated="2"/>
          <table:table-cell table:style-name="ce922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922" office:value-type="float" office:value="5000" calcext:value-type="float">
            <text:p>5.000,00</text:p>
          </table:table-cell>
          <table:table-cell table:style-name="ce922"/>
          <table:table-cell table:style-name="ce922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</text:p>
          </table:table-cell>
          <table:table-cell table:style-name="ce922"/>
          <table:table-cell table:style-name="ce922" office:value-type="float" office:value="28" calcext:value-type="float">
            <text:p>28,00</text:p>
          </table:table-cell>
          <table:table-cell table:style-name="ce922"/>
          <table:table-cell table:style-name="ce922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zme <text:s/></text:p>
          </table:table-cell>
          <table:table-cell table:style-name="ce920"/>
          <table:table-cell table:style-name="ce920" office:value-type="float" office:value="15" calcext:value-type="float">
            <text:p>15,00</text:p>
          </table:table-cell>
          <table:table-cell table:style-name="ce922"/>
          <table:table-cell table:style-name="ce922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17" calcext:value-type="date">
            <text:p>17.09.2014</text:p>
          </table:table-cell>
          <table:table-cell table:style-name="ce898" office:value-type="string" calcext:value-type="string">
            <text:p>KREDİ 23-36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13" calcext:value-type="date">
            <text:p>13.10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922" office:value-type="float" office:value="850" calcext:value-type="float">
            <text:p>850,00</text:p>
          </table:table-cell>
          <table:table-cell table:style-name="ce922"/>
          <table:table-cell table:style-name="ce922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15" calcext:value-type="date">
            <text:p>15.10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922" office:value-type="float" office:value="4000" calcext:value-type="float">
            <text:p>4.000,00</text:p>
          </table:table-cell>
          <table:table-cell table:style-name="ce922"/>
          <table:table-cell table:style-name="ce922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17" calcext:value-type="date">
            <text:p>17.10.2014</text:p>
          </table:table-cell>
          <table:table-cell table:style-name="ce898" office:value-type="string" calcext:value-type="string">
            <text:p>KREDİ 24-36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0-16" calcext:value-type="date">
            <text:p>10/16/2014</text:p>
          </table:table-cell>
          <table:table-cell table:style-name="ce902" office:value-type="string" calcext:value-type="string">
            <text:p>iş kredi</text:p>
          </table:table-cell>
          <table:table-cell table:style-name="ce920"/>
          <table:table-cell table:style-name="ce920" office:value-type="float" office:value="1727" calcext:value-type="float">
            <text:p>1.727,00</text:p>
          </table:table-cell>
          <table:table-cell table:style-name="ce922"/>
          <table:table-cell table:style-name="ce922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0-26" calcext:value-type="date">
            <text:p>10/26/2014</text:p>
          </table:table-cell>
          <table:table-cell table:style-name="ce902" office:value-type="string" calcext:value-type="string">
            <text:p>deniz kredi 2</text:p>
          </table:table-cell>
          <table:table-cell table:style-name="ce920"/>
          <table:table-cell table:style-name="ce920" office:value-type="float" office:value="6765" calcext:value-type="float">
            <text:p>6.765,00</text:p>
          </table:table-cell>
          <table:table-cell table:style-name="ce922"/>
          <table:table-cell table:style-name="ce922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vi köpük çizme</text:p>
          </table:table-cell>
          <table:table-cell table:style-name="ce920"/>
          <table:table-cell table:style-name="ce920" office:value-type="float" office:value="70" calcext:value-type="float">
            <text:p>70,00</text:p>
          </table:table-cell>
          <table:table-cell table:style-name="ce922"/>
          <table:table-cell table:style-name="ce922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1-03" calcext:value-type="date">
            <text:p>11/03/2014</text:p>
          </table:table-cell>
          <table:table-cell table:style-name="ce902" office:value-type="string" calcext:value-type="string">
            <text:p>623087 hesaba</text:p>
          </table:table-cell>
          <table:table-cell table:style-name="ce920"/>
          <table:table-cell table:style-name="ce920" office:value-type="float" office:value="2782" calcext:value-type="float">
            <text:p>2.782,00</text:p>
          </table:table-cell>
          <table:table-cell table:style-name="ce922"/>
          <table:table-cell table:style-name="ce922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1-17" calcext:value-type="date">
            <text:p>17.11.2014</text:p>
          </table:table-cell>
          <table:table-cell table:style-name="ce898" office:value-type="string" calcext:value-type="string">
            <text:p>KREDİ 25-36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kadıoğlu kk ile ödeme</text:p>
          </table:table-cell>
          <table:table-cell table:style-name="ce920" office:value-type="float" office:value="8500" calcext:value-type="float">
            <text:p>8.500,00</text:p>
          </table:table-cell>
          <table:table-cell table:style-name="ce920"/>
          <table:table-cell table:style-name="ce922"/>
          <table:table-cell table:style-name="ce922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sanayide elden</text:p>
          </table:table-cell>
          <table:table-cell table:style-name="ce920"/>
          <table:table-cell table:style-name="ce920" office:value-type="float" office:value="450" calcext:value-type="float">
            <text:p>450,00</text:p>
          </table:table-cell>
          <table:table-cell table:style-name="ce922"/>
          <table:table-cell table:style-name="ce922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vi 25 kg</text:p>
          </table:table-cell>
          <table:table-cell table:style-name="ce920"/>
          <table:table-cell table:style-name="ce920" office:value-type="float" office:value="60" calcext:value-type="float">
            <text:p>60,00</text:p>
          </table:table-cell>
          <table:table-cell table:style-name="ce922"/>
          <table:table-cell table:style-name="ce922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beybi 3*12</text:p>
          </table:table-cell>
          <table:table-cell table:style-name="ce920"/>
          <table:table-cell table:style-name="ce920" office:value-type="float" office:value="36" calcext:value-type="float">
            <text:p>36,00</text:p>
          </table:table-cell>
          <table:table-cell table:style-name="ce922"/>
          <table:table-cell table:style-name="ce922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<text:s/>beybi</text:p>
          </table:table-cell>
          <table:table-cell table:style-name="ce920"/>
          <table:table-cell table:style-name="ce920" office:value-type="float" office:value="72" calcext:value-type="float">
            <text:p>72,00</text:p>
          </table:table-cell>
          <table:table-cell table:style-name="ce922"/>
          <table:table-cell table:style-name="ce922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uni</text:p>
          </table:table-cell>
          <table:table-cell table:style-name="ce920"/>
          <table:table-cell table:style-name="ce920" office:value-type="float" office:value="48" calcext:value-type="float">
            <text:p>48,00</text:p>
          </table:table-cell>
          <table:table-cell table:style-name="ce922"/>
          <table:table-cell table:style-name="ce922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uni</text:p>
          </table:table-cell>
          <table:table-cell table:style-name="ce920"/>
          <table:table-cell table:style-name="ce920" office:value-type="float" office:value="48" calcext:value-type="float">
            <text:p>48,00</text:p>
          </table:table-cell>
          <table:table-cell table:style-name="ce922"/>
          <table:table-cell table:style-name="ce922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1-26" calcext:value-type="date">
            <text:p>11/26/2014</text:p>
          </table:table-cell>
          <table:table-cell table:style-name="ce902" office:value-type="string" calcext:value-type="string">
            <text:p>deniz kredi 3/60</text:p>
          </table:table-cell>
          <table:table-cell table:style-name="ce920"/>
          <table:table-cell table:style-name="ce920" office:value-type="float" office:value="6765" calcext:value-type="float">
            <text:p>6.765,00</text:p>
          </table:table-cell>
          <table:table-cell table:style-name="ce922"/>
          <table:table-cell table:style-name="ce922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2-17" calcext:value-type="date">
            <text:p>17.12.2014</text:p>
          </table:table-cell>
          <table:table-cell table:style-name="ce898" office:value-type="string" calcext:value-type="string">
            <text:p>KREDİ 26-36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2-26" calcext:value-type="date">
            <text:p>12/26/2014</text:p>
          </table:table-cell>
          <table:table-cell table:style-name="ce902" office:value-type="string" calcext:value-type="string">
            <text:p>deniz kredi 4/60 <text:s text:c="2"/>6600 çek ile ödendi</text:p>
          </table:table-cell>
          <table:table-cell table:style-name="ce920" table:number-columns-repeated="2"/>
          <table:table-cell table:style-name="ce922"/>
          <table:table-cell table:style-name="ce922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deniz kredi için</text:p>
          </table:table-cell>
          <table:table-cell table:style-name="ce920"/>
          <table:table-cell table:style-name="ce920" office:value-type="float" office:value="160" calcext:value-type="float">
            <text:p>160,00</text:p>
          </table:table-cell>
          <table:table-cell table:style-name="ce922"/>
          <table:table-cell table:style-name="ce922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8" office:value-type="string" calcext:value-type="string">
            <text:p>SANAYİ dükkan satışından</text:p>
          </table:table-cell>
          <table:table-cell table:style-name="ce929" office:value-type="float" office:value="100000" calcext:value-type="float">
            <text:p>100.000,00</text:p>
          </table:table-cell>
          <table:table-cell table:style-name="ce929"/>
          <table:table-cell table:style-name="ce925"/>
          <table:table-cell table:style-name="ce922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TİLA BALCI EV BODRUM YALITIMI</text:p>
          </table:table-cell>
          <table:table-cell table:style-name="ce920"/>
          <table:table-cell table:style-name="ce920" office:value-type="float" office:value="1960" calcext:value-type="float">
            <text:p>1.960,00</text:p>
          </table:table-cell>
          <table:table-cell table:style-name="ce922"/>
          <table:table-cell table:style-name="ce922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/>
          <table:table-cell table:style-name="ce920" table:number-columns-repeated="2"/>
          <table:table-cell table:style-name="ce922"/>
          <table:table-cell table:style-name="ce922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09"/>
          <table:table-cell table:style-name="ce801" office:value-type="string" calcext:value-type="string">
            <text:p>Ara Toplam</text:p>
          </table:table-cell>
          <table:table-cell table:style-name="ce925" table:formula="of:=SUM([.D416:.D484])" office:value-type="float" office:value="415343.36" calcext:value-type="float">
            <text:p>415.343,36</text:p>
          </table:table-cell>
          <table:table-cell table:style-name="ce925" table:formula="of:=SUM([.E416:.E484])" office:value-type="float" office:value="247029" calcext:value-type="float">
            <text:p>247.029,00</text:p>
          </table:table-cell>
          <table:table-cell table:style-name="ce925" table:number-columns-repeated="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/>
          <table:table-cell table:style-name="ce920" table:number-columns-repeated="2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TİLA BALCI EV BODRUM YALITIMI</text:p>
          </table:table-cell>
          <table:table-cell table:style-name="ce920" table:number-columns-repeated="2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XPS 2 CM 11*15=165 M2</text:p>
          </table:table-cell>
          <table:table-cell table:style-name="ce920" table:number-columns-repeated="3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XPS 3 CM 14*10.5=147 M2</text:p>
          </table:table-cell>
          <table:table-cell table:style-name="ce920" table:number-columns-repeated="3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XPS YAPIŞTIRICI</text:p>
          </table:table-cell>
          <table:table-cell table:style-name="ce920" table:number-columns-repeated="3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11*60=660</text:p>
          </table:table-cell>
          <table:table-cell table:style-name="ce920" table:number-columns-repeated="3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14*60=840</text:p>
          </table:table-cell>
          <table:table-cell table:style-name="ce930"/>
          <table:table-cell table:style-name="ce920" table:number-columns-repeated="2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46*10=460</text:p>
          </table:table-cell>
          <table:table-cell table:style-name="ce930"/>
          <table:table-cell table:style-name="ce920" table:number-columns-repeated="2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Default" table:number-columns-repeated="2"/>
          <table:table-cell table:style-name="ce920" table:number-columns-repeated="2"/>
          <table:table-cell table:style-name="ce922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Sanayi acentalar kira bedeli</text:p>
          </table:table-cell>
          <table:table-cell table:style-name="ce93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920" table:number-columns-repeated="2"/>
          <table:table-cell table:style-name="ce922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Hızarhane Depo kira bedeli</text:p>
          </table:table-cell>
          <table:table-cell table:style-name="ce93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920" table:number-columns-repeated="2"/>
          <table:table-cell table:style-name="ce922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office:value-type="string" calcext:value-type="string">
            <text:p>Hızarhane yıkama kira bedeli</text:p>
          </table:table-cell>
          <table:table-cell table:style-name="ce93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920" table:number-columns-repeated="2"/>
          <table:table-cell table:style-name="ce922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office:value-type="string" calcext:value-type="string">
            <text:p>Lise Arkası Kira Bedeli</text:p>
          </table:table-cell>
          <table:table-cell table:style-name="ce93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920" table:number-columns-repeated="2"/>
          <table:table-cell table:style-name="ce922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office:value-type="string" calcext:value-type="string">
            <text:p>Ali Paşa Kira Bedeli</text:p>
          </table:table-cell>
          <table:table-cell table:style-name="ce93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920" table:number-columns-repeated="2"/>
          <table:table-cell table:style-name="ce922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8" office:value-type="string" calcext:value-type="string">
            <text:p>2014 SONU DOĞUŞ BORÇLU</text:p>
          </table:table-cell>
          <table:table-cell table:style-name="ce920" table:number-columns-repeated="3"/>
          <table:table-cell table:style-name="ce922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5’e DEVİR</text:p>
          </table:table-cell>
          <table:table-cell table:style-name="ce922" table:number-columns-repeated="3"/>
          <table:table-cell table:style-name="ce92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/>
          <table:table-cell table:style-name="ce922" table:number-columns-repeated="3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 table:number-columns-repeated="3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802" office:value-type="date" office:date-value="2014-12-31" calcext:value-type="date">
            <text:p>31.12.2014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495:.D502])+[.D486]" office:value-type="float" office:value="449807.310555556" calcext:value-type="float">
            <text:p>449.807,31</text:p>
          </table:table-cell>
          <table:table-cell table:style-name="ce923" table:formula="of:=SUM([.E496:.E502])+[.E486]" office:value-type="float" office:value="247029" calcext:value-type="float">
            <text:p>247.029,00</text:p>
          </table:table-cell>
          <table:table-cell table:style-name="ce923"/>
          <table:table-cell table:style-name="ce1008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 table:number-columns-repeated="4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4’den DEVİR</text:p>
          </table:table-cell>
          <table:table-cell table:style-name="ce922" table:number-columns-repeated="3"/>
          <table:table-cell table:style-name="ce92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1-08" calcext:value-type="date">
            <text:p>08.01.2015</text:p>
          </table:table-cell>
          <table:table-cell table:style-name="ce898" office:value-type="string" calcext:value-type="string">
            <text:p>kadıoğlu yavuz kk</text:p>
          </table:table-cell>
          <table:table-cell table:style-name="ce922" office:value-type="float" office:value="1800" calcext:value-type="float">
            <text:p>1.800,00</text:p>
          </table:table-cell>
          <table:table-cell table:style-name="ce922" table:number-columns-repeated="2"/>
          <table:table-cell table:style-name="ce922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1-08" calcext:value-type="date">
            <text:p>08.01.2015</text:p>
          </table:table-cell>
          <table:table-cell table:style-name="ce898" office:value-type="string" calcext:value-type="string">
            <text:p>ankara akbank eft kepçe için</text:p>
          </table:table-cell>
          <table:table-cell table:style-name="ce922"/>
          <table:table-cell table:style-name="ce922" office:value-type="float" office:value="1650" calcext:value-type="float">
            <text:p>1.650,00</text:p>
          </table:table-cell>
          <table:table-cell table:style-name="ce922"/>
          <table:table-cell table:style-name="ce922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tila balcı elden</text:p>
          </table:table-cell>
          <table:table-cell table:style-name="ce922"/>
          <table:table-cell table:style-name="ce922" office:value-type="float" office:value="100" calcext:value-type="float">
            <text:p>100,00</text:p>
          </table:table-cell>
          <table:table-cell table:style-name="ce922"/>
          <table:table-cell table:style-name="ce922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1" office:value-type="string" calcext:value-type="string">
            <text:p>SERKAN KAYALAR TEMİNAT İÇİN BCH TAN</text:p>
          </table:table-cell>
          <table:table-cell table:style-name="ce925"/>
          <table:table-cell table:style-name="ce924" office:value-type="float" office:value="80000" calcext:value-type="float">
            <text:p>80.000,00</text:p>
          </table:table-cell>
          <table:table-cell table:style-name="ce922"/>
          <table:table-cell table:style-name="ce922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1-20" calcext:value-type="date">
            <text:p>01/20/2015</text:p>
          </table:table-cell>
          <table:table-cell table:style-name="ce902" office:value-type="string" calcext:value-type="string">
            <text:p>ALİ BALCI ELDEN</text:p>
          </table:table-cell>
          <table:table-cell table:style-name="ce920" office:value-type="float" office:value="8000" calcext:value-type="float">
            <text:p>8.000,00</text:p>
          </table:table-cell>
          <table:table-cell table:style-name="ce920"/>
          <table:table-cell table:style-name="ce922"/>
          <table:table-cell table:style-name="ce922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1-26" calcext:value-type="date">
            <text:p>01/26/2015</text:p>
          </table:table-cell>
          <table:table-cell table:style-name="ce902" office:value-type="string" calcext:value-type="string">
            <text:p>DENİZ KREDİ 5/60. TAKSİT</text:p>
          </table:table-cell>
          <table:table-cell table:style-name="ce920"/>
          <table:table-cell table:style-name="ce920" office:value-type="float" office:value="6765" calcext:value-type="float">
            <text:p>6.765,00</text:p>
          </table:table-cell>
          <table:table-cell table:style-name="ce922"/>
          <table:table-cell table:style-name="ce922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1-17" calcext:value-type="date">
            <text:p>17.01.2015</text:p>
          </table:table-cell>
          <table:table-cell table:style-name="ce898" office:value-type="string" calcext:value-type="string">
            <text:p>KREDİ 27-36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dv</text:p>
          </table:table-cell>
          <table:table-cell table:style-name="ce922" office:value-type="float" office:value="30" calcext:value-type="float">
            <text:p>30,00</text:p>
          </table:table-cell>
          <table:table-cell table:style-name="ce922" table:number-columns-repeated="2"/>
          <table:table-cell table:style-name="ce922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ğj</text:p>
          </table:table-cell>
          <table:table-cell table:style-name="ce922" office:value-type="float" office:value="70" calcext:value-type="float">
            <text:p>70,00</text:p>
          </table:table-cell>
          <table:table-cell table:style-name="ce922" table:number-columns-repeated="2"/>
          <table:table-cell table:style-name="ce922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apu için</text:p>
          </table:table-cell>
          <table:table-cell table:style-name="ce922"/>
          <table:table-cell table:style-name="ce922" office:value-type="float" office:value="300" calcext:value-type="float">
            <text:p>300,00</text:p>
          </table:table-cell>
          <table:table-cell table:style-name="ce922"/>
          <table:table-cell table:style-name="ce922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2-10" calcext:value-type="date">
            <text:p>10.02.2015</text:p>
          </table:table-cell>
          <table:table-cell table:style-name="ce898" office:value-type="string" calcext:value-type="string">
            <text:p>iş doğuş hesaba yatan bch a bch sıfırlandı</text:p>
          </table:table-cell>
          <table:table-cell table:style-name="ce922" office:value-type="float" office:value="80000" calcext:value-type="float">
            <text:p>80.000,00</text:p>
          </table:table-cell>
          <table:table-cell table:style-name="ce922" table:number-columns-repeated="2"/>
          <table:table-cell table:style-name="ce922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2-26" calcext:value-type="date">
            <text:p>02/26/2015</text:p>
          </table:table-cell>
          <table:table-cell table:style-name="ce902" office:value-type="string" calcext:value-type="string">
            <text:p>DENİZ KREDİ 6/60. TAKSİT</text:p>
          </table:table-cell>
          <table:table-cell table:style-name="ce920"/>
          <table:table-cell table:style-name="ce920" office:value-type="float" office:value="6765" calcext:value-type="float">
            <text:p>6.765,00</text:p>
          </table:table-cell>
          <table:table-cell table:style-name="ce922"/>
          <table:table-cell table:style-name="ce922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2-26" calcext:value-type="date">
            <text:p>26.02.2015</text:p>
          </table:table-cell>
          <table:table-cell table:style-name="ce898" office:value-type="string" calcext:value-type="string">
            <text:p>elden kredi için</text:p>
          </table:table-cell>
          <table:table-cell table:style-name="ce922" office:value-type="float" office:value="6700" calcext:value-type="float">
            <text:p>6.700,00</text:p>
          </table:table-cell>
          <table:table-cell table:style-name="ce922" table:number-columns-repeated="2"/>
          <table:table-cell table:style-name="ce922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2-17" calcext:value-type="date">
            <text:p>17.02.2015</text:p>
          </table:table-cell>
          <table:table-cell table:style-name="ce898" office:value-type="string" calcext:value-type="string">
            <text:p>KREDİ 28-36 TAKSİT</text:p>
          </table:table-cell>
          <table:table-cell table:style-name="ce920"/>
          <table:table-cell table:style-name="ce920" office:value-type="float" office:value="3409" calcext:value-type="float">
            <text:p>3.409,00</text:p>
          </table:table-cell>
          <table:table-cell table:style-name="ce922"/>
          <table:table-cell table:style-name="ce922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04" calcext:value-type="date">
            <text:p>04.03.2015</text:p>
          </table:table-cell>
          <table:table-cell table:style-name="ce901" office:value-type="string" calcext:value-type="string">
            <text:p>bch tan ali ye</text:p>
          </table:table-cell>
          <table:table-cell table:style-name="ce928"/>
          <table:table-cell table:style-name="ce928" office:value-type="float" office:value="90000" calcext:value-type="float">
            <text:p>90.000,00</text:p>
          </table:table-cell>
          <table:table-cell table:style-name="ce922"/>
          <table:table-cell table:style-name="ce922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1" office:value-type="string" calcext:value-type="string">
            <text:p>halk tan işe esnaf kefalet kredisi</text:p>
          </table:table-cell>
          <table:table-cell table:style-name="ce928" office:value-type="float" office:value="140000" calcext:value-type="float">
            <text:p>140.000,00</text:p>
          </table:table-cell>
          <table:table-cell table:style-name="ce928"/>
          <table:table-cell table:style-name="ce922"/>
          <table:table-cell table:style-name="ce922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yide elden</text:p>
          </table:table-cell>
          <table:table-cell table:style-name="ce920"/>
          <table:table-cell table:style-name="ce920" office:value-type="float" office:value="250" calcext:value-type="float">
            <text:p>250,00</text:p>
          </table:table-cell>
          <table:table-cell table:style-name="ce922"/>
          <table:table-cell table:style-name="ce922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25" calcext:value-type="date">
            <text:p>25.03.2015</text:p>
          </table:table-cell>
          <table:table-cell table:style-name="ce898" office:value-type="string" calcext:value-type="string">
            <text:p>işten ali ye kredi kartları için</text:p>
          </table:table-cell>
          <table:table-cell table:style-name="ce920"/>
          <table:table-cell table:style-name="ce920" office:value-type="float" office:value="5000" calcext:value-type="float">
            <text:p>5.000,00</text:p>
          </table:table-cell>
          <table:table-cell table:style-name="ce922"/>
          <table:table-cell table:style-name="ce922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/>
          <table:table-cell table:style-name="ce922" table:number-columns-repeated="3"/>
          <table:table-cell table:style-name="ce922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05" calcext:value-type="date">
            <text:p>05.03.2015</text:p>
          </table:table-cell>
          <table:table-cell table:style-name="ce902" office:value-type="string" calcext:value-type="string">
            <text:p>ali balcı dan işe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922" table:number-columns-repeated="2"/>
          <table:table-cell table:style-name="ce922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16" calcext:value-type="date">
            <text:p>16.03.2015</text:p>
          </table:table-cell>
          <table:table-cell table:style-name="ce898" office:value-type="string" calcext:value-type="string">
            <text:p>iş ten ali balcıya</text:p>
          </table:table-cell>
          <table:table-cell table:style-name="ce922"/>
          <table:table-cell table:style-name="ce922" office:value-type="float" office:value="11000" calcext:value-type="float">
            <text:p>11.000,00</text:p>
          </table:table-cell>
          <table:table-cell table:style-name="ce922"/>
          <table:table-cell table:style-name="ce922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 table:number-columns-repeated="3"/>
          <table:table-cell table:style-name="ce922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17" calcext:value-type="date">
            <text:p>17.03.2015</text:p>
          </table:table-cell>
          <table:table-cell table:style-name="ce898" office:value-type="string" calcext:value-type="string">
            <text:p>KREDİ 29-36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3-26" calcext:value-type="date">
            <text:p>03/26/2015</text:p>
          </table:table-cell>
          <table:table-cell table:style-name="ce902" office:value-type="string" calcext:value-type="string">
            <text:p>DENİZ KREDİ 7/60. TAKSİT</text:p>
          </table:table-cell>
          <table:table-cell table:style-name="ce920"/>
          <table:table-cell table:style-name="ce920" office:value-type="float" office:value="6765" calcext:value-type="float">
            <text:p>6.765,00</text:p>
          </table:table-cell>
          <table:table-cell table:style-name="ce922"/>
          <table:table-cell table:style-name="ce922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31" calcext:value-type="date">
            <text:p>31.03.2015</text:p>
          </table:table-cell>
          <table:table-cell table:style-name="ce898" office:value-type="string" calcext:value-type="string">
            <text:p>ali nalcı bch a</text:p>
          </table:table-cell>
          <table:table-cell table:style-name="ce922"/>
          <table:table-cell table:style-name="ce922" office:value-type="float" office:value="1640" calcext:value-type="float">
            <text:p>1.640,00</text:p>
          </table:table-cell>
          <table:table-cell table:style-name="ce922"/>
          <table:table-cell table:style-name="ce922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balcıya</text:p>
          </table:table-cell>
          <table:table-cell table:style-name="ce922"/>
          <table:table-cell table:style-name="ce922" office:value-type="float" office:value="20000" calcext:value-type="float">
            <text:p>20.000,00</text:p>
          </table:table-cell>
          <table:table-cell table:style-name="ce922"/>
          <table:table-cell table:style-name="ce922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31" calcext:value-type="date">
            <text:p>31.03.2015</text:p>
          </table:table-cell>
          <table:table-cell table:style-name="ce898" office:value-type="string" calcext:value-type="string">
            <text:p>İşten 800 e</text:p>
          </table:table-cell>
          <table:table-cell table:style-name="ce922"/>
          <table:table-cell table:style-name="ce922" office:value-type="float" office:value="5000" calcext:value-type="float">
            <text:p>5.000,00</text:p>
          </table:table-cell>
          <table:table-cell table:style-name="ce922"/>
          <table:table-cell table:style-name="ce922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03" calcext:value-type="date">
            <text:p>03.04.2015</text:p>
          </table:table-cell>
          <table:table-cell table:style-name="ce898" office:value-type="string" calcext:value-type="string">
            <text:p>havale</text:p>
          </table:table-cell>
          <table:table-cell table:style-name="ce922"/>
          <table:table-cell table:style-name="ce922" office:value-type="float" office:value="5000" calcext:value-type="float">
            <text:p>5.000,00</text:p>
          </table:table-cell>
          <table:table-cell table:style-name="ce922"/>
          <table:table-cell table:style-name="ce922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06" calcext:value-type="date">
            <text:p>06.04.2015</text:p>
          </table:table-cell>
          <table:table-cell table:style-name="ce898" office:value-type="string" calcext:value-type="string">
            <text:p>elden <text:s/></text:p>
          </table:table-cell>
          <table:table-cell table:style-name="ce922"/>
          <table:table-cell table:style-name="ce922" office:value-type="float" office:value="10000" calcext:value-type="float">
            <text:p>10.000,00</text:p>
          </table:table-cell>
          <table:table-cell table:style-name="ce922"/>
          <table:table-cell table:style-name="ce922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07" calcext:value-type="date">
            <text:p>07.04.2015</text:p>
          </table:table-cell>
          <table:table-cell table:style-name="ce898" office:value-type="string" calcext:value-type="string">
            <text:p>telefon</text:p>
          </table:table-cell>
          <table:table-cell table:style-name="ce922"/>
          <table:table-cell table:style-name="ce922" office:value-type="float" office:value="247" calcext:value-type="float">
            <text:p>247,00</text:p>
          </table:table-cell>
          <table:table-cell table:style-name="ce922"/>
          <table:table-cell table:style-name="ce922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10" calcext:value-type="date">
            <text:p>10.04.2015</text:p>
          </table:table-cell>
          <table:table-cell table:style-name="ce898" office:value-type="string" calcext:value-type="string">
            <text:p>çivi</text:p>
          </table:table-cell>
          <table:table-cell table:style-name="ce922"/>
          <table:table-cell table:style-name="ce922" office:value-type="float" office:value="60" calcext:value-type="float">
            <text:p>60,00</text:p>
          </table:table-cell>
          <table:table-cell table:style-name="ce922"/>
          <table:table-cell table:style-name="ce922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vi</text:p>
          </table:table-cell>
          <table:table-cell table:style-name="ce922"/>
          <table:table-cell table:style-name="ce922" office:value-type="float" office:value="60" calcext:value-type="float">
            <text:p>60,00</text:p>
          </table:table-cell>
          <table:table-cell table:style-name="ce922"/>
          <table:table-cell table:style-name="ce922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tel</text:p>
          </table:table-cell>
          <table:table-cell table:style-name="ce922"/>
          <table:table-cell table:style-name="ce922" office:value-type="float" office:value="100" calcext:value-type="float">
            <text:p>100,00</text:p>
          </table:table-cell>
          <table:table-cell table:style-name="ce922"/>
          <table:table-cell table:style-name="ce922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15" calcext:value-type="date">
            <text:p>15.04.2015</text:p>
          </table:table-cell>
          <table:table-cell table:style-name="ce898" office:value-type="string" calcext:value-type="string">
            <text:p>işten <text:s text:c="2"/></text:p>
          </table:table-cell>
          <table:table-cell table:style-name="ce922"/>
          <table:table-cell table:style-name="ce922" office:value-type="float" office:value="15000" calcext:value-type="float">
            <text:p>15.000,00</text:p>
          </table:table-cell>
          <table:table-cell table:style-name="ce922"/>
          <table:table-cell table:style-name="ce922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20" calcext:value-type="date">
            <text:p>20.04.2015</text:p>
          </table:table-cell>
          <table:table-cell table:style-name="ce898" office:value-type="string" calcext:value-type="string">
            <text:p>kredi kartı</text:p>
          </table:table-cell>
          <table:table-cell table:style-name="ce922" office:value-type="float" office:value="4144" calcext:value-type="float">
            <text:p>4.144,00</text:p>
          </table:table-cell>
          <table:table-cell table:style-name="ce922" table:number-columns-repeated="2"/>
          <table:table-cell table:style-name="ce922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17" calcext:value-type="date">
            <text:p>17.04.2015</text:p>
          </table:table-cell>
          <table:table-cell table:style-name="ce898" office:value-type="string" calcext:value-type="string">
            <text:p>KREDİ 30-36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4-26" calcext:value-type="date">
            <text:p>04/26/2015</text:p>
          </table:table-cell>
          <table:table-cell table:style-name="ce902" office:value-type="string" calcext:value-type="string">
            <text:p>DENİZ KREDİ 8/60. TAKSİT</text:p>
          </table:table-cell>
          <table:table-cell table:style-name="ce920" table:number-columns-repeated="2"/>
          <table:table-cell table:style-name="ce922"/>
          <table:table-cell table:style-name="ce922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22" calcext:value-type="date">
            <text:p>22.04.2015</text:p>
          </table:table-cell>
          <table:table-cell table:style-name="ce898" office:value-type="string" calcext:value-type="string">
            <text:p>elden mustafaya</text:p>
          </table:table-cell>
          <table:table-cell table:style-name="ce922"/>
          <table:table-cell table:style-name="ce922" office:value-type="float" office:value="4000" calcext:value-type="float">
            <text:p>4.000,00</text:p>
          </table:table-cell>
          <table:table-cell table:style-name="ce922"/>
          <table:table-cell table:style-name="ce922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ten ali ye <text:s text:c="36"/>20000</text:p>
          </table:table-cell>
          <table:table-cell table:style-name="ce922"/>
          <table:table-cell table:style-name="ce922" office:value-type="float" office:value="20000" calcext:value-type="float">
            <text:p>20.000,00</text:p>
          </table:table-cell>
          <table:table-cell table:style-name="ce922"/>
          <table:table-cell table:style-name="ce922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DENİZ KREDİ 8/60. TAKSİT <text:s text:c="2"/>6765</text:p>
          </table:table-cell>
          <table:table-cell table:style-name="ce922" table:number-columns-repeated="3"/>
          <table:table-cell table:style-name="ce922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Halk <text:s text:c="37"/>7461</text:p>
          </table:table-cell>
          <table:table-cell table:style-name="ce922" table:number-columns-repeated="3"/>
          <table:table-cell table:style-name="ce922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Nakit <text:s text:c="35"/>5035</text:p>
          </table:table-cell>
          <table:table-cell table:style-name="ce922" table:number-columns-repeated="3"/>
          <table:table-cell table:style-name="ce922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Şeker <text:s text:c="37"/>600</text:p>
          </table:table-cell>
          <table:table-cell table:style-name="ce922" table:number-columns-repeated="3"/>
          <table:table-cell table:style-name="ce922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000 den kalan</text:p>
          </table:table-cell>
          <table:table-cell table:style-name="ce922" office:value-type="float" office:value="139" calcext:value-type="float">
            <text:p>139,00</text:p>
          </table:table-cell>
          <table:table-cell table:style-name="ce922" table:number-columns-repeated="2"/>
          <table:table-cell table:style-name="ce922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4-17" calcext:value-type="date">
            <text:p>04/17/2015</text:p>
          </table:table-cell>
          <table:table-cell table:style-name="ce902" office:value-type="string" calcext:value-type="string">
            <text:p>nalan bilgisayar</text:p>
          </table:table-cell>
          <table:table-cell table:style-name="ce920"/>
          <table:table-cell table:style-name="ce920" office:value-type="float" office:value="3055" calcext:value-type="float">
            <text:p>3.055,00</text:p>
          </table:table-cell>
          <table:table-cell table:style-name="ce922"/>
          <table:table-cell table:style-name="ce922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zme</text:p>
          </table:table-cell>
          <table:table-cell table:style-name="ce920"/>
          <table:table-cell table:style-name="ce920" office:value-type="float" office:value="12" calcext:value-type="float">
            <text:p>12,00</text:p>
          </table:table-cell>
          <table:table-cell table:style-name="ce922"/>
          <table:table-cell table:style-name="ce922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30" calcext:value-type="date">
            <text:p>30.04.2015</text:p>
          </table:table-cell>
          <table:table-cell table:style-name="ce898" office:value-type="string" calcext:value-type="string">
            <text:p>işten aliye</text:p>
          </table:table-cell>
          <table:table-cell table:style-name="ce922"/>
          <table:table-cell table:style-name="ce922" office:value-type="float" office:value="40000" calcext:value-type="float">
            <text:p>40.000,00</text:p>
          </table:table-cell>
          <table:table-cell table:style-name="ce922"/>
          <table:table-cell table:style-name="ce922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30" calcext:value-type="date">
            <text:p>30.04.2015</text:p>
          </table:table-cell>
          <table:table-cell table:style-name="ce898" office:value-type="string" calcext:value-type="string">
            <text:p>işten aliye</text:p>
          </table:table-cell>
          <table:table-cell table:style-name="ce922"/>
          <table:table-cell table:style-name="ce922" office:value-type="float" office:value="8000" calcext:value-type="float">
            <text:p>8.000,00</text:p>
          </table:table-cell>
          <table:table-cell table:style-name="ce922"/>
          <table:table-cell table:style-name="ce922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5-06" calcext:value-type="date">
            <text:p>06.05.2015</text:p>
          </table:table-cell>
          <table:table-cell table:style-name="ce898" office:value-type="string" calcext:value-type="string">
            <text:p>işten aliye</text:p>
          </table:table-cell>
          <table:table-cell table:style-name="ce922"/>
          <table:table-cell table:style-name="ce922" office:value-type="float" office:value="10000" calcext:value-type="float">
            <text:p>10.000,00</text:p>
          </table:table-cell>
          <table:table-cell table:style-name="ce922"/>
          <table:table-cell table:style-name="ce922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5-11" calcext:value-type="date">
            <text:p>05/11/2015</text:p>
          </table:table-cell>
          <table:table-cell table:style-name="ce902" office:value-type="string" calcext:value-type="string">
            <text:p>ali balcı iş kredi</text:p>
          </table:table-cell>
          <table:table-cell table:style-name="ce920"/>
          <table:table-cell table:style-name="ce920" office:value-type="float" office:value="5007" calcext:value-type="float">
            <text:p>5.007,00</text:p>
          </table:table-cell>
          <table:table-cell table:style-name="ce922"/>
          <table:table-cell table:style-name="ce922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5-17" calcext:value-type="date">
            <text:p>17.05.2015</text:p>
          </table:table-cell>
          <table:table-cell table:style-name="ce898" office:value-type="string" calcext:value-type="string">
            <text:p>KREDİ 31-36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5-26" calcext:value-type="date">
            <text:p>05/26/2015</text:p>
          </table:table-cell>
          <table:table-cell table:style-name="ce902" office:value-type="string" calcext:value-type="string">
            <text:p>DENİZ KREDİ 9/60. TAKSİT</text:p>
          </table:table-cell>
          <table:table-cell table:style-name="ce920"/>
          <table:table-cell table:style-name="ce920" office:value-type="float" office:value="6765" calcext:value-type="float">
            <text:p>6.765,00</text:p>
          </table:table-cell>
          <table:table-cell table:style-name="ce922"/>
          <table:table-cell table:style-name="ce922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6-17" calcext:value-type="date">
            <text:p>17.06.2015</text:p>
          </table:table-cell>
          <table:table-cell table:style-name="ce898" office:value-type="string" calcext:value-type="string">
            <text:p>KREDİ 32-36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6-26" calcext:value-type="date">
            <text:p>06/26/2015</text:p>
          </table:table-cell>
          <table:table-cell table:style-name="ce902" office:value-type="string" calcext:value-type="string">
            <text:p>DENİZ KREDİ 10/60. TAKSİT</text:p>
          </table:table-cell>
          <table:table-cell table:style-name="ce920"/>
          <table:table-cell table:style-name="ce920" office:value-type="float" office:value="6765" calcext:value-type="float">
            <text:p>6.765,00</text:p>
          </table:table-cell>
          <table:table-cell table:style-name="ce922"/>
          <table:table-cell table:style-name="ce922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6-26" calcext:value-type="date">
            <text:p>26.06.2015</text:p>
          </table:table-cell>
          <table:table-cell table:style-name="ce898" office:value-type="string" calcext:value-type="string">
            <text:p>vergi</text:p>
          </table:table-cell>
          <table:table-cell table:style-name="ce922"/>
          <table:table-cell table:style-name="ce922" office:value-type="float" office:value="275" calcext:value-type="float">
            <text:p>275,00</text:p>
          </table:table-cell>
          <table:table-cell table:style-name="ce922"/>
          <table:table-cell table:style-name="ce922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vergi</text:p>
          </table:table-cell>
          <table:table-cell table:style-name="ce920"/>
          <table:table-cell table:style-name="ce920" office:value-type="float" office:value="356" calcext:value-type="float">
            <text:p>356,00</text:p>
          </table:table-cell>
          <table:table-cell table:style-name="ce922"/>
          <table:table-cell table:style-name="ce922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vergi</text:p>
          </table:table-cell>
          <table:table-cell table:style-name="ce920"/>
          <table:table-cell table:style-name="ce920" office:value-type="float" office:value="30" calcext:value-type="float">
            <text:p>30,00</text:p>
          </table:table-cell>
          <table:table-cell table:style-name="ce922"/>
          <table:table-cell table:style-name="ce922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vergi</text:p>
          </table:table-cell>
          <table:table-cell table:style-name="ce922"/>
          <table:table-cell table:style-name="ce922" office:value-type="float" office:value="30" calcext:value-type="float">
            <text:p>30,00</text:p>
          </table:table-cell>
          <table:table-cell table:style-name="ce922"/>
          <table:table-cell table:style-name="ce922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6-30" calcext:value-type="date">
            <text:p>06/30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920" office:value-type="float" office:value="1500" calcext:value-type="float">
            <text:p>1.500,00</text:p>
          </table:table-cell>
          <table:table-cell table:style-name="ce922"/>
          <table:table-cell table:style-name="ce922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1" calcext:value-type="date">
            <text:p>07/01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920" office:value-type="float" office:value="8000" calcext:value-type="float">
            <text:p>8.000,00</text:p>
          </table:table-cell>
          <table:table-cell table:style-name="ce922"/>
          <table:table-cell table:style-name="ce922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trafik cezası dr 184</text:p>
          </table:table-cell>
          <table:table-cell table:style-name="ce920" office:value-type="float" office:value="141" calcext:value-type="float">
            <text:p>141,00</text:p>
          </table:table-cell>
          <table:table-cell table:style-name="ce920"/>
          <table:table-cell table:style-name="ce922"/>
          <table:table-cell table:style-name="ce922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, ye</text:p>
          </table:table-cell>
          <table:table-cell table:style-name="ce920"/>
          <table:table-cell table:style-name="ce920" office:value-type="float" office:value="5000" calcext:value-type="float">
            <text:p>5.000,00</text:p>
          </table:table-cell>
          <table:table-cell table:style-name="ce922"/>
          <table:table-cell table:style-name="ce922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2" calcext:value-type="date">
            <text:p>07/02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920" office:value-type="float" office:value="500" calcext:value-type="float">
            <text:p>500,00</text:p>
          </table:table-cell>
          <table:table-cell table:style-name="ce922"/>
          <table:table-cell table:style-name="ce922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920" office:value-type="float" office:value="100" calcext:value-type="float">
            <text:p>100,00</text:p>
          </table:table-cell>
          <table:table-cell table:style-name="ce922"/>
          <table:table-cell table:style-name="ce922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920" office:value-type="float" office:value="100" calcext:value-type="float">
            <text:p>100,00</text:p>
          </table:table-cell>
          <table:table-cell table:style-name="ce922"/>
          <table:table-cell table:style-name="ce922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kk</text:p>
          </table:table-cell>
          <table:table-cell table:style-name="ce920" office:value-type="float" office:value="3000" calcext:value-type="float">
            <text:p>3.000,00</text:p>
          </table:table-cell>
          <table:table-cell table:style-name="ce920"/>
          <table:table-cell table:style-name="ce922"/>
          <table:table-cell table:style-name="ce922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6" calcext:value-type="date">
            <text:p>07/06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920" office:value-type="float" office:value="10000" calcext:value-type="float">
            <text:p>10.000,00</text:p>
          </table:table-cell>
          <table:table-cell table:style-name="ce922"/>
          <table:table-cell table:style-name="ce922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9" calcext:value-type="date">
            <text:p>07/09/2015</text:p>
          </table:table-cell>
          <table:table-cell table:style-name="ce902" office:value-type="string" calcext:value-type="string">
            <text:p>ali den kk</text:p>
          </table:table-cell>
          <table:table-cell table:style-name="ce920" office:value-type="float" office:value="2900" calcext:value-type="float">
            <text:p>2.900,00</text:p>
          </table:table-cell>
          <table:table-cell table:style-name="ce920"/>
          <table:table-cell table:style-name="ce922"/>
          <table:table-cell table:style-name="ce922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920" office:value-type="float" office:value="1000" calcext:value-type="float">
            <text:p>1.000,00</text:p>
          </table:table-cell>
          <table:table-cell table:style-name="ce922"/>
          <table:table-cell table:style-name="ce922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10" calcext:value-type="date">
            <text:p>07/10/2015</text:p>
          </table:table-cell>
          <table:table-cell table:style-name="ce902" office:value-type="string" calcext:value-type="string">
            <text:p>ali ye iş kredi</text:p>
          </table:table-cell>
          <table:table-cell table:style-name="ce920"/>
          <table:table-cell table:style-name="ce920" office:value-type="float" office:value="5007" calcext:value-type="float">
            <text:p>5.007,00</text:p>
          </table:table-cell>
          <table:table-cell table:style-name="ce922"/>
          <table:table-cell table:style-name="ce922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13" calcext:value-type="date">
            <text:p>07/13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920" office:value-type="float" office:value="11000" calcext:value-type="float">
            <text:p>11.000,00</text:p>
          </table:table-cell>
          <table:table-cell table:style-name="ce922"/>
          <table:table-cell table:style-name="ce922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15" calcext:value-type="date">
            <text:p>07/15/2015</text:p>
          </table:table-cell>
          <table:table-cell table:style-name="ce902" office:value-type="string" calcext:value-type="string">
            <text:p>ali den kk</text:p>
          </table:table-cell>
          <table:table-cell table:style-name="ce920" office:value-type="float" office:value="600" calcext:value-type="float">
            <text:p>600,00</text:p>
          </table:table-cell>
          <table:table-cell table:style-name="ce920" table:number-columns-repeated="2"/>
          <table:table-cell table:style-name="ce922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7-17" calcext:value-type="date">
            <text:p>17.07.2015</text:p>
          </table:table-cell>
          <table:table-cell table:style-name="ce898" office:value-type="string" calcext:value-type="string">
            <text:p>KREDİ 33-36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6" calcext:value-type="date">
            <text:p>07/26/2015</text:p>
          </table:table-cell>
          <table:table-cell table:style-name="ce902" office:value-type="string" calcext:value-type="string">
            <text:p>DENİZ KREDİ 11/60. TAKSİT</text:p>
          </table:table-cell>
          <table:table-cell table:style-name="ce920"/>
          <table:table-cell table:style-name="ce920" office:value-type="float" office:value="6765" calcext:value-type="float">
            <text:p>6.765,00</text:p>
          </table:table-cell>
          <table:table-cell table:style-name="ce922"/>
          <table:table-cell table:style-name="ce922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30" calcext:value-type="date">
            <text:p>07/30/2015</text:p>
          </table:table-cell>
          <table:table-cell table:style-name="ce902" office:value-type="string" calcext:value-type="string">
            <text:p>İŞ KREDİ 1/36</text:p>
          </table:table-cell>
          <table:table-cell table:style-name="ce920"/>
          <table:table-cell table:style-name="ce920" office:value-type="float" office:value="3423.21" calcext:value-type="float">
            <text:p>3.423,21</text:p>
          </table:table-cell>
          <table:table-cell table:style-name="ce922"/>
          <table:table-cell table:style-name="ce922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0" calcext:value-type="date">
            <text:p>07/20/2015</text:p>
          </table:table-cell>
          <table:table-cell table:style-name="ce902" office:value-type="string" calcext:value-type="string">
            <text:p>ali den <text:s text:c="2"/></text:p>
          </table:table-cell>
          <table:table-cell table:style-name="ce920" office:value-type="float" office:value="9500" calcext:value-type="float">
            <text:p>9.500,00</text:p>
          </table:table-cell>
          <table:table-cell table:style-name="ce920" table:number-columns-repeated="2"/>
          <table:table-cell table:style-name="ce922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920" office:value-type="float" office:value="2000" calcext:value-type="float">
            <text:p>2.000,00</text:p>
          </table:table-cell>
          <table:table-cell table:style-name="ce920"/>
          <table:table-cell table:style-name="ce922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3" calcext:value-type="date">
            <text:p>07/23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920" office:value-type="float" office:value="3500" calcext:value-type="float">
            <text:p>3.500,00</text:p>
          </table:table-cell>
          <table:table-cell table:style-name="ce920"/>
          <table:table-cell table:style-name="ce922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5" calcext:value-type="date">
            <text:p>07/25/2015</text:p>
          </table:table-cell>
          <table:table-cell table:style-name="ce902" office:value-type="string" calcext:value-type="string">
            <text:p>ali den erdemir inş nk</text:p>
          </table:table-cell>
          <table:table-cell table:style-name="ce920" office:value-type="float" office:value="2000" calcext:value-type="float">
            <text:p>2.000,00</text:p>
          </table:table-cell>
          <table:table-cell table:style-name="ce920" table:number-columns-repeated="2"/>
          <table:table-cell table:style-name="ce922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erdemir inş kk</text:p>
          </table:table-cell>
          <table:table-cell table:style-name="ce920" office:value-type="float" office:value="2000" calcext:value-type="float">
            <text:p>2.000,00</text:p>
          </table:table-cell>
          <table:table-cell table:style-name="ce920" table:number-columns-repeated="2"/>
          <table:table-cell table:style-name="ce922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7" calcext:value-type="date">
            <text:p>07/27/2015</text:p>
          </table:table-cell>
          <table:table-cell table:style-name="ce902" office:value-type="string" calcext:value-type="string">
            <text:p>ali ye halk kredi</text:p>
          </table:table-cell>
          <table:table-cell table:style-name="ce920"/>
          <table:table-cell table:style-name="ce920" office:value-type="float" office:value="7600" calcext:value-type="float">
            <text:p>7.600,00</text:p>
          </table:table-cell>
          <table:table-cell table:style-name="ce920"/>
          <table:table-cell table:style-name="ce922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7" calcext:value-type="date">
            <text:p>07/27/2015</text:p>
          </table:table-cell>
          <table:table-cell table:style-name="ce902" office:value-type="string" calcext:value-type="string">
            <text:p>ali den <text:s text:c="2"/></text:p>
          </table:table-cell>
          <table:table-cell table:style-name="ce920" office:value-type="float" office:value="16600" calcext:value-type="float">
            <text:p>16.600,00</text:p>
          </table:table-cell>
          <table:table-cell table:style-name="ce920" table:number-columns-repeated="2"/>
          <table:table-cell table:style-name="ce922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senet duran eryılmaz 30-8</text:p>
          </table:table-cell>
          <table:table-cell table:style-name="ce920" office:value-type="float" office:value="2500" calcext:value-type="float">
            <text:p>2.500,00</text:p>
          </table:table-cell>
          <table:table-cell table:style-name="ce920" table:number-columns-repeated="2"/>
          <table:table-cell table:style-name="ce922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string" calcext:value-type="string">
            <text:p>ödendi</text:p>
          </table:table-cell>
          <table:table-cell table:style-name="ce902" office:value-type="string" calcext:value-type="string">
            <text:p>ali den senet orhan keskinkılıç 15-8</text:p>
          </table:table-cell>
          <table:table-cell table:style-name="ce920" office:value-type="float" office:value="1600" calcext:value-type="float">
            <text:p>1.600,00</text:p>
          </table:table-cell>
          <table:table-cell table:style-name="ce920" table:number-columns-repeated="2"/>
          <table:table-cell table:style-name="ce922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ali den senet orhan keskinkılıç 30-8</text:p>
          </table:table-cell>
          <table:table-cell table:style-name="ce922" office:value-type="float" office:value="1600" calcext:value-type="float">
            <text:p>1.600,00</text:p>
          </table:table-cell>
          <table:table-cell table:style-name="ce922" table:number-columns-repeated="2"/>
          <table:table-cell table:style-name="ce922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7-28" calcext:value-type="date">
            <text:p>28.07.2015</text:p>
          </table:table-cell>
          <table:table-cell table:style-name="ce898" office:value-type="string" calcext:value-type="string">
            <text:p>atila da kk ümit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922" table:number-columns-repeated="2"/>
          <table:table-cell table:style-name="ce922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 tedaş elk kk 2 taksit</text:p>
          </table:table-cell>
          <table:table-cell table:style-name="ce922"/>
          <table:table-cell table:style-name="ce922" office:value-type="float" office:value="2963" calcext:value-type="float">
            <text:p>2.963,00</text:p>
          </table:table-cell>
          <table:table-cell table:style-name="ce922"/>
          <table:table-cell table:style-name="ce922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920" office:value-type="float" office:value="20000" calcext:value-type="float">
            <text:p>20.000,00</text:p>
          </table:table-cell>
          <table:table-cell table:style-name="ce922"/>
          <table:table-cell table:style-name="ce922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920" office:value-type="float" office:value="500" calcext:value-type="float">
            <text:p>500,00</text:p>
          </table:table-cell>
          <table:table-cell table:style-name="ce922"/>
          <table:table-cell table:style-name="ce922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03" calcext:value-type="date">
            <text:p>08/03/2015</text:p>
          </table:table-cell>
          <table:table-cell table:style-name="ce902" office:value-type="string" calcext:value-type="string">
            <text:p>ali ye vergi</text:p>
          </table:table-cell>
          <table:table-cell table:style-name="ce920"/>
          <table:table-cell table:style-name="ce920" office:value-type="float" office:value="595" calcext:value-type="float">
            <text:p>595,00</text:p>
          </table:table-cell>
          <table:table-cell table:style-name="ce922"/>
          <table:table-cell table:style-name="ce922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922" office:value-type="float" office:value="4000" calcext:value-type="float">
            <text:p>4.000,00</text:p>
          </table:table-cell>
          <table:table-cell table:style-name="ce922"/>
          <table:table-cell table:style-name="ce922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3" calcext:value-type="date">
            <text:p>03.08.2015</text:p>
          </table:table-cell>
          <table:table-cell table:style-name="ce898" office:value-type="string" calcext:value-type="string">
            <text:p>ali den fayansçı ihsan</text:p>
          </table:table-cell>
          <table:table-cell table:style-name="ce922" office:value-type="float" office:value="1100" calcext:value-type="float">
            <text:p>1.100,00</text:p>
          </table:table-cell>
          <table:table-cell table:style-name="ce922" table:number-columns-repeated="2"/>
          <table:table-cell table:style-name="ce922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6" calcext:value-type="date">
            <text:p>06.08.2015</text:p>
          </table:table-cell>
          <table:table-cell table:style-name="ce898" office:value-type="string" calcext:value-type="string">
            <text:p>atila ya mahkeme için orgnz kira</text:p>
          </table:table-cell>
          <table:table-cell table:style-name="ce920"/>
          <table:table-cell table:style-name="ce922" office:value-type="float" office:value="900" calcext:value-type="float">
            <text:p>900,00</text:p>
          </table:table-cell>
          <table:table-cell table:style-name="ce922"/>
          <table:table-cell table:style-name="ce922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10" calcext:value-type="date">
            <text:p>08/10/2015</text:p>
          </table:table-cell>
          <table:table-cell table:style-name="ce902" office:value-type="string" calcext:value-type="string">
            <text:p>ali ye iş kredi</text:p>
          </table:table-cell>
          <table:table-cell table:style-name="ce920"/>
          <table:table-cell table:style-name="ce920" office:value-type="float" office:value="5007" calcext:value-type="float">
            <text:p>5.007,00</text:p>
          </table:table-cell>
          <table:table-cell table:style-name="ce922"/>
          <table:table-cell table:style-name="ce922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922" office:value-type="float" office:value="3000" calcext:value-type="float">
            <text:p>3.000,00</text:p>
          </table:table-cell>
          <table:table-cell table:style-name="ce922"/>
          <table:table-cell table:style-name="ce922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15" calcext:value-type="date">
            <text:p>15.08.2015</text:p>
          </table:table-cell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922" office:value-type="float" office:value="15000" calcext:value-type="float">
            <text:p>15.000,00</text:p>
          </table:table-cell>
          <table:table-cell table:style-name="ce922"/>
          <table:table-cell table:style-name="ce922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 çetin</text:p>
          </table:table-cell>
          <table:table-cell table:style-name="ce922"/>
          <table:table-cell table:style-name="ce922" office:value-type="float" office:value="600" calcext:value-type="float">
            <text:p>600,00</text:p>
          </table:table-cell>
          <table:table-cell table:style-name="ce922"/>
          <table:table-cell table:style-name="ce922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17" calcext:value-type="date">
            <text:p>17.08.2015</text:p>
          </table:table-cell>
          <table:table-cell table:style-name="ce898" office:value-type="string" calcext:value-type="string">
            <text:p>KREDİ 34-36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26" calcext:value-type="date">
            <text:p>08/26/2015</text:p>
          </table:table-cell>
          <table:table-cell table:style-name="ce902" office:value-type="string" calcext:value-type="string">
            <text:p>DENİZ KREDİ 12/60. TAKSİT</text:p>
          </table:table-cell>
          <table:table-cell table:style-name="ce920"/>
          <table:table-cell table:style-name="ce920" office:value-type="float" office:value="6765" calcext:value-type="float">
            <text:p>6.765,00</text:p>
          </table:table-cell>
          <table:table-cell table:style-name="ce922"/>
          <table:table-cell table:style-name="ce922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30" calcext:value-type="date">
            <text:p>08/30/2015</text:p>
          </table:table-cell>
          <table:table-cell table:style-name="ce902" office:value-type="string" calcext:value-type="string">
            <text:p>İŞ KREDİ 2/36</text:p>
          </table:table-cell>
          <table:table-cell table:style-name="ce922"/>
          <table:table-cell table:style-name="ce920" office:value-type="float" office:value="3424.21" calcext:value-type="float">
            <text:p>3.424,21</text:p>
          </table:table-cell>
          <table:table-cell table:style-name="ce922"/>
          <table:table-cell table:style-name="ce922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tila ya metin gözütok hesabına</text:p>
          </table:table-cell>
          <table:table-cell table:style-name="ce922"/>
          <table:table-cell table:style-name="ce922" office:value-type="float" office:value="650" calcext:value-type="float">
            <text:p>650,00</text:p>
          </table:table-cell>
          <table:table-cell table:style-name="ce922"/>
          <table:table-cell table:style-name="ce922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 lise arksı kiradan</text:p>
          </table:table-cell>
          <table:table-cell table:style-name="ce922"/>
          <table:table-cell table:style-name="ce922" office:value-type="float" office:value="2550" calcext:value-type="float">
            <text:p>2.550,00</text:p>
          </table:table-cell>
          <table:table-cell table:style-name="ce922"/>
          <table:table-cell table:style-name="ce922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30" calcext:value-type="date">
            <text:p>30.08.2015</text:p>
          </table:table-cell>
          <table:table-cell table:style-name="ce898" office:value-type="string" calcext:value-type="string">
            <text:p>ali ye senet için o.keskinkılıç</text:p>
          </table:table-cell>
          <table:table-cell table:style-name="ce922"/>
          <table:table-cell table:style-name="ce922" office:value-type="float" office:value="500" calcext:value-type="float">
            <text:p>500,00</text:p>
          </table:table-cell>
          <table:table-cell table:style-name="ce922"/>
          <table:table-cell table:style-name="ce922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 table:number-columns-repeated="3"/>
          <table:table-cell table:style-name="ce922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3" calcext:value-type="date">
            <text:p>03.09.2015</text:p>
          </table:table-cell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922" office:value-type="float" office:value="500" calcext:value-type="float">
            <text:p>500,00</text:p>
          </table:table-cell>
          <table:table-cell table:style-name="ce922"/>
          <table:table-cell table:style-name="ce922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4" calcext:value-type="date">
            <text:p>04.09.2015</text:p>
          </table:table-cell>
          <table:table-cell table:style-name="ce898" office:value-type="string" calcext:value-type="string">
            <text:p>atila dan <text:s text:c="29"/>arsadan 15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922" table:number-columns-repeated="2"/>
          <table:table-cell table:style-name="ce922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7" calcext:value-type="date">
            <text:p>07.09.2015</text:p>
          </table:table-cell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922" office:value-type="float" office:value="4000" calcext:value-type="float">
            <text:p>4.000,00</text:p>
          </table:table-cell>
          <table:table-cell table:style-name="ce922"/>
          <table:table-cell table:style-name="ce922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7" calcext:value-type="date">
            <text:p>07.09.2015</text:p>
          </table:table-cell>
          <table:table-cell table:style-name="ce898" office:value-type="string" calcext:value-type="string">
            <text:p>ai ye ziraat</text:p>
          </table:table-cell>
          <table:table-cell table:style-name="ce922"/>
          <table:table-cell table:style-name="ce922" office:value-type="float" office:value="44700" calcext:value-type="float">
            <text:p>44.700,00</text:p>
          </table:table-cell>
          <table:table-cell table:style-name="ce922"/>
          <table:table-cell table:style-name="ce922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den <text:s text:c="20"/>arsdana 50 den 30</text:p>
          </table:table-cell>
          <table:table-cell table:style-name="ce922" office:value-type="float" office:value="30000" calcext:value-type="float">
            <text:p>30.000,00</text:p>
          </table:table-cell>
          <table:table-cell table:style-name="ce922" table:number-columns-repeated="2"/>
          <table:table-cell table:style-name="ce922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0" calcext:value-type="date">
            <text:p>10.09.2015</text:p>
          </table:table-cell>
          <table:table-cell table:style-name="ce898" office:value-type="string" calcext:value-type="string">
            <text:p>ali ye iş kredi için</text:p>
          </table:table-cell>
          <table:table-cell table:style-name="ce922"/>
          <table:table-cell table:style-name="ce922" office:value-type="float" office:value="5000" calcext:value-type="float">
            <text:p>5.000,00</text:p>
          </table:table-cell>
          <table:table-cell table:style-name="ce922"/>
          <table:table-cell table:style-name="ce922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1" calcext:value-type="date">
            <text:p>11.09.2015</text:p>
          </table:table-cell>
          <table:table-cell table:style-name="ce903" office:value-type="string" calcext:value-type="string">
            <text:p>ali den <text:s text:c="30"/>arsadan 200</text:p>
          </table:table-cell>
          <table:table-cell table:style-name="ce925" office:value-type="float" office:value="200000" calcext:value-type="float">
            <text:p>200.000,00</text:p>
          </table:table-cell>
          <table:table-cell table:style-name="ce922" table:number-columns-repeated="2"/>
          <table:table-cell table:style-name="ce922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1" calcext:value-type="date">
            <text:p>11.09.2015</text:p>
          </table:table-cell>
          <table:table-cell table:style-name="ce898" office:value-type="string" calcext:value-type="string">
            <text:p>ali ye <text:s text:c="3"/>şükriye bch</text:p>
          </table:table-cell>
          <table:table-cell table:style-name="ce922"/>
          <table:table-cell table:style-name="ce922" office:value-type="float" office:value="20000" calcext:value-type="float">
            <text:p>20.000,00</text:p>
          </table:table-cell>
          <table:table-cell table:style-name="ce922"/>
          <table:table-cell table:style-name="ce922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1" calcext:value-type="date">
            <text:p>11.09.2015</text:p>
          </table:table-cell>
          <table:table-cell table:style-name="ce898" office:value-type="string" calcext:value-type="string">
            <text:p>ali den onur boya fatihe</text:p>
          </table:table-cell>
          <table:table-cell table:style-name="ce922" office:value-type="float" office:value="1800" calcext:value-type="float">
            <text:p>1.800,00</text:p>
          </table:table-cell>
          <table:table-cell table:style-name="ce922" table:number-columns-repeated="2"/>
          <table:table-cell table:style-name="ce922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4" calcext:value-type="date">
            <text:p>04.08.2015</text:p>
          </table:table-cell>
          <table:table-cell table:style-name="ce898" office:value-type="string" calcext:value-type="string">
            <text:p>nalan dan <text:s/>şakirenin</text:p>
          </table:table-cell>
          <table:table-cell table:style-name="ce922" office:value-type="float" office:value="34400" calcext:value-type="float">
            <text:p>34.400,00</text:p>
          </table:table-cell>
          <table:table-cell table:style-name="ce922"/>
          <table:table-cell table:style-name="ce920"/>
          <table:table-cell table:style-name="ce922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8" calcext:value-type="date">
            <text:p>08.08.2015</text:p>
          </table:table-cell>
          <table:table-cell table:style-name="ce898" office:value-type="string" calcext:value-type="string">
            <text:p>ali ye <text:s text:c="10"/>şakirenin</text:p>
          </table:table-cell>
          <table:table-cell table:style-name="ce920"/>
          <table:table-cell table:style-name="ce922" office:value-type="float" office:value="3000" calcext:value-type="float">
            <text:p>3.000,00</text:p>
          </table:table-cell>
          <table:table-cell table:style-name="ce922"/>
          <table:table-cell table:style-name="ce922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9-12" calcext:value-type="date">
            <text:p>09/12/2015</text:p>
          </table:table-cell>
          <table:table-cell table:style-name="ce902" office:value-type="string" calcext:value-type="string">
            <text:p>ali ye işçiler için nalana</text:p>
          </table:table-cell>
          <table:table-cell table:style-name="ce920"/>
          <table:table-cell table:style-name="ce920" office:value-type="float" office:value="1500" calcext:value-type="float">
            <text:p>1.500,00</text:p>
          </table:table-cell>
          <table:table-cell table:style-name="ce920"/>
          <table:table-cell table:style-name="ce922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7" calcext:value-type="date">
            <text:p>17.09.2015</text:p>
          </table:table-cell>
          <table:table-cell table:style-name="ce898" office:value-type="string" calcext:value-type="string">
            <text:p>KREDİ 35-36 TAKSİT</text:p>
          </table:table-cell>
          <table:table-cell table:style-name="ce922"/>
          <table:table-cell table:style-name="ce922" office:value-type="float" office:value="3409" calcext:value-type="float">
            <text:p>3.409,00</text:p>
          </table:table-cell>
          <table:table-cell table:style-name="ce922"/>
          <table:table-cell table:style-name="ce922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9-26" calcext:value-type="date">
            <text:p>09/26/2015</text:p>
          </table:table-cell>
          <table:table-cell table:style-name="ce902" office:value-type="string" calcext:value-type="string">
            <text:p>DENİZ KREDİ 13/60. TAKSİT</text:p>
          </table:table-cell>
          <table:table-cell table:style-name="ce920"/>
          <table:table-cell table:style-name="ce920" office:value-type="float" office:value="6765" calcext:value-type="float">
            <text:p>6.765,00</text:p>
          </table:table-cell>
          <table:table-cell table:style-name="ce922"/>
          <table:table-cell table:style-name="ce922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9-30" calcext:value-type="date">
            <text:p>09/30/2015</text:p>
          </table:table-cell>
          <table:table-cell table:style-name="ce902" office:value-type="string" calcext:value-type="string">
            <text:p>İŞ KREDİ 3/36</text:p>
          </table:table-cell>
          <table:table-cell table:style-name="ce922"/>
          <table:table-cell table:style-name="ce920" office:value-type="float" office:value="3423.21" calcext:value-type="float">
            <text:p>3.423,21</text:p>
          </table:table-cell>
          <table:table-cell table:style-name="ce922"/>
          <table:table-cell table:style-name="ce922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931" office:value-type="float" office:value="20000" calcext:value-type="float">
            <text:p>20.000,00</text:p>
          </table:table-cell>
          <table:table-cell table:style-name="ce931"/>
          <table:table-cell table:style-name="ce922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931" office:value-type="float" office:value="5000" calcext:value-type="float">
            <text:p>5.000,00</text:p>
          </table:table-cell>
          <table:table-cell table:style-name="ce931"/>
          <table:table-cell table:style-name="ce922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09-19" calcext:value-type="date">
            <text:p>19.09.2015</text:p>
          </table:table-cell>
          <table:table-cell table:style-name="ce814" office:value-type="string" calcext:value-type="string">
            <text:p>al ye işçi</text:p>
          </table:table-cell>
          <table:table-cell table:style-name="ce931"/>
          <table:table-cell table:style-name="ce931" office:value-type="float" office:value="3000" calcext:value-type="float">
            <text:p>3.000,00</text:p>
          </table:table-cell>
          <table:table-cell table:style-name="ce931"/>
          <table:table-cell table:style-name="ce922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den ksdıoğlu kk <text:s text:c="2"/>4340</text:p>
          </table:table-cell>
          <table:table-cell table:style-name="ce931" office:value-type="float" office:value="4275" calcext:value-type="float">
            <text:p>4.275,00</text:p>
          </table:table-cell>
          <table:table-cell table:style-name="ce931" table:number-columns-repeated="2"/>
          <table:table-cell table:style-name="ce922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' ye 'stanbul </text:p>
          </table:table-cell>
          <table:table-cell table:style-name="ce931"/>
          <table:table-cell table:style-name="ce931" office:value-type="float" office:value="40000" calcext:value-type="float">
            <text:p>40.000,00</text:p>
          </table:table-cell>
          <table:table-cell table:style-name="ce931"/>
          <table:table-cell table:style-name="ce922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' ';bank kred\ 10. ay</text:p>
          </table:table-cell>
          <table:table-cell table:style-name="ce931"/>
          <table:table-cell table:style-name="ce931" office:value-type="float" office:value="5016" calcext:value-type="float">
            <text:p>5.016,00</text:p>
          </table:table-cell>
          <table:table-cell table:style-name="ce931"/>
          <table:table-cell table:style-name="ce922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0" office:value-type="string" calcext:value-type="string">
            <text:p>al' ye <text:s/>işçi şetin</text:p>
          </table:table-cell>
          <table:table-cell table:style-name="ce931"/>
          <table:table-cell table:style-name="ce999" office:value-type="float" office:value="200" calcext:value-type="float">
            <text:p>200,00</text:p>
          </table:table-cell>
          <table:table-cell table:style-name="ce931"/>
          <table:table-cell table:style-name="ce922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' ye işçi orhan</text:p>
          </table:table-cell>
          <table:table-cell table:style-name="ce931"/>
          <table:table-cell table:style-name="ce999" office:value-type="float" office:value="250" calcext:value-type="float">
            <text:p>250,00</text:p>
          </table:table-cell>
          <table:table-cell table:style-name="ce931"/>
          <table:table-cell table:style-name="ce922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1" office:value-type="string" calcext:value-type="string">
            <text:p>; devre fa'z'</text:p>
          </table:table-cell>
          <table:table-cell table:style-name="ce931"/>
          <table:table-cell table:style-name="ce999" office:value-type="float" office:value="4100" calcext:value-type="float">
            <text:p>4.100,00</text:p>
          </table:table-cell>
          <table:table-cell table:style-name="ce931"/>
          <table:table-cell table:style-name="ce922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0-17" calcext:value-type="date">
            <text:p>17.10.2015</text:p>
          </table:table-cell>
          <table:table-cell table:style-name="ce814" office:value-type="string" calcext:value-type="string">
            <text:p>KREDİ 36-36 TAKSİT <text:s/>*******</text:p>
          </table:table-cell>
          <table:table-cell table:style-name="ce931"/>
          <table:table-cell table:style-name="ce931" office:value-type="float" office:value="3409" calcext:value-type="float">
            <text:p>3.409,00</text:p>
          </table:table-cell>
          <table:table-cell table:style-name="ce931"/>
          <table:table-cell table:style-name="ce922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0-26" calcext:value-type="date">
            <text:p>26.10.2015</text:p>
          </table:table-cell>
          <table:table-cell table:style-name="ce814" office:value-type="string" calcext:value-type="string">
            <text:p>DENİZ KREDİ 14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22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5-10-30" calcext:value-type="date">
            <text:p>10/30/2015</text:p>
          </table:table-cell>
          <table:table-cell table:style-name="ce814" office:value-type="string" calcext:value-type="string">
            <text:p>İŞ KREDİ 4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22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0-22" calcext:value-type="date">
            <text:p>22.10.2015</text:p>
          </table:table-cell>
          <table:table-cell table:style-name="ce816" office:value-type="string" calcext:value-type="string">
            <text:p>ali den İŞ köşe arsa</text:p>
          </table:table-cell>
          <table:table-cell table:style-name="ce932" office:value-type="float" office:value="265000" calcext:value-type="float">
            <text:p>265.000,00</text:p>
          </table:table-cell>
          <table:table-cell table:style-name="ce931" table:number-columns-repeated="2"/>
          <table:table-cell table:style-name="ce922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931" office:value-type="float" office:value="18000" calcext:value-type="float">
            <text:p>18.000,00</text:p>
          </table:table-cell>
          <table:table-cell table:style-name="ce931"/>
          <table:table-cell table:style-name="ce922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 işçi çetin boya </text:p>
          </table:table-cell>
          <table:table-cell table:style-name="ce931"/>
          <table:table-cell table:style-name="ce931" office:value-type="float" office:value="170" calcext:value-type="float">
            <text:p>170,00</text:p>
          </table:table-cell>
          <table:table-cell table:style-name="ce931"/>
          <table:table-cell table:style-name="ce922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0-24" calcext:value-type="date">
            <text:p>24.10.2015</text:p>
          </table:table-cell>
          <table:table-cell table:style-name="ce814" office:value-type="string" calcext:value-type="string">
            <text:p>anadolu gençlik ten</text:p>
          </table:table-cell>
          <table:table-cell table:style-name="ce931" office:value-type="float" office:value="1000" calcext:value-type="float">
            <text:p>1.000,00</text:p>
          </table:table-cell>
          <table:table-cell table:style-name="ce931" table:number-columns-repeated="2"/>
          <table:table-cell table:style-name="ce922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0-24" calcext:value-type="date">
            <text:p>24.10.2015</text:p>
          </table:table-cell>
          <table:table-cell table:style-name="ce814" office:value-type="string" calcext:value-type="string">
            <text:p>atila ya kuyumcu ali menekşe</text:p>
          </table:table-cell>
          <table:table-cell table:style-name="ce931"/>
          <table:table-cell table:style-name="ce931" office:value-type="float" office:value="1000" calcext:value-type="float">
            <text:p>1.000,00</text:p>
          </table:table-cell>
          <table:table-cell table:style-name="ce931"/>
          <table:table-cell table:style-name="ce922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02" calcext:value-type="date">
            <text:p>02.11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931" office:value-type="float" office:value="50000" calcext:value-type="float">
            <text:p>50.000,00</text:p>
          </table:table-cell>
          <table:table-cell table:style-name="ce931"/>
          <table:table-cell table:style-name="ce922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09" calcext:value-type="date">
            <text:p>09.11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931" office:value-type="float" office:value="10000" calcext:value-type="float">
            <text:p>10.000,00</text:p>
          </table:table-cell>
          <table:table-cell table:style-name="ce931"/>
          <table:table-cell table:style-name="ce922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16" calcext:value-type="date">
            <text:p>16.11.2015</text:p>
          </table:table-cell>
          <table:table-cell table:style-name="ce814" office:value-type="string" calcext:value-type="string">
            <text:p>ali ye iş kredi</text:p>
          </table:table-cell>
          <table:table-cell table:style-name="ce931"/>
          <table:table-cell table:style-name="ce931" office:value-type="float" office:value="5027" calcext:value-type="float">
            <text:p>5.027,00</text:p>
          </table:table-cell>
          <table:table-cell table:style-name="ce931"/>
          <table:table-cell table:style-name="ce922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17" calcext:value-type="date">
            <text:p>17.11.2015</text:p>
          </table:table-cell>
          <table:table-cell table:style-name="ce814" office:value-type="string" calcext:value-type="string">
            <text:p>ali ye nail den yalıtım taksidi</text:p>
          </table:table-cell>
          <table:table-cell table:style-name="ce931"/>
          <table:table-cell table:style-name="ce931" office:value-type="float" office:value="1000" calcext:value-type="float">
            <text:p>1.000,00</text:p>
          </table:table-cell>
          <table:table-cell table:style-name="ce931"/>
          <table:table-cell table:style-name="ce922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17" calcext:value-type="date">
            <text:p>17.11.2015</text:p>
          </table:table-cell>
          <table:table-cell table:style-name="ce814" office:value-type="string" calcext:value-type="string">
            <text:p>ali ye avlunlar hacı yalıtım</text:p>
          </table:table-cell>
          <table:table-cell table:style-name="ce931"/>
          <table:table-cell table:style-name="ce931" office:value-type="float" office:value="270" calcext:value-type="float">
            <text:p>270,00</text:p>
          </table:table-cell>
          <table:table-cell table:style-name="ce931"/>
          <table:table-cell table:style-name="ce922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20" calcext:value-type="date">
            <text:p>20.11.2015</text:p>
          </table:table-cell>
          <table:table-cell table:style-name="ce814" office:value-type="string" calcext:value-type="string">
            <text:p>atila ya siyah bmw</text:p>
          </table:table-cell>
          <table:table-cell table:style-name="ce931"/>
          <table:table-cell table:style-name="ce931" office:value-type="float" office:value="1000" calcext:value-type="float">
            <text:p>1.000,00</text:p>
          </table:table-cell>
          <table:table-cell table:style-name="ce931"/>
          <table:table-cell table:style-name="ce922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5" calcext:value-type="date">
            <text:p>25.11.2015</text:p>
          </table:table-cell>
          <table:table-cell table:style-name="ce814" office:value-type="string" calcext:value-type="string">
            <text:p>atila ya</text:p>
          </table:table-cell>
          <table:table-cell table:style-name="ce931"/>
          <table:table-cell table:style-name="ce931" office:value-type="float" office:value="10000" calcext:value-type="float">
            <text:p>10.000,00</text:p>
          </table:table-cell>
          <table:table-cell table:style-name="ce931"/>
          <table:table-cell table:style-name="ce922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6" calcext:value-type="date">
            <text:p>26.11.2015</text:p>
          </table:table-cell>
          <table:table-cell table:style-name="ce814" office:value-type="string" calcext:value-type="string">
            <text:p>DENİZ KREDİ 15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22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5-11-30" calcext:value-type="date">
            <text:p>11/30/2015</text:p>
          </table:table-cell>
          <table:table-cell table:style-name="ce814" office:value-type="string" calcext:value-type="string">
            <text:p>İŞ KREDİ 5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22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6" calcext:value-type="date">
            <text:p>26.11.2015</text:p>
          </table:table-cell>
          <table:table-cell table:style-name="ce814" office:value-type="string" calcext:value-type="string">
            <text:p>iş havale</text:p>
          </table:table-cell>
          <table:table-cell table:style-name="ce931"/>
          <table:table-cell table:style-name="ce931" office:value-type="float" office:value="400" calcext:value-type="float">
            <text:p>400,00</text:p>
          </table:table-cell>
          <table:table-cell table:style-name="ce931"/>
          <table:table-cell table:style-name="ce922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7" calcext:value-type="date">
            <text:p>27.11.2015</text:p>
          </table:table-cell>
          <table:table-cell table:style-name="ce814" office:value-type="string" calcext:value-type="string">
            <text:p>atila ya metin kuveyt havale</text:p>
          </table:table-cell>
          <table:table-cell table:style-name="ce931"/>
          <table:table-cell table:style-name="ce931" office:value-type="float" office:value="1000" calcext:value-type="float">
            <text:p>1.000,00</text:p>
          </table:table-cell>
          <table:table-cell table:style-name="ce931"/>
          <table:table-cell table:style-name="ce922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8" calcext:value-type="date">
            <text:p>28.11.2015</text:p>
          </table:table-cell>
          <table:table-cell table:style-name="ce814" office:value-type="string" calcext:value-type="string">
            <text:p>ali ye nail den yalıtım taksidi</text:p>
          </table:table-cell>
          <table:table-cell table:style-name="ce931"/>
          <table:table-cell table:style-name="ce931" office:value-type="float" office:value="1200" calcext:value-type="float">
            <text:p>1.200,00</text:p>
          </table:table-cell>
          <table:table-cell table:style-name="ce931"/>
          <table:table-cell table:style-name="ce922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02" calcext:value-type="date">
            <text:p>02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931" office:value-type="float" office:value="30000" calcext:value-type="float">
            <text:p>30.000,00</text:p>
          </table:table-cell>
          <table:table-cell table:style-name="ce931"/>
          <table:table-cell table:style-name="ce922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0" calcext:value-type="date">
            <text:p>20.11.2015</text:p>
          </table:table-cell>
          <table:table-cell table:style-name="ce814" office:value-type="string" calcext:value-type="string">
            <text:p>yalıtım mermer hesabı</text:p>
          </table:table-cell>
          <table:table-cell table:style-name="ce931" office:value-type="float" office:value="1835" calcext:value-type="float">
            <text:p>1.835,00</text:p>
          </table:table-cell>
          <table:table-cell table:style-name="ce931" table:number-columns-repeated="2"/>
          <table:table-cell table:style-name="ce922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07" calcext:value-type="date">
            <text:p>07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931" office:value-type="float" office:value="15000" calcext:value-type="float">
            <text:p>15.000,00</text:p>
          </table:table-cell>
          <table:table-cell table:style-name="ce931"/>
          <table:table-cell table:style-name="ce922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15" calcext:value-type="date">
            <text:p>15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931" office:value-type="float" office:value="10000" calcext:value-type="float">
            <text:p>10.000,00</text:p>
          </table:table-cell>
          <table:table-cell table:style-name="ce931"/>
          <table:table-cell table:style-name="ce922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26" calcext:value-type="date">
            <text:p>26.12.2015</text:p>
          </table:table-cell>
          <table:table-cell table:style-name="ce814" office:value-type="string" calcext:value-type="string">
            <text:p>DENİZ KREDİ 16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22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5-12-30" calcext:value-type="date">
            <text:p>12/30/2015</text:p>
          </table:table-cell>
          <table:table-cell table:style-name="ce814" office:value-type="string" calcext:value-type="string">
            <text:p>İŞ KREDİ 6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22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alıtım mermer hesabı</text:p>
          </table:table-cell>
          <table:table-cell table:style-name="ce931" table:number-columns-repeated="3"/>
          <table:table-cell table:style-name="ce922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65 mt * 15 cm denizlik <text:s text:c="5"/>500</text:p>
          </table:table-cell>
          <table:table-cell table:style-name="ce931" table:number-columns-repeated="3"/>
          <table:table-cell table:style-name="ce922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350 ad karo <text:s text:c="26"/>350</text:p>
          </table:table-cell>
          <table:table-cell table:style-name="ce931" table:number-columns-repeated="3"/>
          <table:table-cell table:style-name="ce922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27 m2 traverten <text:s text:c="18"/>675</text:p>
          </table:table-cell>
          <table:table-cell table:style-name="ce931" table:number-columns-repeated="3"/>
          <table:table-cell table:style-name="ce922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15 mt * 15 cm küpeşte <text:s text:c="6"/>100</text:p>
          </table:table-cell>
          <table:table-cell table:style-name="ce931" table:number-columns-repeated="3"/>
          <table:table-cell table:style-name="ce922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30 mt * 5 cm küpeşte <text:s text:c="11"/>60</text:p>
          </table:table-cell>
          <table:table-cell table:style-name="ce931" table:number-columns-repeated="3"/>
          <table:table-cell table:style-name="ce922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li işçiliği <text:s text:c="26"/>100</text:p>
          </table:table-cell>
          <table:table-cell table:style-name="ce931" table:number-columns-repeated="3"/>
          <table:table-cell table:style-name="ce922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um <text:s text:c="45"/>50</text:p>
          </table:table-cell>
          <table:table-cell table:style-name="ce931" table:number-columns-repeated="3"/>
          <table:table-cell table:style-name="ce922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<text:s text:c="29"/>toplam <text:s text:c="4"/>1835</text:p>
          </table:table-cell>
          <table:table-cell table:style-name="ce931" table:number-columns-repeated="3"/>
          <table:table-cell table:style-name="ce922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16" calcext:value-type="date">
            <text:p>16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931" office:value-type="float" office:value="4000" calcext:value-type="float">
            <text:p>4.000,00</text:p>
          </table:table-cell>
          <table:table-cell table:style-name="ce931"/>
          <table:table-cell table:style-name="ce922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28" calcext:value-type="date">
            <text:p>28.12.2015</text:p>
          </table:table-cell>
          <table:table-cell table:style-name="ce814" office:value-type="string" calcext:value-type="string">
            <text:p>ali ye nail den yalıtım taksidi</text:p>
          </table:table-cell>
          <table:table-cell table:style-name="ce931"/>
          <table:table-cell table:style-name="ce931" office:value-type="float" office:value="1000" calcext:value-type="float">
            <text:p>1.000,00</text:p>
          </table:table-cell>
          <table:table-cell table:style-name="ce931"/>
          <table:table-cell table:style-name="ce922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/>
          <table:table-cell table:style-name="ce931" table:number-columns-repeated="3"/>
          <table:table-cell table:style-name="ce922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ra Toplam</text:p>
          </table:table-cell>
          <table:table-cell table:style-name="ce925" table:formula="of:=SUM([.D508:.D672])" office:value-type="float" office:value="863734" calcext:value-type="float">
            <text:p>863.734,00</text:p>
          </table:table-cell>
          <table:table-cell table:style-name="ce925" table:formula="of:=SUM([.E508:.E672])" office:value-type="float" office:value="892122.26" calcext:value-type="float">
            <text:p>892.122,26</text:p>
          </table:table-cell>
          <table:table-cell table:style-name="ce931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10"/>
          <table:table-cell/>
          <table:table-cell table:style-name="ce931" table:number-columns-repeated="3"/>
          <table:table-cell table:style-name="ce922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931" table:number-columns-repeated="2"/>
          <table:table-cell table:style-name="ce922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931" table:number-columns-repeated="2"/>
          <table:table-cell table:style-name="ce922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6 ya devir </text:p>
          </table:table-cell>
          <table:table-cell table:style-name="ce931"/>
          <table:table-cell table:style-name="ce999" table:number-columns-repeated="2"/>
          <table:table-cell table:style-name="ce92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999" table:number-columns-repeated="2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5-12-31" calcext:value-type="date">
            <text:p>31.12.2015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676:.D679])+[.D674]" office:value-type="float" office:value="885905.527777778" calcext:value-type="float">
            <text:p>885.905,53</text:p>
          </table:table-cell>
          <table:table-cell table:style-name="ce923" table:formula="of:=SUM([.E676:.E679])+[.E674]" office:value-type="float" office:value="892122.26" calcext:value-type="float">
            <text:p>892.122,26</text:p>
          </table:table-cell>
          <table:table-cell table:style-name="ce923"/>
          <table:table-cell table:style-name="ce1008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 table:number-columns-repeated="4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5’den DEVİR</text:p>
          </table:table-cell>
          <table:table-cell table:style-name="ce922" table:number-columns-repeated="3"/>
          <table:table-cell table:style-name="ce92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2-29" calcext:value-type="date">
            <text:p>02/29/2016</text:p>
          </table:table-cell>
          <table:table-cell table:style-name="ce814" office:value-type="string" calcext:value-type="string">
            <text:p>İŞ KREDİ 8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22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2-26" calcext:value-type="date">
            <text:p>26.02.2016</text:p>
          </table:table-cell>
          <table:table-cell table:style-name="ce814" office:value-type="string" calcext:value-type="string">
            <text:p>DENİZ KREDİ 18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2-01" calcext:value-type="date">
            <text:p>01.02.2016</text:p>
          </table:table-cell>
          <table:table-cell table:style-name="ce814" office:value-type="string" calcext:value-type="string">
            <text:p>ali ye ssk</text:p>
          </table:table-cell>
          <table:table-cell table:style-name="ce931"/>
          <table:table-cell table:style-name="ce931" office:value-type="float" office:value="3777" calcext:value-type="float">
            <text:p>3.777,00</text:p>
          </table:table-cell>
          <table:table-cell table:style-name="ce931"/>
          <table:table-cell table:style-name="ce931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1-30" calcext:value-type="date">
            <text:p>01/30/2016</text:p>
          </table:table-cell>
          <table:table-cell table:style-name="ce814" office:value-type="string" calcext:value-type="string">
            <text:p>İŞ KREDİ 7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31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26" calcext:value-type="date">
            <text:p>26.01.2016</text:p>
          </table:table-cell>
          <table:table-cell table:style-name="ce814" office:value-type="string" calcext:value-type="string">
            <text:p>DENİZ KREDİ 17/60. TAKSİT <text:s text:c="5"/>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25" calcext:value-type="date">
            <text:p>25.01.2016</text:p>
          </table:table-cell>
          <table:table-cell table:style-name="ce814" office:value-type="string" calcext:value-type="string">
            <text:p>ali ye nkt <text:s text:c="41"/></text:p>
          </table:table-cell>
          <table:table-cell table:style-name="ce931"/>
          <table:table-cell table:style-name="ce931" office:value-type="float" office:value="12747" calcext:value-type="float">
            <text:p>12.747,00</text:p>
          </table:table-cell>
          <table:table-cell table:style-name="ce931"/>
          <table:table-cell table:style-name="ce931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25" calcext:value-type="date">
            <text:p>25.01.2016</text:p>
          </table:table-cell>
          <table:table-cell table:style-name="ce814" office:value-type="string" calcext:value-type="string">
            <text:p>ali ye kdv stopaj <text:s text:c="20"/>20 000</text:p>
          </table:table-cell>
          <table:table-cell table:style-name="ce931"/>
          <table:table-cell table:style-name="ce931" office:value-type="float" office:value="488" calcext:value-type="float">
            <text:p>488,00</text:p>
          </table:table-cell>
          <table:table-cell table:style-name="ce931"/>
          <table:table-cell table:style-name="ce931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15" calcext:value-type="date">
            <text:p>15.01.2016</text:p>
          </table:table-cell>
          <table:table-cell table:style-name="ce814" office:value-type="string" calcext:value-type="string">
            <text:p>ali ye <text:s text:c="64"/></text:p>
          </table:table-cell>
          <table:table-cell table:style-name="ce931"/>
          <table:table-cell table:style-name="ce931" office:value-type="float" office:value="5000" calcext:value-type="float">
            <text:p>5.000,00</text:p>
          </table:table-cell>
          <table:table-cell table:style-name="ce931"/>
          <table:table-cell table:style-name="ce931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25" calcext:value-type="date">
            <text:p>25.03.2016</text:p>
          </table:table-cell>
          <table:table-cell table:style-name="ce814" office:value-type="string" calcext:value-type="string">
            <text:p>elden </text:p>
          </table:table-cell>
          <table:table-cell table:style-name="ce931"/>
          <table:table-cell table:style-name="ce931" office:value-type="float" office:value="2000" calcext:value-type="float">
            <text:p>2.000,00</text:p>
          </table:table-cell>
          <table:table-cell table:style-name="ce931"/>
          <table:table-cell table:style-name="ce931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ş kredi selanik</text:p>
          </table:table-cell>
          <table:table-cell table:style-name="ce931"/>
          <table:table-cell table:style-name="ce931" office:value-type="float" office:value="5033" calcext:value-type="float">
            <text:p>5.033,00</text:p>
          </table:table-cell>
          <table:table-cell table:style-name="ce931"/>
          <table:table-cell table:style-name="ce931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cı kamil mezar parası tevfşkten</text:p>
          </table:table-cell>
          <table:table-cell table:style-name="ce931" office:value-type="float" office:value="600" calcext:value-type="float">
            <text:p>600,00</text:p>
          </table:table-cell>
          <table:table-cell table:style-name="ce931" table:number-columns-repeated="2"/>
          <table:table-cell table:style-name="ce931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20" calcext:value-type="date">
            <text:p>20.03.2016</text:p>
          </table:table-cell>
          <table:table-cell table:style-name="ce814" office:value-type="string" calcext:value-type="string">
            <text:p>doğuş kdv</text:p>
          </table:table-cell>
          <table:table-cell table:style-name="ce931" office:value-type="float" office:value="574" calcext:value-type="float">
            <text:p>574,00</text:p>
          </table:table-cell>
          <table:table-cell table:style-name="ce931" table:number-columns-repeated="2"/>
          <table:table-cell table:style-name="ce931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19" calcext:value-type="date">
            <text:p>19.03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500" calcext:value-type="float">
            <text:p>500,00</text:p>
          </table:table-cell>
          <table:table-cell table:style-name="ce931"/>
          <table:table-cell table:style-name="ce931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elim demircan mezar parası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931" table:number-columns-repeated="2"/>
          <table:table-cell table:style-name="ce931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TIR dan atşlaya</text:p>
          </table:table-cell>
          <table:table-cell table:style-name="ce931"/>
          <table:table-cell table:style-name="ce931" office:value-type="float" office:value="3000" calcext:value-type="float">
            <text:p>3.000,00</text:p>
          </table:table-cell>
          <table:table-cell table:style-name="ce931"/>
          <table:table-cell table:style-name="ce931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10" calcext:value-type="date">
            <text:p>10.03.2016</text:p>
          </table:table-cell>
          <table:table-cell table:style-name="ce816" office:value-type="string" calcext:value-type="string">
            <text:p>TIR dan</text:p>
          </table:table-cell>
          <table:table-cell table:style-name="ce932" office:value-type="float" office:value="39000" calcext:value-type="float">
            <text:p>39.000,00</text:p>
          </table:table-cell>
          <table:table-cell table:style-name="ce931" table:number-columns-repeated="2"/>
          <table:table-cell table:style-name="ce931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07" calcext:value-type="date">
            <text:p>07.03.2016</text:p>
          </table:table-cell>
          <table:table-cell table:style-name="ce814" office:value-type="string" calcext:value-type="string">
            <text:p>elden </text:p>
          </table:table-cell>
          <table:table-cell table:style-name="ce931"/>
          <table:table-cell table:style-name="ce931" office:value-type="float" office:value="300" calcext:value-type="float">
            <text:p>300,00</text:p>
          </table:table-cell>
          <table:table-cell table:style-name="ce931"/>
          <table:table-cell table:style-name="ce931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yşe 2 ay kira en alt kat</text:p>
          </table:table-cell>
          <table:table-cell table:style-name="ce931"/>
          <table:table-cell table:style-name="ce931" office:value-type="float" office:value="600" calcext:value-type="float">
            <text:p>600,00</text:p>
          </table:table-cell>
          <table:table-cell table:style-name="ce931"/>
          <table:table-cell table:style-name="ce931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26" calcext:value-type="date">
            <text:p>26.03.2016</text:p>
          </table:table-cell>
          <table:table-cell table:style-name="ce814" office:value-type="string" calcext:value-type="string">
            <text:p>DENİZ KREDİ 19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3-30" calcext:value-type="date">
            <text:p>03/30/2016</text:p>
          </table:table-cell>
          <table:table-cell table:style-name="ce814" office:value-type="string" calcext:value-type="string">
            <text:p>İŞ KREDİ 9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31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ş güvenliği için</text:p>
          </table:table-cell>
          <table:table-cell table:style-name="ce931"/>
          <table:table-cell table:style-name="ce931" office:value-type="float" office:value="1000" calcext:value-type="float">
            <text:p>1.000,00</text:p>
          </table:table-cell>
          <table:table-cell table:style-name="ce931"/>
          <table:table-cell table:style-name="ce931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ciye</text:p>
          </table:table-cell>
          <table:table-cell table:style-name="ce931"/>
          <table:table-cell table:style-name="ce931" office:value-type="float" office:value="350" calcext:value-type="float">
            <text:p>350,00</text:p>
          </table:table-cell>
          <table:table-cell table:style-name="ce931"/>
          <table:table-cell table:style-name="ce931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ümit kk mermer hesabı</text:p>
          </table:table-cell>
          <table:table-cell table:style-name="ce931" office:value-type="float" office:value="300" calcext:value-type="float">
            <text:p>300,00</text:p>
          </table:table-cell>
          <table:table-cell table:style-name="ce931" table:number-columns-repeated="2"/>
          <table:table-cell table:style-name="ce931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5-26" calcext:value-type="date">
            <text:p>26.05.2016</text:p>
          </table:table-cell>
          <table:table-cell table:style-name="ce814" office:value-type="string" calcext:value-type="string">
            <text:p>DENİZ KREDİ 21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5-30" calcext:value-type="date">
            <text:p>05/30/2016</text:p>
          </table:table-cell>
          <table:table-cell table:style-name="ce814" office:value-type="string" calcext:value-type="string">
            <text:p>İŞ KREDİ 11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31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26" calcext:value-type="date">
            <text:p>26.04.2016</text:p>
          </table:table-cell>
          <table:table-cell table:style-name="ce814" office:value-type="string" calcext:value-type="string">
            <text:p>DENİZ KREDİ 20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4-30" calcext:value-type="date">
            <text:p>04/30/2016</text:p>
          </table:table-cell>
          <table:table-cell table:style-name="ce814" office:value-type="string" calcext:value-type="string">
            <text:p>İŞ KREDİ 10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31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10000" calcext:value-type="float">
            <text:p>10.000,00</text:p>
          </table:table-cell>
          <table:table-cell table:style-name="ce931"/>
          <table:table-cell table:style-name="ce931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 çek</text:p>
          </table:table-cell>
          <table:table-cell table:style-name="ce931" office:value-type="float" office:value="12500" calcext:value-type="float">
            <text:p>12.500,00</text:p>
          </table:table-cell>
          <table:table-cell table:style-name="ce931" table:number-columns-repeated="2"/>
          <table:table-cell table:style-name="ce931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04" calcext:value-type="date">
            <text:p>04.04.2016</text:p>
          </table:table-cell>
          <table:table-cell table:style-name="ce814" office:value-type="string" calcext:value-type="string">
            <text:p>yurt kredi</text:p>
          </table:table-cell>
          <table:table-cell table:style-name="ce931"/>
          <table:table-cell table:style-name="ce931" office:value-type="float" office:value="5000" calcext:value-type="float">
            <text:p>5.000,00</text:p>
          </table:table-cell>
          <table:table-cell table:style-name="ce931"/>
          <table:table-cell table:style-name="ce931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01" calcext:value-type="date">
            <text:p>01.04.2016</text:p>
          </table:table-cell>
          <table:table-cell table:style-name="ce814" office:value-type="string" calcext:value-type="string">
            <text:p>nail yalıtım</text:p>
          </table:table-cell>
          <table:table-cell table:style-name="ce931"/>
          <table:table-cell table:style-name="ce931" office:value-type="float" office:value="1500" calcext:value-type="float">
            <text:p>1.500,00</text:p>
          </table:table-cell>
          <table:table-cell table:style-name="ce931"/>
          <table:table-cell table:style-name="ce931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01" calcext:value-type="date">
            <text:p>01.04.2016</text:p>
          </table:table-cell>
          <table:table-cell table:style-name="ce814"/>
          <table:table-cell table:style-name="ce931" table:number-columns-repeated="3"/>
          <table:table-cell table:style-name="ce931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27" calcext:value-type="date">
            <text:p>27.06.2016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931" office:value-type="float" office:value="7000" calcext:value-type="float">
            <text:p>7.000,00</text:p>
          </table:table-cell>
          <table:table-cell table:style-name="ce931"/>
          <table:table-cell table:style-name="ce931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30" calcext:value-type="date">
            <text:p>30.06.2016</text:p>
          </table:table-cell>
          <table:table-cell table:style-name="ce814" office:value-type="string" calcext:value-type="string">
            <text:p>samsun havale</text:p>
          </table:table-cell>
          <table:table-cell table:style-name="ce931"/>
          <table:table-cell table:style-name="ce931" office:value-type="float" office:value="8000" calcext:value-type="float">
            <text:p>8.000,00</text:p>
          </table:table-cell>
          <table:table-cell table:style-name="ce931"/>
          <table:table-cell table:style-name="ce931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14" calcext:value-type="date">
            <text:p>14.06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15000" calcext:value-type="float">
            <text:p>15.000,00</text:p>
          </table:table-cell>
          <table:table-cell table:style-name="ce931"/>
          <table:table-cell table:style-name="ce931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15" calcext:value-type="date">
            <text:p>15.06.2016</text:p>
          </table:table-cell>
          <table:table-cell table:style-name="ce814" office:value-type="string" calcext:value-type="string">
            <text:p>iş 800 havale çek için</text:p>
          </table:table-cell>
          <table:table-cell table:style-name="ce931"/>
          <table:table-cell table:style-name="ce931" office:value-type="float" office:value="3500" calcext:value-type="float">
            <text:p>3.500,00</text:p>
          </table:table-cell>
          <table:table-cell table:style-name="ce931"/>
          <table:table-cell table:style-name="ce931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30" calcext:value-type="date">
            <text:p>30.06.2016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931" office:value-type="float" office:value="22000" calcext:value-type="float">
            <text:p>22.000,00</text:p>
          </table:table-cell>
          <table:table-cell table:style-name="ce931"/>
          <table:table-cell table:style-name="ce931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26" calcext:value-type="date">
            <text:p>26.06.2016</text:p>
          </table:table-cell>
          <table:table-cell table:style-name="ce814" office:value-type="string" calcext:value-type="string">
            <text:p>DENİZ KREDİ 22/60.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6-30" calcext:value-type="date">
            <text:p>06/30/2016</text:p>
          </table:table-cell>
          <table:table-cell table:style-name="ce814" office:value-type="string" calcext:value-type="string">
            <text:p>İŞ KREDİ 12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31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18" calcext:value-type="date">
            <text:p>18.06.2016</text:p>
          </table:table-cell>
          <table:table-cell table:style-name="ce814" office:value-type="string" calcext:value-type="string">
            <text:p>iş kredi ali</text:p>
          </table:table-cell>
          <table:table-cell table:style-name="ce931"/>
          <table:table-cell table:style-name="ce931" office:value-type="float" office:value="5040" calcext:value-type="float">
            <text:p>5.040,00</text:p>
          </table:table-cell>
          <table:table-cell table:style-name="ce931"/>
          <table:table-cell table:style-name="ce931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08" calcext:value-type="date">
            <text:p>08.06.2016</text:p>
          </table:table-cell>
          <table:table-cell table:style-name="ce814" office:value-type="string" calcext:value-type="string">
            <text:p>aliden</text:p>
          </table:table-cell>
          <table:table-cell table:style-name="ce931" office:value-type="float" office:value="2900" calcext:value-type="float">
            <text:p>2.900,00</text:p>
          </table:table-cell>
          <table:table-cell table:style-name="ce931" table:number-columns-repeated="2"/>
          <table:table-cell table:style-name="ce931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07" calcext:value-type="date">
            <text:p>07.06.2016</text:p>
          </table:table-cell>
          <table:table-cell table:style-name="ce814" office:value-type="string" calcext:value-type="string">
            <text:p>bch tan aliye</text:p>
          </table:table-cell>
          <table:table-cell table:style-name="ce931"/>
          <table:table-cell table:style-name="ce931" office:value-type="float" office:value="30000" calcext:value-type="float">
            <text:p>30.000,00</text:p>
          </table:table-cell>
          <table:table-cell table:style-name="ce931"/>
          <table:table-cell table:style-name="ce931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26" calcext:value-type="date">
            <text:p>26.07.2016</text:p>
          </table:table-cell>
          <table:table-cell table:style-name="ce814" office:value-type="string" calcext:value-type="string">
            <text:p>DENİZ KREDİ 23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7-30" calcext:value-type="date">
            <text:p>07/30/2016</text:p>
          </table:table-cell>
          <table:table-cell table:style-name="ce814" office:value-type="string" calcext:value-type="string">
            <text:p>İŞ KREDİ 13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31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26" calcext:value-type="date">
            <text:p>26.07.2016</text:p>
          </table:table-cell>
          <table:table-cell table:style-name="ce814" office:value-type="string" calcext:value-type="string">
            <text:p>vergi </text:p>
          </table:table-cell>
          <table:table-cell table:style-name="ce931"/>
          <table:table-cell table:style-name="ce931" office:value-type="float" office:value="705" calcext:value-type="float">
            <text:p>705,00</text:p>
          </table:table-cell>
          <table:table-cell table:style-name="ce931"/>
          <table:table-cell table:style-name="ce931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30" calcext:value-type="date">
            <text:p>30.06.2016</text:p>
          </table:table-cell>
          <table:table-cell table:style-name="ce814" office:value-type="string" calcext:value-type="string">
            <text:p>bch iş devre faizi</text:p>
          </table:table-cell>
          <table:table-cell table:style-name="ce931"/>
          <table:table-cell table:style-name="ce931" office:value-type="float" office:value="665" calcext:value-type="float">
            <text:p>665,00</text:p>
          </table:table-cell>
          <table:table-cell table:style-name="ce931"/>
          <table:table-cell table:style-name="ce931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01" calcext:value-type="date">
            <text:p>01.07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4000" calcext:value-type="float">
            <text:p>4.000,00</text:p>
          </table:table-cell>
          <table:table-cell table:style-name="ce931"/>
          <table:table-cell table:style-name="ce931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11" calcext:value-type="date">
            <text:p>11.07.2016</text:p>
          </table:table-cell>
          <table:table-cell table:style-name="ce814" office:value-type="string" calcext:value-type="string">
            <text:p>ali iş kredi için</text:p>
          </table:table-cell>
          <table:table-cell table:style-name="ce931"/>
          <table:table-cell table:style-name="ce931" office:value-type="float" office:value="5000" calcext:value-type="float">
            <text:p>5.000,00</text:p>
          </table:table-cell>
          <table:table-cell table:style-name="ce931"/>
          <table:table-cell table:style-name="ce931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skeleden killik</text:p>
          </table:table-cell>
          <table:table-cell table:style-name="ce931"/>
          <table:table-cell table:style-name="ce931" office:value-type="float" office:value="700" calcext:value-type="float">
            <text:p>700,00</text:p>
          </table:table-cell>
          <table:table-cell table:style-name="ce931"/>
          <table:table-cell table:style-name="ce931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şahin çırdaklı ya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931" table:number-columns-repeated="2"/>
          <table:table-cell table:style-name="ce931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ıkamacı mehmet en</text:p>
          </table:table-cell>
          <table:table-cell table:style-name="ce931"/>
          <table:table-cell table:style-name="ce931" office:value-type="float" office:value="300" calcext:value-type="float">
            <text:p>300,00</text:p>
          </table:table-cell>
          <table:table-cell table:style-name="ce931"/>
          <table:table-cell table:style-name="ce931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usuf parlak dan</text:p>
          </table:table-cell>
          <table:table-cell table:style-name="ce931"/>
          <table:table-cell table:style-name="ce931" office:value-type="float" office:value="100" calcext:value-type="float">
            <text:p>100,00</text:p>
          </table:table-cell>
          <table:table-cell table:style-name="ce931"/>
          <table:table-cell table:style-name="ce931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mermer</text:p>
          </table:table-cell>
          <table:table-cell table:style-name="ce931" office:value-type="float" office:value="750" calcext:value-type="float">
            <text:p>750,00</text:p>
          </table:table-cell>
          <table:table-cell table:style-name="ce931" table:number-columns-repeated="2"/>
          <table:table-cell table:style-name="ce931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10" calcext:value-type="date">
            <text:p>10.07.2016</text:p>
          </table:table-cell>
          <table:table-cell table:style-name="ce814" office:value-type="string" calcext:value-type="string">
            <text:p>kıbrıstan iş 800 e havale</text:p>
          </table:table-cell>
          <table:table-cell table:style-name="ce931"/>
          <table:table-cell table:style-name="ce931" office:value-type="float" office:value="5000" calcext:value-type="float">
            <text:p>5.000,00</text:p>
          </table:table-cell>
          <table:table-cell table:style-name="ce931"/>
          <table:table-cell table:style-name="ce931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8-01" calcext:value-type="date">
            <text:p>01.08.2016</text:p>
          </table:table-cell>
          <table:table-cell table:style-name="ce814" office:value-type="string" calcext:value-type="string">
            <text:p>samsun havale</text:p>
          </table:table-cell>
          <table:table-cell table:style-name="ce931"/>
          <table:table-cell table:style-name="ce931" office:value-type="float" office:value="10000" calcext:value-type="float">
            <text:p>10.000,00</text:p>
          </table:table-cell>
          <table:table-cell table:style-name="ce931"/>
          <table:table-cell table:style-name="ce931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8-01" calcext:value-type="date">
            <text:p>01.08.2016</text:p>
          </table:table-cell>
          <table:table-cell table:style-name="ce814" office:value-type="string" calcext:value-type="string">
            <text:p>aliden</text:p>
          </table:table-cell>
          <table:table-cell table:style-name="ce931" office:value-type="float" office:value="9900" calcext:value-type="float">
            <text:p>9.900,00</text:p>
          </table:table-cell>
          <table:table-cell table:style-name="ce931" table:number-columns-repeated="2"/>
          <table:table-cell table:style-name="ce931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8-30" calcext:value-type="date">
            <text:p>08/30/2016</text:p>
          </table:table-cell>
          <table:table-cell table:style-name="ce814" office:value-type="string" calcext:value-type="string">
            <text:p>İŞ KREDİ 14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31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an seçkin ant yalıtım</text:p>
          </table:table-cell>
          <table:table-cell table:style-name="ce931"/>
          <table:table-cell table:style-name="ce931" office:value-type="float" office:value="4800" calcext:value-type="float">
            <text:p>4.800,00</text:p>
          </table:table-cell>
          <table:table-cell table:style-name="ce931"/>
          <table:table-cell table:style-name="ce931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8-26" calcext:value-type="date">
            <text:p>26.08.2016</text:p>
          </table:table-cell>
          <table:table-cell table:style-name="ce814" office:value-type="string" calcext:value-type="string">
            <text:p>DENİZ KREDİ 24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den nakit</text:p>
          </table:table-cell>
          <table:table-cell table:style-name="ce931" office:value-type="float" office:value="6750" calcext:value-type="float">
            <text:p>6.750,00</text:p>
          </table:table-cell>
          <table:table-cell table:style-name="ce931" table:number-columns-repeated="2"/>
          <table:table-cell table:style-name="ce931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ibo hilton evye <text:s text:c="5"/>75 tl * 110</text:p>
          </table:table-cell>
          <table:table-cell table:style-name="ce931"/>
          <table:table-cell table:style-name="ce931" office:value-type="float" office:value="8250" calcext:value-type="float">
            <text:p>8.250,00</text:p>
          </table:table-cell>
          <table:table-cell table:style-name="ce931"/>
          <table:table-cell table:style-name="ce931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armara bilardo hesabı</text:p>
          </table:table-cell>
          <table:table-cell table:style-name="ce931" office:value-type="float" office:value="8500" calcext:value-type="float">
            <text:p>8.500,00</text:p>
          </table:table-cell>
          <table:table-cell table:style-name="ce931" table:number-columns-repeated="2"/>
          <table:table-cell table:style-name="ce931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lden aliye</text:p>
          </table:table-cell>
          <table:table-cell table:style-name="ce931"/>
          <table:table-cell table:style-name="ce931" office:value-type="float" office:value="300" calcext:value-type="float">
            <text:p>300,00</text:p>
          </table:table-cell>
          <table:table-cell table:style-name="ce931"/>
          <table:table-cell table:style-name="ce931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mermer kadtem</text:p>
          </table:table-cell>
          <table:table-cell table:style-name="ce931" office:value-type="float" office:value="2950" calcext:value-type="float">
            <text:p>2.950,00</text:p>
          </table:table-cell>
          <table:table-cell table:style-name="ce931" table:number-columns-repeated="2"/>
          <table:table-cell table:style-name="ce931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9-10" calcext:value-type="date">
            <text:p>10.09.2016</text:p>
          </table:table-cell>
          <table:table-cell table:style-name="ce814" office:value-type="string" calcext:value-type="string">
            <text:p>iş kredi 795411 e havale</text:p>
          </table:table-cell>
          <table:table-cell table:style-name="ce931"/>
          <table:table-cell table:style-name="ce931" office:value-type="float" office:value="5100" calcext:value-type="float">
            <text:p>5.100,00</text:p>
          </table:table-cell>
          <table:table-cell table:style-name="ce931"/>
          <table:table-cell table:style-name="ce931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taç yapı kk</text:p>
          </table:table-cell>
          <table:table-cell table:style-name="ce931" office:value-type="float" office:value="3700" calcext:value-type="float">
            <text:p>3.700,00</text:p>
          </table:table-cell>
          <table:table-cell table:style-name="ce931" table:number-columns-repeated="2"/>
          <table:table-cell table:style-name="ce931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200" calcext:value-type="float">
            <text:p>200,00</text:p>
          </table:table-cell>
          <table:table-cell table:style-name="ce931"/>
          <table:table-cell table:style-name="ce931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gk işten yattı</text:p>
          </table:table-cell>
          <table:table-cell table:style-name="ce931"/>
          <table:table-cell table:style-name="ce931" office:value-type="float" office:value="3719" calcext:value-type="float">
            <text:p>3.719,00</text:p>
          </table:table-cell>
          <table:table-cell table:style-name="ce931"/>
          <table:table-cell table:style-name="ce931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lat havale</text:p>
          </table:table-cell>
          <table:table-cell table:style-name="ce931"/>
          <table:table-cell table:style-name="ce931" office:value-type="float" office:value="600" calcext:value-type="float">
            <text:p>600,00</text:p>
          </table:table-cell>
          <table:table-cell table:style-name="ce931"/>
          <table:table-cell table:style-name="ce931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amsun havale</text:p>
          </table:table-cell>
          <table:table-cell table:style-name="ce931"/>
          <table:table-cell table:style-name="ce931" office:value-type="float" office:value="15000" calcext:value-type="float">
            <text:p>15.000,00</text:p>
          </table:table-cell>
          <table:table-cell table:style-name="ce931"/>
          <table:table-cell table:style-name="ce931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den</text:p>
          </table:table-cell>
          <table:table-cell table:style-name="ce931" office:value-type="float" office:value="26500" calcext:value-type="float">
            <text:p>26.500,00</text:p>
          </table:table-cell>
          <table:table-cell table:style-name="ce931" table:number-columns-repeated="2"/>
          <table:table-cell table:style-name="ce931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0-10" calcext:value-type="date">
            <text:p>10.10.2016</text:p>
          </table:table-cell>
          <table:table-cell table:style-name="ce814" office:value-type="string" calcext:value-type="string">
            <text:p>atila şeker kk</text:p>
          </table:table-cell>
          <table:table-cell table:style-name="ce931"/>
          <table:table-cell table:style-name="ce931" office:value-type="float" office:value="600" calcext:value-type="float">
            <text:p>600,00</text:p>
          </table:table-cell>
          <table:table-cell table:style-name="ce931"/>
          <table:table-cell table:style-name="ce931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çatı hesabından hüsam</text:p>
          </table:table-cell>
          <table:table-cell table:style-name="ce931" office:value-type="float" office:value="800" calcext:value-type="float">
            <text:p>800,00</text:p>
          </table:table-cell>
          <table:table-cell table:style-name="ce931" table:number-columns-repeated="2"/>
          <table:table-cell table:style-name="ce931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hasan sengün</text:p>
          </table:table-cell>
          <table:table-cell table:style-name="ce931" office:value-type="float" office:value="120" calcext:value-type="float">
            <text:p>120,00</text:p>
          </table:table-cell>
          <table:table-cell table:style-name="ce931" table:number-columns-repeated="2"/>
          <table:table-cell table:style-name="ce931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9-26" calcext:value-type="date">
            <text:p>26.09.2016</text:p>
          </table:table-cell>
          <table:table-cell table:style-name="ce814" office:value-type="string" calcext:value-type="string">
            <text:p>DENİZ KREDİ 25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9-30" calcext:value-type="date">
            <text:p>09/30/2016</text:p>
          </table:table-cell>
          <table:table-cell table:style-name="ce814" office:value-type="string" calcext:value-type="string">
            <text:p>İŞ KREDİ 15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31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9-30" calcext:value-type="date">
            <text:p>09/30/2016</text:p>
          </table:table-cell>
          <table:table-cell table:style-name="ce814" office:value-type="string" calcext:value-type="string">
            <text:p>bch iş devre faizi</text:p>
          </table:table-cell>
          <table:table-cell table:style-name="ce931"/>
          <table:table-cell table:style-name="ce931" office:value-type="float" office:value="5281.62" calcext:value-type="float">
            <text:p>5.281,62</text:p>
          </table:table-cell>
          <table:table-cell table:style-name="ce931"/>
          <table:table-cell table:style-name="ce931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0-26" calcext:value-type="date">
            <text:p>26.10.2016</text:p>
          </table:table-cell>
          <table:table-cell table:style-name="ce814" office:value-type="string" calcext:value-type="string">
            <text:p>DENİZ KREDİ 26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10-30" calcext:value-type="date">
            <text:p>10/30/2016</text:p>
          </table:table-cell>
          <table:table-cell table:style-name="ce814" office:value-type="string" calcext:value-type="string">
            <text:p>İŞ KREDİ 16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31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dan</text:p>
          </table:table-cell>
          <table:table-cell table:style-name="ce931" office:value-type="float" office:value="740" calcext:value-type="float">
            <text:p>740,00</text:p>
          </table:table-cell>
          <table:table-cell table:style-name="ce931" table:number-columns-repeated="2"/>
          <table:table-cell table:style-name="ce931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10" calcext:value-type="date">
            <text:p>10.11.2016</text:p>
          </table:table-cell>
          <table:table-cell table:style-name="ce814" office:value-type="string" calcext:value-type="string">
            <text:p>atila şeker kk</text:p>
          </table:table-cell>
          <table:table-cell table:style-name="ce931"/>
          <table:table-cell table:style-name="ce931" office:value-type="float" office:value="850" calcext:value-type="float">
            <text:p>850,00</text:p>
          </table:table-cell>
          <table:table-cell table:style-name="ce931"/>
          <table:table-cell table:style-name="ce931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12" calcext:value-type="date">
            <text:p>12.11.2016</text:p>
          </table:table-cell>
          <table:table-cell table:style-name="ce814" office:value-type="string" calcext:value-type="string">
            <text:p>emre şentürk kk sivas hesabı için</text:p>
          </table:table-cell>
          <table:table-cell table:style-name="ce931" office:value-type="float" office:value="1145" calcext:value-type="float">
            <text:p>1.145,00</text:p>
          </table:table-cell>
          <table:table-cell table:style-name="ce931" table:number-columns-repeated="2"/>
          <table:table-cell table:style-name="ce931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ocak malzeme</text:p>
          </table:table-cell>
          <table:table-cell table:style-name="ce931"/>
          <table:table-cell table:style-name="ce931" office:value-type="float" office:value="392" calcext:value-type="float">
            <text:p>392,00</text:p>
          </table:table-cell>
          <table:table-cell table:style-name="ce931"/>
          <table:table-cell table:style-name="ce931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26" calcext:value-type="date">
            <text:p>26.11.2016</text:p>
          </table:table-cell>
          <table:table-cell table:style-name="ce814" office:value-type="string" calcext:value-type="string">
            <text:p>atiladan</text:p>
          </table:table-cell>
          <table:table-cell table:style-name="ce931" office:value-type="float" office:value="800" calcext:value-type="float">
            <text:p>800,00</text:p>
          </table:table-cell>
          <table:table-cell table:style-name="ce931" table:number-columns-repeated="2"/>
          <table:table-cell table:style-name="ce931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kuyumcu sabri</text:p>
          </table:table-cell>
          <table:table-cell table:style-name="ce931"/>
          <table:table-cell table:style-name="ce931" office:value-type="float" office:value="450" calcext:value-type="float">
            <text:p>450,00</text:p>
          </table:table-cell>
          <table:table-cell table:style-name="ce931"/>
          <table:table-cell table:style-name="ce931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şeker kk</text:p>
          </table:table-cell>
          <table:table-cell table:style-name="ce931"/>
          <table:table-cell table:style-name="ce931" office:value-type="float" office:value="350" calcext:value-type="float">
            <text:p>350,00</text:p>
          </table:table-cell>
          <table:table-cell table:style-name="ce931"/>
          <table:table-cell table:style-name="ce931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11-30" calcext:value-type="date">
            <text:p>11/30/2016</text:p>
          </table:table-cell>
          <table:table-cell table:style-name="ce814" office:value-type="string" calcext:value-type="string">
            <text:p>İŞ KREDİ 17/36</text:p>
          </table:table-cell>
          <table:table-cell table:style-name="ce931"/>
          <table:table-cell table:style-name="ce931" office:value-type="float" office:value="3423.21" calcext:value-type="float">
            <text:p>3.423,21</text:p>
          </table:table-cell>
          <table:table-cell table:style-name="ce931"/>
          <table:table-cell table:style-name="ce931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26" calcext:value-type="date">
            <text:p>26.11.2016</text:p>
          </table:table-cell>
          <table:table-cell table:style-name="ce814" office:value-type="string" calcext:value-type="string">
            <text:p>DENİZ KREDİ 27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06" calcext:value-type="date">
            <text:p>06.12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300" calcext:value-type="float">
            <text:p>300,00</text:p>
          </table:table-cell>
          <table:table-cell table:style-name="ce931"/>
          <table:table-cell table:style-name="ce931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6" office:value-type="string" calcext:value-type="string">
            <text:p>Ayşe balcı kat 4 satışı</text:p>
          </table:table-cell>
          <table:table-cell table:style-name="ce932" office:value-type="float" office:value="115000" calcext:value-type="float">
            <text:p>115.000,00</text:p>
          </table:table-cell>
          <table:table-cell table:style-name="ce931" table:number-columns-repeated="2"/>
          <table:table-cell table:style-name="ce931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tamirci yusuf hesabı</text:p>
          </table:table-cell>
          <table:table-cell table:style-name="ce931"/>
          <table:table-cell table:style-name="ce931" office:value-type="float" office:value="4800" calcext:value-type="float">
            <text:p>4.800,00</text:p>
          </table:table-cell>
          <table:table-cell table:style-name="ce931"/>
          <table:table-cell table:style-name="ce931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aliden kdv</text:p>
          </table:table-cell>
          <table:table-cell table:style-name="ce931" office:value-type="float" office:value="875" calcext:value-type="float">
            <text:p>875,00</text:p>
          </table:table-cell>
          <table:table-cell table:style-name="ce931" table:number-columns-repeated="2"/>
          <table:table-cell table:style-name="ce931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20000" calcext:value-type="float">
            <text:p>20.000,00</text:p>
          </table:table-cell>
          <table:table-cell table:style-name="ce931"/>
          <table:table-cell table:style-name="ce931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iş kredi masrafı</text:p>
          </table:table-cell>
          <table:table-cell table:style-name="ce931"/>
          <table:table-cell table:style-name="ce931" office:value-type="float" office:value="3134" calcext:value-type="float">
            <text:p>3.134,00</text:p>
          </table:table-cell>
          <table:table-cell table:style-name="ce931"/>
          <table:table-cell table:style-name="ce931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BCH için alınan <text:s text:c="3"/>BCH a ödendi</text:p>
          </table:table-cell>
          <table:table-cell table:style-name="ce931" office:value-type="float" office:value="38880" calcext:value-type="float">
            <text:p>38.880,00</text:p>
          </table:table-cell>
          <table:table-cell table:style-name="ce931" table:number-columns-repeated="2"/>
          <table:table-cell table:style-name="ce931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ayın 30 unda odene iş kredisi kapandı</text:p>
          </table:table-cell>
          <table:table-cell table:style-name="ce931" table:number-columns-repeated="3"/>
          <table:table-cell table:style-name="ce931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ayın 12 sinde 36 ay vade yeni kredi </text:p>
          </table:table-cell>
          <table:table-cell table:style-name="ce931" table:number-columns-repeated="3"/>
          <table:table-cell table:style-name="ce931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iş kredi kapatıldı yeni kredi açıldı</text:p>
          </table:table-cell>
          <table:table-cell table:style-name="ce931" table:number-columns-repeated="3"/>
          <table:table-cell table:style-name="ce931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26" calcext:value-type="date">
            <text:p>26.12.2016</text:p>
          </table:table-cell>
          <table:table-cell table:style-name="ce814" office:value-type="string" calcext:value-type="string">
            <text:p>DENİZ KREDİ 28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30" calcext:value-type="date">
            <text:p>30.12.2016</text:p>
          </table:table-cell>
          <table:table-cell table:style-name="ce814" office:value-type="string" calcext:value-type="string">
            <text:p>BCH dönem faizi</text:p>
          </table:table-cell>
          <table:table-cell table:style-name="ce931"/>
          <table:table-cell table:style-name="ce931" office:value-type="float" office:value="4100" calcext:value-type="float">
            <text:p>4.100,00</text:p>
          </table:table-cell>
          <table:table-cell table:style-name="ce931"/>
          <table:table-cell table:style-name="ce931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2016 sonu devir doğuş alacaklı</text:p>
          </table:table-cell>
          <table:table-cell table:style-name="ce931" table:number-columns-repeated="3"/>
          <table:table-cell table:style-name="ce93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/>
          <table:table-cell table:style-name="ce930"/>
          <table:table-cell table:style-name="ce931" table:number-columns-repeated="2"/>
          <table:table-cell table:style-name="ce932"/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Ara Toplam</text:p>
          </table:table-cell>
          <table:table-cell table:style-name="ce925" table:formula="of:=SUM([.D683:.D782])" office:value-type="float" office:value="274284" calcext:value-type="float">
            <text:p>274.284,00</text:p>
          </table:table-cell>
          <table:table-cell table:style-name="ce925" table:formula="of:=SUM([.E683:.E783])" office:value-type="float" office:value="365366.93" calcext:value-type="float">
            <text:p>365.366,93</text:p>
          </table:table-cell>
          <table:table-cell table:style-name="ce931"/>
          <table:table-cell table:style-name="ce932"/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/>
          <table:table-cell table:style-name="ce931" table:number-columns-repeated="3"/>
          <table:table-cell table:style-name="ce93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Hızarhane yıkama kira bedeli</text:p>
          </table:table-cell>
          <table:table-cell table:style-name="ce931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931" table:number-columns-repeated="2"/>
          <table:table-cell table:style-name="ce93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931" table:number-columns-repeated="2"/>
          <table:table-cell table:style-name="ce93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931" table:number-columns-repeated="2"/>
          <table:table-cell table:style-name="ce93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/>
          <table:table-cell table:style-name="ce931" table:number-columns-repeated="3"/>
          <table:table-cell table:style-name="ce93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7 ye devir </text:p>
          </table:table-cell>
          <table:table-cell table:style-name="ce931"/>
          <table:table-cell table:style-name="ce999" table:number-columns-repeated="2"/>
          <table:table-cell table:style-name="ce93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999" table:number-columns-repeated="2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6-12-31" calcext:value-type="date">
            <text:p>31.12.2016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787:.D792])+[.D785]" office:value-type="float" office:value="311515.597222222" calcext:value-type="float">
            <text:p>311.515,60</text:p>
          </table:table-cell>
          <table:table-cell table:style-name="ce923" table:formula="of:=SUM([.E787:.E792])+[.E785]" office:value-type="float" office:value="365366.93" calcext:value-type="float">
            <text:p>365.366,93</text:p>
          </table:table-cell>
          <table:table-cell table:style-name="ce923"/>
          <table:table-cell table:style-name="ce1008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 table:number-columns-repeated="4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6’dan DEVİR</text:p>
          </table:table-cell>
          <table:table-cell table:style-name="ce922" table:number-columns-repeated="3"/>
          <table:table-cell table:style-name="ce92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2-26" calcext:value-type="date">
            <text:p>26.02.2017</text:p>
          </table:table-cell>
          <table:table-cell table:style-name="ce814" office:value-type="string" calcext:value-type="string">
            <text:p>DENİZ KREDİ 30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ch faizi</text:p>
          </table:table-cell>
          <table:table-cell table:style-name="ce931"/>
          <table:table-cell table:style-name="ce931" office:value-type="float" office:value="4860" calcext:value-type="float">
            <text:p>4.860,00</text:p>
          </table:table-cell>
          <table:table-cell table:style-name="ce931"/>
          <table:table-cell table:style-name="ce931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2-14" calcext:value-type="date">
            <text:p>14.02.2017</text:p>
          </table:table-cell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931" office:value-type="float" office:value="4000" calcext:value-type="float">
            <text:p>4.000,00</text:p>
          </table:table-cell>
          <table:table-cell table:style-name="ce931"/>
          <table:table-cell table:style-name="ce931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2-12" calcext:value-type="date">
            <text:p>12.02.2017</text:p>
          </table:table-cell>
          <table:table-cell table:style-name="ce814" office:value-type="string" calcext:value-type="string">
            <text:p>İŞ KREDİ 2/36. TAKSİT</text:p>
          </table:table-cell>
          <table:table-cell table:style-name="ce931"/>
          <table:table-cell table:style-name="ce931" office:value-type="float" office:value="3345" calcext:value-type="float">
            <text:p>3.345,00</text:p>
          </table:table-cell>
          <table:table-cell table:style-name="ce931"/>
          <table:table-cell table:style-name="ce931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1-26" calcext:value-type="date">
            <text:p>26.01.2017</text:p>
          </table:table-cell>
          <table:table-cell table:style-name="ce814" office:value-type="string" calcext:value-type="string">
            <text:p>DENİZ KREDİ 29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1-12" calcext:value-type="date">
            <text:p>12.01.2017</text:p>
          </table:table-cell>
          <table:table-cell table:style-name="ce814" office:value-type="string" calcext:value-type="string">
            <text:p>İŞ KREDİ 1/36. TAKSİT</text:p>
          </table:table-cell>
          <table:table-cell table:style-name="ce931"/>
          <table:table-cell table:style-name="ce931" office:value-type="float" office:value="3345" calcext:value-type="float">
            <text:p>3.345,00</text:p>
          </table:table-cell>
          <table:table-cell table:style-name="ce931"/>
          <table:table-cell table:style-name="ce931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ya maden</text:p>
          </table:table-cell>
          <table:table-cell table:style-name="ce931"/>
          <table:table-cell table:style-name="ce931" office:value-type="float" office:value="20000" calcext:value-type="float">
            <text:p>20.000,00</text:p>
          </table:table-cell>
          <table:table-cell table:style-name="ce931"/>
          <table:table-cell table:style-name="ce931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 maden</text:p>
          </table:table-cell>
          <table:table-cell table:style-name="ce931"/>
          <table:table-cell table:style-name="ce931" office:value-type="float" office:value="19800" calcext:value-type="float">
            <text:p>19.800,00</text:p>
          </table:table-cell>
          <table:table-cell table:style-name="ce931"/>
          <table:table-cell table:style-name="ce931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balmer</text:p>
          </table:table-cell>
          <table:table-cell table:style-name="ce931"/>
          <table:table-cell table:style-name="ce931" office:value-type="float" office:value="5000" calcext:value-type="float">
            <text:p>5.000,00</text:p>
          </table:table-cell>
          <table:table-cell table:style-name="ce931"/>
          <table:table-cell table:style-name="ce931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balmer</text:p>
          </table:table-cell>
          <table:table-cell table:style-name="ce931"/>
          <table:table-cell table:style-name="ce931" office:value-type="float" office:value="12000" calcext:value-type="float">
            <text:p>12.000,00</text:p>
          </table:table-cell>
          <table:table-cell table:style-name="ce931"/>
          <table:table-cell table:style-name="ce931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931" office:value-type="float" office:value="4000" calcext:value-type="float">
            <text:p>4.000,00</text:p>
          </table:table-cell>
          <table:table-cell table:style-name="ce931"/>
          <table:table-cell table:style-name="ce931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sk</text:p>
          </table:table-cell>
          <table:table-cell table:style-name="ce931"/>
          <table:table-cell table:style-name="ce931" office:value-type="float" office:value="1160" calcext:value-type="float">
            <text:p>1.160,00</text:p>
          </table:table-cell>
          <table:table-cell table:style-name="ce931"/>
          <table:table-cell table:style-name="ce931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931" office:value-type="float" office:value="1500" calcext:value-type="float">
            <text:p>1.500,00</text:p>
          </table:table-cell>
          <table:table-cell table:style-name="ce931"/>
          <table:table-cell table:style-name="ce931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931" office:value-type="float" office:value="10000" calcext:value-type="float">
            <text:p>10.000,00</text:p>
          </table:table-cell>
          <table:table-cell table:style-name="ce931"/>
          <table:table-cell table:style-name="ce931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931" office:value-type="float" office:value="2500" calcext:value-type="float">
            <text:p>2.500,00</text:p>
          </table:table-cell>
          <table:table-cell table:style-name="ce931"/>
          <table:table-cell table:style-name="ce931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vakıf kredi</text:p>
          </table:table-cell>
          <table:table-cell table:style-name="ce931"/>
          <table:table-cell table:style-name="ce931" office:value-type="float" office:value="30000" calcext:value-type="float">
            <text:p>30.000,00</text:p>
          </table:table-cell>
          <table:table-cell table:style-name="ce931"/>
          <table:table-cell table:style-name="ce931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ş 800 e havale</text:p>
          </table:table-cell>
          <table:table-cell table:style-name="ce931"/>
          <table:table-cell table:style-name="ce931" office:value-type="float" office:value="5000" calcext:value-type="float">
            <text:p>5.000,00</text:p>
          </table:table-cell>
          <table:table-cell table:style-name="ce931"/>
          <table:table-cell table:style-name="ce931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7-01-05" calcext:value-type="date">
            <text:p>05.01.2017</text:p>
          </table:table-cell>
          <table:table-cell table:style-name="ce814" office:value-type="string" calcext:value-type="string">
            <text:p>eman çek</text:p>
          </table:table-cell>
          <table:table-cell table:style-name="ce931" office:value-type="float" office:value="60000" calcext:value-type="float">
            <text:p>60.000,00</text:p>
          </table:table-cell>
          <table:table-cell table:style-name="ce931"/>
          <table:table-cell table:style-name="ce1006"/>
          <table:table-cell table:style-name="ce931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01" table:number-columns-repeated="2"/>
          <table:table-cell table:style-name="ce930" table:number-columns-repeated="3"/>
          <table:table-cell table:style-name="ce931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4-20" calcext:value-type="date">
            <text:p>20.04.2017</text:p>
          </table:table-cell>
          <table:table-cell table:style-name="ce816" office:value-type="string" calcext:value-type="string">
            <text:p>ayşe kat 3</text:p>
          </table:table-cell>
          <table:table-cell table:style-name="ce932" office:value-type="float" office:value="165000" calcext:value-type="float">
            <text:p>165.000,00</text:p>
          </table:table-cell>
          <table:table-cell table:style-name="ce931" table:number-columns-repeated="2"/>
          <table:table-cell table:style-name="ce931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4-20" calcext:value-type="date">
            <text:p>20.04.2017</text:p>
          </table:table-cell>
          <table:table-cell table:style-name="ce814" office:value-type="string" calcext:value-type="string">
            <text:p>İş 800 yatan</text:p>
          </table:table-cell>
          <table:table-cell table:style-name="ce931"/>
          <table:table-cell table:style-name="ce931" office:value-type="float" office:value="100000" calcext:value-type="float">
            <text:p>100.000,00</text:p>
          </table:table-cell>
          <table:table-cell table:style-name="ce931"/>
          <table:table-cell table:style-name="ce931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/>
          <table:table-cell table:style-name="ce931" table:number-columns-repeated="3"/>
          <table:table-cell table:style-name="ce931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3-12" calcext:value-type="date">
            <text:p>12.03.2017</text:p>
          </table:table-cell>
          <table:table-cell table:style-name="ce814" office:value-type="string" calcext:value-type="string">
            <text:p>İŞ KREDİ 3/36. TAKSİT</text:p>
          </table:table-cell>
          <table:table-cell table:style-name="ce931"/>
          <table:table-cell table:style-name="ce1000" office:value-type="float" office:value="3335" calcext:value-type="float">
            <text:p>3.335,00</text:p>
          </table:table-cell>
          <table:table-cell table:style-name="ce931"/>
          <table:table-cell table:style-name="ce931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4-12" calcext:value-type="date">
            <text:p>12.04.2017</text:p>
          </table:table-cell>
          <table:table-cell table:style-name="ce814" office:value-type="string" calcext:value-type="string">
            <text:p>İŞ KREDİ 4/36. TAKSİT</text:p>
          </table:table-cell>
          <table:table-cell table:style-name="ce931"/>
          <table:table-cell table:style-name="ce1000" office:value-type="float" office:value="3335" calcext:value-type="float">
            <text:p>3.335,00</text:p>
          </table:table-cell>
          <table:table-cell table:style-name="ce931"/>
          <table:table-cell table:style-name="ce931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3-26" calcext:value-type="date">
            <text:p>26.03.2017</text:p>
          </table:table-cell>
          <table:table-cell table:style-name="ce814" office:value-type="string" calcext:value-type="string">
            <text:p>DENİZ KREDİ 31/60. TAKSİT</text:p>
          </table:table-cell>
          <table:table-cell table:style-name="ce931"/>
          <table:table-cell table:style-name="ce931" office:value-type="float" office:value="6765" calcext:value-type="float">
            <text:p>6.765,00</text:p>
          </table:table-cell>
          <table:table-cell table:style-name="ce931"/>
          <table:table-cell table:style-name="ce931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 kredi kapatma</text:p>
          </table:table-cell>
          <table:table-cell table:style-name="ce931"/>
          <table:table-cell table:style-name="ce931" office:value-type="float" office:value="169310" calcext:value-type="float">
            <text:p>169.310,00</text:p>
          </table:table-cell>
          <table:table-cell table:style-name="ce931"/>
          <table:table-cell table:style-name="ce931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 tapu için</text:p>
          </table:table-cell>
          <table:table-cell table:style-name="ce931"/>
          <table:table-cell table:style-name="ce931" office:value-type="float" office:value="20" calcext:value-type="float">
            <text:p>20,00</text:p>
          </table:table-cell>
          <table:table-cell table:style-name="ce931"/>
          <table:table-cell table:style-name="ce931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3-10" calcext:value-type="date">
            <text:p>10.03.2017</text:p>
          </table:table-cell>
          <table:table-cell table:style-name="ce814" office:value-type="string" calcext:value-type="string">
            <text:p>aliye </text:p>
          </table:table-cell>
          <table:table-cell table:style-name="ce931"/>
          <table:table-cell table:style-name="ce931" office:value-type="float" office:value="400" calcext:value-type="float">
            <text:p>400,00</text:p>
          </table:table-cell>
          <table:table-cell table:style-name="ce931"/>
          <table:table-cell table:style-name="ce931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ızarhane yıkama kira iş 800 havale</text:p>
          </table:table-cell>
          <table:table-cell table:style-name="ce931"/>
          <table:table-cell table:style-name="ce931" office:value-type="float" office:value="15400" calcext:value-type="float">
            <text:p>15.400,00</text:p>
          </table:table-cell>
          <table:table-cell table:style-name="ce931"/>
          <table:table-cell table:style-name="ce931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5-12" calcext:value-type="date">
            <text:p>12.05.2017</text:p>
          </table:table-cell>
          <table:table-cell table:style-name="ce814" office:value-type="string" calcext:value-type="string">
            <text:p>İŞ KREDİ 5/36. TAKSİT</text:p>
          </table:table-cell>
          <table:table-cell table:style-name="ce931"/>
          <table:table-cell table:style-name="ce1000" office:value-type="float" office:value="3335" calcext:value-type="float">
            <text:p>3.335,00</text:p>
          </table:table-cell>
          <table:table-cell table:style-name="ce931"/>
          <table:table-cell table:style-name="ce931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31" calcext:value-type="date">
            <text:p>31.05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25000" calcext:value-type="float">
            <text:p>25.000,00</text:p>
          </table:table-cell>
          <table:table-cell table:style-name="ce931"/>
          <table:table-cell table:style-name="ce931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29" calcext:value-type="date">
            <text:p>29.05.2017</text:p>
          </table:table-cell>
          <table:table-cell table:style-name="ce814" office:value-type="string" calcext:value-type="string">
            <text:p>aliye yapılandırma</text:p>
          </table:table-cell>
          <table:table-cell table:style-name="ce931"/>
          <table:table-cell table:style-name="ce931" office:value-type="float" office:value="10000" calcext:value-type="float">
            <text:p>10.000,00</text:p>
          </table:table-cell>
          <table:table-cell table:style-name="ce931"/>
          <table:table-cell table:style-name="ce931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23" calcext:value-type="date">
            <text:p>23.05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1000" calcext:value-type="float">
            <text:p>1.000,00</text:p>
          </table:table-cell>
          <table:table-cell table:style-name="ce931"/>
          <table:table-cell table:style-name="ce931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10" calcext:value-type="float">
            <text:p>10,00</text:p>
          </table:table-cell>
          <table:table-cell table:style-name="ce931" table:number-columns-repeated="2"/>
          <table:table-cell table:style-name="ce931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ermer</text:p>
          </table:table-cell>
          <table:table-cell table:style-name="ce931" office:value-type="float" office:value="50" calcext:value-type="float">
            <text:p>50,00</text:p>
          </table:table-cell>
          <table:table-cell table:style-name="ce931" table:number-columns-repeated="2"/>
          <table:table-cell table:style-name="ce931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18" calcext:value-type="date">
            <text:p>18.05.2017</text:p>
          </table:table-cell>
          <table:table-cell table:style-name="ce814" office:value-type="string" calcext:value-type="string">
            <text:p>aliye <text:s/></text:p>
          </table:table-cell>
          <table:table-cell table:style-name="ce931"/>
          <table:table-cell table:style-name="ce931" office:value-type="float" office:value="500" calcext:value-type="float">
            <text:p>500,00</text:p>
          </table:table-cell>
          <table:table-cell table:style-name="ce931"/>
          <table:table-cell table:style-name="ce931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40" calcext:value-type="float">
            <text:p>40,00</text:p>
          </table:table-cell>
          <table:table-cell table:style-name="ce931" table:number-columns-repeated="2"/>
          <table:table-cell table:style-name="ce931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 çim</text:p>
          </table:table-cell>
          <table:table-cell table:style-name="ce931" office:value-type="float" office:value="30" calcext:value-type="float">
            <text:p>30,00</text:p>
          </table:table-cell>
          <table:table-cell table:style-name="ce931" table:number-columns-repeated="2"/>
          <table:table-cell table:style-name="ce931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50" calcext:value-type="float">
            <text:p>50,00</text:p>
          </table:table-cell>
          <table:table-cell table:style-name="ce931" table:number-columns-repeated="2"/>
          <table:table-cell table:style-name="ce931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30" calcext:value-type="float">
            <text:p>30,00</text:p>
          </table:table-cell>
          <table:table-cell table:style-name="ce931" table:number-columns-repeated="2"/>
          <table:table-cell table:style-name="ce931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 kçk altın</text:p>
          </table:table-cell>
          <table:table-cell table:style-name="ce931"/>
          <table:table-cell table:style-name="ce931" office:value-type="float" office:value="240" calcext:value-type="float">
            <text:p>240,00</text:p>
          </table:table-cell>
          <table:table-cell table:style-name="ce931"/>
          <table:table-cell table:style-name="ce931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den</text:p>
          </table:table-cell>
          <table:table-cell table:style-name="ce931" office:value-type="float" office:value="400" calcext:value-type="float">
            <text:p>400,00</text:p>
          </table:table-cell>
          <table:table-cell table:style-name="ce931" table:number-columns-repeated="2"/>
          <table:table-cell table:style-name="ce931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ayşe kat 1</text:p>
          </table:table-cell>
          <table:table-cell table:style-name="ce932" office:value-type="float" office:value="107500" calcext:value-type="float">
            <text:p>107.500,00</text:p>
          </table:table-cell>
          <table:table-cell table:style-name="ce931" table:number-columns-repeated="2"/>
          <table:table-cell table:style-name="ce931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ayşe kat 2</text:p>
          </table:table-cell>
          <table:table-cell table:style-name="ce932" office:value-type="float" office:value="175000" calcext:value-type="float">
            <text:p>175.000,00</text:p>
          </table:table-cell>
          <table:table-cell table:style-name="ce931" table:number-columns-repeated="2"/>
          <table:table-cell table:style-name="ce931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10" calcext:value-type="date">
            <text:p>10.09.2017</text:p>
          </table:table-cell>
          <table:table-cell table:style-name="ce814" office:value-type="string" calcext:value-type="string">
            <text:p>aliye emlakçı kiracıdan gokhan</text:p>
          </table:table-cell>
          <table:table-cell table:style-name="ce931"/>
          <table:table-cell table:style-name="ce931" office:value-type="float" office:value="400" calcext:value-type="float">
            <text:p>400,00</text:p>
          </table:table-cell>
          <table:table-cell table:style-name="ce931"/>
          <table:table-cell table:style-name="ce931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ayraktar emlakçı samet kk geçildi</text:p>
          </table:table-cell>
          <table:table-cell table:style-name="ce931"/>
          <table:table-cell table:style-name="ce931" office:value-type="float" office:value="300" calcext:value-type="float">
            <text:p>300,00</text:p>
          </table:table-cell>
          <table:table-cell table:style-name="ce931"/>
          <table:table-cell table:style-name="ce931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urat ticaret emlakçı samet kk geçildi</text:p>
          </table:table-cell>
          <table:table-cell table:style-name="ce931"/>
          <table:table-cell table:style-name="ce1000" office:value-type="float" office:value="500" calcext:value-type="float">
            <text:p>500,00</text:p>
          </table:table-cell>
          <table:table-cell table:style-name="ce931"/>
          <table:table-cell table:style-name="ce931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7-12" calcext:value-type="date">
            <text:p>12.07.2017</text:p>
          </table:table-cell>
          <table:table-cell table:style-name="ce814" office:value-type="string" calcext:value-type="string">
            <text:p>İŞ KREDİ 7/36. TAKSİT</text:p>
          </table:table-cell>
          <table:table-cell table:style-name="ce931"/>
          <table:table-cell table:style-name="ce931" office:value-type="float" office:value="3335" calcext:value-type="float">
            <text:p>3.335,00</text:p>
          </table:table-cell>
          <table:table-cell table:style-name="ce931"/>
          <table:table-cell table:style-name="ce931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7-12" calcext:value-type="date">
            <text:p>12.07.2017</text:p>
          </table:table-cell>
          <table:table-cell table:style-name="ce814" office:value-type="string" calcext:value-type="string">
            <text:p>aliden İŞ KREDİ 7/36 için alınan</text:p>
          </table:table-cell>
          <table:table-cell table:style-name="ce931" office:value-type="float" office:value="3335" calcext:value-type="float">
            <text:p>3.335,00</text:p>
          </table:table-cell>
          <table:table-cell table:style-name="ce1000"/>
          <table:table-cell table:style-name="ce931"/>
          <table:table-cell table:style-name="ce931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6-12" calcext:value-type="date">
            <text:p>12.06.2017</text:p>
          </table:table-cell>
          <table:table-cell table:style-name="ce814" office:value-type="string" calcext:value-type="string">
            <text:p>İŞ KREDİ 6/36. TAKSİT</text:p>
          </table:table-cell>
          <table:table-cell table:style-name="ce931"/>
          <table:table-cell table:style-name="ce1000" office:value-type="float" office:value="3335" calcext:value-type="float">
            <text:p>3.335,00</text:p>
          </table:table-cell>
          <table:table-cell table:style-name="ce931"/>
          <table:table-cell table:style-name="ce931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6-30" calcext:value-type="date">
            <text:p>30.06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20000" calcext:value-type="float">
            <text:p>20.000,00</text:p>
          </table:table-cell>
          <table:table-cell table:style-name="ce931"/>
          <table:table-cell table:style-name="ce931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6-30" calcext:value-type="date">
            <text:p>30.06.2017</text:p>
          </table:table-cell>
          <table:table-cell table:style-name="ce814" office:value-type="string" calcext:value-type="string">
            <text:p>ali sivas benzinci çeki (ali paşa yıkama kira)</text:p>
          </table:table-cell>
          <table:table-cell table:style-name="ce931"/>
          <table:table-cell table:style-name="ce931" office:value-type="float" office:value="15000" calcext:value-type="float">
            <text:p>15.000,00</text:p>
          </table:table-cell>
          <table:table-cell table:style-name="ce931"/>
          <table:table-cell table:style-name="ce931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</text:p>
          </table:table-cell>
          <table:table-cell table:style-name="ce931" office:value-type="float" office:value="230" calcext:value-type="float">
            <text:p>230,00</text:p>
          </table:table-cell>
          <table:table-cell table:style-name="ce931" table:number-columns-repeated="2"/>
          <table:table-cell table:style-name="ce931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6-06" calcext:value-type="date">
            <text:p>06.06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25000" calcext:value-type="float">
            <text:p>25.000,00</text:p>
          </table:table-cell>
          <table:table-cell table:style-name="ce931"/>
          <table:table-cell table:style-name="ce931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23" calcext:value-type="date">
            <text:p>23.08.2017</text:p>
          </table:table-cell>
          <table:table-cell table:style-name="ce814" office:value-type="string" calcext:value-type="string">
            <text:p>vakıfbanka yatan</text:p>
          </table:table-cell>
          <table:table-cell table:style-name="ce931"/>
          <table:table-cell table:style-name="ce931" office:value-type="float" office:value="100" calcext:value-type="float">
            <text:p>100,00</text:p>
          </table:table-cell>
          <table:table-cell table:style-name="ce931"/>
          <table:table-cell table:style-name="ce931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18" calcext:value-type="date">
            <text:p>18.08.2017</text:p>
          </table:table-cell>
          <table:table-cell table:style-name="ce814" office:value-type="string" calcext:value-type="string">
            <text:p>denizlik</text:p>
          </table:table-cell>
          <table:table-cell table:style-name="ce931" office:value-type="float" office:value="150" calcext:value-type="float">
            <text:p>150,00</text:p>
          </table:table-cell>
          <table:table-cell table:style-name="ce931" table:number-columns-repeated="2"/>
          <table:table-cell table:style-name="ce931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17" calcext:value-type="date">
            <text:p>17.08.2017</text:p>
          </table:table-cell>
          <table:table-cell table:style-name="ce814" office:value-type="string" calcext:value-type="string">
            <text:p>karo</text:p>
          </table:table-cell>
          <table:table-cell table:style-name="ce931" office:value-type="float" office:value="125" calcext:value-type="float">
            <text:p>125,00</text:p>
          </table:table-cell>
          <table:table-cell table:style-name="ce931" table:number-columns-repeated="2"/>
          <table:table-cell table:style-name="ce931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2000" calcext:value-type="float">
            <text:p>2.000,00</text:p>
          </table:table-cell>
          <table:table-cell table:style-name="ce931"/>
          <table:table-cell table:style-name="ce931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r turan kaya</text:p>
          </table:table-cell>
          <table:table-cell table:style-name="ce931" office:value-type="float" office:value="750" calcext:value-type="float">
            <text:p>750,00</text:p>
          </table:table-cell>
          <table:table-cell table:style-name="ce931" table:number-columns-repeated="2"/>
          <table:table-cell table:style-name="ce931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çetin <text:s/>birlik inş</text:p>
          </table:table-cell>
          <table:table-cell table:style-name="ce931" office:value-type="float" office:value="1500" calcext:value-type="float">
            <text:p>1.500,00</text:p>
          </table:table-cell>
          <table:table-cell table:style-name="ce931" table:number-columns-repeated="2"/>
          <table:table-cell table:style-name="ce931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16" calcext:value-type="date">
            <text:p>16.08.2017</text:p>
          </table:table-cell>
          <table:table-cell table:style-name="ce814" office:value-type="string" calcext:value-type="string">
            <text:p>ayak baş mezar</text:p>
          </table:table-cell>
          <table:table-cell table:style-name="ce931" office:value-type="float" office:value="100" calcext:value-type="float">
            <text:p>100,00</text:p>
          </table:table-cell>
          <table:table-cell table:style-name="ce931" table:number-columns-repeated="2"/>
          <table:table-cell table:style-name="ce931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umut üstü açık araba <text:s/>lastik</text:p>
          </table:table-cell>
          <table:table-cell table:style-name="ce931" office:value-type="float" office:value="2000" calcext:value-type="float">
            <text:p>2.000,00</text:p>
          </table:table-cell>
          <table:table-cell table:style-name="ce931" table:number-columns-repeated="2"/>
          <table:table-cell table:style-name="ce931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</text:p>
          </table:table-cell>
          <table:table-cell table:style-name="ce931" office:value-type="float" office:value="520" calcext:value-type="float">
            <text:p>520,00</text:p>
          </table:table-cell>
          <table:table-cell table:style-name="ce931" table:number-columns-repeated="2"/>
          <table:table-cell table:style-name="ce931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as akü</text:p>
          </table:table-cell>
          <table:table-cell table:style-name="ce931" office:value-type="float" office:value="240" calcext:value-type="float">
            <text:p>240,00</text:p>
          </table:table-cell>
          <table:table-cell table:style-name="ce931" table:number-columns-repeated="2"/>
          <table:table-cell table:style-name="ce931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ch faizi</text:p>
          </table:table-cell>
          <table:table-cell table:style-name="ce931"/>
          <table:table-cell table:style-name="ce931" office:value-type="float" office:value="800" calcext:value-type="float">
            <text:p>800,00</text:p>
          </table:table-cell>
          <table:table-cell table:style-name="ce931"/>
          <table:table-cell table:style-name="ce931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500" calcext:value-type="float">
            <text:p>500,00</text:p>
          </table:table-cell>
          <table:table-cell table:style-name="ce931"/>
          <table:table-cell table:style-name="ce931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ömer çakmaktan</text:p>
          </table:table-cell>
          <table:table-cell table:style-name="ce931" office:value-type="float" office:value="450" calcext:value-type="float">
            <text:p>450,00</text:p>
          </table:table-cell>
          <table:table-cell table:style-name="ce931" table:number-columns-repeated="2"/>
          <table:table-cell table:style-name="ce931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kkı emmi eşik</text:p>
          </table:table-cell>
          <table:table-cell table:style-name="ce931" office:value-type="float" office:value="15" calcext:value-type="float">
            <text:p>15,00</text:p>
          </table:table-cell>
          <table:table-cell table:style-name="ce931" table:number-columns-repeated="2"/>
          <table:table-cell table:style-name="ce931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kkı emmi boya</text:p>
          </table:table-cell>
          <table:table-cell table:style-name="ce931" office:value-type="float" office:value="225" calcext:value-type="float">
            <text:p>225,00</text:p>
          </table:table-cell>
          <table:table-cell table:style-name="ce931" table:number-columns-repeated="2"/>
          <table:table-cell table:style-name="ce931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çalışkan kira <text:s/>iş 800 havale</text:p>
          </table:table-cell>
          <table:table-cell table:style-name="ce931"/>
          <table:table-cell table:style-name="ce931" office:value-type="float" office:value="27500" calcext:value-type="float">
            <text:p>27.500,00</text:p>
          </table:table-cell>
          <table:table-cell table:style-name="ce931"/>
          <table:table-cell table:style-name="ce931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30" calcext:value-type="date">
            <text:p>30.09.2017</text:p>
          </table:table-cell>
          <table:table-cell table:style-name="ce814" office:value-type="string" calcext:value-type="string">
            <text:p>bch faizi</text:p>
          </table:table-cell>
          <table:table-cell table:style-name="ce931"/>
          <table:table-cell table:style-name="ce931" office:value-type="float" office:value="319" calcext:value-type="float">
            <text:p>319,00</text:p>
          </table:table-cell>
          <table:table-cell table:style-name="ce931"/>
          <table:table-cell table:style-name="ce931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931" office:value-type="float" office:value="5110" calcext:value-type="float">
            <text:p>5.110,00</text:p>
          </table:table-cell>
          <table:table-cell table:style-name="ce931"/>
          <table:table-cell table:style-name="ce931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931" office:value-type="float" office:value="7170" calcext:value-type="float">
            <text:p>7.170,00</text:p>
          </table:table-cell>
          <table:table-cell table:style-name="ce931"/>
          <table:table-cell table:style-name="ce931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931" office:value-type="float" office:value="8887" calcext:value-type="float">
            <text:p>8.887,00</text:p>
          </table:table-cell>
          <table:table-cell table:style-name="ce931"/>
          <table:table-cell table:style-name="ce931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931" office:value-type="float" office:value="4085" calcext:value-type="float">
            <text:p>4.085,00</text:p>
          </table:table-cell>
          <table:table-cell table:style-name="ce931"/>
          <table:table-cell table:style-name="ce931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oğuş kk satış</text:p>
          </table:table-cell>
          <table:table-cell table:style-name="ce931"/>
          <table:table-cell table:style-name="ce931" office:value-type="float" office:value="830" calcext:value-type="float">
            <text:p>830,00</text:p>
          </table:table-cell>
          <table:table-cell table:style-name="ce931"/>
          <table:table-cell table:style-name="ce931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cep</text:p>
          </table:table-cell>
          <table:table-cell table:style-name="ce931"/>
          <table:table-cell table:style-name="ce931" office:value-type="float" office:value="55" calcext:value-type="float">
            <text:p>55,00</text:p>
          </table:table-cell>
          <table:table-cell table:style-name="ce931"/>
          <table:table-cell table:style-name="ce931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kk için iş ten aktarılan</text:p>
          </table:table-cell>
          <table:table-cell table:style-name="ce931"/>
          <table:table-cell table:style-name="ce931" office:value-type="float" office:value="10615" calcext:value-type="float">
            <text:p>10.615,00</text:p>
          </table:table-cell>
          <table:table-cell table:style-name="ce931"/>
          <table:table-cell table:style-name="ce931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epçe motor parça kargo</text:p>
          </table:table-cell>
          <table:table-cell table:style-name="ce931"/>
          <table:table-cell table:style-name="ce931" office:value-type="float" office:value="45" calcext:value-type="float">
            <text:p>45,00</text:p>
          </table:table-cell>
          <table:table-cell table:style-name="ce931"/>
          <table:table-cell table:style-name="ce931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27" calcext:value-type="date">
            <text:p>27.09.2017</text:p>
          </table:table-cell>
          <table:table-cell table:style-name="ce814" office:value-type="string" calcext:value-type="string">
            <text:p>kepçe motor parça kargo</text:p>
          </table:table-cell>
          <table:table-cell table:style-name="ce931"/>
          <table:table-cell table:style-name="ce931" office:value-type="float" office:value="55" calcext:value-type="float">
            <text:p>55,00</text:p>
          </table:table-cell>
          <table:table-cell table:style-name="ce931"/>
          <table:table-cell table:style-name="ce931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ustafa (ali demirelden veresiye)</text:p>
          </table:table-cell>
          <table:table-cell table:style-name="ce931"/>
          <table:table-cell table:style-name="ce931" office:value-type="float" office:value="65" calcext:value-type="float">
            <text:p>65,00</text:p>
          </table:table-cell>
          <table:table-cell table:style-name="ce931"/>
          <table:table-cell table:style-name="ce931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24" calcext:value-type="date">
            <text:p>24.09.2017</text:p>
          </table:table-cell>
          <table:table-cell table:style-name="ce814" office:value-type="string" calcext:value-type="string">
            <text:p>mezar yemek</text:p>
          </table:table-cell>
          <table:table-cell table:style-name="ce931"/>
          <table:table-cell table:style-name="ce931" office:value-type="float" office:value="75" calcext:value-type="float">
            <text:p>75,00</text:p>
          </table:table-cell>
          <table:table-cell table:style-name="ce931"/>
          <table:table-cell table:style-name="ce931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ebati çalışkan</text:p>
          </table:table-cell>
          <table:table-cell table:style-name="ce931" office:value-type="float" office:value="300" calcext:value-type="float">
            <text:p>300,00</text:p>
          </table:table-cell>
          <table:table-cell table:style-name="ce931" table:number-columns-repeated="2"/>
          <table:table-cell table:style-name="ce931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ermer</text:p>
          </table:table-cell>
          <table:table-cell table:style-name="ce931" office:value-type="float" office:value="40" calcext:value-type="float">
            <text:p>40,00</text:p>
          </table:table-cell>
          <table:table-cell table:style-name="ce931" table:number-columns-repeated="2"/>
          <table:table-cell table:style-name="ce931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08" calcext:value-type="date">
            <text:p>08.09.2017</text:p>
          </table:table-cell>
          <table:table-cell table:style-name="ce814" office:value-type="string" calcext:value-type="string">
            <text:p>mozaik</text:p>
          </table:table-cell>
          <table:table-cell table:style-name="ce931" office:value-type="float" office:value="75" calcext:value-type="float">
            <text:p>75,00</text:p>
          </table:table-cell>
          <table:table-cell table:style-name="ce931" table:number-columns-repeated="2"/>
          <table:table-cell table:style-name="ce931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0-19" calcext:value-type="date">
            <text:p>19.10.2017</text:p>
          </table:table-cell>
          <table:table-cell table:style-name="ce814" office:value-type="string" calcext:value-type="string">
            <text:p>aliye tedaş</text:p>
          </table:table-cell>
          <table:table-cell table:style-name="ce931"/>
          <table:table-cell table:style-name="ce931" office:value-type="float" office:value="5000" calcext:value-type="float">
            <text:p>5.000,00</text:p>
          </table:table-cell>
          <table:table-cell table:style-name="ce931"/>
          <table:table-cell table:style-name="ce931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0-14" calcext:value-type="date">
            <text:p>14.10.2017</text:p>
          </table:table-cell>
          <table:table-cell table:style-name="ce814" office:value-type="string" calcext:value-type="string">
            <text:p>doğuş kk satış</text:p>
          </table:table-cell>
          <table:table-cell table:style-name="ce931"/>
          <table:table-cell table:style-name="ce931" office:value-type="float" office:value="320" calcext:value-type="float">
            <text:p>320,00</text:p>
          </table:table-cell>
          <table:table-cell table:style-name="ce931"/>
          <table:table-cell table:style-name="ce931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1-30" calcext:value-type="date">
            <text:p>30.11.2017</text:p>
          </table:table-cell>
          <table:table-cell table:style-name="ce814" office:value-type="string" calcext:value-type="string">
            <text:p>eman çek</text:p>
          </table:table-cell>
          <table:table-cell table:style-name="ce931" office:value-type="float" office:value="50000" calcext:value-type="float">
            <text:p>50.000,00</text:p>
          </table:table-cell>
          <table:table-cell table:style-name="ce931" table:number-columns-repeated="2"/>
          <table:table-cell table:style-name="ce931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800 havale</text:p>
          </table:table-cell>
          <table:table-cell table:style-name="ce931"/>
          <table:table-cell table:style-name="ce931" office:value-type="float" office:value="2000" calcext:value-type="float">
            <text:p>2.000,00</text:p>
          </table:table-cell>
          <table:table-cell table:style-name="ce931"/>
          <table:table-cell table:style-name="ce931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</text:p>
          </table:table-cell>
          <table:table-cell table:style-name="ce931" office:value-type="float" office:value="300" calcext:value-type="float">
            <text:p>300,00</text:p>
          </table:table-cell>
          <table:table-cell table:style-name="ce931" table:number-columns-repeated="2"/>
          <table:table-cell table:style-name="ce931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lan</text:p>
          </table:table-cell>
          <table:table-cell table:style-name="ce931"/>
          <table:table-cell table:style-name="ce931" office:value-type="float" office:value="100" calcext:value-type="float">
            <text:p>100,00</text:p>
          </table:table-cell>
          <table:table-cell table:style-name="ce931"/>
          <table:table-cell table:style-name="ce931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kliye için mustafa</text:p>
          </table:table-cell>
          <table:table-cell table:style-name="ce931"/>
          <table:table-cell table:style-name="ce931" office:value-type="float" office:value="550" calcext:value-type="float">
            <text:p>550,00</text:p>
          </table:table-cell>
          <table:table-cell table:style-name="ce931"/>
          <table:table-cell table:style-name="ce931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İŞ KREDİ 11/36. TAKSİT</text:p>
          </table:table-cell>
          <table:table-cell table:style-name="ce931"/>
          <table:table-cell table:style-name="ce931" office:value-type="float" office:value="3345" calcext:value-type="float">
            <text:p>3.345,00</text:p>
          </table:table-cell>
          <table:table-cell table:style-name="ce931"/>
          <table:table-cell table:style-name="ce931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5000" calcext:value-type="float">
            <text:p>5.000,00</text:p>
          </table:table-cell>
          <table:table-cell table:style-name="ce931"/>
          <table:table-cell table:style-name="ce931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1-30" calcext:value-type="date">
            <text:p>30.11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6000" calcext:value-type="float">
            <text:p>6.000,00</text:p>
          </table:table-cell>
          <table:table-cell table:style-name="ce931"/>
          <table:table-cell table:style-name="ce931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 satış</text:p>
          </table:table-cell>
          <table:table-cell table:style-name="ce931" office:value-type="float" office:value="150" calcext:value-type="float">
            <text:p>150,00</text:p>
          </table:table-cell>
          <table:table-cell table:style-name="ce931" table:number-columns-repeated="2"/>
          <table:table-cell table:style-name="ce931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almer hesaba exper</text:p>
          </table:table-cell>
          <table:table-cell table:style-name="ce931"/>
          <table:table-cell table:style-name="ce931" office:value-type="float" office:value="1000" calcext:value-type="float">
            <text:p>1.000,00</text:p>
          </table:table-cell>
          <table:table-cell table:style-name="ce931"/>
          <table:table-cell table:style-name="ce931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2000" calcext:value-type="float">
            <text:p>2.000,00</text:p>
          </table:table-cell>
          <table:table-cell table:style-name="ce931"/>
          <table:table-cell table:style-name="ce931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ivas tapu havale</text:p>
          </table:table-cell>
          <table:table-cell table:style-name="ce931"/>
          <table:table-cell table:style-name="ce931" office:value-type="float" office:value="1550" calcext:value-type="float">
            <text:p>1.550,00</text:p>
          </table:table-cell>
          <table:table-cell table:style-name="ce931"/>
          <table:table-cell table:style-name="ce931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epçeciye ertana</text:p>
          </table:table-cell>
          <table:table-cell table:style-name="ce931"/>
          <table:table-cell table:style-name="ce931" office:value-type="float" office:value="1000" calcext:value-type="float">
            <text:p>1.000,00</text:p>
          </table:table-cell>
          <table:table-cell table:style-name="ce931"/>
          <table:table-cell table:style-name="ce931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oğuş kk satış xps</text:p>
          </table:table-cell>
          <table:table-cell table:style-name="ce931"/>
          <table:table-cell table:style-name="ce931" office:value-type="float" office:value="3000" calcext:value-type="float">
            <text:p>3.000,00</text:p>
          </table:table-cell>
          <table:table-cell table:style-name="ce931"/>
          <table:table-cell table:style-name="ce931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passat devir</text:p>
          </table:table-cell>
          <table:table-cell table:style-name="ce920"/>
          <table:table-cell table:style-name="ce920" office:value-type="float" office:value="200" calcext:value-type="float">
            <text:p>200,00</text:p>
          </table:table-cell>
          <table:table-cell table:style-name="ce920"/>
          <table:table-cell table:style-name="ce931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12-12" calcext:value-type="date">
            <text:p>12.12.2017</text:p>
          </table:table-cell>
          <table:table-cell table:style-name="ce814" office:value-type="string" calcext:value-type="string">
            <text:p>İŞ KREDİ 12/36. TAKSİT</text:p>
          </table:table-cell>
          <table:table-cell table:style-name="ce931"/>
          <table:table-cell table:style-name="ce931" office:value-type="float" office:value="3335" calcext:value-type="float">
            <text:p>3.335,00</text:p>
          </table:table-cell>
          <table:table-cell table:style-name="ce931"/>
          <table:table-cell table:style-name="ce931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oküm merdiven arif ust emmisi</text:p>
          </table:table-cell>
          <table:table-cell table:style-name="ce931" office:value-type="float" office:value="325" calcext:value-type="float">
            <text:p>325,00</text:p>
          </table:table-cell>
          <table:table-cell table:style-name="ce931" table:number-columns-repeated="2"/>
          <table:table-cell table:style-name="ce931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2000" calcext:value-type="float">
            <text:p>2.000,00</text:p>
          </table:table-cell>
          <table:table-cell table:style-name="ce931"/>
          <table:table-cell table:style-name="ce931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irlik yapı çetin</text:p>
          </table:table-cell>
          <table:table-cell table:style-name="ce931" office:value-type="float" office:value="2000" calcext:value-type="float">
            <text:p>2.000,00</text:p>
          </table:table-cell>
          <table:table-cell table:style-name="ce931" table:number-columns-repeated="2"/>
          <table:table-cell table:style-name="ce931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lan kk</text:p>
          </table:table-cell>
          <table:table-cell table:style-name="ce931"/>
          <table:table-cell table:style-name="ce931" office:value-type="float" office:value="5000" calcext:value-type="float">
            <text:p>5.000,00</text:p>
          </table:table-cell>
          <table:table-cell table:style-name="ce931"/>
          <table:table-cell table:style-name="ce931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931" office:value-type="float" office:value="10000" calcext:value-type="float">
            <text:p>10.000,00</text:p>
          </table:table-cell>
          <table:table-cell table:style-name="ce931"/>
          <table:table-cell table:style-name="ce931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satış</text:p>
          </table:table-cell>
          <table:table-cell table:style-name="ce931"/>
          <table:table-cell table:style-name="ce931" office:value-type="float" office:value="14.5" calcext:value-type="float">
            <text:p>14,50</text:p>
          </table:table-cell>
          <table:table-cell table:style-name="ce931"/>
          <table:table-cell table:style-name="ce931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ch devre faizi</text:p>
          </table:table-cell>
          <table:table-cell table:style-name="ce931" table:number-columns-repeated="3"/>
          <table:table-cell table:style-name="ce931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/>
          <table:table-cell table:style-name="ce925" table:formula="of:=SUM([.D796:.D905])" office:value-type="float" office:value="570940" calcext:value-type="float">
            <text:p>570.940,00</text:p>
          </table:table-cell>
          <table:table-cell table:style-name="ce925" table:formula="of:=SUM([.E796:.E905])" office:value-type="float" office:value="666175.5" calcext:value-type="float">
            <text:p>666.175,50</text:p>
          </table:table-cell>
          <table:table-cell table:style-name="ce931" table:number-columns-repeated="2"/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Hızarhane yıkama kira bedeli</text:p>
          </table:table-cell>
          <table:table-cell table:style-name="ce931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930"/>
          <table:table-cell table:style-name="ce931"/>
          <table:table-cell table:style-name="ce931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930"/>
          <table:table-cell table:style-name="ce931"/>
          <table:table-cell table:style-name="ce931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930"/>
          <table:table-cell table:style-name="ce931"/>
          <table:table-cell table:style-name="ce931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Default" table:number-columns-repeated="2"/>
          <table:table-cell table:style-name="ce930"/>
          <table:table-cell table:style-name="ce931"/>
          <table:table-cell table:style-name="ce931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Default" table:number-columns-repeated="2"/>
          <table:table-cell table:style-name="ce930"/>
          <table:table-cell table:style-name="ce931"/>
          <table:table-cell table:style-name="ce931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8 e devir </text:p>
          </table:table-cell>
          <table:table-cell table:style-name="ce931"/>
          <table:table-cell table:style-name="ce999" table:number-columns-repeated="2"/>
          <table:table-cell table:style-name="ce93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999" table:number-columns-repeated="2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7-12-31" calcext:value-type="date">
            <text:p>31.12.2017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907:.D913])+[.D906]" office:value-type="float" office:value="613673.194444444" calcext:value-type="float">
            <text:p>613.673,19</text:p>
          </table:table-cell>
          <table:table-cell table:style-name="ce923" table:formula="of:=SUM([.E907:.E913])+[.E906]" office:value-type="float" office:value="666175.5" calcext:value-type="float">
            <text:p>666.175,50</text:p>
          </table:table-cell>
          <table:table-cell table:style-name="ce923"/>
          <table:table-cell table:style-name="ce1008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 table:number-columns-repeated="4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7’den DEVİR</text:p>
          </table:table-cell>
          <table:table-cell table:style-name="ce922" table:number-columns-repeated="3"/>
          <table:table-cell table:style-name="ce92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7-05" calcext:value-type="date">
            <text:p>05.07.2018</text:p>
          </table:table-cell>
          <table:table-cell table:style-name="ce814" office:value-type="string" calcext:value-type="string">
            <text:p>aliye kiracı ademden</text:p>
          </table:table-cell>
          <table:table-cell table:style-name="ce931"/>
          <table:table-cell table:style-name="ce931" office:value-type="float" office:value="15000" calcext:value-type="float">
            <text:p>15.000,00</text:p>
          </table:table-cell>
          <table:table-cell table:style-name="ce931"/>
          <table:table-cell table:style-name="ce931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1">
          <table:table-cell/>
          <table:table-cell table:style-name="ce815"/>
          <table:table-cell table:style-name="ce814" office:value-type="string" calcext:value-type="string">
            <text:p>kiracı kepçeci emlakçı</text:p>
          </table:table-cell>
          <table:table-cell table:style-name="ce931"/>
          <table:table-cell table:style-name="ce931" office:value-type="float" office:value="1000" calcext:value-type="float">
            <text:p>1.000,00</text:p>
          </table:table-cell>
          <table:table-cell table:style-name="ce931"/>
          <table:table-cell table:style-name="ce931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boya</text:p>
          </table:table-cell>
          <table:table-cell table:style-name="ce931"/>
          <table:table-cell table:style-name="ce931" office:value-type="float" office:value="160" calcext:value-type="float">
            <text:p>160,00</text:p>
          </table:table-cell>
          <table:table-cell table:style-name="ce931"/>
          <table:table-cell table:style-name="ce931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5" calcext:value-type="date">
            <text:p>25.09.2018</text:p>
          </table:table-cell>
          <table:table-cell table:style-name="ce814" office:value-type="string" calcext:value-type="string">
            <text:p>mermer Kaparo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931" table:number-columns-repeated="2"/>
          <table:table-cell table:style-name="ce931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12" calcext:value-type="date">
            <text:p>12.09.2018</text:p>
          </table:table-cell>
          <table:table-cell table:style-name="ce814" office:value-type="string" calcext:value-type="string">
            <text:p>ünye taşyünü RSMnin ödediği nakliye</text:p>
          </table:table-cell>
          <table:table-cell table:style-name="ce931" office:value-type="float" office:value="1850" calcext:value-type="float">
            <text:p>1.850,00</text:p>
          </table:table-cell>
          <table:table-cell table:style-name="ce931" table:number-columns-repeated="2"/>
          <table:table-cell table:style-name="ce931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kiracı ademden</text:p>
          </table:table-cell>
          <table:table-cell table:style-name="ce931"/>
          <table:table-cell table:style-name="ce931" office:value-type="float" office:value="1900" calcext:value-type="float">
            <text:p>1.900,00</text:p>
          </table:table-cell>
          <table:table-cell table:style-name="ce931"/>
          <table:table-cell table:style-name="ce931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tlia vakıfbank hesabına özge kira</text:p>
          </table:table-cell>
          <table:table-cell table:style-name="ce931"/>
          <table:table-cell table:style-name="ce931" office:value-type="float" office:value="1250" calcext:value-type="float">
            <text:p>1.250,00</text:p>
          </table:table-cell>
          <table:table-cell table:style-name="ce931"/>
          <table:table-cell table:style-name="ce931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1">
          <table:table-cell/>
          <table:table-cell table:style-name="ce815" office:value-type="date" office:date-value="2018-11-02" calcext:value-type="date">
            <text:p>02.11.2018</text:p>
          </table:table-cell>
          <table:table-cell table:style-name="ce814" office:value-type="string" calcext:value-type="string">
            <text:p>toyota devir</text:p>
          </table:table-cell>
          <table:table-cell table:style-name="ce931"/>
          <table:table-cell table:style-name="ce931" office:value-type="float" office:value="160" calcext:value-type="float">
            <text:p>160,00</text:p>
          </table:table-cell>
          <table:table-cell table:style-name="ce931"/>
          <table:table-cell table:style-name="ce931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ocak alışveriş tava</text:p>
          </table:table-cell>
          <table:table-cell table:style-name="ce931"/>
          <table:table-cell table:style-name="ce931" office:value-type="float" office:value="28.95" calcext:value-type="float">
            <text:p>28,95</text:p>
          </table:table-cell>
          <table:table-cell table:style-name="ce931"/>
          <table:table-cell table:style-name="ce931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ocak alışveriş sigara</text:p>
          </table:table-cell>
          <table:table-cell table:style-name="ce931"/>
          <table:table-cell table:style-name="ce931" office:value-type="float" office:value="95" calcext:value-type="float">
            <text:p>95,00</text:p>
          </table:table-cell>
          <table:table-cell table:style-name="ce931"/>
          <table:table-cell table:style-name="ce931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01" calcext:value-type="date">
            <text:p>01.11.2018</text:p>
          </table:table-cell>
          <table:table-cell table:style-name="ce814" office:value-type="string" calcext:value-type="string">
            <text:p>ocak alışveriş</text:p>
          </table:table-cell>
          <table:table-cell table:style-name="ce931"/>
          <table:table-cell table:style-name="ce931" office:value-type="float" office:value="368.73" calcext:value-type="float">
            <text:p>368,73</text:p>
          </table:table-cell>
          <table:table-cell table:style-name="ce931"/>
          <table:table-cell table:style-name="ce931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epçe cam</text:p>
          </table:table-cell>
          <table:table-cell table:style-name="ce931"/>
          <table:table-cell table:style-name="ce931" office:value-type="float" office:value="70" calcext:value-type="float">
            <text:p>70,00</text:p>
          </table:table-cell>
          <table:table-cell table:style-name="ce931"/>
          <table:table-cell table:style-name="ce931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aportacı</text:p>
          </table:table-cell>
          <table:table-cell table:style-name="ce931"/>
          <table:table-cell table:style-name="ce931" office:value-type="float" office:value="100" calcext:value-type="float">
            <text:p>100,00</text:p>
          </table:table-cell>
          <table:table-cell table:style-name="ce931"/>
          <table:table-cell table:style-name="ce931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1">
          <table:table-cell/>
          <table:table-cell table:style-name="ce815"/>
          <table:table-cell table:style-name="ce814" office:value-type="string" calcext:value-type="string">
            <text:p>atila kk mustafa</text:p>
          </table:table-cell>
          <table:table-cell table:style-name="ce931"/>
          <table:table-cell table:style-name="ce931" office:value-type="float" office:value="600" calcext:value-type="float">
            <text:p>600,00</text:p>
          </table:table-cell>
          <table:table-cell table:style-name="ce931"/>
          <table:table-cell table:style-name="ce931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3" calcext:value-type="date">
            <text:p>23.09.2018</text:p>
          </table:table-cell>
          <table:table-cell table:style-name="ce814" office:value-type="string" calcext:value-type="string">
            <text:p>fikret yalçın havale</text:p>
          </table:table-cell>
          <table:table-cell table:style-name="ce920"/>
          <table:table-cell table:style-name="ce931" office:value-type="float" office:value="3002" calcext:value-type="float">
            <text:p>3.002,00</text:p>
          </table:table-cell>
          <table:table-cell table:style-name="ce931"/>
          <table:table-cell table:style-name="ce931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6" calcext:value-type="date">
            <text:p>26.09.2018</text:p>
          </table:table-cell>
          <table:table-cell table:style-name="ce814" office:value-type="string" calcext:value-type="string">
            <text:p>recep kuzu</text:p>
          </table:table-cell>
          <table:table-cell table:style-name="ce920"/>
          <table:table-cell table:style-name="ce931" office:value-type="float" office:value="1005" calcext:value-type="float">
            <text:p>1.005,00</text:p>
          </table:table-cell>
          <table:table-cell table:style-name="ce931"/>
          <table:table-cell table:style-name="ce931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5" calcext:value-type="date">
            <text:p>25.09.2018</text:p>
          </table:table-cell>
          <table:table-cell table:style-name="ce814" office:value-type="string" calcext:value-type="string">
            <text:p>aliye kasadan 50000-20000=30000</text:p>
          </table:table-cell>
          <table:table-cell table:style-name="ce920"/>
          <table:table-cell table:style-name="ce931" office:value-type="float" office:value="20000" calcext:value-type="float">
            <text:p>20.000,00</text:p>
          </table:table-cell>
          <table:table-cell table:style-name="ce931"/>
          <table:table-cell table:style-name="ce931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5" calcext:value-type="date">
            <text:p>25.09.2018</text:p>
          </table:table-cell>
          <table:table-cell table:style-name="ce814" office:value-type="string" calcext:value-type="string">
            <text:p>fikret yalçın havale</text:p>
          </table:table-cell>
          <table:table-cell table:style-name="ce931"/>
          <table:table-cell table:style-name="ce931" office:value-type="float" office:value="1005" calcext:value-type="float">
            <text:p>1.005,00</text:p>
          </table:table-cell>
          <table:table-cell table:style-name="ce931"/>
          <table:table-cell table:style-name="ce931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4" calcext:value-type="date">
            <text:p>24.09.2018</text:p>
          </table:table-cell>
          <table:table-cell table:style-name="ce814" office:value-type="string" calcext:value-type="string">
            <text:p>yusuf yokuş halk eft</text:p>
          </table:table-cell>
          <table:table-cell table:style-name="ce931"/>
          <table:table-cell table:style-name="ce931" office:value-type="float" office:value="785" calcext:value-type="float">
            <text:p>785,00</text:p>
          </table:table-cell>
          <table:table-cell table:style-name="ce931"/>
          <table:table-cell table:style-name="ce931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12" calcext:value-type="date">
            <text:p>12.09.2018</text:p>
          </table:table-cell>
          <table:table-cell table:style-name="ce814" office:value-type="string" calcext:value-type="string">
            <text:p>aliye maaş için</text:p>
          </table:table-cell>
          <table:table-cell table:style-name="ce920"/>
          <table:table-cell table:style-name="ce931" office:value-type="float" office:value="30000" calcext:value-type="float">
            <text:p>30.000,00</text:p>
          </table:table-cell>
          <table:table-cell table:style-name="ce931"/>
          <table:table-cell table:style-name="ce931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nkara dişli eft</text:p>
          </table:table-cell>
          <table:table-cell table:style-name="ce920"/>
          <table:table-cell table:style-name="ce931" office:value-type="float" office:value="2005" calcext:value-type="float">
            <text:p>2.005,00</text:p>
          </table:table-cell>
          <table:table-cell table:style-name="ce931"/>
          <table:table-cell table:style-name="ce931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6" office:value-type="string" calcext:value-type="string">
            <text:p>yeşilyurt hızarhane arsadan</text:p>
          </table:table-cell>
          <table:table-cell table:style-name="ce932" office:value-type="float" office:value="205000" calcext:value-type="float">
            <text:p>205.000,00</text:p>
          </table:table-cell>
          <table:table-cell table:style-name="ce920"/>
          <table:table-cell table:style-name="ce931"/>
          <table:table-cell table:style-name="ce931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 table:number-columns-repeated="3"/>
          <table:table-cell table:style-name="ce931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06" calcext:value-type="date">
            <text:p>06.09.2018</text:p>
          </table:table-cell>
          <table:table-cell table:style-name="ce814" office:value-type="string" calcext:value-type="string">
            <text:p>ayhan akdoğan sulusaray</text:p>
          </table:table-cell>
          <table:table-cell table:style-name="ce931" office:value-type="float" office:value="3000" calcext:value-type="float">
            <text:p>3.000,00</text:p>
          </table:table-cell>
          <table:table-cell table:style-name="ce931" table:number-columns-repeated="2"/>
          <table:table-cell table:style-name="ce931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nkara ocak tabanca</text:p>
          </table:table-cell>
          <table:table-cell table:style-name="ce931"/>
          <table:table-cell table:style-name="ce931" office:value-type="float" office:value="1180" calcext:value-type="float">
            <text:p>1.180,00</text:p>
          </table:table-cell>
          <table:table-cell table:style-name="ce931"/>
          <table:table-cell table:style-name="ce931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sigorta</text:p>
          </table:table-cell>
          <table:table-cell table:style-name="ce931"/>
          <table:table-cell table:style-name="ce931" office:value-type="float" office:value="926" calcext:value-type="float">
            <text:p>926,00</text:p>
          </table:table-cell>
          <table:table-cell table:style-name="ce931"/>
          <table:table-cell table:style-name="ce931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gaz benzin</text:p>
          </table:table-cell>
          <table:table-cell table:style-name="ce931"/>
          <table:table-cell table:style-name="ce931" office:value-type="float" office:value="297.11" calcext:value-type="float">
            <text:p>297,11</text:p>
          </table:table-cell>
          <table:table-cell table:style-name="ce931"/>
          <table:table-cell table:style-name="ce931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31" calcext:value-type="date">
            <text:p>31.10.2018</text:p>
          </table:table-cell>
          <table:table-cell table:style-name="ce814" office:value-type="string" calcext:value-type="string">
            <text:p>ali havale okay taş</text:p>
          </table:table-cell>
          <table:table-cell table:style-name="ce920"/>
          <table:table-cell table:style-name="ce931" office:value-type="float" office:value="7505" calcext:value-type="float">
            <text:p>7.505,00</text:p>
          </table:table-cell>
          <table:table-cell table:style-name="ce931"/>
          <table:table-cell table:style-name="ce931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31" calcext:value-type="date">
            <text:p>31.10.2018</text:p>
          </table:table-cell>
          <table:table-cell table:style-name="ce814" office:value-type="string" calcext:value-type="string">
            <text:p>ali bankada nkt</text:p>
          </table:table-cell>
          <table:table-cell table:style-name="ce920"/>
          <table:table-cell table:style-name="ce931" office:value-type="float" office:value="17500" calcext:value-type="float">
            <text:p>17.500,00</text:p>
          </table:table-cell>
          <table:table-cell table:style-name="ce931"/>
          <table:table-cell table:style-name="ce931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31" calcext:value-type="date">
            <text:p>31.10.2018</text:p>
          </table:table-cell>
          <table:table-cell table:style-name="ce814" office:value-type="string" calcext:value-type="string">
            <text:p>aliye işbank hesaptan</text:p>
          </table:table-cell>
          <table:table-cell table:style-name="ce920"/>
          <table:table-cell table:style-name="ce931" office:value-type="float" office:value="18200" calcext:value-type="float">
            <text:p>18.200,00</text:p>
          </table:table-cell>
          <table:table-cell table:style-name="ce931"/>
          <table:table-cell table:style-name="ce931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15" calcext:value-type="date">
            <text:p>15.10.2018</text:p>
          </table:table-cell>
          <table:table-cell table:style-name="ce814" office:value-type="string" calcext:value-type="string">
            <text:p>aliye kasadan 17000-17000=0</text:p>
          </table:table-cell>
          <table:table-cell table:style-name="ce920"/>
          <table:table-cell table:style-name="ce931" office:value-type="float" office:value="17000" calcext:value-type="float">
            <text:p>17.000,00</text:p>
          </table:table-cell>
          <table:table-cell table:style-name="ce931"/>
          <table:table-cell table:style-name="ce931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04" calcext:value-type="date">
            <text:p>04.10.2018</text:p>
          </table:table-cell>
          <table:table-cell table:style-name="ce814" office:value-type="string" calcext:value-type="string">
            <text:p>aliye kasadan 27000-10000=17000</text:p>
          </table:table-cell>
          <table:table-cell table:style-name="ce920"/>
          <table:table-cell table:style-name="ce931" office:value-type="float" office:value="10000" calcext:value-type="float">
            <text:p>10.000,00</text:p>
          </table:table-cell>
          <table:table-cell table:style-name="ce931"/>
          <table:table-cell table:style-name="ce931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kasadan 30000-3000=27000</text:p>
          </table:table-cell>
          <table:table-cell table:style-name="ce920"/>
          <table:table-cell table:style-name="ce931" office:value-type="float" office:value="3000" calcext:value-type="float">
            <text:p>3.000,00</text:p>
          </table:table-cell>
          <table:table-cell table:style-name="ce931"/>
          <table:table-cell table:style-name="ce931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9" calcext:value-type="date">
            <text:p>29.11.2018</text:p>
          </table:table-cell>
          <table:table-cell table:style-name="ce814" office:value-type="string" calcext:value-type="string">
            <text:p>imar barışı atila daire maliyeye yatan</text:p>
          </table:table-cell>
          <table:table-cell table:style-name="ce931"/>
          <table:table-cell table:style-name="ce931" office:value-type="float" office:value="8466.82" calcext:value-type="float">
            <text:p>8.466,82</text:p>
          </table:table-cell>
          <table:table-cell table:style-name="ce931"/>
          <table:table-cell table:style-name="ce931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9" calcext:value-type="date">
            <text:p>29.11.2018</text:p>
          </table:table-cell>
          <table:table-cell table:style-name="ce814" office:value-type="string" calcext:value-type="string">
            <text:p>ali balcıya</text:p>
          </table:table-cell>
          <table:table-cell table:style-name="ce931"/>
          <table:table-cell table:style-name="ce931" office:value-type="float" office:value="3000" calcext:value-type="float">
            <text:p>3.000,00</text:p>
          </table:table-cell>
          <table:table-cell table:style-name="ce931"/>
          <table:table-cell table:style-name="ce931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8" calcext:value-type="date">
            <text:p>28.11.2018</text:p>
          </table:table-cell>
          <table:table-cell table:style-name="ce814" office:value-type="string" calcext:value-type="string">
            <text:p>mehmet ünveroğlu </text:p>
          </table:table-cell>
          <table:table-cell table:style-name="ce931" office:value-type="float" office:value="3000" calcext:value-type="float">
            <text:p>3.000,00</text:p>
          </table:table-cell>
          <table:table-cell table:style-name="ce931" table:number-columns-repeated="2"/>
          <table:table-cell table:style-name="ce931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6" calcext:value-type="date">
            <text:p>26.11.2018</text:p>
          </table:table-cell>
          <table:table-cell table:style-name="ce814" office:value-type="string" calcext:value-type="string">
            <text:p>atila havale ANKARA pnomatik hortum</text:p>
          </table:table-cell>
          <table:table-cell table:style-name="ce931"/>
          <table:table-cell table:style-name="ce931" office:value-type="float" office:value="297" calcext:value-type="float">
            <text:p>297,00</text:p>
          </table:table-cell>
          <table:table-cell table:style-name="ce931"/>
          <table:table-cell table:style-name="ce931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01" calcext:value-type="date">
            <text:p>01.11.2018</text:p>
          </table:table-cell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931" office:value-type="float" office:value="500" calcext:value-type="float">
            <text:p>500,00</text:p>
          </table:table-cell>
          <table:table-cell table:style-name="ce931"/>
          <table:table-cell table:style-name="ce931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09" calcext:value-type="date">
            <text:p>09.11.2018</text:p>
          </table:table-cell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931" office:value-type="float" office:value="8000" calcext:value-type="float">
            <text:p>8.000,00</text:p>
          </table:table-cell>
          <table:table-cell table:style-name="ce931"/>
          <table:table-cell table:style-name="ce931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2-12" calcext:value-type="date">
            <text:p>12.12.2018</text:p>
          </table:table-cell>
          <table:table-cell table:style-name="ce814" office:value-type="string" calcext:value-type="string">
            <text:p>Doğuş işbank kredi ödemesi 12.ay</text:p>
          </table:table-cell>
          <table:table-cell table:style-name="ce931"/>
          <table:table-cell table:style-name="ce931" office:value-type="float" office:value="3344.12" calcext:value-type="float">
            <text:p>3.344,12</text:p>
          </table:table-cell>
          <table:table-cell table:style-name="ce931"/>
          <table:table-cell table:style-name="ce931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2-12" calcext:value-type="date">
            <text:p>12.12.2018</text:p>
          </table:table-cell>
          <table:table-cell table:style-name="ce814" office:value-type="string" calcext:value-type="string">
            <text:p>Ali Balcıdan nakit</text:p>
          </table:table-cell>
          <table:table-cell table:style-name="ce931" office:value-type="float" office:value="3400" calcext:value-type="float">
            <text:p>3.400,00</text:p>
          </table:table-cell>
          <table:table-cell table:style-name="ce931" table:number-columns-repeated="2"/>
          <table:table-cell table:style-name="ce931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2-11" calcext:value-type="date">
            <text:p>11.12.2018</text:p>
          </table:table-cell>
          <table:table-cell table:style-name="ce814" office:value-type="string" calcext:value-type="string">
            <text:p>Ali Balcıya sezai hesabına yatırılan</text:p>
          </table:table-cell>
          <table:table-cell table:style-name="ce931"/>
          <table:table-cell table:style-name="ce931" office:value-type="float" office:value="15000" calcext:value-type="float">
            <text:p>15.000,00</text:p>
          </table:table-cell>
          <table:table-cell table:style-name="ce931"/>
          <table:table-cell table:style-name="ce931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duırsun durmuş tedaş sanayi teminat</text:p>
          </table:table-cell>
          <table:table-cell table:style-name="ce931" office:value-type="float" office:value="900" calcext:value-type="float">
            <text:p>900,00</text:p>
          </table:table-cell>
          <table:table-cell table:style-name="ce931" table:number-columns-repeated="2"/>
          <table:table-cell table:style-name="ce931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 table:number-columns-repeated="3"/>
          <table:table-cell table:style-name="ce931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ra Toplam</text:p>
          </table:table-cell>
          <table:table-cell table:style-name="ce925" table:formula="of:=SUM([.D917:.D959])" office:value-type="float" office:value="217650" calcext:value-type="float">
            <text:p>217.650,00</text:p>
          </table:table-cell>
          <table:table-cell table:style-name="ce925" table:formula="of:=SUM([.E917:.E959])" office:value-type="float" office:value="192750.73" calcext:value-type="float">
            <text:p>192.750,73</text:p>
          </table:table-cell>
          <table:table-cell table:style-name="ce931" table:number-columns-repeated="2"/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 table:number-columns-repeated="3"/>
          <table:table-cell table:style-name="ce931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 table:number-columns-repeated="3"/>
          <table:table-cell table:style-name="ce931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Hızarhane yıkama kira bedeli</text:p>
          </table:table-cell>
          <table:table-cell table:style-name="ce931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930"/>
          <table:table-cell table:style-name="ce931"/>
          <table:table-cell table:style-name="ce931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930"/>
          <table:table-cell table:style-name="ce931"/>
          <table:table-cell table:style-name="ce931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930"/>
          <table:table-cell table:style-name="ce931"/>
          <table:table-cell table:style-name="ce931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6"/>
          <table:table-cell table:style-name="Default" table:number-columns-repeated="2"/>
          <table:table-cell table:style-name="ce931" table:number-columns-repeated="2"/>
          <table:table-cell table:style-name="ce931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9 a devir </text:p>
          </table:table-cell>
          <table:table-cell table:style-name="ce931"/>
          <table:table-cell table:style-name="ce999" table:number-columns-repeated="2"/>
          <table:table-cell table:style-name="ce93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999" table:number-columns-repeated="2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8-12-31" calcext:value-type="date">
            <text:p>31.12.2018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964:.D969])+[.D961]" office:value-type="float" office:value="252234.097222222" calcext:value-type="float">
            <text:p>252.234,10</text:p>
          </table:table-cell>
          <table:table-cell table:style-name="ce923" table:formula="of:=SUM([.E964:.E969])+[.E961]" office:value-type="float" office:value="192750.73" calcext:value-type="float">
            <text:p>192.750,73</text:p>
          </table:table-cell>
          <table:table-cell table:style-name="ce923"/>
          <table:table-cell table:style-name="ce1008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 table:number-columns-repeated="4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8’den DEVİR</text:p>
          </table:table-cell>
          <table:table-cell table:style-name="ce922" table:number-columns-repeated="3"/>
          <table:table-cell table:style-name="ce92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7" table:number-columns-repeated="2"/>
          <table:table-cell table:style-name="ce933" table:number-columns-repeated="3"/>
          <table:table-cell table:style-name="ce931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3-30" calcext:value-type="date">
            <text:p>30.03.2019</text:p>
          </table:table-cell>
          <table:table-cell table:style-name="ce814" office:value-type="string" calcext:value-type="string">
            <text:p>ocakçı atila aradı</text:p>
          </table:table-cell>
          <table:table-cell table:style-name="ce931"/>
          <table:table-cell table:style-name="ce931" office:value-type="float" office:value="100" calcext:value-type="float">
            <text:p>100,00</text:p>
          </table:table-cell>
          <table:table-cell table:style-name="ce931"/>
          <table:table-cell table:style-name="ce931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k murat tic seramik boyacı faruk</text:p>
          </table:table-cell>
          <table:table-cell table:style-name="ce931"/>
          <table:table-cell table:style-name="ce931" office:value-type="float" office:value="100" calcext:value-type="float">
            <text:p>100,00</text:p>
          </table:table-cell>
          <table:table-cell table:style-name="ce931"/>
          <table:table-cell table:style-name="ce931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k benzinci 80 m2 seramik</text:p>
          </table:table-cell>
          <table:table-cell table:style-name="ce931"/>
          <table:table-cell table:style-name="ce931" office:value-type="float" office:value="1600" calcext:value-type="float">
            <text:p>1.600,00</text:p>
          </table:table-cell>
          <table:table-cell table:style-name="ce931"/>
          <table:table-cell table:style-name="ce931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şubat iş kredi</text:p>
          </table:table-cell>
          <table:table-cell table:style-name="ce931"/>
          <table:table-cell table:style-name="ce931" office:value-type="float" office:value="3486" calcext:value-type="float">
            <text:p>3.486,00</text:p>
          </table:table-cell>
          <table:table-cell table:style-name="ce931"/>
          <table:table-cell table:style-name="ce931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dursun ankara ocakçı</text:p>
          </table:table-cell>
          <table:table-cell table:style-name="ce931"/>
          <table:table-cell table:style-name="ce931" office:value-type="float" office:value="1000" calcext:value-type="float">
            <text:p>1.000,00</text:p>
          </table:table-cell>
          <table:table-cell table:style-name="ce931"/>
          <table:table-cell table:style-name="ce931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4-08" calcext:value-type="date">
            <text:p>08.04.2019</text:p>
          </table:table-cell>
          <table:table-cell table:style-name="ce814" office:value-type="string" calcext:value-type="string">
            <text:p>aliye kiracı dursun durmuş</text:p>
          </table:table-cell>
          <table:table-cell table:style-name="ce931"/>
          <table:table-cell table:style-name="ce931" office:value-type="float" office:value="2000" calcext:value-type="float">
            <text:p>2.000,00</text:p>
          </table:table-cell>
          <table:table-cell table:style-name="ce931"/>
          <table:table-cell table:style-name="ce931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mustafa radyatör tamiri</text:p>
          </table:table-cell>
          <table:table-cell table:style-name="ce931"/>
          <table:table-cell table:style-name="ce931" office:value-type="float" office:value="150" calcext:value-type="float">
            <text:p>150,00</text:p>
          </table:table-cell>
          <table:table-cell table:style-name="ce931"/>
          <table:table-cell table:style-name="ce931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mustafa ocak sigara</text:p>
          </table:table-cell>
          <table:table-cell table:style-name="ce931"/>
          <table:table-cell table:style-name="ce931" office:value-type="float" office:value="55" calcext:value-type="float">
            <text:p>55,00</text:p>
          </table:table-cell>
          <table:table-cell table:style-name="ce931"/>
          <table:table-cell table:style-name="ce931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31" calcext:value-type="date">
            <text:p>31.07.2019</text:p>
          </table:table-cell>
          <table:table-cell table:style-name="ce814" office:value-type="string" calcext:value-type="string">
            <text:p>fırıldakçı ercan mezar parası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931" table:number-columns-repeated="2"/>
          <table:table-cell table:style-name="ce931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dem kesici senet 6400</text:p>
          </table:table-cell>
          <table:table-cell table:style-name="ce931" table:number-columns-repeated="3"/>
          <table:table-cell table:style-name="ce931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30" calcext:value-type="date">
            <text:p>30.07.2019</text:p>
          </table:table-cell>
          <table:table-cell table:style-name="ce814" office:value-type="string" calcext:value-type="string">
            <text:p>atila vakıfbank kira özge kahraman</text:p>
          </table:table-cell>
          <table:table-cell table:style-name="ce931"/>
          <table:table-cell table:style-name="ce931" office:value-type="float" office:value="1750" calcext:value-type="float">
            <text:p>1.750,00</text:p>
          </table:table-cell>
          <table:table-cell table:style-name="ce931"/>
          <table:table-cell table:style-name="ce931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temmuz pulu maliye</text:p>
          </table:table-cell>
          <table:table-cell table:style-name="ce931"/>
          <table:table-cell table:style-name="ce931" office:value-type="float" office:value="234" calcext:value-type="float">
            <text:p>234,00</text:p>
          </table:table-cell>
          <table:table-cell table:style-name="ce931"/>
          <table:table-cell table:style-name="ce931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ocak pulu maliye</text:p>
          </table:table-cell>
          <table:table-cell table:style-name="ce931"/>
          <table:table-cell table:style-name="ce931" office:value-type="float" office:value="234" calcext:value-type="float">
            <text:p>234,00</text:p>
          </table:table-cell>
          <table:table-cell table:style-name="ce931"/>
          <table:table-cell table:style-name="ce931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<text:s/></text:p>
          </table:table-cell>
          <table:table-cell table:style-name="ce931"/>
          <table:table-cell table:style-name="ce931" office:value-type="float" office:value="100" calcext:value-type="float">
            <text:p>100,00</text:p>
          </table:table-cell>
          <table:table-cell table:style-name="ce931"/>
          <table:table-cell table:style-name="ce931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25" calcext:value-type="date">
            <text:p>25.07.2019</text:p>
          </table:table-cell>
          <table:table-cell table:style-name="ce814" office:value-type="string" calcext:value-type="string">
            <text:p>Mustafa 2 usta bilet parası</text:p>
          </table:table-cell>
          <table:table-cell table:style-name="ce931"/>
          <table:table-cell table:style-name="ce931" office:value-type="float" office:value="280" calcext:value-type="float">
            <text:p>280,00</text:p>
          </table:table-cell>
          <table:table-cell table:style-name="ce931"/>
          <table:table-cell table:style-name="ce931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03" calcext:value-type="date">
            <text:p>03.07.2019</text:p>
          </table:table-cell>
          <table:table-cell table:style-name="ce814" office:value-type="string" calcext:value-type="string">
            <text:p>atla vakıfbank hesabına kiracı adem</text:p>
          </table:table-cell>
          <table:table-cell table:style-name="ce931"/>
          <table:table-cell table:style-name="ce931" office:value-type="float" office:value="20000" calcext:value-type="float">
            <text:p>20.000,00</text:p>
          </table:table-cell>
          <table:table-cell table:style-name="ce931"/>
          <table:table-cell table:style-name="ce931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8-10" calcext:value-type="date">
            <text:p>10.08.2019</text:p>
          </table:table-cell>
          <table:table-cell table:style-name="ce814" office:value-type="string" calcext:value-type="string">
            <text:p>toyota radyatör nakilye</text:p>
          </table:table-cell>
          <table:table-cell table:style-name="ce931"/>
          <table:table-cell table:style-name="ce931" office:value-type="float" office:value="50" calcext:value-type="float">
            <text:p>50,00</text:p>
          </table:table-cell>
          <table:table-cell table:style-name="ce931"/>
          <table:table-cell table:style-name="ce931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fırıldakçı ercan mezar parası</text:p>
          </table:table-cell>
          <table:table-cell table:style-name="ce931" office:value-type="float" office:value="400" calcext:value-type="float">
            <text:p>400,00</text:p>
          </table:table-cell>
          <table:table-cell table:style-name="ce931" table:number-columns-repeated="2"/>
          <table:table-cell table:style-name="ce931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sarıca ya verilen</text:p>
          </table:table-cell>
          <table:table-cell table:style-name="ce931"/>
          <table:table-cell table:style-name="ce931" office:value-type="float" office:value="500" calcext:value-type="float">
            <text:p>500,00</text:p>
          </table:table-cell>
          <table:table-cell table:style-name="ce931"/>
          <table:table-cell table:style-name="ce931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hmet selimoğlu mezar</text:p>
          </table:table-cell>
          <table:table-cell table:style-name="ce931" office:value-type="float" office:value="1500" calcext:value-type="float">
            <text:p>1.500,00</text:p>
          </table:table-cell>
          <table:table-cell table:style-name="ce931" table:number-columns-repeated="2"/>
          <table:table-cell table:style-name="ce931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9" calcext:value-type="date">
            <text:p>29.09.2019</text:p>
          </table:table-cell>
          <table:table-cell table:style-name="ce814" office:value-type="string" calcext:value-type="string">
            <text:p>ali balcıya işbank hesaptan</text:p>
          </table:table-cell>
          <table:table-cell table:style-name="ce931"/>
          <table:table-cell table:style-name="ce931" office:value-type="float" office:value="14035" calcext:value-type="float">
            <text:p>14.035,00</text:p>
          </table:table-cell>
          <table:table-cell table:style-name="ce931"/>
          <table:table-cell table:style-name="ce931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6" calcext:value-type="date">
            <text:p>26.09.2019</text:p>
          </table:table-cell>
          <table:table-cell table:style-name="ce814" office:value-type="string" calcext:value-type="string">
            <text:p>toyota bobin</text:p>
          </table:table-cell>
          <table:table-cell table:style-name="ce931"/>
          <table:table-cell table:style-name="ce931" office:value-type="float" office:value="165" calcext:value-type="float">
            <text:p>165,00</text:p>
          </table:table-cell>
          <table:table-cell table:style-name="ce931"/>
          <table:table-cell table:style-name="ce931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8" calcext:value-type="date">
            <text:p>28.09.2019</text:p>
          </table:table-cell>
          <table:table-cell table:style-name="ce814" office:value-type="string" calcext:value-type="string">
            <text:p>benzin</text:p>
          </table:table-cell>
          <table:table-cell table:style-name="ce931"/>
          <table:table-cell table:style-name="ce931" office:value-type="float" office:value="250" calcext:value-type="float">
            <text:p>250,00</text:p>
          </table:table-cell>
          <table:table-cell table:style-name="ce931"/>
          <table:table-cell table:style-name="ce931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5" calcext:value-type="date">
            <text:p>25.09.2019</text:p>
          </table:table-cell>
          <table:table-cell table:style-name="ce814" office:value-type="string" calcext:value-type="string">
            <text:p>toyota gaz benzin kk</text:p>
          </table:table-cell>
          <table:table-cell table:style-name="ce931"/>
          <table:table-cell table:style-name="ce931" office:value-type="float" office:value="150" calcext:value-type="float">
            <text:p>150,00</text:p>
          </table:table-cell>
          <table:table-cell table:style-name="ce931"/>
          <table:table-cell table:style-name="ce931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4" calcext:value-type="date">
            <text:p>24.09.2019</text:p>
          </table:table-cell>
          <table:table-cell table:style-name="ce814" office:value-type="string" calcext:value-type="string">
            <text:p>ford mazot sivas kk</text:p>
          </table:table-cell>
          <table:table-cell table:style-name="ce931"/>
          <table:table-cell table:style-name="ce931" office:value-type="float" office:value="100" calcext:value-type="float">
            <text:p>100,00</text:p>
          </table:table-cell>
          <table:table-cell table:style-name="ce931"/>
          <table:table-cell table:style-name="ce931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0" calcext:value-type="date">
            <text:p>20.09.2019</text:p>
          </table:table-cell>
          <table:table-cell table:style-name="ce814" office:value-type="string" calcext:value-type="string">
            <text:p>aliye nakit fabrika</text:p>
          </table:table-cell>
          <table:table-cell table:style-name="ce931"/>
          <table:table-cell table:style-name="ce931" office:value-type="float" office:value="3000" calcext:value-type="float">
            <text:p>3.000,00</text:p>
          </table:table-cell>
          <table:table-cell table:style-name="ce931"/>
          <table:table-cell table:style-name="ce931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931" office:value-type="float" office:value="855" calcext:value-type="float">
            <text:p>855,00</text:p>
          </table:table-cell>
          <table:table-cell table:style-name="ce931"/>
          <table:table-cell table:style-name="ce931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18" calcext:value-type="date">
            <text:p>18.09.2019</text:p>
          </table:table-cell>
          <table:table-cell table:style-name="ce814" office:value-type="string" calcext:value-type="string">
            <text:p>ziraat kredi</text:p>
          </table:table-cell>
          <table:table-cell table:style-name="ce931"/>
          <table:table-cell table:style-name="ce931" office:value-type="float" office:value="3645" calcext:value-type="float">
            <text:p>3.645,00</text:p>
          </table:table-cell>
          <table:table-cell table:style-name="ce931"/>
          <table:table-cell table:style-name="ce931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12" calcext:value-type="date">
            <text:p>12.09.2019</text:p>
          </table:table-cell>
          <table:table-cell table:style-name="ce814" office:value-type="string" calcext:value-type="string">
            <text:p>aliden nakit</text:p>
          </table:table-cell>
          <table:table-cell table:style-name="ce931" office:value-type="float" office:value="200" calcext:value-type="float">
            <text:p>200,00</text:p>
          </table:table-cell>
          <table:table-cell table:style-name="ce931" table:number-columns-repeated="2"/>
          <table:table-cell table:style-name="ce931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12" calcext:value-type="date">
            <text:p>12.09.2019</text:p>
          </table:table-cell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931" office:value-type="float" office:value="200" calcext:value-type="float">
            <text:p>200,00</text:p>
          </table:table-cell>
          <table:table-cell table:style-name="ce931"/>
          <table:table-cell table:style-name="ce931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10-10" calcext:value-type="date">
            <text:p>10.10.2019</text:p>
          </table:table-cell>
          <table:table-cell table:style-name="ce814" office:value-type="string" calcext:value-type="string">
            <text:p>fırıldakçı ercan mezar parası</text:p>
          </table:table-cell>
          <table:table-cell table:style-name="ce920" office:value-type="float" office:value="400" calcext:value-type="float">
            <text:p>400,00</text:p>
          </table:table-cell>
          <table:table-cell table:style-name="ce931" table:number-columns-repeated="2"/>
          <table:table-cell table:style-name="ce931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801" office:value-type="string" calcext:value-type="string">
            <text:p>dursun çalışkan karo</text:p>
          </table:table-cell>
          <table:table-cell table:style-name="ce920" office:value-type="float" office:value="200" calcext:value-type="float">
            <text:p>200,00</text:p>
          </table:table-cell>
          <table:table-cell table:style-name="ce931" table:number-columns-repeated="2"/>
          <table:table-cell table:style-name="ce931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1">
          <table:table-cell/>
          <table:table-cell table:style-name="ce818" office:value-type="date" office:date-value="2019-10-25" calcext:value-type="date">
            <text:p>25.10.2019</text:p>
          </table:table-cell>
          <table:table-cell table:style-name="ce914" office:value-type="string" calcext:value-type="string">
            <text:p>ziraat kredi 10. ay</text:p>
          </table:table-cell>
          <table:table-cell table:style-name="ce920"/>
          <table:table-cell table:style-name="ce931" office:value-type="float" office:value="3646" calcext:value-type="float">
            <text:p>3.646,00</text:p>
          </table:table-cell>
          <table:table-cell table:style-name="ce931"/>
          <table:table-cell table:style-name="ce931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1">
          <table:table-cell/>
          <table:table-cell table:style-name="ce818" office:value-type="date" office:date-value="2019-10-25" calcext:value-type="date">
            <text:p>25.10.2019</text:p>
          </table:table-cell>
          <table:table-cell table:style-name="ce914" office:value-type="string" calcext:value-type="string">
            <text:p>ziraat kredi yapılandırma %1 kesinti</text:p>
          </table:table-cell>
          <table:table-cell table:style-name="ce920"/>
          <table:table-cell table:style-name="ce931" office:value-type="float" office:value="2210" calcext:value-type="float">
            <text:p>2.210,00</text:p>
          </table:table-cell>
          <table:table-cell table:style-name="ce931"/>
          <table:table-cell table:style-name="ce931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çekilen kredi 240.000 TL 19 ay*3646=69.274 TL ödemeden sonra</text:p>
          </table:table-cell>
          <table:table-cell table:style-name="ce920"/>
          <table:table-cell table:style-name="ce931" table:number-columns-repeated="2"/>
          <table:table-cell table:style-name="ce931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kalan ana para =219.841 TL <text:s/>%1 erken ödeme alınıyor.</text:p>
          </table:table-cell>
          <table:table-cell table:style-name="ce920"/>
          <table:table-cell table:style-name="ce931" table:number-columns-repeated="2"/>
          <table:table-cell table:style-name="ce931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3646,01 * 101 ay = 368.247,01 eski vade borç</text:p>
          </table:table-cell>
          <table:table-cell table:style-name="ce920"/>
          <table:table-cell table:style-name="ce931" table:number-columns-repeated="2"/>
          <table:table-cell table:style-name="ce931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3453,17 * 101 ao = 348.770,17 yeni vade borç</text:p>
          </table:table-cell>
          <table:table-cell table:style-name="ce920"/>
          <table:table-cell table:style-name="ce931" table:number-columns-repeated="2"/>
          <table:table-cell table:style-name="ce931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Fark = 19.476 TL - (erken ödeme farkı) 2210 TL = 17.266 TL</text:p>
          </table:table-cell>
          <table:table-cell table:style-name="ce920"/>
          <table:table-cell table:style-name="ce931" table:number-columns-repeated="2"/>
          <table:table-cell table:style-name="ce931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<text:s/>daha az ödeme yapılacak</text:p>
          </table:table-cell>
          <table:table-cell table:style-name="ce920"/>
          <table:table-cell table:style-name="ce931" table:number-columns-repeated="2"/>
          <table:table-cell table:style-name="ce931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19-12-22" calcext:value-type="date">
            <text:p>22.12.2019</text:p>
          </table:table-cell>
          <table:table-cell table:style-name="ce801" office:value-type="string" calcext:value-type="string">
            <text:p>almus kurtarıcı</text:p>
          </table:table-cell>
          <table:table-cell table:style-name="ce920"/>
          <table:table-cell table:style-name="ce931" office:value-type="float" office:value="300" calcext:value-type="float">
            <text:p>300,00</text:p>
          </table:table-cell>
          <table:table-cell table:style-name="ce931"/>
          <table:table-cell table:style-name="ce931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sanayi doğuş boya dükkanı tadilat masrafı</text:p>
          </table:table-cell>
          <table:table-cell table:style-name="ce920" office:value-type="float" office:value="20000" calcext:value-type="float">
            <text:p>20.000,00</text:p>
          </table:table-cell>
          <table:table-cell table:style-name="ce931" table:number-columns-repeated="2"/>
          <table:table-cell table:style-name="ce931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801" office:value-type="string" calcext:value-type="string">
            <text:p>orhan ustaya elden nakit</text:p>
          </table:table-cell>
          <table:table-cell table:style-name="ce920"/>
          <table:table-cell table:style-name="ce931" office:value-type="float" office:value="1000" calcext:value-type="float">
            <text:p>1.000,00</text:p>
          </table:table-cell>
          <table:table-cell table:style-name="ce931"/>
          <table:table-cell table:style-name="ce931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801"/>
          <table:table-cell table:style-name="ce920"/>
          <table:table-cell table:style-name="ce931" table:number-columns-repeated="2"/>
          <table:table-cell table:style-name="ce931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914"/>
          <table:table-cell table:style-name="ce930" table:number-columns-repeated="3"/>
          <table:table-cell table:style-name="ce931" table:formula="of:=[.G1017]-[.D1018]+[.E1018]" office:value-type="float" office:value="-46274.9255555555" calcext:value-type="float">
            <text:p>-46.274,93</text:p>
          </table:table-cell>
          <table:table-cell table:style-name="ce462"/>
          <table:table-cell table:style-name="ce801" table:number-columns-repeated="55"/>
          <table:table-cell table:number-columns-repeated="961"/>
        </table:table-row>
        <table:table-row table:style-name="ro11">
          <table:table-cell table:number-columns-repeated="2"/>
          <table:table-cell office:value-type="string" calcext:value-type="string">
            <text:p>Ara Toplam</text:p>
          </table:table-cell>
          <table:table-cell table:style-name="ce925" table:formula="of:=SUM([.D974:.D1018])" office:value-type="float" office:value="23200" calcext:value-type="float">
            <text:p>23.200,00</text:p>
          </table:table-cell>
          <table:table-cell table:style-name="ce925" table:formula="of:=SUM([.E974:.E1018])" office:value-type="float" office:value="61195" calcext:value-type="float">
            <text:p>61.195,00</text:p>
          </table:table-cell>
          <table:table-cell/>
          <table:table-cell table:style-name="ce931"/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930"/>
          <table:table-cell/>
          <table:table-cell table:style-name="ce931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930"/>
          <table:table-cell/>
          <table:table-cell table:style-name="ce931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711"/>
          <table:table-cell table:number-columns-repeated="3"/>
          <table:table-cell table:style-name="ce931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931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801"/>
          <table:table-cell table:number-columns-repeated="3"/>
          <table:table-cell table:style-name="ce931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20 ye devir </text:p>
          </table:table-cell>
          <table:table-cell table:style-name="ce931" office:value-type="float" office:value="8.72" calcext:value-type="float">
            <text:p>8,72</text:p>
          </table:table-cell>
          <table:table-cell table:style-name="ce999" table:number-columns-repeated="2"/>
          <table:table-cell table:style-name="ce931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999" table:number-columns-repeated="2"/>
          <table:table-cell table:style-name="ce93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999" table:number-columns-repeated="2"/>
          <table:table-cell table:style-name="ce1014"/>
          <table:table-cell table:number-columns-repeated="1017"/>
        </table:table-row>
        <table:table-row table:style-name="ro11">
          <table:table-cell/>
          <table:table-cell table:style-name="ce802" office:value-type="date" office:date-value="2019-12-31" calcext:value-type="date">
            <text:p>31.12.2019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1020:.D1026])+[.D1019]" office:value-type="float" office:value="80589.5233333333" calcext:value-type="float">
            <text:p>80.589,52</text:p>
          </table:table-cell>
          <table:table-cell table:style-name="ce923" table:formula="of:=SUM([.E1020:.E1026])+[.E1019]" office:value-type="float" office:value="61195" calcext:value-type="float">
            <text:p>61.195,00</text:p>
          </table:table-cell>
          <table:table-cell table:style-name="ce1007"/>
          <table:table-cell table:style-name="ce1008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20"/>
          <table:table-cell table:style-name="ce820" office:value-type="string" calcext:value-type="string">
            <text:p>2019 nakli yekün doğuş borçlu</text:p>
          </table:table-cell>
          <table:table-cell table:style-name="ce952"/>
          <table:table-cell table:style-name="ce1001"/>
          <table:table-cell table:style-name="ce961"/>
          <table:table-cell table:style-name="ce952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797" table:number-columns-repeated="2"/>
          <table:table-cell table:style-name="ce961" table:number-columns-repeated="3"/>
          <table:table-cell table:style-name="ce1015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1-01" calcext:value-type="date">
            <text:p>01.01.2020</text:p>
          </table:table-cell>
          <table:table-cell table:style-name="ce797" office:value-type="string" calcext:value-type="string">
            <text:p>Ali Balcıdan nakit alınan</text:p>
          </table:table-cell>
          <table:table-cell table:style-name="ce961" office:value-type="float" office:value="1000" calcext:value-type="float">
            <text:p>1.000,00</text:p>
          </table:table-cell>
          <table:table-cell table:style-name="ce961" table:number-columns-repeated="2"/>
          <table:table-cell table:style-name="ce1015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3-02" calcext:value-type="date">
            <text:p>02.03.2020</text:p>
          </table:table-cell>
          <table:table-cell table:style-name="ce797" office:value-type="string" calcext:value-type="string">
            <text:p>Ali Balcıya nakit ziraat senet</text:p>
          </table:table-cell>
          <table:table-cell table:style-name="ce961"/>
          <table:table-cell table:style-name="ce961" office:value-type="float" office:value="18600" calcext:value-type="float">
            <text:p>18.600,00</text:p>
          </table:table-cell>
          <table:table-cell table:style-name="ce961"/>
          <table:table-cell table:style-name="ce1015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3-03" calcext:value-type="date">
            <text:p>03.03.2020</text:p>
          </table:table-cell>
          <table:table-cell table:style-name="ce797" office:value-type="string" calcext:value-type="string">
            <text:p>Ali Balcıdan nakit alınan</text:p>
          </table:table-cell>
          <table:table-cell table:style-name="ce961" office:value-type="float" office:value="3500" calcext:value-type="float">
            <text:p>3.500,00</text:p>
          </table:table-cell>
          <table:table-cell table:style-name="ce961" table:number-columns-repeated="2"/>
          <table:table-cell table:style-name="ce1015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1-03" calcext:value-type="date">
            <text:p>03.01.2020</text:p>
          </table:table-cell>
          <table:table-cell table:style-name="ce797" office:value-type="string" calcext:value-type="string">
            <text:p>Ali Balcıdan çek 30-1-2020 Duran Malatyalı </text:p>
          </table:table-cell>
          <table:table-cell table:style-name="ce961" office:value-type="float" office:value="15000" calcext:value-type="float">
            <text:p>15.000,00</text:p>
          </table:table-cell>
          <table:table-cell table:style-name="ce961" table:number-columns-repeated="2"/>
          <table:table-cell table:style-name="ce1015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1-30" calcext:value-type="date">
            <text:p>30.01.2020</text:p>
          </table:table-cell>
          <table:table-cell table:style-name="ce797" office:value-type="string" calcext:value-type="string">
            <text:p>balmer hesabına yatan malatyalının çek</text:p>
          </table:table-cell>
          <table:table-cell table:style-name="ce961"/>
          <table:table-cell table:style-name="ce961" office:value-type="float" office:value="15000" calcext:value-type="float">
            <text:p>15.000,00</text:p>
          </table:table-cell>
          <table:table-cell table:style-name="ce961"/>
          <table:table-cell table:style-name="ce1015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3-20" calcext:value-type="date">
            <text:p>20.03.2020</text:p>
          </table:table-cell>
          <table:table-cell table:style-name="ce797" office:value-type="string" calcext:value-type="string">
            <text:p>Ziraat hayat sigortası kredi</text:p>
          </table:table-cell>
          <table:table-cell table:style-name="ce961"/>
          <table:table-cell table:style-name="ce961" office:value-type="float" office:value="140" calcext:value-type="float">
            <text:p>140,00</text:p>
          </table:table-cell>
          <table:table-cell table:style-name="ce961"/>
          <table:table-cell table:style-name="ce1015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4-13" calcext:value-type="date">
            <text:p>13.04.2020</text:p>
          </table:table-cell>
          <table:table-cell table:style-name="ce797" office:value-type="string" calcext:value-type="string">
            <text:p>KK satış bayraktardan geçildi</text:p>
          </table:table-cell>
          <table:table-cell table:style-name="ce961"/>
          <table:table-cell table:style-name="ce961" office:value-type="float" office:value="675" calcext:value-type="float">
            <text:p>675,00</text:p>
          </table:table-cell>
          <table:table-cell table:style-name="ce961"/>
          <table:table-cell table:style-name="ce1015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5-13" calcext:value-type="date">
            <text:p>13.05.2020</text:p>
          </table:table-cell>
          <table:table-cell table:style-name="ce797" office:value-type="string" calcext:value-type="string">
            <text:p>Ali balcı ya nakit</text:p>
          </table:table-cell>
          <table:table-cell table:style-name="ce961"/>
          <table:table-cell table:style-name="ce961" office:value-type="float" office:value="2000" calcext:value-type="float">
            <text:p>2.000,00</text:p>
          </table:table-cell>
          <table:table-cell table:style-name="ce961"/>
          <table:table-cell table:style-name="ce1015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5-14" calcext:value-type="date">
            <text:p>14.05.2020</text:p>
          </table:table-cell>
          <table:table-cell table:style-name="ce797" office:value-type="string" calcext:value-type="string">
            <text:p>Ali balcı dan nakit</text:p>
          </table:table-cell>
          <table:table-cell table:style-name="ce961" office:value-type="float" office:value="1500" calcext:value-type="float">
            <text:p>1.500,00</text:p>
          </table:table-cell>
          <table:table-cell table:style-name="ce961" table:number-columns-repeated="2"/>
          <table:table-cell table:style-name="ce1015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Bilgisayarcı ismail Kiradan icra</text:p>
          </table:table-cell>
          <table:table-cell table:style-name="ce961"/>
          <table:table-cell table:style-name="ce961" office:value-type="float" office:value="3500" calcext:value-type="float">
            <text:p>3.500,00</text:p>
          </table:table-cell>
          <table:table-cell table:style-name="ce961"/>
          <table:table-cell table:style-name="ce1015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18" calcext:value-type="date">
            <text:p>18.07.2020</text:p>
          </table:table-cell>
          <table:table-cell table:style-name="ce797" office:value-type="string" calcext:value-type="string">
            <text:p>Şafak Günesen mezar hesaba havale</text:p>
          </table:table-cell>
          <table:table-cell table:style-name="ce961" office:value-type="float" office:value="2000" calcext:value-type="float">
            <text:p>2.000,00</text:p>
          </table:table-cell>
          <table:table-cell table:style-name="ce961" table:number-columns-repeated="2"/>
          <table:table-cell table:style-name="ce1015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0" calcext:value-type="date">
            <text:p>20.07.2020</text:p>
          </table:table-cell>
          <table:table-cell table:style-name="ce797" office:value-type="string" calcext:value-type="string">
            <text:p>Ali Paşa kira 2020 hacı</text:p>
          </table:table-cell>
          <table:table-cell table:style-name="ce961"/>
          <table:table-cell table:style-name="ce961" office:value-type="float" office:value="3775" calcext:value-type="float">
            <text:p>3.775,00</text:p>
          </table:table-cell>
          <table:table-cell table:style-name="ce961"/>
          <table:table-cell table:style-name="ce1015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 office:value-type="string" calcext:value-type="string">
            <text:p>Ali Paşa kirası senet ile Selaniğe yapıldı</text:p>
          </table:table-cell>
          <table:table-cell table:style-name="ce961" table:number-columns-repeated="3"/>
          <table:table-cell table:style-name="ce1015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0" calcext:value-type="date">
            <text:p>20.07.2020</text:p>
          </table:table-cell>
          <table:table-cell table:style-name="ce797" office:value-type="string" calcext:value-type="string">
            <text:p>adem kesici kira SENET İŞ 800</text:p>
          </table:table-cell>
          <table:table-cell table:style-name="ce961"/>
          <table:table-cell table:style-name="ce961" office:value-type="float" office:value="23000" calcext:value-type="float">
            <text:p>23.000,00</text:p>
          </table:table-cell>
          <table:table-cell table:style-name="ce961"/>
          <table:table-cell table:style-name="ce1015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5" calcext:value-type="date">
            <text:p>25.07.2020</text:p>
          </table:table-cell>
          <table:table-cell table:style-name="ce797" office:value-type="string" calcext:value-type="string">
            <text:p>Şafak Günesen mezar hesaba havale</text:p>
          </table:table-cell>
          <table:table-cell table:style-name="ce961" office:value-type="float" office:value="2000" calcext:value-type="float">
            <text:p>2.000,00</text:p>
          </table:table-cell>
          <table:table-cell table:style-name="ce961" table:number-columns-repeated="2"/>
          <table:table-cell table:style-name="ce1015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8" calcext:value-type="date">
            <text:p>28.07.2020</text:p>
          </table:table-cell>
          <table:table-cell table:style-name="ce797" office:value-type="string" calcext:value-type="string">
            <text:p>Ali Balcıya nakit <text:s/></text:p>
          </table:table-cell>
          <table:table-cell table:style-name="ce961" office:value-type="float" office:value="1000" calcext:value-type="float">
            <text:p>1.000,00</text:p>
          </table:table-cell>
          <table:table-cell table:style-name="ce961" table:number-columns-repeated="2"/>
          <table:table-cell table:style-name="ce1015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30" calcext:value-type="date">
            <text:p>30.07.2020</text:p>
          </table:table-cell>
          <table:table-cell table:style-name="ce797" office:value-type="string" calcext:value-type="string">
            <text:p>oğuzhan türkmen kira SENET İŞ 800</text:p>
          </table:table-cell>
          <table:table-cell table:style-name="ce961"/>
          <table:table-cell table:style-name="ce961" office:value-type="float" office:value="17000" calcext:value-type="float">
            <text:p>17.000,00</text:p>
          </table:table-cell>
          <table:table-cell table:style-name="ce961"/>
          <table:table-cell table:style-name="ce1015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8-30" calcext:value-type="date">
            <text:p>30.08.2020</text:p>
          </table:table-cell>
          <table:table-cell table:style-name="ce797" office:value-type="string" calcext:value-type="string">
            <text:p>adem kesici kira SENET İŞ 800</text:p>
          </table:table-cell>
          <table:table-cell table:style-name="ce961"/>
          <table:table-cell table:style-name="ce961" office:value-type="float" office:value="4500" calcext:value-type="float">
            <text:p>4.500,00</text:p>
          </table:table-cell>
          <table:table-cell table:style-name="ce961"/>
          <table:table-cell table:style-name="ce1015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0-09-03" calcext:value-type="date">
            <text:p>03.09.2020</text:p>
          </table:table-cell>
          <table:table-cell table:style-name="ce711" office:value-type="string" calcext:value-type="string">
            <text:p>Sanayi ön beton</text:p>
          </table:table-cell>
          <table:table-cell table:style-name="ce964" office:value-type="float" office:value="5000" calcext:value-type="float">
            <text:p>5.000,00</text:p>
          </table:table-cell>
          <table:table-cell table:style-name="ce964" table:number-columns-repeated="2"/>
          <table:table-cell table:style-name="ce1015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0-09-05" calcext:value-type="date">
            <text:p>05.09.2020</text:p>
          </table:table-cell>
          <table:table-cell table:style-name="ce711" office:value-type="string" calcext:value-type="string">
            <text:p>murat çalışkana nakit ödenen</text:p>
          </table:table-cell>
          <table:table-cell table:style-name="ce964"/>
          <table:table-cell table:style-name="ce964" office:value-type="float" office:value="4500" calcext:value-type="float">
            <text:p>4.500,00</text:p>
          </table:table-cell>
          <table:table-cell table:style-name="ce961"/>
          <table:table-cell table:style-name="ce1015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9-05" calcext:value-type="date">
            <text:p>05.09.2020</text:p>
          </table:table-cell>
          <table:table-cell table:style-name="ce797" office:value-type="string" calcext:value-type="string">
            <text:p>Ali Balcı Lise Arkası Kira Geliri </text:p>
          </table:table-cell>
          <table:table-cell table:style-name="ce961" office:value-type="float" office:value="11000" calcext:value-type="float">
            <text:p>11.000,00</text:p>
          </table:table-cell>
          <table:table-cell table:style-name="ce961" table:number-columns-repeated="2"/>
          <table:table-cell table:style-name="ce1015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9-05" calcext:value-type="date">
            <text:p>05.09.2020</text:p>
          </table:table-cell>
          <table:table-cell table:style-name="ce797" office:value-type="string" calcext:value-type="string">
            <text:p>Atila Balcı Lise Arkası Kira Geliri </text:p>
          </table:table-cell>
          <table:table-cell table:style-name="ce961" office:value-type="float" office:value="11000" calcext:value-type="float">
            <text:p>11.000,00</text:p>
          </table:table-cell>
          <table:table-cell table:style-name="ce961" table:number-columns-repeated="2"/>
          <table:table-cell table:style-name="ce1015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820" office:value-type="string" calcext:value-type="string">
            <text:p>Lise kirası hacı hesabına yapıldı (son)</text:p>
          </table:table-cell>
          <table:table-cell table:style-name="ce961" table:number-columns-repeated="3"/>
          <table:table-cell table:style-name="ce1015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Demirci fahriye motorcu kapı işçiliği</text:p>
          </table:table-cell>
          <table:table-cell table:style-name="ce961" office:value-type="float" office:value="1500" calcext:value-type="float">
            <text:p>1.500,00</text:p>
          </table:table-cell>
          <table:table-cell table:style-name="ce961" table:number-columns-repeated="2"/>
          <table:table-cell table:style-name="ce1015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ya nakit(arif ustanın dükkanda)</text:p>
          </table:table-cell>
          <table:table-cell table:style-name="ce961"/>
          <table:table-cell table:style-name="ce961" office:value-type="float" office:value="900" calcext:value-type="float">
            <text:p>900,00</text:p>
          </table:table-cell>
          <table:table-cell table:style-name="ce961"/>
          <table:table-cell table:style-name="ce1015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10-19" calcext:value-type="date">
            <text:p>19.10.2020</text:p>
          </table:table-cell>
          <table:table-cell table:style-name="ce797" office:value-type="string" calcext:value-type="string">
            <text:p>Ali Balcıya nakit (hurdacı Ali den gelen)</text:p>
          </table:table-cell>
          <table:table-cell table:style-name="ce961"/>
          <table:table-cell table:style-name="ce961" office:value-type="float" office:value="20000" calcext:value-type="float">
            <text:p>20.000,00</text:p>
          </table:table-cell>
          <table:table-cell table:style-name="ce961"/>
          <table:table-cell table:style-name="ce1015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/>
          <table:table-cell table:style-name="ce961" table:number-columns-repeated="3"/>
          <table:table-cell table:style-name="ce1015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özer vinç vinç sökümü için</text:p>
          </table:table-cell>
          <table:table-cell table:style-name="ce961" office:value-type="float" office:value="1300" calcext:value-type="float">
            <text:p>1.300,00</text:p>
          </table:table-cell>
          <table:table-cell table:style-name="ce961" table:number-columns-repeated="2"/>
          <table:table-cell table:style-name="ce1015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toz dolgu</text:p>
          </table:table-cell>
          <table:table-cell table:style-name="ce961" office:value-type="float" office:value="250" calcext:value-type="float">
            <text:p>250,00</text:p>
          </table:table-cell>
          <table:table-cell table:style-name="ce961" table:number-columns-repeated="2"/>
          <table:table-cell table:style-name="ce1015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pire memete</text:p>
          </table:table-cell>
          <table:table-cell table:style-name="ce961" office:value-type="float" office:value="150" calcext:value-type="float">
            <text:p>150,00</text:p>
          </table:table-cell>
          <table:table-cell table:style-name="ce961" table:number-columns-repeated="2"/>
          <table:table-cell table:style-name="ce1015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36 m3 beton x 170</text:p>
          </table:table-cell>
          <table:table-cell table:style-name="ce961" office:value-type="float" office:value="6120" calcext:value-type="float">
            <text:p>6.120,00</text:p>
          </table:table-cell>
          <table:table-cell table:style-name="ce961" table:number-columns-repeated="2"/>
          <table:table-cell table:style-name="ce1015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Kum 1 m3</text:p>
          </table:table-cell>
          <table:table-cell table:style-name="ce961" office:value-type="float" office:value="80" calcext:value-type="float">
            <text:p>80,00</text:p>
          </table:table-cell>
          <table:table-cell table:style-name="ce961" table:number-columns-repeated="2"/>
          <table:table-cell table:style-name="ce1015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11" office:value-type="string" calcext:value-type="string">
            <text:p>8,5 tuğla 145 ad</text:p>
          </table:table-cell>
          <table:table-cell table:style-name="ce961" office:value-type="float" office:value="90" calcext:value-type="float">
            <text:p>90,00</text:p>
          </table:table-cell>
          <table:table-cell table:style-name="ce961" table:number-columns-repeated="2"/>
          <table:table-cell table:style-name="ce1015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Çimento 10 tr</text:p>
          </table:table-cell>
          <table:table-cell table:style-name="ce961" office:value-type="float" office:value="150" calcext:value-type="float">
            <text:p>150,00</text:p>
          </table:table-cell>
          <table:table-cell table:style-name="ce961" table:number-columns-repeated="2"/>
          <table:table-cell table:style-name="ce1015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Kireç 5 tr</text:p>
          </table:table-cell>
          <table:table-cell table:style-name="ce964" office:value-type="float" office:value="30" calcext:value-type="float">
            <text:p>30,00</text:p>
          </table:table-cell>
          <table:table-cell table:style-name="ce964"/>
          <table:table-cell table:style-name="ce961"/>
          <table:table-cell table:style-name="ce1015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yığma tuğla 720 * 0.90</text:p>
          </table:table-cell>
          <table:table-cell table:style-name="ce964" office:value-type="float" office:value="648" calcext:value-type="float">
            <text:p>648,00</text:p>
          </table:table-cell>
          <table:table-cell table:style-name="ce964"/>
          <table:table-cell table:style-name="ce961"/>
          <table:table-cell table:style-name="ce1015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11-25" calcext:value-type="date">
            <text:p>25.11.2020</text:p>
          </table:table-cell>
          <table:table-cell table:style-name="ce797" office:value-type="string" calcext:value-type="string">
            <text:p>Muhammed 6 yevmiye</text:p>
          </table:table-cell>
          <table:table-cell table:style-name="ce961" office:value-type="float" office:value="600" calcext:value-type="float">
            <text:p>600,00</text:p>
          </table:table-cell>
          <table:table-cell table:style-name="ce961" table:number-columns-repeated="2"/>
          <table:table-cell table:style-name="ce1015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11-30" calcext:value-type="date">
            <text:p>30.11.2020</text:p>
          </table:table-cell>
          <table:table-cell table:style-name="ce797" office:value-type="string" calcext:value-type="string">
            <text:p>çedaş sanayi borcu</text:p>
          </table:table-cell>
          <table:table-cell table:style-name="ce961" office:value-type="float" office:value="2824.24" calcext:value-type="float">
            <text:p>2.824,24</text:p>
          </table:table-cell>
          <table:table-cell table:style-name="ce961" table:number-columns-repeated="2"/>
          <table:table-cell table:style-name="ce1015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797" office:value-type="string" calcext:value-type="string">
            <text:p>çedaş için yaymazdan Ali Balcıya</text:p>
          </table:table-cell>
          <table:table-cell table:style-name="ce961"/>
          <table:table-cell table:style-name="ce961" office:value-type="float" office:value="800" calcext:value-type="float">
            <text:p>800,00</text:p>
          </table:table-cell>
          <table:table-cell table:style-name="ce961"/>
          <table:table-cell table:style-name="ce1015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797" office:value-type="string" calcext:value-type="string">
            <text:p>Ali Balcıya nakit <text:s/></text:p>
          </table:table-cell>
          <table:table-cell table:style-name="ce961"/>
          <table:table-cell table:style-name="ce961" office:value-type="float" office:value="150" calcext:value-type="float">
            <text:p>150,00</text:p>
          </table:table-cell>
          <table:table-cell table:style-name="ce961"/>
          <table:table-cell table:style-name="ce1015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797" table:number-columns-repeated="2"/>
          <table:table-cell table:style-name="ce961" table:number-columns-repeated="3"/>
          <table:table-cell table:style-name="ce1015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 office:value-type="string" calcext:value-type="string">
            <text:p>2021 ‘e nakli yekün doğuş borçlu</text:p>
          </table:table-cell>
          <table:table-cell table:style-name="ce961" table:number-columns-repeated="3"/>
          <table:table-cell table:style-name="ce1016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/>
          <table:table-cell table:style-name="ce961" table:number-columns-repeated="3"/>
          <table:table-cell table:style-name="ce1016"/>
          <table:table-cell table:number-columns-repeated="1017"/>
        </table:table-row>
        <table:table-row table:style-name="ro11">
          <table:table-cell/>
          <table:table-cell table:style-name="ce802" office:value-type="date" office:date-value="2020-12-31" calcext:value-type="date">
            <text:p>31.12.2020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1032:.D1071])" office:value-type="float" office:value="66742.24" calcext:value-type="float">
            <text:p>66.742,24</text:p>
          </table:table-cell>
          <table:table-cell table:style-name="ce923" table:formula="of:=SUM([.E1032:.E1071])" office:value-type="float" office:value="114540" calcext:value-type="float">
            <text:p>114.540,00</text:p>
          </table:table-cell>
          <table:table-cell table:style-name="ce1007"/>
          <table:table-cell table:style-name="ce1008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/>
          <table:table-cell table:style-name="ce961" table:number-columns-repeated="3"/>
          <table:table-cell table:style-name="ce1016"/>
          <table:table-cell table:number-columns-repeated="1017"/>
        </table:table-row>
        <table:table-row table:style-name="ro11">
          <table:table-cell/>
          <table:table-cell table:style-name="ce823"/>
          <table:table-cell table:style-name="ce820" office:value-type="string" calcext:value-type="string">
            <text:p>2020 nakli yekün doğuş borçlu</text:p>
          </table:table-cell>
          <table:table-cell table:style-name="ce952"/>
          <table:table-cell table:style-name="ce1001"/>
          <table:table-cell table:style-name="ce961"/>
          <table:table-cell table:style-name="ce952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pervin ziraat kredi sigorta dask</text:p>
          </table:table-cell>
          <table:table-cell table:style-name="ce961"/>
          <table:table-cell table:style-name="ce961" office:value-type="float" office:value="271.43" calcext:value-type="float">
            <text:p>271,43</text:p>
          </table:table-cell>
          <table:table-cell table:style-name="ce961"/>
          <table:table-cell table:style-name="ce1015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özel konut sigortası</text:p>
          </table:table-cell>
          <table:table-cell table:style-name="ce961"/>
          <table:table-cell table:style-name="ce961" office:value-type="float" office:value="188" calcext:value-type="float">
            <text:p>188,00</text:p>
          </table:table-cell>
          <table:table-cell table:style-name="ce961"/>
          <table:table-cell table:style-name="ce1015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hayat sigortası</text:p>
          </table:table-cell>
          <table:table-cell table:style-name="ce961"/>
          <table:table-cell table:style-name="ce961" office:value-type="float" office:value="1231.23" calcext:value-type="float">
            <text:p>1.231,23</text:p>
          </table:table-cell>
          <table:table-cell table:style-name="ce961"/>
          <table:table-cell table:style-name="ce1015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ye nakit</text:p>
          </table:table-cell>
          <table:table-cell table:style-name="ce961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1015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hızarhane yıkamadan</text:p>
          </table:table-cell>
          <table:table-cell table:style-name="ce961" office:value-type="float" office:value="300" calcext:value-type="float">
            <text:p>300,00</text:p>
          </table:table-cell>
          <table:table-cell table:style-name="ce961" table:number-columns-repeated="2"/>
          <table:table-cell table:style-name="ce1015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ye nakit</text:p>
          </table:table-cell>
          <table:table-cell table:style-name="ce961"/>
          <table:table-cell table:style-name="ce961" office:value-type="float" office:value="100" calcext:value-type="float">
            <text:p>100,00</text:p>
          </table:table-cell>
          <table:table-cell table:style-name="ce961"/>
          <table:table-cell table:style-name="ce1015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7-25" calcext:value-type="date">
            <text:p>25.07.2021</text:p>
          </table:table-cell>
          <table:table-cell table:style-name="ce797" office:value-type="string" calcext:value-type="string">
            <text:p>mustafa kaymak kira (mustafaya)</text:p>
          </table:table-cell>
          <table:table-cell table:style-name="ce961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1015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8-05" calcext:value-type="date">
            <text:p>05.08.2021</text:p>
          </table:table-cell>
          <table:table-cell table:style-name="ce797" office:value-type="string" calcext:value-type="string">
            <text:p>aliye senet için</text:p>
          </table:table-cell>
          <table:table-cell table:style-name="ce961"/>
          <table:table-cell table:style-name="ce961" office:value-type="float" office:value="3500" calcext:value-type="float">
            <text:p>3.500,00</text:p>
          </table:table-cell>
          <table:table-cell table:style-name="ce961"/>
          <table:table-cell table:style-name="ce1015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3-12" calcext:value-type="date">
            <text:p>12.03.2021</text:p>
          </table:table-cell>
          <table:table-cell table:style-name="ce797" office:value-type="string" calcext:value-type="string">
            <text:p>forklift motorcu işçilik</text:p>
          </table:table-cell>
          <table:table-cell table:style-name="ce961"/>
          <table:table-cell table:style-name="ce961" office:value-type="float" office:value="1750" calcext:value-type="float">
            <text:p>1.750,00</text:p>
          </table:table-cell>
          <table:table-cell table:style-name="ce961"/>
          <table:table-cell table:style-name="ce1015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4-22" calcext:value-type="date">
            <text:p>22.04.2021</text:p>
          </table:table-cell>
          <table:table-cell table:style-name="ce797" office:value-type="string" calcext:value-type="string">
            <text:p>forklift hararret saati</text:p>
          </table:table-cell>
          <table:table-cell table:style-name="ce961"/>
          <table:table-cell table:style-name="ce961" office:value-type="float" office:value="211" calcext:value-type="float">
            <text:p>211,00</text:p>
          </table:table-cell>
          <table:table-cell table:style-name="ce961"/>
          <table:table-cell table:style-name="ce1015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4-29" calcext:value-type="date">
            <text:p>29.04.2021</text:p>
          </table:table-cell>
          <table:table-cell table:style-name="ce797" office:value-type="string" calcext:value-type="string">
            <text:p>hızarhane yıkamadan</text:p>
          </table:table-cell>
          <table:table-cell table:style-name="ce961" office:value-type="float" office:value="300" calcext:value-type="float">
            <text:p>300,00</text:p>
          </table:table-cell>
          <table:table-cell table:style-name="ce961" table:number-columns-repeated="2"/>
          <table:table-cell table:style-name="ce1015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tilaya</text:p>
          </table:table-cell>
          <table:table-cell table:style-name="ce961"/>
          <table:table-cell table:style-name="ce961" office:value-type="float" office:value="300" calcext:value-type="float">
            <text:p>300,00</text:p>
          </table:table-cell>
          <table:table-cell table:style-name="ce961"/>
          <table:table-cell table:style-name="ce1015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Paşa kira 2021 hacı</text:p>
          </table:table-cell>
          <table:table-cell table:style-name="ce961"/>
          <table:table-cell table:style-name="ce961" office:value-type="float" office:value="3799.55" calcext:value-type="float">
            <text:p>3.799,55</text:p>
          </table:table-cell>
          <table:table-cell table:style-name="ce961"/>
          <table:table-cell table:style-name="ce1015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820" office:value-type="string" calcext:value-type="string">
            <text:p>Ali Paşa kirası Atila Balcı hesabına yapıldı</text:p>
          </table:table-cell>
          <table:table-cell table:style-name="ce961" table:number-columns-repeated="3"/>
          <table:table-cell table:style-name="ce1015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1-09-05" calcext:value-type="date">
            <text:p>05.09.2021</text:p>
          </table:table-cell>
          <table:table-cell table:style-name="ce711" office:value-type="string" calcext:value-type="string">
            <text:p>Lise Kira 2021 <text:s/>hacı – ayşe</text:p>
          </table:table-cell>
          <table:table-cell table:style-name="ce964"/>
          <table:table-cell table:style-name="ce964" office:value-type="float" office:value="26000" calcext:value-type="float">
            <text:p>26.000,00</text:p>
          </table:table-cell>
          <table:table-cell table:style-name="ce964"/>
          <table:table-cell table:style-name="ce1015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11" office:value-type="string" calcext:value-type="string">
            <text:p>Lise kiradan ali balcıdan</text:p>
          </table:table-cell>
          <table:table-cell table:style-name="ce964" office:value-type="float" office:value="25000" calcext:value-type="float">
            <text:p>25.000,00</text:p>
          </table:table-cell>
          <table:table-cell table:style-name="ce964" table:number-columns-repeated="2"/>
          <table:table-cell table:style-name="ce1015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95" office:value-type="string" calcext:value-type="string">
            <text:p>Lise kirası Ali Balcı hesabına yapıldı</text:p>
          </table:table-cell>
          <table:table-cell table:style-name="ce964" table:number-columns-repeated="3"/>
          <table:table-cell table:style-name="ce1015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9-08" calcext:value-type="date">
            <text:p>08.09.2021</text:p>
          </table:table-cell>
          <table:table-cell table:style-name="ce797" office:value-type="string" calcext:value-type="string">
            <text:p>Hvavale 356 yapı denetim</text:p>
          </table:table-cell>
          <table:table-cell table:style-name="ce961"/>
          <table:table-cell table:style-name="ce961" office:value-type="float" office:value="6250" calcext:value-type="float">
            <text:p>6.250,00</text:p>
          </table:table-cell>
          <table:table-cell table:style-name="ce961"/>
          <table:table-cell table:style-name="ce1015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den nakit</text:p>
          </table:table-cell>
          <table:table-cell table:style-name="ce961" office:value-type="float" office:value="3600" calcext:value-type="float">
            <text:p>3.600,00</text:p>
          </table:table-cell>
          <table:table-cell table:style-name="ce961" table:number-columns-repeated="2"/>
          <table:table-cell table:style-name="ce1015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SnE kapı için niğdeliden alınan</text:p>
          </table:table-cell>
          <table:table-cell table:style-name="ce961" office:value-type="float" office:value="2885" calcext:value-type="float">
            <text:p>2.885,00</text:p>
          </table:table-cell>
          <table:table-cell table:style-name="ce961" table:number-columns-repeated="2"/>
          <table:table-cell table:style-name="ce1015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SnE kapı için niğdeliden alınan</text:p>
          </table:table-cell>
          <table:table-cell table:style-name="ce961" office:value-type="float" office:value="90" calcext:value-type="float">
            <text:p>90,00</text:p>
          </table:table-cell>
          <table:table-cell table:style-name="ce961" table:number-columns-repeated="2"/>
          <table:table-cell table:style-name="ce1015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nin ödediği aksoy alçıpan </text:p>
          </table:table-cell>
          <table:table-cell table:style-name="ce961" office:value-type="float" office:value="1670" calcext:value-type="float">
            <text:p>1.670,00</text:p>
          </table:table-cell>
          <table:table-cell table:style-name="ce961" table:number-columns-repeated="2"/>
          <table:table-cell table:style-name="ce1015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erbaadan tuğla 3360 ad * 0,9 TL</text:p>
          </table:table-cell>
          <table:table-cell table:style-name="ce961" office:value-type="float" office:value="3024" calcext:value-type="float">
            <text:p>3.024,00</text:p>
          </table:table-cell>
          <table:table-cell table:style-name="ce961" table:number-columns-repeated="2"/>
          <table:table-cell table:style-name="ce1015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4 palet * 240 ad/plt = 3360 ad (135 m2)</text:p>
          </table:table-cell>
          <table:table-cell table:style-name="ce961" table:number-columns-repeated="3"/>
          <table:table-cell table:style-name="ce1015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Forklift ekmekçioğlu rady. Hortumu</text:p>
          </table:table-cell>
          <table:table-cell table:style-name="ce961"/>
          <table:table-cell table:style-name="ce961" office:value-type="float" office:value="170" calcext:value-type="float">
            <text:p>170,00</text:p>
          </table:table-cell>
          <table:table-cell table:style-name="ce961"/>
          <table:table-cell table:style-name="ce1015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ye elden</text:p>
          </table:table-cell>
          <table:table-cell table:style-name="ce961"/>
          <table:table-cell table:style-name="ce961" office:value-type="float" office:value="50" calcext:value-type="float">
            <text:p>50,00</text:p>
          </table:table-cell>
          <table:table-cell table:style-name="ce961"/>
          <table:table-cell table:style-name="ce1015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9-30" calcext:value-type="date">
            <text:p>30.09.2021</text:p>
          </table:table-cell>
          <table:table-cell table:style-name="ce797" office:value-type="string" calcext:value-type="string">
            <text:p>Balmere havale</text:p>
          </table:table-cell>
          <table:table-cell table:style-name="ce961"/>
          <table:table-cell table:style-name="ce961" office:value-type="float" office:value="1500" calcext:value-type="float">
            <text:p>1.500,00</text:p>
          </table:table-cell>
          <table:table-cell table:style-name="ce961"/>
          <table:table-cell table:style-name="ce1015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915" office:value-type="string" calcext:value-type="string">
            <text:p>balkabağı malzeme 5607 TL</text:p>
          </table:table-cell>
          <table:table-cell table:style-name="ce964" table:number-columns-repeated="3"/>
          <table:table-cell table:style-name="ce1015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03,5 m2 xps levha <text:s/>x 35 <text:s text:c="9"/>3622,50</text:p>
          </table:table-cell>
          <table:table-cell table:style-name="ce961" table:number-columns-repeated="3"/>
          <table:table-cell table:style-name="ce1015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560 adet 12 cm dübel x 0,45 <text:s text:c="6"/>252,00</text:p>
          </table:table-cell>
          <table:table-cell table:style-name="ce961" table:number-columns-repeated="3"/>
          <table:table-cell table:style-name="ce1015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 top file <text:s text:c="36"/>175,00 </text:p>
          </table:table-cell>
          <table:table-cell table:style-name="ce961" table:number-columns-repeated="3"/>
          <table:table-cell table:style-name="ce1015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2 top pex boru 200 x 5 <text:s text:c="13"/>1000,00</text:p>
          </table:table-cell>
          <table:table-cell table:style-name="ce961" table:number-columns-repeated="3"/>
          <table:table-cell table:style-name="ce1015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500 ad pex dübel <text:s text:c="23"/>150,00 <text:s text:c="2"/></text:p>
          </table:table-cell>
          <table:table-cell table:style-name="ce961" table:number-columns-repeated="3"/>
          <table:table-cell table:style-name="ce1015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5 ad L <text:s text:c="39"/>30,00 <text:s text:c="3"/></text:p>
          </table:table-cell>
          <table:table-cell table:style-name="ce961" table:number-columns-repeated="3"/>
          <table:table-cell table:style-name="ce1015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27 ad 60x60 karolam x 14 <text:s text:c="10"/>378,00 <text:s text:c="4"/></text:p>
          </table:table-cell>
          <table:table-cell table:style-name="ce961" table:number-columns-repeated="3"/>
          <table:table-cell table:style-name="ce1015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916" office:value-type="string" calcext:value-type="string">
            <text:p>balkabağı işçilik <text:s/>3082 TL</text:p>
          </table:table-cell>
          <table:table-cell table:style-name="ce961" table:number-columns-repeated="3"/>
          <table:table-cell table:style-name="ce1015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uğla 56 mx2,25 = 126 m2 x15 TL 1690</text:p>
          </table:table-cell>
          <table:table-cell table:style-name="ce961" table:number-columns-repeated="3"/>
          <table:table-cell table:style-name="ce1015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uğla <text:s text:c="2"/>6 mx 0,8 = 4,8 m2 x15 TL <text:s text:c="5"/>72</text:p>
          </table:table-cell>
          <table:table-cell table:style-name="ce961" table:number-columns-repeated="3"/>
          <table:table-cell table:style-name="ce1015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uğla duvar 6 mx 0,5 = 3,0 m2 (pire) </text:p>
          </table:table-cell>
          <table:table-cell table:style-name="ce961" table:number-columns-repeated="3"/>
          <table:table-cell table:style-name="ce1015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21 m2 seramik x 20 <text:s text:c="23"/>420</text:p>
          </table:table-cell>
          <table:table-cell table:style-name="ce961" table:number-columns-repeated="3"/>
          <table:table-cell table:style-name="ce1015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35 m2 mermer kapı önü <text:s text:c="17"/>700</text:p>
          </table:table-cell>
          <table:table-cell table:style-name="ce961" table:number-columns-repeated="3"/>
          <table:table-cell table:style-name="ce1015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0-05" calcext:value-type="date">
            <text:p>05.10.2021</text:p>
          </table:table-cell>
          <table:table-cell table:style-name="ce797"/>
          <table:table-cell table:style-name="ce961" table:number-columns-repeated="3"/>
          <table:table-cell table:style-name="ce1015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3" office:value-type="date" office:date-value="2021-10-05" calcext:value-type="date">
            <text:p>05.10.2021</text:p>
          </table:table-cell>
          <table:table-cell table:style-name="ce820" office:value-type="string" calcext:value-type="string">
            <text:p>mesut deliduman kira senet 30-10-2021 </text:p>
          </table:table-cell>
          <table:table-cell table:style-name="ce961"/>
          <table:table-cell table:style-name="ce952" office:value-type="float" office:value="14400" calcext:value-type="float">
            <text:p>14.400,00</text:p>
          </table:table-cell>
          <table:table-cell table:style-name="ce961"/>
          <table:table-cell table:style-name="ce1015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1-10-20" calcext:value-type="date">
            <text:p>20.10.2021</text:p>
          </table:table-cell>
          <table:table-cell table:style-name="ce711" office:value-type="string" calcext:value-type="string">
            <text:p>ilhan balcıdan alınan 2 adet su sayacı</text:p>
          </table:table-cell>
          <table:table-cell table:style-name="ce970" office:value-type="float" office:value="100" calcext:value-type="float">
            <text:p>100,00</text:p>
          </table:table-cell>
          <table:table-cell table:style-name="ce961" table:number-columns-repeated="2"/>
          <table:table-cell table:style-name="ce1015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11" office:value-type="string" calcext:value-type="string">
            <text:p>ilhan balcıdan alınan 2 adet sayac rekoru</text:p>
          </table:table-cell>
          <table:table-cell table:style-name="ce970" office:value-type="float" office:value="20" calcext:value-type="float">
            <text:p>20,00</text:p>
          </table:table-cell>
          <table:table-cell table:style-name="ce961" table:number-columns-repeated="2"/>
          <table:table-cell table:style-name="ce1015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11"/>
          <table:table-cell table:style-name="ce970"/>
          <table:table-cell table:style-name="ce961" table:number-columns-repeated="2"/>
          <table:table-cell table:style-name="ce1015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0-25" calcext:value-type="date">
            <text:p>25.10.2021</text:p>
          </table:table-cell>
          <table:table-cell table:style-name="ce797" office:value-type="string" calcext:value-type="string">
            <text:p>Hacıdan ziraate kredi için yatan</text:p>
          </table:table-cell>
          <table:table-cell table:style-name="ce961"/>
          <table:table-cell table:style-name="ce961" office:value-type="float" office:value="40000" calcext:value-type="float">
            <text:p>40.000,00</text:p>
          </table:table-cell>
          <table:table-cell table:style-name="ce961"/>
          <table:table-cell table:style-name="ce1015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eski kredi </text:p>
          </table:table-cell>
          <table:table-cell table:style-name="ce961" table:number-columns-repeated="3"/>
          <table:table-cell table:style-name="ce1015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oplam <text:s/>kalan <text:s text:c="22"/>265 881</text:p>
          </table:table-cell>
          <table:table-cell table:style-name="ce961" table:number-columns-repeated="3"/>
          <table:table-cell table:style-name="ce1015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ra Ödeme <text:s text:c="30"/>40 000</text:p>
          </table:table-cell>
          <table:table-cell table:style-name="ce961" table:number-columns-repeated="3"/>
          <table:table-cell table:style-name="ce1015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Yeni hesap <text:s text:c="27"/>190 140</text:p>
          </table:table-cell>
          <table:table-cell table:style-name="ce961" table:number-columns-repeated="3"/>
          <table:table-cell table:style-name="ce1015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Fark <text:s text:c="10"/>265 – 190 = 75 000</text:p>
          </table:table-cell>
          <table:table-cell table:style-name="ce961" table:number-columns-repeated="3"/>
          <table:table-cell table:style-name="ce1015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Ödenmeyen fark faiz <text:s/>75 - <text:s text:c="2"/>40 <text:s/>= 35 000</text:p>
          </table:table-cell>
          <table:table-cell table:style-name="ce961" table:number-columns-repeated="3"/>
          <table:table-cell table:style-name="ce1015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/>
          <table:table-cell table:style-name="ce961" table:number-columns-repeated="3"/>
          <table:table-cell table:style-name="ce1015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11" office:value-type="string" calcext:value-type="string">
            <text:p>elektrik abonesi için elk. nuha ödenen</text:p>
          </table:table-cell>
          <table:table-cell table:style-name="ce961" office:value-type="float" office:value="3000" calcext:value-type="float">
            <text:p>3.000,00</text:p>
          </table:table-cell>
          <table:table-cell table:style-name="ce961" table:number-columns-repeated="2"/>
          <table:table-cell table:style-name="ce1015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06 yb 1397 mtv 1</text:p>
          </table:table-cell>
          <table:table-cell table:style-name="ce961"/>
          <table:table-cell table:style-name="ce961" office:value-type="float" office:value="281" calcext:value-type="float">
            <text:p>281,00</text:p>
          </table:table-cell>
          <table:table-cell table:style-name="ce961"/>
          <table:table-cell table:style-name="ce1015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06 yb 1397 mtv 2</text:p>
          </table:table-cell>
          <table:table-cell table:style-name="ce964"/>
          <table:table-cell table:style-name="ce964" office:value-type="float" office:value="282" calcext:value-type="float">
            <text:p>282,00</text:p>
          </table:table-cell>
          <table:table-cell table:style-name="ce961"/>
          <table:table-cell table:style-name="ce1015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1">
          <table:table-cell/>
          <table:table-cell table:style-name="ce842" office:value-type="date" office:date-value="2021-10-30" calcext:value-type="date">
            <text:p>30.10.2021</text:p>
          </table:table-cell>
          <table:table-cell table:style-name="ce795" office:value-type="string" calcext:value-type="string">
            <text:p>Mesutun 14400 senedi ÖDENMEDİ</text:p>
          </table:table-cell>
          <table:table-cell table:style-name="ce978" office:value-type="float" office:value="14400" calcext:value-type="float">
            <text:p>14.400,00</text:p>
          </table:table-cell>
          <table:table-cell table:style-name="ce964"/>
          <table:table-cell table:style-name="ce961"/>
          <table:table-cell table:style-name="ce1015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0-01" calcext:value-type="date">
            <text:p>01.10.2021</text:p>
          </table:table-cell>
          <table:table-cell table:style-name="ce797" office:value-type="string" calcext:value-type="string">
            <text:p>hurdacı aliye satılan motor 330 kg* 4 TL</text:p>
          </table:table-cell>
          <table:table-cell table:style-name="ce961" office:value-type="float" office:value="1320" calcext:value-type="float">
            <text:p>1.320,00</text:p>
          </table:table-cell>
          <table:table-cell table:style-name="ce961" table:number-columns-repeated="2"/>
          <table:table-cell table:style-name="ce1015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1-08" calcext:value-type="date">
            <text:p>08.11.2021</text:p>
          </table:table-cell>
          <table:table-cell table:style-name="ce797" office:value-type="string" calcext:value-type="string">
            <text:p>zaza orhana verilen</text:p>
          </table:table-cell>
          <table:table-cell table:style-name="ce961"/>
          <table:table-cell table:style-name="ce961" office:value-type="float" office:value="200" calcext:value-type="float">
            <text:p>200,00</text:p>
          </table:table-cell>
          <table:table-cell table:style-name="ce961"/>
          <table:table-cell table:style-name="ce1015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elektrikçi tacettinden alınan</text:p>
          </table:table-cell>
          <table:table-cell table:style-name="ce964"/>
          <table:table-cell table:style-name="ce961" table:number-columns-repeated="2"/>
          <table:table-cell table:style-name="ce1015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3 ad bant led lamba * 30</text:p>
          </table:table-cell>
          <table:table-cell table:style-name="ce964" office:value-type="float" office:value="90" calcext:value-type="float">
            <text:p>90,00</text:p>
          </table:table-cell>
          <table:table-cell table:style-name="ce961" table:number-columns-repeated="2"/>
          <table:table-cell table:style-name="ce1015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100 mt 0,75 kablo * 2</text:p>
          </table:table-cell>
          <table:table-cell table:style-name="ce964" office:value-type="float" office:value="200" calcext:value-type="float">
            <text:p>200,00</text:p>
          </table:table-cell>
          <table:table-cell table:style-name="ce961" table:number-columns-repeated="2"/>
          <table:table-cell table:style-name="ce1015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2 ad grup priz (2 x220 – 1x380) * 45</text:p>
          </table:table-cell>
          <table:table-cell table:style-name="ce964" office:value-type="float" office:value="50" calcext:value-type="float">
            <text:p>50,00</text:p>
          </table:table-cell>
          <table:table-cell table:style-name="ce961" table:number-columns-repeated="2"/>
          <table:table-cell table:style-name="ce1015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1 ad 380 tek priz *25</text:p>
          </table:table-cell>
          <table:table-cell table:style-name="ce964" office:value-type="float" office:value="25" calcext:value-type="float">
            <text:p>25,00</text:p>
          </table:table-cell>
          <table:table-cell table:style-name="ce961" table:number-columns-repeated="2"/>
          <table:table-cell table:style-name="ce1015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4 ad 380 erkek fiş *15</text:p>
          </table:table-cell>
          <table:table-cell table:style-name="ce964" office:value-type="float" office:value="15" calcext:value-type="float">
            <text:p>15,00</text:p>
          </table:table-cell>
          <table:table-cell table:style-name="ce961" table:number-columns-repeated="2"/>
          <table:table-cell table:style-name="ce1015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3 ad sıva üstü anahtar * 15</text:p>
          </table:table-cell>
          <table:table-cell table:style-name="ce964" office:value-type="float" office:value="45" calcext:value-type="float">
            <text:p>45,00</text:p>
          </table:table-cell>
          <table:table-cell table:style-name="ce961" table:number-columns-repeated="2"/>
          <table:table-cell table:style-name="ce1015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1-09" calcext:value-type="date">
            <text:p>09.11.2021</text:p>
          </table:table-cell>
          <table:table-cell table:style-name="ce711" office:value-type="string" calcext:value-type="string">
            <text:p>ilhan balcıdan alınan 3 adet 40x50 lvb</text:p>
          </table:table-cell>
          <table:table-cell table:style-name="ce961" office:value-type="float" office:value="330" calcext:value-type="float">
            <text:p>330,00</text:p>
          </table:table-cell>
          <table:table-cell table:style-name="ce961" table:number-columns-repeated="2"/>
          <table:table-cell table:style-name="ce1015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1-10" calcext:value-type="date">
            <text:p>10.11.2021</text:p>
          </table:table-cell>
          <table:table-cell table:style-name="ce797" office:value-type="string" calcext:value-type="string">
            <text:p>elektrikçi nuhtan alınan ödendi</text:p>
          </table:table-cell>
          <table:table-cell table:style-name="ce961" table:number-columns-repeated="3"/>
          <table:table-cell table:style-name="ce1017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711"/>
          <table:table-cell table:style-name="ce961" table:number-columns-repeated="3"/>
          <table:table-cell table:style-name="ce1015"/>
          <table:table-cell table:number-columns-repeated="1017"/>
        </table:table-row>
        <table:table-row table:style-name="ro11">
          <table:table-cell/>
          <table:table-cell table:style-name="ce802" office:value-type="date" office:date-value="2021-12-31" calcext:value-type="date">
            <text:p>31.12.2021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1077:.D1147])" office:value-type="float" office:value="56464" calcext:value-type="float">
            <text:p>56.464,00</text:p>
          </table:table-cell>
          <table:table-cell table:style-name="ce923" table:formula="of:=SUM([.E1077:.E1144])" office:value-type="float" office:value="102484.21" calcext:value-type="float">
            <text:p>102.484,21</text:p>
          </table:table-cell>
          <table:table-cell table:style-name="ce1007"/>
          <table:table-cell table:style-name="ce1008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 table:number-columns-repeated="2"/>
          <table:table-cell table:style-name="ce925"/>
          <table:table-cell table:style-name="ce931"/>
          <table:table-cell table:number-columns-repeated="1017"/>
        </table:table-row>
        <table:table-row table:style-name="ro11">
          <table:table-cell table:style-name="ce797"/>
          <table:table-cell table:style-name="ce820"/>
          <table:table-cell table:style-name="ce820" office:value-type="string" calcext:value-type="string">
            <text:p>2021 nakli yekün doğuş borçlu</text:p>
          </table:table-cell>
          <table:table-cell table:style-name="ce952"/>
          <table:table-cell table:style-name="ce1001"/>
          <table:table-cell table:style-name="ce961"/>
          <table:table-cell table:style-name="ce1017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797" table:number-columns-repeated="3"/>
          <table:table-cell table:style-name="ce961" table:number-columns-repeated="3"/>
          <table:table-cell table:style-name="ce1015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1-30" calcext:value-type="date">
            <text:p>30.01.2022</text:p>
          </table:table-cell>
          <table:table-cell table:style-name="ce797" office:value-type="string" calcext:value-type="string">
            <text:p>Bilgisayar </text:p>
          </table:table-cell>
          <table:table-cell table:style-name="ce961"/>
          <table:table-cell table:style-name="ce961" office:value-type="float" office:value="5700" calcext:value-type="float">
            <text:p>5.700,00</text:p>
          </table:table-cell>
          <table:table-cell table:style-name="ce961"/>
          <table:table-cell table:style-name="ce1015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1-30" calcext:value-type="date">
            <text:p>30.01.2022</text:p>
          </table:table-cell>
          <table:table-cell table:style-name="ce797" office:value-type="string" calcext:value-type="string">
            <text:p>Toyota MTV</text:p>
          </table:table-cell>
          <table:table-cell table:style-name="ce961"/>
          <table:table-cell table:style-name="ce961" office:value-type="float" office:value="388" calcext:value-type="float">
            <text:p>388,00</text:p>
          </table:table-cell>
          <table:table-cell table:style-name="ce961"/>
          <table:table-cell table:style-name="ce1015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2-11" calcext:value-type="date">
            <text:p>11.02.2022</text:p>
          </table:table-cell>
          <table:table-cell table:style-name="ce797" office:value-type="string" calcext:value-type="string">
            <text:p>Hurdacı Aliden elektrik ödemesi must</text:p>
          </table:table-cell>
          <table:table-cell table:style-name="ce961"/>
          <table:table-cell table:style-name="ce961" office:value-type="float" office:value="1490" calcext:value-type="float">
            <text:p>1.490,00</text:p>
          </table:table-cell>
          <table:table-cell table:style-name="ce961"/>
          <table:table-cell table:style-name="ce1015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2-28" calcext:value-type="date">
            <text:p>28.02.2022</text:p>
          </table:table-cell>
          <table:table-cell table:style-name="ce797" office:value-type="string" calcext:value-type="string">
            <text:p>Çorum kompressor KK</text:p>
          </table:table-cell>
          <table:table-cell table:style-name="ce961"/>
          <table:table-cell table:style-name="ce961" office:value-type="float" office:value="3270" calcext:value-type="float">
            <text:p>3.270,00</text:p>
          </table:table-cell>
          <table:table-cell table:style-name="ce961"/>
          <table:table-cell table:style-name="ce1015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3-25" calcext:value-type="date">
            <text:p>25.03.2022</text:p>
          </table:table-cell>
          <table:table-cell table:style-name="ce797" office:value-type="string" calcext:value-type="string">
            <text:p>afrikalı işçi (mustafa)</text:p>
          </table:table-cell>
          <table:table-cell table:style-name="ce961"/>
          <table:table-cell table:style-name="ce961" office:value-type="float" office:value="2250" calcext:value-type="float">
            <text:p>2.250,00</text:p>
          </table:table-cell>
          <table:table-cell table:style-name="ce961"/>
          <table:table-cell table:style-name="ce1015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3-27" calcext:value-type="date">
            <text:p>27.03.2022</text:p>
          </table:table-cell>
          <table:table-cell table:style-name="ce797" office:value-type="string" calcext:value-type="string">
            <text:p>orhan</text:p>
          </table:table-cell>
          <table:table-cell table:style-name="ce961"/>
          <table:table-cell table:style-name="ce961" office:value-type="float" office:value="200" calcext:value-type="float">
            <text:p>200,00</text:p>
          </table:table-cell>
          <table:table-cell table:style-name="ce961"/>
          <table:table-cell table:style-name="ce1015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5-01" calcext:value-type="date">
            <text:p>01.05.2022</text:p>
          </table:table-cell>
          <table:table-cell table:style-name="ce820" office:value-type="string" calcext:value-type="string">
            <text:p>Caymaz-&gt; Atila</text:p>
          </table:table-cell>
          <table:table-cell table:style-name="ce961"/>
          <table:table-cell table:style-name="ce961" office:value-type="float" office:value="8000" calcext:value-type="float">
            <text:p>8.000,00</text:p>
          </table:table-cell>
          <table:table-cell table:style-name="ce961"/>
          <table:table-cell table:style-name="ce1015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5-05" calcext:value-type="date">
            <text:p>05.05.2022</text:p>
          </table:table-cell>
          <table:table-cell table:style-name="ce797" office:value-type="string" calcext:value-type="string">
            <text:p>Aliye kasadan</text:p>
          </table:table-cell>
          <table:table-cell table:style-name="ce961"/>
          <table:table-cell table:style-name="ce961" office:value-type="float" office:value="1500" calcext:value-type="float">
            <text:p>1.500,00</text:p>
          </table:table-cell>
          <table:table-cell table:style-name="ce961"/>
          <table:table-cell table:style-name="ce1015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5-15" calcext:value-type="date">
            <text:p>15.05.2022</text:p>
          </table:table-cell>
          <table:table-cell table:style-name="ce797" office:value-type="string" calcext:value-type="string">
            <text:p>irfan soylu çek</text:p>
          </table:table-cell>
          <table:table-cell table:style-name="ce961" office:value-type="float" office:value="18000" calcext:value-type="float">
            <text:p>18.000,00</text:p>
          </table:table-cell>
          <table:table-cell table:style-name="ce961" table:number-columns-repeated="2"/>
          <table:table-cell table:style-name="ce1015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ziraat kredi mayıs</text:p>
          </table:table-cell>
          <table:table-cell table:style-name="ce961"/>
          <table:table-cell table:style-name="ce961" office:value-type="float" office:value="3490" calcext:value-type="float">
            <text:p>3.490,00</text:p>
          </table:table-cell>
          <table:table-cell table:style-name="ce961"/>
          <table:table-cell table:style-name="ce1015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halk kredi</text:p>
          </table:table-cell>
          <table:table-cell table:style-name="ce961"/>
          <table:table-cell table:style-name="ce961" office:value-type="float" office:value="11049" calcext:value-type="float">
            <text:p>11.049,00</text:p>
          </table:table-cell>
          <table:table-cell table:style-name="ce961"/>
          <table:table-cell table:style-name="ce1015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Aliye fabrikada elden</text:p>
          </table:table-cell>
          <table:table-cell table:style-name="ce961"/>
          <table:table-cell table:style-name="ce961" office:value-type="float" office:value="700" calcext:value-type="float">
            <text:p>700,00</text:p>
          </table:table-cell>
          <table:table-cell table:style-name="ce961"/>
          <table:table-cell table:style-name="ce1015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820" office:value-type="string" calcext:value-type="string">
            <text:p>Caymaz –&gt; Atila</text:p>
          </table:table-cell>
          <table:table-cell table:style-name="ce961"/>
          <table:table-cell table:style-name="ce961" office:value-type="float" office:value="12000" calcext:value-type="float">
            <text:p>12.000,00</text:p>
          </table:table-cell>
          <table:table-cell table:style-name="ce961"/>
          <table:table-cell table:style-name="ce1015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2" office:value-type="date" office:date-value="2022-05-17" calcext:value-type="date">
            <text:p>17.05.2022</text:p>
          </table:table-cell>
          <table:table-cell table:style-name="ce711" office:value-type="string" calcext:value-type="string">
            <text:p>Aliden Çek (Balmer-&gt;Soytuğ 21-5-2022)</text:p>
          </table:table-cell>
          <table:table-cell table:style-name="ce964" office:value-type="float" office:value="24000" calcext:value-type="float">
            <text:p>24.000,00</text:p>
          </table:table-cell>
          <table:table-cell table:style-name="ce964" table:number-columns-repeated="2"/>
          <table:table-cell table:style-name="ce1015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2"/>
          <table:table-cell table:style-name="ce711" office:value-type="string" calcext:value-type="string">
            <text:p>Vakıf Atila KK asgari</text:p>
          </table:table-cell>
          <table:table-cell table:style-name="ce964"/>
          <table:table-cell table:style-name="ce964" office:value-type="float" office:value="1972" calcext:value-type="float">
            <text:p>1.972,00</text:p>
          </table:table-cell>
          <table:table-cell table:style-name="ce964"/>
          <table:table-cell table:style-name="ce1015" table:formula="of:=[.E1166]-[.D1166]+[.G1165]" office:value-type="float" office:value="162.521111111193" calcext:value-type="float">
            <text:p>162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Vakıf Ali KK asgari</text:p>
          </table:table-cell>
          <table:table-cell table:style-name="ce961"/>
          <table:table-cell table:style-name="ce961" office:value-type="float" office:value="758" calcext:value-type="float">
            <text:p>758,00</text:p>
          </table:table-cell>
          <table:table-cell table:style-name="ce961"/>
          <table:table-cell table:style-name="ce1015" table:formula="of:=[.E1167]-[.D1167]+[.G1166]" office:value-type="float" office:value="920.521111111193" calcext:value-type="float">
            <text:p>92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Vakıf BALMER KMH hesaba yatan</text:p>
          </table:table-cell>
          <table:table-cell table:style-name="ce961"/>
          <table:table-cell table:style-name="ce961" office:value-type="float" office:value="6770" calcext:value-type="float">
            <text:p>6.770,00</text:p>
          </table:table-cell>
          <table:table-cell table:style-name="ce961"/>
          <table:table-cell table:style-name="ce1015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Aliye elden</text:p>
          </table:table-cell>
          <table:table-cell table:style-name="ce961"/>
          <table:table-cell table:style-name="ce961" office:value-type="float" office:value="15000" calcext:value-type="float">
            <text:p>15.000,00</text:p>
          </table:table-cell>
          <table:table-cell table:style-name="ce961"/>
          <table:table-cell table:style-name="ce1015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82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1015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1015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6-30" calcext:value-type="date">
            <text:p>30.06.2022</text:p>
          </table:table-cell>
          <table:table-cell table:style-name="ce797" office:value-type="string" calcext:value-type="string">
            <text:p>Ali Paşa kira 2022 hacı</text:p>
          </table:table-cell>
          <table:table-cell/>
          <table:table-cell table:style-name="ce751" office:value-type="float" office:value="6500" calcext:value-type="float">
            <text:p>6,500.00</text:p>
          </table:table-cell>
          <table:table-cell/>
          <table:table-cell table:style-name="ce1015" table:formula="of:=[.E1172]-[.D1172]+[.G1171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73]-[.D1173]+[.G1172]" office:value-type="float" office:value="43440.5211111112" calcext:value-type="float">
            <text:p>43.44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74]-[.D1174]+[.G1173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75]-[.D1175]+[.G1174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76]-[.D1176]+[.G1175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77]-[.D1177]+[.G1176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78]-[.D1178]+[.G1177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179]-[.D1179]+[.G1178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43" office:value-type="string" calcext:value-type="string">
            <text:p>2011-22</text:p>
          </table:table-cell>
          <table:table-cell office:value-type="string" calcext:value-type="string">
            <text:p>Ali Paşa İsmail Balcı 2011-2019 kira bedelleri </text:p>
          </table:table-cell>
          <table:table-cell office:value-type="float" office:value="73544.45" calcext:value-type="float">
            <text:p>73.544,45</text:p>
          </table:table-cell>
          <table:table-cell table:number-columns-repeated="2"/>
          <table:table-cell table:style-name="ce1015" table:formula="of:=[.E1180]-[.D1180]+[.G1179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43"/>
          <table:table-cell table:style-name="Default" office:value-type="string" calcext:value-type="string">
            <text:p>2020 yılı ve sonrası Ali Paşa</text:p>
          </table:table-cell>
          <table:table-cell/>
          <table:table-cell table:style-name="ce1002"/>
          <table:table-cell/>
          <table:table-cell table:style-name="ce1015" table:formula="of:=[.E1181]-[.D1181]+[.G1180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43"/>
          <table:table-cell table:style-name="Default" office:value-type="string" calcext:value-type="string">
            <text:p>ödemeleri Atila Balcı hesabına yapıldı</text:p>
          </table:table-cell>
          <table:table-cell/>
          <table:table-cell table:style-name="ce1002"/>
          <table:table-cell/>
          <table:table-cell table:style-name="ce1015" table:formula="of:=[.E1182]-[.D1182]+[.G1181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1" calcext:value-type="date">
            <text:p>21.07.2022</text:p>
          </table:table-cell>
          <table:table-cell table:style-name="ce820" office:value-type="string" calcext:value-type="string">
            <text:p>Caymaz –&gt; Atila</text:p>
          </table:table-cell>
          <table:table-cell/>
          <table:table-cell table:style-name="ce697" office:value-type="float" office:value="5000" calcext:value-type="float">
            <text:p>5,000.00</text:p>
          </table:table-cell>
          <table:table-cell/>
          <table:table-cell table:style-name="ce1015" table:formula="of:=[.E1183]-[.D1183]+[.G1182]" office:value-type="float" office:value="-28553.9288888888" calcext:value-type="float">
            <text:p>-28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2" calcext:value-type="date">
            <text:p>22.07.2022</text:p>
          </table:table-cell>
          <table:table-cell table:style-name="ce820" office:value-type="string" calcext:value-type="string">
            <text:p>Caymaz –&gt; Ali</text:p>
          </table:table-cell>
          <table:table-cell/>
          <table:table-cell table:style-name="ce697" office:value-type="float" office:value="2000" calcext:value-type="float">
            <text:p>2,000.00</text:p>
          </table:table-cell>
          <table:table-cell/>
          <table:table-cell table:style-name="ce1015" table:formula="of:=[.E1184]-[.D1184]+[.G1183]" office:value-type="float" office:value="-26553.9288888888" calcext:value-type="float">
            <text:p>-26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2" calcext:value-type="date">
            <text:p>22.07.2022</text:p>
          </table:table-cell>
          <table:table-cell table:style-name="ce820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697"/>
          <table:table-cell/>
          <table:table-cell table:style-name="ce1015" table:formula="of:=[.E1185]-[.D1185]+[.G1184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Default"/>
          <table:table-cell table:style-name="Default" office:value-type="string" calcext:value-type="string">
            <text:p>Caymazdan toplam alınan 37000 TL</text:p>
          </table:table-cell>
          <table:table-cell table:style-name="Default"/>
          <table:table-cell table:style-name="ce697"/>
          <table:table-cell/>
          <table:table-cell table:style-name="ce1015" table:formula="of:=[.E1186]-[.D1186]+[.G1185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697" office:value-type="float" office:value="338" calcext:value-type="float">
            <text:p>338.00</text:p>
          </table:table-cell>
          <table:table-cell/>
          <table:table-cell table:style-name="ce1015" table:formula="of:=[.E1187]-[.D1187]+[.G1186]" office:value-type="float" office:value="-33215.9288888888" calcext:value-type="float">
            <text:p>-33.215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697"/>
          <table:table-cell table:style-name="ce728" office:value-type="string" calcext:value-type="string">
            <text:p>448,35</text:p>
          </table:table-cell>
          <table:table-cell/>
          <table:table-cell table:style-name="ce1015" table:formula="of:=[.E1188]-[.D1188]+[.G1187]" office:value-type="float" office:value="-32767.5788888888" calcext:value-type="float">
            <text:p>-32.7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8-19" calcext:value-type="date">
            <text:p>19.08.2022</text:p>
          </table:table-cell>
          <table:table-cell table:style-name="Default" office:value-type="string" calcext:value-type="string">
            <text:p>forklift mazot</text:p>
          </table:table-cell>
          <table:table-cell table:style-name="ce994"/>
          <table:table-cell table:style-name="ce728" office:value-type="float" office:value="100" calcext:value-type="float">
            <text:p>100.00</text:p>
          </table:table-cell>
          <table:table-cell/>
          <table:table-cell table:style-name="ce1015" table:formula="of:=[.E1189]-[.D1189]+[.G1188]" office:value-type="float" office:value="-32667.5788888888" calcext:value-type="float">
            <text:p>-32.6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style-name="ce1002"/>
          <table:table-cell/>
          <table:table-cell table:style-name="ce1015" table:formula="of:=[.E1190]-[.D1190]+[.G1189]" office:value-type="float" office:value="-36067.5788888888" calcext:value-type="float">
            <text:p>-36.0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table:style-name="ce1002" office:value-type="float" office:value="3400" calcext:value-type="float">
            <text:p>3.400,00</text:p>
          </table:table-cell>
          <table:table-cell/>
          <table:table-cell table:style-name="ce1015" table:formula="of:=[.E1191]-[.D1191]+[.G1190]" office:value-type="float" office:value="-32667.5788888888" calcext:value-type="float">
            <text:p>-32.6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</text:p>
          </table:table-cell>
          <table:table-cell/>
          <table:table-cell table:style-name="ce1002" office:value-type="float" office:value="23750" calcext:value-type="float">
            <text:p>23.750,00</text:p>
          </table:table-cell>
          <table:table-cell/>
          <table:table-cell table:style-name="ce1015" table:formula="of:=[.E1192]-[.D1192]+[.G1191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style-name="ce1002"/>
          <table:table-cell/>
          <table:table-cell table:style-name="ce1015" table:formula="of:=[.E1193]-[.D1193]+[.G1192]" office:value-type="float" office:value="-12367.5788888888" calcext:value-type="float">
            <text:p>-12.3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table:style-name="ce1002" office:value-type="float" office:value="3450" calcext:value-type="float">
            <text:p>3.450,00</text:p>
          </table:table-cell>
          <table:table-cell/>
          <table:table-cell table:style-name="ce1015" table:formula="of:=[.E1194]-[.D1194]+[.G1193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2"/>
          <table:table-cell table:style-name="ce1002"/>
          <table:table-cell/>
          <table:table-cell table:style-name="ce1015" table:formula="of:=[.E1195]-[.D1195]+[.G1194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Default" table:number-columns-repeated="5"/>
          <table:table-cell table:style-name="ce1015" table:formula="of:=[.E1196]-[.D1196]+[.G1195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197]-[.D1197]+[.G1196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198]-[.D1198]+[.G1197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199]-[.D1199]+[.G1198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0]-[.D1200]+[.G1199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1]-[.D1201]+[.G1200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2]-[.D1202]+[.G1201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3]-[.D1203]+[.G1202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 table:number-rows-repeated="36">
          <table:table-cell/>
          <table:table-cell table:style-name="ce819"/>
          <table:table-cell table:number-columns-repeated="1022"/>
        </table:table-row>
        <table:table-row table:style-name="ro11">
          <table:table-cell/>
          <table:table-cell table:style-name="ce802" office:value-type="date" office:date-value="2022-12-31" calcext:value-type="date">
            <text:p>31.12.2022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1152:.D1239])" office:value-type="float" office:value="139744.45" calcext:value-type="float">
            <text:p>139.744,45</text:p>
          </table:table-cell>
          <table:table-cell table:style-name="ce923" table:formula="of:=SUM([.E1152:.E1239])" office:value-type="float" office:value="140225" calcext:value-type="float">
            <text:p>140.225,00</text:p>
          </table:table-cell>
          <table:table-cell table:style-name="ce1007"/>
          <table:table-cell table:style-name="ce1008" table:formula="of:=[.E1240]-[.D1240]" office:value-type="float" office:value="480.549999999988" calcext:value-type="float">
            <text:p>480,55</text:p>
          </table:table-cell>
          <table:table-cell table:number-columns-repeated="1017"/>
        </table:table-row>
        <table:table-row table:style-name="ro11" table:number-rows-repeated="2">
          <table:table-cell/>
          <table:table-cell table:style-name="ce819"/>
          <table:table-cell table:number-columns-repeated="1022"/>
        </table:table-row>
        <table:table-row table:style-name="ro11">
          <table:table-cell table:number-columns-repeated="6"/>
          <table:table-cell table:style-name="ce1018" office:value-type="string" calcext:value-type="string">
            <text:p>2007 – 2022 YIL SONU DEVREDEN BAKİYELER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number-columns-repeated="3"/>
          <table:table-cell table:style-name="ce1019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formula="of:=[.C43]" office:value-type="string" office:string-value="2007’den DEVİR" calcext:value-type="string">
            <text:p>2007’den DEVİR</text:p>
          </table:table-cell>
          <table:table-cell table:number-columns-repeated="3"/>
          <table:table-cell table:style-name="ce1019" table:formula="of:=[.G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formula="of:=[.C103]" office:value-type="string" office:string-value="2008’den DEVİR" calcext:value-type="string">
            <text:p>2008’den DEVİR</text:p>
          </table:table-cell>
          <table:table-cell table:number-columns-repeated="3"/>
          <table:table-cell table:style-name="ce1019" table:formula="of:=[.G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120]" office:value-type="string" office:string-value="2009’dan DEVİR" calcext:value-type="string">
            <text:p>2009’dan DEVİR</text:p>
          </table:table-cell>
          <table:table-cell table:number-columns-repeated="3"/>
          <table:table-cell table:style-name="ce1020" table:formula="of:=[.G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157]" office:value-type="string" office:string-value="2010’dan DEVİR" calcext:value-type="string">
            <text:p>2010’dan DEVİR</text:p>
          </table:table-cell>
          <table:table-cell table:number-columns-repeated="3"/>
          <table:table-cell table:style-name="ce1020" table:formula="of:=[.G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215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1020" table:formula="of:=[.G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331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1020" table:formula="of:=[.G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415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1020" table:formula="of:=[.G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507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1020" table:formula="of:=[.G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682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1020" table:formula="of:=[.G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795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1020" table:formula="of:=[.G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91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1020" table:formula="of:=[.G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97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1020" table:formula="of:=[.G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103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1020" table:formula="of:=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97"/>
          <table:table-cell table:style-name="ce917" table:formula="of:=[.C1077]" office:value-type="string" office:string-value="2020 nakli yekün doğuş borçlu" calcext:value-type="string">
            <text:p>2020 nakli yekün doğuş borçlu</text:p>
          </table:table-cell>
          <table:table-cell table:style-name="ce995" table:number-columns-repeated="3"/>
          <table:table-cell table:style-name="ce1021" table:formula="of:=[.G1077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97"/>
          <table:table-cell table:style-name="ce917" table:formula="of:=[.C1150]" office:value-type="string" office:string-value="2021 nakli yekün doğuş borçlu" calcext:value-type="string">
            <text:p>2021 nakli yekün doğuş borçlu</text:p>
          </table:table-cell>
          <table:table-cell table:style-name="ce995" table:number-columns-repeated="3"/>
          <table:table-cell table:style-name="ce1021" table:formula="of:=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97"/>
          <table:table-cell table:style-name="ce918"/>
          <table:table-cell table:style-name="ce995" table:number-columns-repeated="3"/>
          <table:table-cell table:style-name="ce1021" table:formula="of:=[.G1238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6"/>
          <table:table-cell table:style-name="ce1018" office:value-type="string" calcext:value-type="string">
            <text:p>2007 – 2022 YILİÇİ ALACAK-BORÇ BAKİYELERİ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ALACAKLI" calcext:value-type="string">
            <text:p>YILİÇİ <text:s/>TOPLAMI DĞŞ ALACAKLI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/>
          <table:table-cell table:style-name="ce897" table:formula="of:=[.B1075]" office:value-type="date" office:date-value="2020-12-31" calcext:value-type="date">
            <text:p>31.12.2020</text:p>
          </table:table-cell>
          <table:table-cell table:style-name="ce91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95" table:formula="of:=[.D1075]" office:value-type="float" office:value="66742.24" calcext:value-type="float">
            <text:p>66.742,24</text:p>
          </table:table-cell>
          <table:table-cell table:style-name="ce995" table:formula="of:=[.E1075]" office:value-type="float" office:value="114540" calcext:value-type="float">
            <text:p>114.540,00</text:p>
          </table:table-cell>
          <table:table-cell table:style-name="ce995"/>
          <table:table-cell table:style-name="ce995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897" table:formula="of:=[.B1148]" office:value-type="date" office:date-value="2021-12-31" calcext:value-type="date">
            <text:p>31.12.2021</text:p>
          </table:table-cell>
          <table:table-cell table:style-name="ce91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95" table:formula="of:=[.D1148]" office:value-type="float" office:value="56464" calcext:value-type="float">
            <text:p>56.464,00</text:p>
          </table:table-cell>
          <table:table-cell table:style-name="ce995" table:formula="of:=[.E1148]" office:value-type="float" office:value="102484.21" calcext:value-type="float">
            <text:p>102.484,21</text:p>
          </table:table-cell>
          <table:table-cell table:style-name="ce995"/>
          <table:table-cell table:style-name="ce995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97" table:formula="of:=[.B1286]" office:value-type="date" office:date-value="2022-12-31" calcext:value-type="date">
            <text:p>31.12.2022</text:p>
          </table:table-cell>
          <table:table-cell table:style-name="ce919" table:formula="of:=#REF!" office:value-type="string" office:string-value="" calcext:value-type="error">
            <text:p>#REF!</text:p>
          </table:table-cell>
          <table:table-cell table:style-name="ce995" table:formula="of:=#REF!" office:value-type="string" office:string-value="" calcext:value-type="error">
            <text:p>#REF!</text:p>
          </table:table-cell>
          <table:table-cell table:style-name="ce995" table:formula="of:=#REF!" office:value-type="string" office:string-value="" calcext:value-type="error">
            <text:p>#REF!</text:p>
          </table:table-cell>
          <table:table-cell table:style-name="ce995"/>
          <table:table-cell table:style-name="ce995" table:formula="of:=#REF!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02" office:value-type="date" office:date-value="2022-12-31" calcext:value-type="date">
            <text:p>31.12.2022</text:p>
          </table:table-cell>
          <table:table-cell table:style-name="ce900" office:value-type="string" calcext:value-type="string">
            <text:p>2007-2022 TOPLAMI DĞŞ BORÇLU</text:p>
          </table:table-cell>
          <table:table-cell table:style-name="ce923" table:formula="of:=SUM([.D1268:.D1284])" office:value-type="string" office:string-value="" calcext:value-type="error">
            <text:p>#REF!</text:p>
          </table:table-cell>
          <table:table-cell table:style-name="ce923" table:formula="of:=SUM([.E1268:.E1284])" office:value-type="string" office:string-value="" calcext:value-type="error">
            <text:p>#REF!</text:p>
          </table:table-cell>
          <table:table-cell table:style-name="ce1007"/>
          <table:table-cell table:style-name="ce1008" table:formula="of:=[.E1286]-[.D1286]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1" table:number-rows-repeated="1047202">
          <table:table-cell table:number-columns-repeated="1024"/>
        </table:table-row>
        <table:table-row table:style-name="ro12" table:number-rows-repeated="6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smailAP" table:style-name="ta1">
        <table:table-column table:style-name="co9" table:default-cell-style-name="Default"/>
        <table:table-column table:style-name="co61" table:default-cell-style-name="Default"/>
        <table:table-column table:style-name="co62" table:default-cell-style-name="ce898"/>
        <table:table-column table:style-name="co63" table:default-cell-style-name="Default"/>
        <table:table-column table:style-name="co64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775" office:value-type="string" calcext:value-type="string">
            <text:p>AP 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775" office:value-type="string" calcext:value-type="string">
            <text:p>Kira Geliri</text:p>
          </table:table-cell>
        </table:table-row>
        <table:table-row table:style-name="ro1">
          <table:table-cell/>
          <table:table-cell table:style-name="ce1022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922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922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922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922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style-name="ce1023" office:value-type="string" calcext:value-type="string">
            <text:p>Ali Paşa İsmail BALCI Kira Bedeli 2015</text:p>
          </table:table-cell>
          <table:table-cell table:style-name="ce931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931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931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931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931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93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</text:p>
          </table:table-cell>
          <table:table-cell table:style-name="ce934" office:value-type="float" office:value="13858.5" calcext:value-type="float">
            <text:p>13.858,5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</text:p>
          </table:table-cell>
          <table:table-cell table:style-name="ce934" office:value-type="float" office:value="14669.87" calcext:value-type="float">
            <text:p>14.669,87</text:p>
          </table:table-cell>
          <table:table-cell office:value-type="float" office:value="34942" calcext:value-type="float">
            <text:p>34942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</text:p>
          </table:table-cell>
          <table:table-cell table:style-name="ce934" office:value-type="float" office:value="25699.8" calcext:value-type="float">
            <text:p>25.699,80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1">
          <table:table-cell table:number-columns-repeated="3"/>
          <table:table-cell table:style-name="ce934"/>
          <table:table-cell/>
        </table:table-row>
        <table:table-row table:style-name="ro1">
          <table:table-cell table:number-columns-repeated="2"/>
          <table:table-cell table:style-name="ce775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75" office:value-type="string" calcext:value-type="string">
            <text:p>ödemeleri Atila Balcı hesabına yapıldı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697" table:formula="of:=SUM([.D4:.D19])" office:value-type="float" office:value="127772.62" calcext:value-type="float">
            <text:p>127,772.62</text:p>
          </table:table-cell>
          <table:table-cell table:style-name="ce697" table:formula="of:=SUM([.E4:.E19])" office:value-type="float" office:value="314262" calcext:value-type="float">
            <text:p>314,262.00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94"/>
          <table:table-cell table:style-name="ce1024" office:value-type="string" calcext:value-type="string">
            <text:p>40,65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697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994"/>
          <table:table-cell/>
        </table:table-row>
      </table:table>
      <table:table table:name="DGS" table:style-name="ta1">
        <table:table-column table:style-name="co65" table:default-cell-style-name="ce479"/>
        <table:table-column table:style-name="co66" table:default-cell-style-name="ce1027"/>
        <table:table-column table:style-name="co67" table:default-cell-style-name="ce1029"/>
        <table:table-column table:style-name="co68" table:default-cell-style-name="ce1029"/>
        <table:table-column table:style-name="co69" table:default-cell-style-name="ce1029"/>
        <table:table-column table:style-name="co70" table:default-cell-style-name="ce1029"/>
        <table:table-column table:style-name="co71" table:default-cell-style-name="ce1027"/>
        <table:table-column table:style-name="co72" table:number-columns-repeated="57" table:default-cell-style-name="ce1027"/>
        <table:table-row table:style-name="ro4">
          <table:table-cell/>
          <table:table-cell table:style-name="ce1025"/>
          <table:table-cell table:number-columns-repeated="62"/>
        </table:table-row>
        <table:table-row table:style-name="ro4">
          <table:table-cell/>
          <table:table-cell table:style-name="ce1026"/>
          <table:table-cell table:number-columns-repeated="62"/>
        </table:table-row>
        <table:table-row table:style-name="ro4">
          <table:table-cell/>
          <table:table-cell table:style-name="ce1026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sanayi boya dükkan masrafı</text:p>
          </table:table-cell>
          <table:table-cell table:style-name="ce480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hacı bağkur borcu</text:p>
          </table:table-cell>
          <table:table-cell table:style-name="ce480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Envanter satış kdv</text:p>
          </table:table-cell>
          <table:table-cell table:style-name="ce480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maliye kapanışta vergi</text:p>
          </table:table-cell>
          <table:table-cell table:style-name="ce480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yanar veresiye</text:p>
          </table:table-cell>
          <table:table-cell table:style-name="ce480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diğer veresiye</text:p>
          </table:table-cell>
          <table:table-cell table:style-name="ce480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4">
          <table:table-cell/>
          <table:table-cell table:style-name="ce1028" office:value-type="string" calcext:value-type="string">
            <text:p>Doğuş 2017 haziranda borçla kapandı 1 USD = 3,55 TL</text:p>
          </table:table-cell>
          <table:table-cell table:style-name="ce1030"/>
          <table:table-cell/>
          <table:table-cell table:style-name="ce1034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026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032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480" office:value-type="string" calcext:value-type="string">
            <text:p>TL</text:p>
          </table:table-cell>
          <table:table-cell table:style-name="ce480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480" table:number-columns-repeated="3"/>
          <table:table-cell table:number-columns-repeated="56"/>
        </table:table-row>
        <table:table-row table:style-name="ro4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480" office:value-type="string" calcext:value-type="string">
            <text:p>TL</text:p>
          </table:table-cell>
          <table:table-cell table:style-name="ce480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480"/>
          <table:table-cell table:style-name="ce479"/>
          <table:table-cell table:style-name="ce480"/>
          <table:table-cell table:number-columns-repeated="56"/>
        </table:table-row>
        <table:table-row table:style-name="ro4">
          <table:table-cell table:number-columns-repeated="2"/>
          <table:table-cell table:style-name="ce480"/>
          <table:table-cell table:style-name="ce480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480"/>
          <table:table-cell table:style-name="ce479"/>
          <table:table-cell table:style-name="ce480"/>
          <table:table-cell table:number-columns-repeated="56"/>
        </table:table-row>
        <table:table-row table:style-name="ro4">
          <table:table-cell table:number-columns-repeated="2"/>
          <table:table-cell table:style-name="ce480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480"/>
          <table:table-cell table:style-name="ce479"/>
          <table:table-cell table:style-name="ce480"/>
          <table:table-cell table:number-columns-repeated="56"/>
        </table:table-row>
        <table:table-row table:style-name="ro4">
          <table:table-cell table:number-columns-repeated="2"/>
          <table:table-cell table:style-name="ce480" table:number-columns-repeated="2"/>
          <table:table-cell/>
          <table:table-cell table:style-name="ce480"/>
          <table:table-cell table:style-name="ce479"/>
          <table:table-cell table:style-name="ce480"/>
          <table:table-cell table:number-columns-repeated="56"/>
        </table:table-row>
        <table:table-row table:style-name="ro4">
          <table:table-cell/>
          <table:table-cell table:style-name="ce706" office:value-type="string" calcext:value-type="string">
            <text:p>DOĞUŞ KAPANIŞTA NAZAN BALCININ BORCU</text:p>
          </table:table-cell>
          <table:table-cell table:style-name="ce480" office:value-type="string" calcext:value-type="string">
            <text:p>TL</text:p>
          </table:table-cell>
          <table:table-cell table:style-name="ce480"/>
          <table:table-cell table:formula="of:=[.E18]+[.D20]" office:value-type="float" office:value="-139255.85" calcext:value-type="float">
            <text:p>-139.255,85</text:p>
          </table:table-cell>
          <table:table-cell table:style-name="ce480"/>
          <table:table-cell table:style-name="ce479"/>
          <table:table-cell table:style-name="ce480"/>
          <table:table-cell table:number-columns-repeated="56"/>
        </table:table-row>
        <table:table-row table:style-name="ro4">
          <table:table-cell table:number-columns-repeated="2"/>
          <table:table-cell table:style-name="ce480" table:number-columns-repeated="2"/>
          <table:table-cell/>
          <table:table-cell table:style-name="ce480"/>
          <table:table-cell table:style-name="ce479"/>
          <table:table-cell table:style-name="ce480"/>
          <table:table-cell table:number-columns-repeated="56"/>
        </table:table-row>
        <table:table-row table:style-name="ro4">
          <table:table-cell table:number-columns-repeated="5"/>
          <table:table-cell table:style-name="ce1027"/>
          <table:table-cell table:style-name="ce479"/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06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1027"/>
          <table:table-cell table:style-name="ce479"/>
          <table:table-cell table:number-columns-repeated="57"/>
        </table:table-row>
        <table:table-row table:style-name="ro4">
          <table:table-cell table:number-columns-repeated="3"/>
          <table:table-cell table:style-name="ce480"/>
          <table:table-cell table:formula="of:=[.E23]+[.D24]" office:value-type="float" office:value="-129048.85" calcext:value-type="float">
            <text:p>-129.048,85</text:p>
          </table:table-cell>
          <table:table-cell table:style-name="ce1027"/>
          <table:table-cell table:style-name="ce479"/>
          <table:table-cell table:number-columns-repeated="57"/>
        </table:table-row>
        <table:table-row table:style-name="ro4">
          <table:table-cell/>
          <table:table-cell table:style-name="ce706"/>
          <table:table-cell/>
          <table:table-cell table:style-name="ce706"/>
          <table:table-cell/>
          <table:table-cell table:style-name="ce1027"/>
          <table:table-cell table:style-name="ce479"/>
          <table:table-cell table:number-columns-repeated="57"/>
        </table:table-row>
        <table:table-row table:style-name="ro5">
          <table:table-cell/>
          <table:table-cell table:style-name="ce516" office:value-type="string" calcext:value-type="string">
            <text:p>Doğuş Kapanışta Toplam Borç</text:p>
          </table:table-cell>
          <table:table-cell table:style-name="ce706"/>
          <table:table-cell table:style-name="ce480"/>
          <table:table-cell table:style-name="ce1035" table:formula="of:=[.E20]+[.E24]" office:value-type="float" office:value="-268304.7" calcext:value-type="float">
            <text:p>-268.304,70</text:p>
          </table:table-cell>
          <table:table-cell table:style-name="ce480"/>
          <table:table-cell table:style-name="ce479"/>
          <table:table-cell table:number-columns-repeated="57"/>
        </table:table-row>
        <table:table-row table:style-name="ro4">
          <table:table-cell/>
          <table:table-cell table:style-name="ce480"/>
          <table:table-cell table:style-name="ce706"/>
          <table:table-cell table:style-name="ce480"/>
          <table:table-cell/>
          <table:table-cell table:style-name="ce480"/>
          <table:table-cell table:style-name="ce479"/>
          <table:table-cell table:number-columns-repeated="57"/>
        </table:table-row>
        <table:table-row table:style-name="ro4">
          <table:table-cell/>
          <table:table-cell table:style-name="ce479"/>
          <table:table-cell table:style-name="ce480"/>
          <table:table-cell table:style-name="ce1033"/>
          <table:table-cell/>
          <table:table-cell table:style-name="ce480"/>
          <table:table-cell table:style-name="ce479"/>
          <table:table-cell table:number-columns-repeated="57"/>
        </table:table-row>
        <table:table-row table:style-name="ro4">
          <table:table-cell/>
          <table:table-cell table:style-name="ce479"/>
          <table:table-cell table:style-name="ce480" table:number-columns-repeated="2"/>
          <table:table-cell/>
          <table:table-cell table:style-name="ce480"/>
          <table:table-cell table:style-name="ce479"/>
          <table:table-cell table:number-columns-repeated="57"/>
        </table:table-row>
        <table:table-row table:style-name="ro4" table:number-rows-repeated="7">
          <table:table-cell/>
          <table:table-cell table:style-name="ce480" table:number-columns-repeated="3"/>
          <table:table-cell/>
          <table:table-cell table:style-name="ce480"/>
          <table:table-cell table:style-name="ce479"/>
          <table:table-cell table:number-columns-repeated="57"/>
        </table:table-row>
        <table:table-row table:style-name="ro4">
          <table:table-cell/>
          <table:table-cell table:style-name="ce479"/>
          <table:table-cell table:style-name="ce1031"/>
          <table:table-cell table:style-name="ce480"/>
          <table:table-cell/>
          <table:table-cell table:style-name="ce480"/>
          <table:table-cell table:style-name="ce479"/>
          <table:table-cell table:number-columns-repeated="57"/>
        </table:table-row>
        <table:table-row table:style-name="ro4" table:number-rows-repeated="2">
          <table:table-cell/>
          <table:table-cell table:style-name="ce479"/>
          <table:table-cell table:style-name="ce480" table:number-columns-repeated="2"/>
          <table:table-cell/>
          <table:table-cell table:style-name="ce479" table:number-columns-repeated="2"/>
          <table:table-cell table:number-columns-repeated="57"/>
        </table:table-row>
        <table:table-row table:style-name="ro4" table:number-rows-repeated="3">
          <table:table-cell/>
          <table:table-cell table:style-name="ce479"/>
          <table:table-cell table:style-name="ce480" table:number-columns-repeated="2"/>
          <table:table-cell/>
          <table:table-cell table:style-name="ce480"/>
          <table:table-cell table:style-name="ce479"/>
          <table:table-cell table:number-columns-repeated="57"/>
        </table:table-row>
        <table:table-row table:style-name="ro4">
          <table:table-cell/>
          <table:table-cell table:style-name="ce479"/>
          <table:table-cell table:style-name="ce480" table:number-columns-repeated="4"/>
          <table:table-cell table:style-name="ce479"/>
          <table:table-cell table:number-columns-repeated="57"/>
        </table:table-row>
        <table:table-row table:style-name="ro4">
          <table:table-cell/>
          <table:table-cell table:style-name="ce480" table:number-columns-repeated="5"/>
          <table:table-cell table:style-name="ce479"/>
          <table:table-cell table:number-columns-repeated="57"/>
        </table:table-row>
        <table:table-row table:style-name="ro4" table:number-rows-repeated="6">
          <table:table-cell table:number-columns-repeated="5"/>
          <table:table-cell table:style-name="ce1027"/>
          <table:table-cell table:style-name="ce479"/>
          <table:table-cell table:number-columns-repeated="57"/>
        </table:table-row>
        <table:table-row table:style-name="ro4" table:number-rows-repeated="104852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B_hsp" table:style-name="ta1" table:print="false">
        <table:table-column table:style-name="co73" table:default-cell-style-name="ce1036"/>
        <table:table-column table:style-name="co74" table:default-cell-style-name="ce1027"/>
        <table:table-column table:style-name="co75" table:default-cell-style-name="ce1027"/>
        <table:table-column table:style-name="co76" table:default-cell-style-name="ce1027"/>
        <table:table-column table:style-name="co77" table:default-cell-style-name="ce1027"/>
        <table:table-column table:style-name="co78" table:default-cell-style-name="ce1027"/>
        <table:table-column table:style-name="co79" table:default-cell-style-name="ce1029"/>
        <table:table-column table:style-name="co80" table:default-cell-style-name="ce1029"/>
        <table:table-column table:style-name="co72" table:number-columns-repeated="56" table:default-cell-style-name="ce1027"/>
        <table:table-row table:style-name="ro4">
          <table:table-cell/>
          <table:table-cell table:style-name="ce1026" office:value-type="string" calcext:value-type="string">
            <text:p>DOĞUŞ TİCARET – NAZAN BALCI <text:s/>İŞ SONLANDIRMA HESAP CETVELİ</text:p>
          </table:table-cell>
          <table:table-cell table:style-name="ce1029" table:number-columns-repeated="4"/>
          <table:table-cell table:number-columns-repeated="58"/>
        </table:table-row>
        <table:table-row table:style-name="ro4">
          <table:table-cell/>
          <table:table-cell table:style-name="ce1026" office:value-type="string" calcext:value-type="string">
            <text:p>1994 yılında Doğuş Ticaret Ayten Balcı’ya ait arsaya 5 daire 1 dükkan </text:p>
          </table:table-cell>
          <table:table-cell table:style-name="ce1029" table:number-columns-repeated="4"/>
          <table:table-cell table:number-columns-repeated="58"/>
        </table:table-row>
        <table:table-row table:style-name="ro4">
          <table:table-cell/>
          <table:table-cell table:style-name="ce1026" office:value-type="string" calcext:value-type="string">
            <text:p>olacak şekilde bir bina yaptı.</text:p>
          </table:table-cell>
          <table:table-cell table:style-name="ce1029" table:number-columns-repeated="4"/>
          <table:table-cell table:number-columns-repeated="58"/>
        </table:table-row>
        <table:table-row table:style-name="ro4">
          <table:table-cell/>
          <table:table-cell table:style-name="ce1026"/>
          <table:table-cell table:style-name="ce1032" office:value-type="string" calcext:value-type="string">
            <text:p>Değeri</text:p>
          </table:table-cell>
          <table:table-cell table:style-name="ce1032" office:value-type="string" calcext:value-type="string">
            <text:p>Kat Karşılığı</text:p>
          </table:table-cell>
          <table:table-cell table:style-name="ce1032" office:value-type="string" calcext:value-type="string">
            <text:p>Kime Ait</text:p>
          </table:table-cell>
          <table:table-cell table:style-name="ce1032" office:value-type="string" calcext:value-type="string">
            <text:p>Son Durum</text:p>
          </table:table-cell>
          <table:table-cell table:number-columns-repeated="58"/>
        </table:table-row>
        <table:table-row table:style-name="ro4">
          <table:table-cell/>
          <table:table-cell table:style-name="ce1029" office:value-type="string" calcext:value-type="string">
            <text:p>Daire 5</text:p>
          </table:table-cell>
          <table:table-cell table:style-name="ce1029" office:value-type="float" office:value="80000" calcext:value-type="float">
            <text:p>80.000,00</text:p>
          </table:table-cell>
          <table:table-cell table:style-name="ce1029" office:value-type="string" calcext:value-type="string">
            <text:p>Arsa Sahibine</text:p>
          </table:table-cell>
          <table:table-cell table:number-columns-repeated="2" table:style-name="ce1053" office:value-type="string" calcext:value-type="string">
            <text:p>Ayten Balcı</text:p>
          </table:table-cell>
          <table:table-cell table:number-columns-repeated="58"/>
        </table:table-row>
        <table:table-row table:style-name="ro4">
          <table:table-cell/>
          <table:table-cell table:style-name="ce1029" office:value-type="string" calcext:value-type="string">
            <text:p>Daire 4</text:p>
          </table:table-cell>
          <table:table-cell table:style-name="ce1029" office:value-type="float" office:value="80000" calcext:value-type="float">
            <text:p>80.000,00</text:p>
          </table:table-cell>
          <table:table-cell table:style-name="ce1029" office:value-type="string" calcext:value-type="string">
            <text:p>Doğuş Ticaret</text:p>
          </table:table-cell>
          <table:table-cell table:style-name="ce1053" office:value-type="string" calcext:value-type="string">
            <text:p>Nazan Balcı</text:p>
          </table:table-cell>
          <table:table-cell table:style-name="ce1053" office:value-type="string" calcext:value-type="string">
            <text:p>Ayten Balcı</text:p>
          </table:table-cell>
          <table:table-cell table:number-columns-repeated="58"/>
        </table:table-row>
        <table:table-row table:style-name="ro4">
          <table:table-cell/>
          <table:table-cell table:style-name="ce1029" office:value-type="string" calcext:value-type="string">
            <text:p>Daire 3</text:p>
          </table:table-cell>
          <table:table-cell table:style-name="ce1029" office:value-type="float" office:value="80000" calcext:value-type="float">
            <text:p>80.000,00</text:p>
          </table:table-cell>
          <table:table-cell table:style-name="ce1029" office:value-type="string" calcext:value-type="string">
            <text:p>Doğuş Ticaret</text:p>
          </table:table-cell>
          <table:table-cell table:style-name="ce1053" office:value-type="string" calcext:value-type="string">
            <text:p>Nazan Balcı</text:p>
          </table:table-cell>
          <table:table-cell table:style-name="ce1053" office:value-type="string" calcext:value-type="string">
            <text:p>Ayten Balcı</text:p>
          </table:table-cell>
          <table:table-cell table:number-columns-repeated="58"/>
        </table:table-row>
        <table:table-row table:style-name="ro4">
          <table:table-cell/>
          <table:table-cell table:style-name="ce1029" office:value-type="string" calcext:value-type="string">
            <text:p>Daire 2 satıldı</text:p>
          </table:table-cell>
          <table:table-cell table:style-name="ce1032" office:value-type="float" office:value="80000" calcext:value-type="float">
            <text:p>80.000,00</text:p>
          </table:table-cell>
          <table:table-cell table:style-name="ce1029" office:value-type="string" calcext:value-type="string">
            <text:p>Doğuş Ticaret</text:p>
          </table:table-cell>
          <table:table-cell table:style-name="ce1029" office:value-type="string" calcext:value-type="string">
            <text:p>Hacı</text:p>
          </table:table-cell>
          <table:table-cell table:style-name="ce1032" office:value-type="string" calcext:value-type="string">
            <text:p>Satıldı </text:p>
          </table:table-cell>
          <table:table-cell table:style-name="ce1032"/>
          <table:table-cell table:number-columns-repeated="57"/>
        </table:table-row>
        <table:table-row table:style-name="ro4">
          <table:table-cell/>
          <table:table-cell table:style-name="ce1029" office:value-type="string" calcext:value-type="string">
            <text:p>Daire 1 <text:s text:c="2"/>Satıldı</text:p>
          </table:table-cell>
          <table:table-cell table:style-name="ce1029" office:value-type="float" office:value="80000" calcext:value-type="float">
            <text:p>80.000,00</text:p>
          </table:table-cell>
          <table:table-cell table:style-name="ce1029" office:value-type="string" calcext:value-type="string">
            <text:p>Doğuş Ticaret</text:p>
          </table:table-cell>
          <table:table-cell table:style-name="ce1029" office:value-type="string" calcext:value-type="string">
            <text:p>Hacı</text:p>
          </table:table-cell>
          <table:table-cell table:style-name="ce1032" office:value-type="string" calcext:value-type="string">
            <text:p>Satıldı </text:p>
          </table:table-cell>
          <table:table-cell table:style-name="ce1063"/>
          <table:table-cell table:number-columns-repeated="57"/>
        </table:table-row>
        <table:table-row table:style-name="ro4">
          <table:table-cell/>
          <table:table-cell table:style-name="ce1038" office:value-type="string" calcext:value-type="string">
            <text:p>Dükkan <text:s text:c="2"/>Satıldı </text:p>
          </table:table-cell>
          <table:table-cell table:style-name="ce1042" office:value-type="float" office:value="30000" calcext:value-type="float">
            <text:p>30.000,00</text:p>
          </table:table-cell>
          <table:table-cell table:style-name="ce1029" office:value-type="string" calcext:value-type="string">
            <text:p>Doğuş Ticaret</text:p>
          </table:table-cell>
          <table:table-cell table:style-name="ce1038" office:value-type="string" calcext:value-type="string">
            <text:p>Hacı + Nazan</text:p>
          </table:table-cell>
          <table:table-cell table:style-name="ce1042" office:value-type="string" calcext:value-type="string">
            <text:p>Satıldı </text:p>
          </table:table-cell>
          <table:table-cell table:number-columns-repeated="58"/>
        </table:table-row>
        <table:table-row table:style-name="ro4">
          <table:table-cell/>
          <table:table-cell table:style-name="ce1029" office:value-type="string" calcext:value-type="string">
            <text:p><text:span text:style-name="T8">daire 2 satıldı, Ali Paşa Hamam daki arsanın, Mustafa Işıklıyurt’a ait </text:span> hisse satın alındı</text:p>
          </table:table-cell>
          <table:table-cell table:style-name="ce1029" table:number-columns-repeated="4"/>
          <table:table-cell table:number-columns-repeated="58"/>
        </table:table-row>
        <table:table-row table:style-name="ro4">
          <table:table-cell/>
          <table:table-cell table:style-name="ce1029" office:value-type="string" calcext:value-type="string">
            <text:p>2 nolu daire hacı ya ait olmasına rağmen ortak alındığından dolayı daire den alınan </text:p>
          </table:table-cell>
          <table:table-cell table:style-name="ce1029" table:number-columns-repeated="4"/>
          <table:table-cell table:number-columns-repeated="58"/>
        </table:table-row>
        <table:table-row table:style-name="ro4">
          <table:table-cell/>
          <table:table-cell table:style-name="ce1039" office:value-type="string" calcext:value-type="string">
            <text:p>paranın yarısı İsmail Balcıya geçmiş oldu.</text:p>
          </table:table-cell>
          <table:table-cell table:style-name="ce1029"/>
          <table:table-cell table:style-name="ce1044"/>
          <table:table-cell table:style-name="Default"/>
          <table:table-cell table:style-name="ce1032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4">
          <table:table-cell/>
          <table:table-cell table:style-name="ce1039" office:value-type="string" calcext:value-type="string">
            <text:p>Dükkan satıldı parayı hacı aldı ortaklardan nazanın alacağı oluştu</text:p>
          </table:table-cell>
          <table:table-cell table:style-name="ce1029"/>
          <table:table-cell table:style-name="ce1044"/>
          <table:table-cell table:style-name="Default"/>
          <table:table-cell table:style-name="ce1032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4">
          <table:table-cell/>
          <table:table-cell table:style-name="ce1029" office:value-type="string" calcext:value-type="string">
            <text:p>hakanın Doğuştan aldığı nakit</text:p>
          </table:table-cell>
          <table:table-cell table:style-name="ce479"/>
          <table:table-cell table:style-name="ce1044"/>
          <table:table-cell table:style-name="Default"/>
          <table:table-cell table:style-name="ce1032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4">
          <table:table-cell/>
          <table:table-cell table:style-name="ce1029" office:value-type="string" calcext:value-type="string">
            <text:p>2007 de hacı doğuşa geçtiğinde borç ödemesi için mustafa balcı 50000 TL verdi.</text:p>
          </table:table-cell>
          <table:table-cell table:style-name="ce1029" table:number-columns-repeated="3"/>
          <table:table-cell table:style-name="ce1032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4">
          <table:table-cell/>
          <table:table-cell table:style-name="ce1029" table:number-columns-repeated="4"/>
          <table:table-cell table:style-name="ce1032"/>
          <table:table-cell table:number-columns-repeated="58"/>
        </table:table-row>
        <table:table-row table:style-name="ro4">
          <table:table-cell/>
          <table:table-cell table:style-name="ce1029" office:value-type="string" calcext:value-type="string">
            <text:p>2015-ocak ayı Doğuşun 365.000 TL Denizbanka, 36.000 TL İşbank a kredi borcu var</text:p>
          </table:table-cell>
          <table:table-cell table:style-name="ce1029" table:number-columns-repeated="4"/>
          <table:table-cell table:number-columns-repeated="58"/>
        </table:table-row>
        <table:table-row table:style-name="ro4">
          <table:table-cell/>
          <table:table-cell table:style-name="ce1029" office:value-type="string" calcext:value-type="string">
            <text:p>Aylık borç ödemesi 6765+3409=10.174 TL. <text:s/>1 <text:s/>USD=2.40 TL Aylık ödeme4239 USD</text:p>
          </table:table-cell>
          <table:table-cell table:style-name="ce1029" table:number-columns-repeated="4"/>
          <table:table-cell table:number-columns-repeated="58"/>
        </table:table-row>
        <table:table-row table:style-name="ro4">
          <table:table-cell/>
          <table:table-cell table:style-name="ce1029" office:value-type="string" calcext:value-type="string">
            <text:p>Dolar cinsinden borç yaklaşık 167000 USD</text:p>
          </table:table-cell>
          <table:table-cell table:style-name="ce1029" table:number-columns-repeated="4"/>
          <table:table-cell table:number-columns-repeated="58"/>
        </table:table-row>
        <table:table-row table:style-name="ro4">
          <table:table-cell/>
          <table:table-cell table:style-name="ce1029" office:value-type="string" calcext:value-type="string">
            <text:p>Envanter yaklaşık 110 000 TL <text:s text:c="2"/>Satılabilir mal toplamı yaklaşık 60 000 TL = 25000 usd</text:p>
          </table:table-cell>
          <table:table-cell table:style-name="ce1029" table:number-columns-repeated="4"/>
          <table:table-cell table:number-columns-repeated="58"/>
        </table:table-row>
        <table:table-row table:style-name="ro4">
          <table:table-cell/>
          <table:table-cell table:style-name="ce1029" table:number-columns-repeated="5"/>
          <table:table-cell table:number-columns-repeated="58"/>
        </table:table-row>
        <table:table-row table:style-name="ro4">
          <table:table-cell/>
          <table:table-cell table:style-name="ce1029"/>
          <table:table-cell table:style-name="ce1041" office:value-type="string" calcext:value-type="string">
            <text:p>HACI ALACAK</text:p>
          </table:table-cell>
          <table:table-cell table:style-name="ce1041" office:value-type="string" calcext:value-type="string">
            <text:p>Bakiye</text:p>
          </table:table-cell>
          <table:table-cell table:style-name="ce1041" office:value-type="string" calcext:value-type="string">
            <text:p>TL – usd</text:p>
          </table:table-cell>
          <table:table-cell table:style-name="ce1041" office:value-type="string" calcext:value-type="string">
            <text:p>karşılığı</text:p>
          </table:table-cell>
          <table:table-cell table:style-name="ce480"/>
          <table:table-cell table:style-name="ce479"/>
          <table:table-cell table:style-name="Default"/>
          <table:table-cell table:number-columns-repeated="55"/>
        </table:table-row>
        <table:table-row table:style-name="ro4">
          <table:table-cell/>
          <table:table-cell table:style-name="ce1029"/>
          <table:table-cell table:number-columns-repeated="2" table:style-name="ce1041" office:value-type="string" calcext:value-type="string">
            <text:p>TL</text:p>
          </table:table-cell>
          <table:table-cell table:style-name="ce1041"/>
          <table:table-cell table:style-name="ce1041" office:value-type="string" calcext:value-type="string">
            <text:p>USD</text:p>
          </table:table-cell>
          <table:table-cell table:style-name="ce480"/>
          <table:table-cell table:style-name="ce479"/>
          <table:table-cell table:style-name="Default"/>
          <table:table-cell table:number-columns-repeated="55"/>
        </table:table-row>
        <table:table-row table:style-name="ro4">
          <table:table-cell office:value-type="float" office:value="2005" calcext:value-type="float">
            <text:p>2005</text:p>
          </table:table-cell>
          <table:table-cell table:style-name="ce1029" office:value-type="string" calcext:value-type="string">
            <text:p>İnşaat Daire 2 den kalan ½</text:p>
          </table:table-cell>
          <table:table-cell table:style-name="ce1029" table:formula="of:=[.F13]/2" office:value-type="float" office:value="40000" calcext:value-type="float">
            <text:p>40.000,00</text:p>
          </table:table-cell>
          <table:table-cell table:style-name="ce1029" table:formula="of:=[.C25]" office:value-type="float" office:value="40000" calcext:value-type="float">
            <text:p>40.000,00</text:p>
          </table:table-cell>
          <table:table-cell table:style-name="ce1029" office:value-type="float" office:value="1.4" calcext:value-type="float">
            <text:p>1,40</text:p>
          </table:table-cell>
          <table:table-cell table:style-name="ce1056" table:formula="of:=[.C25]/[.E25]" office:value-type="float" office:value="28571.4285714286" calcext:value-type="float">
            <text:p>28.571,43</text:p>
          </table:table-cell>
          <table:table-cell table:style-name="ce480"/>
          <table:table-cell table:style-name="ce479"/>
          <table:table-cell table:style-name="Default"/>
          <table:table-cell table:number-columns-repeated="55"/>
        </table:table-row>
        <table:table-row table:style-name="ro4">
          <table:table-cell table:style-name="ce1037" office:value-type="string" calcext:value-type="string">
            <text:p>04-07</text:p>
          </table:table-cell>
          <table:table-cell table:style-name="ce1029" office:value-type="string" calcext:value-type="string">
            <text:p>Hakan BALCI Doğuştan verilen ½</text:p>
          </table:table-cell>
          <table:table-cell table:style-name="ce1029" table:formula="of:=[.F15]/2" office:value-type="float" office:value="43751" calcext:value-type="float">
            <text:p>43.751,00</text:p>
          </table:table-cell>
          <table:table-cell table:style-name="ce1029" table:formula="of:=[.D25]+[.C26]" office:value-type="float" office:value="83751" calcext:value-type="float">
            <text:p>83.751,00</text:p>
          </table:table-cell>
          <table:table-cell table:style-name="ce1029" office:value-type="float" office:value="1.38" calcext:value-type="float">
            <text:p>1,38</text:p>
          </table:table-cell>
          <table:table-cell table:style-name="ce1056" table:formula="of:=[.C26]/[.E26]" office:value-type="float" office:value="31703.6231884058" calcext:value-type="float">
            <text:p>31.703,62</text:p>
          </table:table-cell>
          <table:table-cell table:style-name="ce706"/>
          <table:table-cell table:style-name="ce1046"/>
          <table:table-cell table:style-name="Default"/>
          <table:table-cell table:number-columns-repeated="55"/>
        </table:table-row>
        <table:table-row table:style-name="ro4">
          <table:table-cell office:value-type="float" office:value="2008" calcext:value-type="float">
            <text:p>2008</text:p>
          </table:table-cell>
          <table:table-cell table:style-name="ce1029" office:value-type="string" calcext:value-type="string">
            <text:p>mustafa balcıdan doğuşa verilen ½</text:p>
          </table:table-cell>
          <table:table-cell table:style-name="ce1029" table:formula="of:=[.F16]/2" office:value-type="float" office:value="25000" calcext:value-type="float">
            <text:p>25.000,00</text:p>
          </table:table-cell>
          <table:table-cell table:style-name="ce1029" table:formula="of:=[.D26]+[.C27]" office:value-type="float" office:value="108751" calcext:value-type="float">
            <text:p>108.751,00</text:p>
          </table:table-cell>
          <table:table-cell table:style-name="ce1029" office:value-type="float" office:value="1.2" calcext:value-type="float">
            <text:p>1,20</text:p>
          </table:table-cell>
          <table:table-cell table:style-name="ce1056" table:formula="of:=[.C27]/[.E27]" office:value-type="float" office:value="20833.3333333333" calcext:value-type="float">
            <text:p>20.833,33</text:p>
          </table:table-cell>
          <table:table-cell table:style-name="ce480"/>
          <table:table-cell table:style-name="ce479"/>
          <table:table-cell table:style-name="Default"/>
          <table:table-cell table:number-columns-repeated="5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480" table:formula="of:=[$DGS.E20]*-1" office:value-type="float" office:value="139255.85" calcext:value-type="float">
            <text:p>139,255.85</text:p>
          </table:table-cell>
          <table:table-cell table:style-name="ce1029" table:formula="of:=[.D27]+[.C28]" office:value-type="float" office:value="248006.85" calcext:value-type="float">
            <text:p>248.006,85</text:p>
          </table:table-cell>
          <table:table-cell table:style-name="ce479" office:value-type="float" office:value="3.55" calcext:value-type="float">
            <text:p>3.55</text:p>
          </table:table-cell>
          <table:table-cell table:style-name="ce1056" table:formula="of:=[.C28]/[.E28]" office:value-type="float" office:value="39227" calcext:value-type="float">
            <text:p>39.227,00</text:p>
          </table:table-cell>
          <table:table-cell table:style-name="ce480"/>
          <table:table-cell/>
          <table:table-cell table:style-name="Default"/>
          <table:table-cell table:number-columns-repeated="55"/>
        </table:table-row>
        <table:table-row table:style-name="ro4">
          <table:table-cell/>
          <table:table-cell table:style-name="ce1026" office:value-type="string" calcext:value-type="string">
            <text:p>2022 yılı sonu</text:p>
          </table:table-cell>
          <table:table-cell table:style-name="Default"/>
          <table:table-cell table:style-name="ce1029"/>
          <table:table-cell table:style-name="ce1054" office:value-type="string" calcext:value-type="string">
            <text:p>hacının alacağı USD</text:p>
          </table:table-cell>
          <table:table-cell table:style-name="ce1061" table:formula="of:=SUM([.F25:.F28])" office:value-type="float" office:value="120335.385093168" calcext:value-type="float">
            <text:p>120.335,39</text:p>
          </table:table-cell>
          <table:table-cell table:style-name="ce480"/>
          <table:table-cell/>
          <table:table-cell table:style-name="Default"/>
          <table:table-cell table:number-columns-repeated="55"/>
        </table:table-row>
        <table:table-row table:style-name="ro4">
          <table:table-cell table:number-columns-repeated="2"/>
          <table:table-cell table:style-name="ce1041" office:value-type="string" calcext:value-type="string">
            <text:p>NAZAN ALACAK</text:p>
          </table:table-cell>
          <table:table-cell table:style-name="ce1029"/>
          <table:table-cell table:style-name="ce1055"/>
          <table:table-cell table:style-name="ce1056"/>
          <table:table-cell table:style-name="ce480"/>
          <table:table-cell/>
          <table:table-cell table:style-name="Default"/>
          <table:table-cell table:number-columns-repeated="55"/>
        </table:table-row>
        <table:table-row table:style-name="ro4">
          <table:table-cell/>
          <table:table-cell table:style-name="ce1029" office:value-type="string" calcext:value-type="string">
            <text:p>İnşaat Dükkandan nazana ½</text:p>
          </table:table-cell>
          <table:table-cell table:style-name="ce1043" office:value-type="float" office:value="-15000" calcext:value-type="float">
            <text:p>-15.000,00</text:p>
          </table:table-cell>
          <table:table-cell table:style-name="ce1029" table:formula="of:=[.C31]" office:value-type="float" office:value="-15000" calcext:value-type="float">
            <text:p>-15.000,00</text:p>
          </table:table-cell>
          <table:table-cell table:style-name="ce1056" office:value-type="float" office:value="1.4" calcext:value-type="float">
            <text:p>1,40</text:p>
          </table:table-cell>
          <table:table-cell table:style-name="ce1061" table:formula="of:=[.C31]/[.E31]" office:value-type="float" office:value="-10714.2857142857" calcext:value-type="float">
            <text:p>-10.714,29</text:p>
          </table:table-cell>
          <table:table-cell table:style-name="ce706"/>
          <table:table-cell table:style-name="ce1046"/>
          <table:table-cell table:style-name="Default"/>
          <table:table-cell table:number-columns-repeated="55"/>
        </table:table-row>
        <table:table-row table:style-name="ro4">
          <table:table-cell table:style-name="ce1037"/>
          <table:table-cell office:value-type="string" calcext:value-type="string">
            <text:p>Sanayi 2020 kira geliri nazan</text:p>
          </table:table-cell>
          <table:table-cell table:style-name="ce706" office:value-type="float" office:value="-3760.55" calcext:value-type="float">
            <text:p>-3,760.55</text:p>
          </table:table-cell>
          <table:table-cell table:style-name="ce1029" table:formula="of:=[.D31]+[.C32]" office:value-type="float" office:value="-18760.55" calcext:value-type="float">
            <text:p>-18.760,55</text:p>
          </table:table-cell>
          <table:table-cell table:style-name="ce1057" office:value-type="string" calcext:value-type="string">
            <text:p>7,43</text:p>
          </table:table-cell>
          <table:table-cell table:style-name="ce1061" table:formula="of:=[.C32]/[.E32]" office:value-type="float" office:value="-506.130551816958" calcext:value-type="float">
            <text:p>-506,13</text:p>
          </table:table-cell>
          <table:table-cell table:style-name="ce706"/>
          <table:table-cell table:style-name="ce1046"/>
          <table:table-cell table:style-name="Default" table:number-columns-repeated="56"/>
        </table:table-row>
        <table:table-row table:style-name="ro4">
          <table:table-cell table:style-name="ce1037"/>
          <table:table-cell office:value-type="string" calcext:value-type="string">
            <text:p>Sanayi 2021 kira geliri nazan</text:p>
          </table:table-cell>
          <table:table-cell table:style-name="ce706" office:value-type="float" office:value="-22394" calcext:value-type="float">
            <text:p>-22,394.00</text:p>
          </table:table-cell>
          <table:table-cell table:style-name="ce1029" table:formula="of:=[.D32]+[.C33]" office:value-type="float" office:value="-41154.55" calcext:value-type="float">
            <text:p>-41.154,55</text:p>
          </table:table-cell>
          <table:table-cell table:style-name="ce1057" office:value-type="string" calcext:value-type="string">
            <text:p>9,1</text:p>
          </table:table-cell>
          <table:table-cell table:style-name="ce1061" table:formula="of:=[.C33]/[.E33]" office:value-type="float" office:value="-2460.87912087912" calcext:value-type="float">
            <text:p>-2.460,88</text:p>
          </table:table-cell>
          <table:table-cell table:style-name="ce706"/>
          <table:table-cell table:style-name="ce1046"/>
          <table:table-cell table:style-name="Default" table:number-columns-repeated="56"/>
        </table:table-row>
        <table:table-row table:style-name="ro4">
          <table:table-cell table:style-name="ce1037"/>
          <table:table-cell/>
          <table:table-cell table:style-name="ce706"/>
          <table:table-cell table:style-name="ce1029" table:formula="of:=[.D33]+[.C34]" office:value-type="float" office:value="-41154.55" calcext:value-type="float">
            <text:p>-41.154,55</text:p>
          </table:table-cell>
          <table:table-cell table:style-name="ce1057"/>
          <table:table-cell table:style-name="ce1056"/>
          <table:table-cell table:style-name="ce706"/>
          <table:table-cell table:style-name="ce1046"/>
          <table:table-cell table:style-name="Default" table:number-columns-repeated="56"/>
        </table:table-row>
        <table:table-row table:style-name="ro4">
          <table:table-cell table:style-name="ce1037"/>
          <table:table-cell/>
          <table:table-cell table:style-name="ce706"/>
          <table:table-cell table:style-name="ce1029"/>
          <table:table-cell table:style-name="ce1058" office:value-type="string" calcext:value-type="string">
            <text:p>Nazanın alacağı USD</text:p>
          </table:table-cell>
          <table:table-cell table:style-name="ce1061" table:formula="of:=SUM([.F31:.F34])" office:value-type="float" office:value="-13681.2953869818" calcext:value-type="float">
            <text:p>-13.681,30</text:p>
          </table:table-cell>
          <table:table-cell table:style-name="ce706"/>
          <table:table-cell table:style-name="ce1046"/>
          <table:table-cell table:style-name="Default" table:number-columns-repeated="56"/>
        </table:table-row>
        <table:table-row table:style-name="ro4">
          <table:table-cell/>
          <table:table-cell table:style-name="ce1026" office:value-type="string" calcext:value-type="string">
            <text:p>2022 yılı sonu</text:p>
          </table:table-cell>
          <table:table-cell table:style-name="Default"/>
          <table:table-cell table:style-name="ce1029"/>
          <table:table-cell table:style-name="Default" table:number-columns-repeated="2"/>
          <table:table-cell table:style-name="ce706"/>
          <table:table-cell table:style-name="ce1046"/>
          <table:table-cell table:style-name="Default"/>
          <table:table-cell table:number-columns-repeated="55"/>
        </table:table-row>
        <table:table-row table:style-name="ro4">
          <table:table-cell/>
          <table:table-cell table:style-name="Default" table:number-columns-repeated="3"/>
          <table:table-cell table:style-name="ce1059" office:value-type="string" calcext:value-type="string">
            <text:p>hacının KALAN alacağı USD</text:p>
          </table:table-cell>
          <table:table-cell table:style-name="ce1062" table:formula="of:=[.F29]+[.F35]" office:value-type="float" office:value="106654.089706186" calcext:value-type="float">
            <text:p>106.654,09</text:p>
          </table:table-cell>
          <table:table-cell table:style-name="ce1041"/>
          <table:table-cell/>
          <table:table-cell table:style-name="Default"/>
          <table:table-cell table:number-columns-repeated="55"/>
        </table:table-row>
        <table:table-row table:style-name="ro4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479"/>
          <table:table-cell table:style-name="ce1041" table:number-columns-repeated="2"/>
          <table:table-cell table:style-name="Default"/>
          <table:table-cell table:number-columns-repeated="58"/>
        </table:table-row>
        <table:table-row table:style-name="ro4">
          <table:table-cell/>
          <table:table-cell table:style-name="Default"/>
          <table:table-cell table:style-name="ce1029" table:number-columns-repeated="3"/>
          <table:table-cell table:style-name="ce479"/>
          <table:table-cell table:number-columns-repeated="58"/>
        </table:table-row>
        <table:table-row table:style-name="ro4">
          <table:table-cell/>
          <table:table-cell office:value-type="string" calcext:value-type="string">
            <text:p>SANAYİ 1200 m2 arsa hisse oranları</text:p>
          </table:table-cell>
          <table:table-cell table:style-name="ce1029" table:number-columns-repeated="4"/>
          <table:table-cell table:number-columns-repeated="58"/>
        </table:table-row>
        <table:table-row table:style-name="ro4">
          <table:table-cell table:number-columns-repeated="2"/>
          <table:table-cell table:style-name="ce1044"/>
          <table:table-cell table:style-name="ce1044" office:value-type="string" calcext:value-type="string">
            <text:p>USD</text:p>
          </table:table-cell>
          <table:table-cell table:style-name="Default"/>
          <table:table-cell table:style-name="ce1029"/>
          <table:table-cell table:number-columns-repeated="58"/>
        </table:table-row>
        <table:table-row table:style-name="ro4">
          <table:table-cell/>
          <table:table-cell office:value-type="string" calcext:value-type="string">
            <text:p>Sanayi arsa değeri (2007)</text:p>
          </table:table-cell>
          <table:table-cell table:style-name="ce1029"/>
          <table:table-cell table:style-name="ce1029" office:value-type="float" office:value="450000" calcext:value-type="float">
            <text:p>450.000,00</text:p>
          </table:table-cell>
          <table:table-cell table:style-name="Default"/>
          <table:table-cell table:style-name="ce1029"/>
          <table:table-cell table:number-columns-repeated="58"/>
        </table:table-row>
        <table:table-row table:style-name="ro4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1029" table:number-columns-repeated="4"/>
          <table:table-cell table:number-columns-repeated="58"/>
        </table:table-row>
        <table:table-row table:style-name="ro4">
          <table:table-cell/>
          <table:table-cell table:style-name="Default" table:number-columns-repeated="4"/>
          <table:table-cell table:style-name="ce1029"/>
          <table:table-cell table:number-columns-repeated="58"/>
        </table:table-row>
        <table:table-row table:style-name="ro4">
          <table:table-cell/>
          <table:table-cell table:style-name="Default" table:number-columns-repeated="4"/>
          <table:table-cell table:style-name="ce1041"/>
          <table:table-cell table:number-columns-repeated="58"/>
        </table:table-row>
        <table:table-row table:style-name="ro4">
          <table:table-cell/>
          <table:table-cell table:style-name="ce476"/>
          <table:table-cell table:style-name="ce1029"/>
          <table:table-cell table:style-name="ce1041" office:value-type="string" calcext:value-type="string">
            <text:p>HACI</text:p>
          </table:table-cell>
          <table:table-cell table:style-name="ce1041" office:value-type="string" calcext:value-type="string">
            <text:p>NAZAN</text:p>
          </table:table-cell>
          <table:table-cell table:style-name="ce1029"/>
          <table:table-cell table:number-columns-repeated="58"/>
        </table:table-row>
        <table:table-row table:style-name="ro4">
          <table:table-cell/>
          <table:table-cell table:style-name="ce476"/>
          <table:table-cell table:style-name="ce1045" office:value-type="string" calcext:value-type="string" table:number-columns-spanned="2" table:number-rows-spanned="1">
            <text:p>USD</text:p>
          </table:table-cell>
          <table:covered-table-cell table:style-name="ce1041"/>
          <table:table-cell table:style-name="ce1041"/>
          <table:table-cell table:style-name="ce1032"/>
          <table:table-cell table:number-columns-repeated="58"/>
        </table:table-row>
        <table:table-row table:style-name="ro4">
          <table:table-cell/>
          <table:table-cell table:style-name="ce476"/>
          <table:table-cell table:style-name="ce1041" office:value-type="string" calcext:value-type="string">
            <text:p>Tutar</text:p>
          </table:table-cell>
          <table:table-cell table:number-columns-repeated="2" table:style-name="ce1041" office:value-type="string" calcext:value-type="string">
            <text:p>Bakiye</text:p>
          </table:table-cell>
          <table:table-cell table:style-name="ce1029"/>
          <table:table-cell table:number-columns-repeated="58"/>
        </table:table-row>
        <table:table-row table:style-name="ro4">
          <table:table-cell/>
          <table:table-cell office:value-type="string" calcext:value-type="string">
            <text:p>Doğuş Sanayi Arsa Ortak usd hissesi</text:p>
          </table:table-cell>
          <table:table-cell table:style-name="ce1029" office:value-type="float" office:value="450000" calcext:value-type="float">
            <text:p>450.000,00</text:p>
          </table:table-cell>
          <table:table-cell table:style-name="ce1029" table:formula="of:=[.D42]/2" office:value-type="float" office:value="225000" calcext:value-type="float">
            <text:p>225.000,00</text:p>
          </table:table-cell>
          <table:table-cell table:style-name="ce1029" table:formula="of:=[.D42]/2" office:value-type="float" office:value="225000" calcext:value-type="float">
            <text:p>225.000,00</text:p>
          </table:table-cell>
          <table:table-cell table:style-name="ce1029"/>
          <table:table-cell table:number-columns-repeated="58"/>
        </table:table-row>
        <table:table-row table:style-name="ro4">
          <table:table-cell table:number-columns-repeated="2"/>
          <table:table-cell table:style-name="ce1046" table:formula="of:=[.C49]/[.$D$42]" office:value-type="percentage" office:value="1" calcext:value-type="percentage">
            <text:p>%100,00</text:p>
          </table:table-cell>
          <table:table-cell table:style-name="ce1046" table:formula="of:=[.D49]/[.$D$42]" office:value-type="percentage" office:value="0.5" calcext:value-type="percentage">
            <text:p>%50,00</text:p>
          </table:table-cell>
          <table:table-cell table:style-name="ce1046" table:formula="of:=[.E49]/[.$D$42]" office:value-type="percentage" office:value="0.5" calcext:value-type="percentage">
            <text:p>%50,00</text:p>
          </table:table-cell>
          <table:table-cell table:style-name="ce1029"/>
          <table:table-cell table:number-columns-repeated="58"/>
        </table:table-row>
        <table:table-row table:style-name="ro4">
          <table:table-cell/>
          <table:table-cell table:style-name="ce1026" office:value-type="string" calcext:value-type="string">
            <text:p>hacının alacağı</text:p>
          </table:table-cell>
          <table:table-cell table:style-name="ce1047" table:formula="of:=[.F29]+[.F35]" office:value-type="float" office:value="106654.089706186" calcext:value-type="float">
            <text:p>+106.654,09</text:p>
          </table:table-cell>
          <table:table-cell table:style-name="ce1051" office:value-type="string" calcext:value-type="string">
            <text:p>+ </text:p>
          </table:table-cell>
          <table:table-cell table:style-name="ce1051" office:value-type="string" calcext:value-type="string">
            <text:p>- </text:p>
          </table:table-cell>
          <table:table-cell table:style-name="ce1029"/>
          <table:table-cell table:number-columns-repeated="58"/>
        </table:table-row>
        <table:table-row table:style-name="ro4">
          <table:table-cell/>
          <table:table-cell table:style-name="Default" table:number-columns-repeated="2"/>
          <table:table-cell table:style-name="ce1029" table:formula="of:=[.D49]+[.C51]" office:value-type="float" office:value="331654.089706186" calcext:value-type="float">
            <text:p>331.654,09</text:p>
          </table:table-cell>
          <table:table-cell table:style-name="ce1029" table:formula="of:=[.E49]-[.C51]" office:value-type="float" office:value="118345.910293814" calcext:value-type="float">
            <text:p>118.345,91</text:p>
          </table:table-cell>
          <table:table-cell table:style-name="ce1029"/>
          <table:table-cell table:number-columns-repeated="58"/>
        </table:table-row>
        <table:table-row table:style-name="ro5">
          <table:table-cell/>
          <table:table-cell table:style-name="ce1029"/>
          <table:table-cell table:style-name="ce1048" table:formula="of:=[.C51]/[.$D$42]" office:value-type="percentage" office:value="0.237009088235969" calcext:value-type="percentage">
            <text:p>%23,70</text:p>
          </table:table-cell>
          <table:table-cell table:style-name="ce1052" table:formula="of:=[.D52]/[.$C$49]" office:value-type="percentage" office:value="0.737009088235969" calcext:value-type="percentage">
            <text:p>%73,70</text:p>
          </table:table-cell>
          <table:table-cell table:style-name="ce1052" table:formula="of:=[.E52]/[.$D$42]" office:value-type="percentage" office:value="0.262990911764031" calcext:value-type="percentage">
            <text:p>%26,30</text:p>
          </table:table-cell>
          <table:table-cell table:style-name="ce1040"/>
          <table:table-cell table:number-columns-repeated="58"/>
        </table:table-row>
        <table:table-row table:style-name="ro5">
          <table:table-cell/>
          <table:table-cell table:style-name="Default"/>
          <table:table-cell table:style-name="ce1049"/>
          <table:table-cell table:style-name="ce1052"/>
          <table:table-cell table:style-name="ce1060"/>
          <table:table-cell table:style-name="ce1036"/>
          <table:table-cell table:number-columns-repeated="58"/>
        </table:table-row>
        <table:table-row table:style-name="ro4">
          <table:table-cell/>
          <table:table-cell table:style-name="ce1040" table:number-columns-repeated="5"/>
          <table:table-cell table:number-columns-repeated="58"/>
        </table:table-row>
        <table:table-row table:style-name="ro4">
          <table:table-cell/>
          <table:table-cell table:style-name="ce1041"/>
          <table:table-cell table:style-name="ce1032" table:number-columns-repeated="2"/>
          <table:table-cell table:style-name="ce1041"/>
          <table:table-cell table:style-name="ce1032"/>
          <table:table-cell table:number-columns-repeated="58"/>
        </table:table-row>
        <table:table-row table:style-name="ro4">
          <table:table-cell/>
          <table:table-cell table:style-name="ce1029" table:number-columns-repeated="5"/>
          <table:table-cell table:number-columns-repeated="58"/>
        </table:table-row>
        <table:table-row table:style-name="ro4">
          <table:table-cell/>
          <table:table-cell table:style-name="ce1040"/>
          <table:table-cell table:style-name="ce1050"/>
          <table:table-cell table:style-name="ce1040" table:number-columns-repeated="3"/>
          <table:table-cell table:number-columns-repeated="58"/>
        </table:table-row>
        <table:table-row table:style-name="ro4" table:number-rows-repeated="2">
          <table:table-cell/>
          <table:table-cell table:style-name="ce1040" table:number-columns-repeated="5"/>
          <table:table-cell table:number-columns-repeated="58"/>
        </table:table-row>
        <table:table-row table:style-name="ro4">
          <table:table-cell/>
          <table:table-cell table:style-name="ce1040" table:number-columns-repeated="2"/>
          <table:table-cell table:style-name="ce1029"/>
          <table:table-cell table:style-name="ce1040" table:number-columns-repeated="2"/>
          <table:table-cell table:number-columns-repeated="58"/>
        </table:table-row>
        <table:table-row table:style-name="ro4">
          <table:table-cell/>
          <table:table-cell table:style-name="ce1029" table:number-columns-repeated="3"/>
          <table:table-cell table:style-name="ce476"/>
          <table:table-cell table:style-name="ce1029"/>
          <table:table-cell table:number-columns-repeated="58"/>
        </table:table-row>
        <table:table-row table:style-name="ro4">
          <table:table-cell/>
          <table:table-cell table:style-name="ce1029"/>
          <table:table-cell table:style-name="ce1044" table:number-columns-repeated="4"/>
          <table:table-cell table:number-columns-repeated="58"/>
        </table:table-row>
        <table:table-row table:style-name="ro4">
          <table:table-cell/>
          <table:table-cell table:style-name="ce1041"/>
          <table:table-cell table:style-name="ce1032" table:number-columns-repeated="2"/>
          <table:table-cell table:style-name="ce1041"/>
          <table:table-cell table:style-name="ce1032"/>
          <table:table-cell table:number-columns-repeated="58"/>
        </table:table-row>
        <table:table-row table:style-name="ro4" table:number-rows-repeated="2">
          <table:table-cell/>
          <table:table-cell table:style-name="ce1029" table:number-columns-repeated="5"/>
          <table:table-cell table:number-columns-repeated="58"/>
        </table:table-row>
        <table:table-row table:style-name="ro4">
          <table:table-cell/>
          <table:table-cell table:style-name="ce1029"/>
          <table:table-cell table:style-name="ce476" table:number-columns-repeated="2"/>
          <table:table-cell table:number-columns-repeated="60"/>
        </table:table-row>
        <table:table-row table:style-name="ro4">
          <table:table-cell/>
          <table:table-cell table:style-name="ce1029" table:number-columns-repeated="5"/>
          <table:table-cell table:number-columns-repeated="58"/>
        </table:table-row>
        <table:table-row table:style-name="ro4" table:number-rows-repeated="16">
          <table:table-cell table:number-columns-repeated="2"/>
          <table:table-cell table:style-name="ce1029" table:number-columns-repeated="4"/>
          <table:table-cell table:number-columns-repeated="58"/>
        </table:table-row>
        <table:table-row table:style-name="ro4">
          <table:table-cell/>
          <table:table-cell table:style-name="ce1032"/>
          <table:table-cell table:style-name="ce1029" table:number-columns-repeated="4"/>
          <table:table-cell table:number-columns-repeated="58"/>
        </table:table-row>
        <table:table-row table:style-name="ro4" table:number-rows-repeated="3">
          <table:table-cell/>
          <table:table-cell table:style-name="ce1029" table:number-columns-repeated="5"/>
          <table:table-cell table:number-columns-repeated="58"/>
        </table:table-row>
        <table:table-row table:style-name="ro4">
          <table:table-cell/>
          <table:table-cell table:style-name="ce1041"/>
          <table:table-cell table:style-name="ce1032" table:number-columns-repeated="2"/>
          <table:table-cell table:style-name="ce1041"/>
          <table:table-cell table:style-name="ce1032"/>
          <table:table-cell table:number-columns-repeated="58"/>
        </table:table-row>
        <table:table-row table:style-name="ro4" table:number-rows-repeated="2">
          <table:table-cell table:number-columns-repeated="2"/>
          <table:table-cell table:style-name="ce1029" table:number-columns-repeated="4"/>
          <table:table-cell table:number-columns-repeated="58"/>
        </table:table-row>
        <table:table-row table:style-name="ro4" table:number-rows-repeated="104848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413" office:value-type="float" office:value="3600">
            <text:p>3600</text:p>
          </table:table-cell>
          <table:table-cell table:style-name="ce413" office:value-type="float" office:value="2250">
            <text:p>2250</text:p>
          </table:table-cell>
          <table:table-cell table:style-name="ce413" office:value-type="float" office:value="3750">
            <text:p>3750</text:p>
          </table:table-cell>
          <table:table-cell table:style-name="ce413" office:value-type="float" office:value="-729.6475">
            <text:p>-729.6475</text:p>
          </table:table-cell>
        </table:table-row>
        <table:table-row>
          <table:table-cell/>
          <table:table-cell table:style-name="ce413" office:value-type="float" office:value="3950">
            <text:p>3950</text:p>
          </table:table-cell>
          <table:table-cell table:style-name="ce413" office:value-type="float" office:value="2500">
            <text:p>2500</text:p>
          </table:table-cell>
          <table:table-cell table:style-name="ce413" office:value-type="float" office:value="4000">
            <text:p>4000</text:p>
          </table:table-cell>
          <table:table-cell table:style-name="ce413" office:value-type="float" office:value="3482.51">
            <text:p>3482.51</text:p>
          </table:table-cell>
        </table:table-row>
        <table:table-row>
          <table:table-cell/>
          <table:table-cell table:style-name="ce413" office:value-type="float" office:value="4250">
            <text:p>4250</text:p>
          </table:table-cell>
          <table:table-cell table:style-name="ce413" office:value-type="float" office:value="2750">
            <text:p>2750</text:p>
          </table:table-cell>
          <table:table-cell table:style-name="ce413" office:value-type="float" office:value="4250">
            <text:p>4250</text:p>
          </table:table-cell>
          <table:table-cell table:style-name="ce413" office:value-type="float" office:value="3929.53">
            <text:p>3929.53</text:p>
          </table:table-cell>
        </table:table-row>
        <table:table-row>
          <table:table-cell/>
          <table:table-cell table:style-name="ce413" office:value-type="float" office:value="4675">
            <text:p>4675</text:p>
          </table:table-cell>
          <table:table-cell table:style-name="ce413" office:value-type="float" office:value="3000">
            <text:p>3000</text:p>
          </table:table-cell>
          <table:table-cell table:style-name="ce413" office:value-type="float" office:value="5000">
            <text:p>5000</text:p>
          </table:table-cell>
          <table:table-cell table:style-name="ce413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413" office:value-type="float" office:value="5637.5">
            <text:p>5637.5</text:p>
          </table:table-cell>
        </table:table-row>
        <table:table-row>
          <table:table-cell/>
          <table:table-cell table:style-name="ce413" office:value-type="float" office:value="6500">
            <text:p>6500</text:p>
          </table:table-cell>
          <table:table-cell table:number-columns-repeated="2"/>
          <table:table-cell table:style-name="ce413" office:value-type="float" office:value="6250">
            <text:p>6250</text:p>
          </table:table-cell>
        </table:table-row>
        <table:table-row>
          <table:table-cell/>
          <table:table-cell table:style-name="ce413" office:value-type="float" office:value="7700">
            <text:p>7700</text:p>
          </table:table-cell>
          <table:table-cell table:number-columns-repeated="2"/>
          <table:table-cell table:style-name="ce413" office:value-type="float" office:value="6875">
            <text:p>6875</text:p>
          </table:table-cell>
        </table:table-row>
        <table:table-row>
          <table:table-cell/>
          <table:table-cell table:style-name="ce413" office:value-type="float" office:value="750">
            <text:p>750</text:p>
          </table:table-cell>
          <table:table-cell table:number-columns-repeated="2"/>
          <table:table-cell table:style-name="ce413" office:value-type="float" office:value="8125">
            <text:p>8125</text:p>
          </table:table-cell>
        </table:table-row>
        <table:table-row>
          <table:table-cell table:number-columns-repeated="4"/>
          <table:table-cell table:style-name="ce413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413" office:value-type="float" office:value="3600">
            <text:p>3600</text:p>
          </table:table-cell>
          <table:table-cell table:style-name="ce413" office:value-type="float" office:value="2250">
            <text:p>2250</text:p>
          </table:table-cell>
          <table:table-cell table:style-name="ce413" office:value-type="float" office:value="3750">
            <text:p>3750</text:p>
          </table:table-cell>
          <table:table-cell table:style-name="ce413" office:value-type="float" office:value="-729.6475">
            <text:p>-729.6475</text:p>
          </table:table-cell>
          <table:table-cell table:style-name="ce413" office:value-type="float" office:value="5001.38888888889">
            <text:p>5001.38888888889</text:p>
          </table:table-cell>
        </table:table-row>
        <table:table-row>
          <table:table-cell/>
          <table:table-cell table:style-name="ce413" office:value-type="float" office:value="3950">
            <text:p>3950</text:p>
          </table:table-cell>
          <table:table-cell table:style-name="ce413" office:value-type="float" office:value="2500">
            <text:p>2500</text:p>
          </table:table-cell>
          <table:table-cell table:style-name="ce413" office:value-type="float" office:value="4000">
            <text:p>4000</text:p>
          </table:table-cell>
          <table:table-cell table:style-name="ce413" office:value-type="float" office:value="3482.51">
            <text:p>3482.51</text:p>
          </table:table-cell>
          <table:table-cell table:style-name="ce413" office:value-type="float" office:value="4694.44444444444">
            <text:p>4694.44444444444</text:p>
          </table:table-cell>
        </table:table-row>
        <table:table-row>
          <table:table-cell/>
          <table:table-cell table:style-name="ce413" office:value-type="float" office:value="4250">
            <text:p>4250</text:p>
          </table:table-cell>
          <table:table-cell table:style-name="ce413" office:value-type="float" office:value="2750">
            <text:p>2750</text:p>
          </table:table-cell>
          <table:table-cell table:style-name="ce413" office:value-type="float" office:value="4250">
            <text:p>4250</text:p>
          </table:table-cell>
          <table:table-cell table:style-name="ce413" office:value-type="float" office:value="3929.53">
            <text:p>3929.53</text:p>
          </table:table-cell>
          <table:table-cell table:style-name="ce413" office:value-type="float" office:value="4225">
            <text:p>4225</text:p>
          </table:table-cell>
        </table:table-row>
        <table:table-row>
          <table:table-cell/>
          <table:table-cell table:style-name="ce413" office:value-type="float" office:value="4675">
            <text:p>4675</text:p>
          </table:table-cell>
          <table:table-cell table:style-name="ce413" office:value-type="float" office:value="3000">
            <text:p>3000</text:p>
          </table:table-cell>
          <table:table-cell table:style-name="ce413" office:value-type="float" office:value="5000">
            <text:p>5000</text:p>
          </table:table-cell>
          <table:table-cell table:style-name="ce413" office:value-type="float" office:value="1501.0725">
            <text:p>1501.0725</text:p>
          </table:table-cell>
          <table:table-cell table:style-name="ce413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413" office:value-type="float" office:value="5637.5">
            <text:p>5637.5</text:p>
          </table:table-cell>
          <table:table-cell table:style-name="ce413" office:value-type="float" office:value="10896.5277777778">
            <text:p>10896.5277777778</text:p>
          </table:table-cell>
        </table:table-row>
        <table:table-row>
          <table:table-cell/>
          <table:table-cell table:style-name="ce413" office:value-type="float" office:value="6500">
            <text:p>6500</text:p>
          </table:table-cell>
          <table:table-cell table:number-columns-repeated="2"/>
          <table:table-cell table:style-name="ce413" office:value-type="float" office:value="6250">
            <text:p>6250</text:p>
          </table:table-cell>
          <table:table-cell table:style-name="ce413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413" office:value-type="float" office:value="1408.33333333333">
            <text:p>1408.33333333333</text:p>
          </table:table-cell>
        </table:table-row>
        <table:table-row>
          <table:table-cell/>
          <table:table-cell table:style-name="ce413" office:value-type="float" office:value="7700">
            <text:p>7700</text:p>
          </table:table-cell>
          <table:table-cell table:number-columns-repeated="2"/>
          <table:table-cell table:style-name="ce413" office:value-type="float" office:value="6875">
            <text:p>6875</text:p>
          </table:table-cell>
          <table:table-cell table:style-name="ce413" office:value-type="float" office:value="12174.8611111111">
            <text:p>12174.8611111111</text:p>
          </table:table-cell>
        </table:table-row>
        <table:table-row>
          <table:table-cell/>
          <table:table-cell table:style-name="ce413" office:value-type="float" office:value="750">
            <text:p>750</text:p>
          </table:table-cell>
          <table:table-cell table:number-columns-repeated="2"/>
          <table:table-cell table:style-name="ce413" office:value-type="float" office:value="8125">
            <text:p>8125</text:p>
          </table:table-cell>
          <table:table-cell table:style-name="ce413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413" office:value-type="float" office:value="10186.235">
            <text:p>10186.235</text:p>
          </table:table-cell>
          <table:table-cell table:style-name="ce413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413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413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413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413" office:value-type="float" office:value="4225">
            <text:p>4225</text:p>
          </table:table-cell>
        </table:table-row>
        <table:table-row>
          <table:table-cell table:number-columns-repeated="3"/>
          <table:table-cell table:style-name="ce413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413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413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413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413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413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413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413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413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413" office:value-type="float" office:value="-729.6475">
            <text:p>-729.6475</text:p>
          </table:table-cell>
          <table:table-cell table:style-name="ce413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413" office:value-type="float" office:value="3482.51">
            <text:p>3482.51</text:p>
          </table:table-cell>
          <table:table-cell table:style-name="ce413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413" office:value-type="float" office:value="3929.53">
            <text:p>3929.53</text:p>
          </table:table-cell>
          <table:table-cell table:style-name="ce413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413" office:value-type="float" office:value="1501.0725">
            <text:p>1501.0725</text:p>
          </table:table-cell>
          <table:table-cell table:style-name="ce413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413" office:value-type="float" office:value="5637.5">
            <text:p>5637.5</text:p>
          </table:table-cell>
          <table:table-cell table:style-name="ce413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413" office:value-type="float" office:value="6250">
            <text:p>6250</text:p>
          </table:table-cell>
          <table:table-cell table:style-name="ce413" office:value-type="float" office:value="6250">
            <text:p>6250</text:p>
          </table:table-cell>
        </table:table-row>
        <table:table-row>
          <table:table-cell table:number-columns-repeated="4"/>
          <table:table-cell table:style-name="ce413" office:value-type="float" office:value="6875">
            <text:p>6875</text:p>
          </table:table-cell>
          <table:table-cell table:style-name="ce413" office:value-type="float" office:value="6875">
            <text:p>6875</text:p>
          </table:table-cell>
        </table:table-row>
        <table:table-row>
          <table:table-cell table:number-columns-repeated="4"/>
          <table:table-cell table:style-name="ce413" office:value-type="float" office:value="8125">
            <text:p>8125</text:p>
          </table:table-cell>
          <table:table-cell table:style-name="ce413" office:value-type="float" office:value="8125">
            <text:p>8125</text:p>
          </table:table-cell>
        </table:table-row>
        <table:table-row>
          <table:table-cell table:number-columns-repeated="4"/>
          <table:table-cell table:style-name="ce413" office:value-type="float" office:value="10186.235">
            <text:p>10186.235</text:p>
          </table:table-cell>
          <table:table-cell table:style-name="ce413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413" office:value-type="float" office:value="45257.2">
            <text:p>45257.2</text:p>
          </table:table-cell>
          <table:table-cell table:style-name="ce413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413" office:value-type="float" office:value="21000">
            <text:p>21000</text:p>
          </table:table-cell>
          <table:table-cell table:style-name="ce413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413" office:value-type="float" office:value="34000">
            <text:p>34000</text:p>
          </table:table-cell>
          <table:table-cell table:style-name="ce413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413" office:value-type="float" office:value="62850">
            <text:p>62850</text:p>
          </table:table-cell>
          <table:table-cell table:style-name="ce413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0" number:min-decimal-places="0" number:min-integer-digits="0"/>
    </number:number-style>
    <number:number-style style:name="N125">
      <number:text>+</number:text>
      <number:number number:decimal-places="2" number:min-decimal-places="2" number:min-integer-digits="1" number:grouping="true"/>
    </number:number-style>
    <number:number-style style:name="N124P0" style:volatile="true">
      <number:text>-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2">
      <number:number number:decimal-places="11" number:min-decimal-places="11"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date-style style:name="N116">
      <number:day number:style="long"/>
      <number:text>.</number:text>
      <number:month number:style="long"/>
      <number:text>.</number:text>
    </number:date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number-style style:name="N118">
      <number:number number:decimal-places="1" number:min-decimal-places="1" number:min-integer-digits="1"/>
    </number:number-style>
    <number:number-style style:name="N119P0" style:volatile="true">
      <number:number number:decimal-places="2" number:min-decimal-places="2" number:min-integer-digits="0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text>-</number:text>
      <number:number number:decimal-places="2" number:min-decimal-places="2" number:min-integer-digits="1" number:grouping="true"/>
    </number:number-style>
    <number:number-style style:name="N1015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1P0"/>
    </number:number-style>
    <number:number-style style:name="N1015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0P0"/>
    </number:number-style>
    <number:number-style style:name="N1014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4P0"/>
    </number:number-style>
    <number:date-style style:name="N10143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3" number:language="tr" number:country="TR">
      <number:text-content/>
      <style:map style:condition="value()&lt;=1.7976931348623157E+308" style:apply-style-name="N10143P0"/>
    </number:text-style>
    <number:date-style style:name="N10139" number:language="tr" number:country="TR">
      <number:day/>
      <number:text>.</number:text>
      <number:month number:textual="true"/>
    </number:date-style>
    <number:date-style style:name="N1013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37" number:language="tr" number:country="TR">
      <number:day/>
      <number:text>. </number:text>
      <number:month number:textual="true"/>
    </number:date-style>
    <number:date-style style:name="N10136" number:language="tr" number:country="TR">
      <number:month number:textual="true"/>
      <number:text>.</number:text>
      <number:year/>
    </number:date-style>
    <number:time-style style:name="N10135" number:language="tr" number:country="TR">
      <number:hours/>
      <number:text>:</number:text>
      <number:minutes number:style="long"/>
      <number:text> </number:text>
      <number:am-pm/>
    </number:time-style>
    <number:currency-style style:name="N1013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4P0"/>
    </number:currency-style>
    <number:currency-style style:name="N1013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2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1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0P0"/>
    </number:number-style>
    <number:number-style style:name="N1012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4P2" style:volatile="true" number:language="tr" number:country="TR">
      <number:text> </number:text>
      <number:fill-character> </number:fill-character>
      <number:text>-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2" style:volatile="true" number:language="tr" number:country="TR">
      <number:text> </number:text>
      <number:fill-character> </number:fill-character>
      <number:text>- TL </number:text>
    </number:number-style>
    <number:text-style style:name="N10120" number:language="tr" number:country="T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6" number:language="tr" number:country="TR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4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1P0"/>
    </number:number-style>
    <number:number-style style:name="N10112P0" style:volatile="true" number:language="tr" number:country="TR">
      <number:number number:decimal-places="2" number:min-decimal-places="2" number:min-integer-digits="1" number:grouping="true"/>
    </number:number-style>
    <number:number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2P0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07T12:10:39.836579521</dc:date>
    <meta:editing-duration>P1DT12H38M20S</meta:editing-duration>
    <meta:editing-cycles>93</meta:editing-cycles>
    <meta:generator>LibreOffice/7.3.7.2$Linux_X86_64 LibreOffice_project/30$Build-2</meta:generator>
    <meta:document-statistic meta:table-count="13" meta:cell-count="6125" meta:object-count="0"/>
  </office:meta>
</office:document-meta>
</file>